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aramond" svg:font-family="Garamond" style:font-family-generic="roman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Liberation Mono" fo:font-size="8pt" fo:font-weight="bold" officeooo:paragraph-rsid="00516a58" style:font-size-asian="8pt" style:font-weight-asian="bold" style:font-size-complex="8pt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Liberation Mono" fo:font-size="8pt" fo:font-weight="bold" officeooo:paragraph-rsid="00516a58" style:font-size-asian="8pt" style:font-weight-asian="bold" style:font-size-complex="8pt" style:font-weight-complex="bold"/>
    </style:style>
    <style:style style:name="T1" style:family="text">
      <style:text-properties fo:font-size="7pt" style:font-size-asian="7pt" style:font-size-complex="7pt"/>
    </style:style>
    <style:style style:name="Sect1" style:family="section">
      <style:section-properties text:dont-balance-text-columns="false" fo:margin-left="-0.4in" fo:margin-right="-0.1173in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<text:span text:style-name="Source_20_Text"><text:span text:style-name="T1">11/15/2023 13:45:09</text:span></text:span></text:p>
        <text:p text:style-name="P1"><text:span text:style-name="Source_20_Text"><text:span text:style-name="T1"><text:s/>*** <text:s/>phi = 0.5 <text:s/>***</text:span></text:span></text:p>
        <text:p text:style-name="P1"><text:span text:style-name="Source_20_Text"><text:span text:style-name="T1">Original points</text:span></text:span></text:p>
        <text:p text:style-name="P1"><text:span text:style-name="Source_20_Text"><text:span text:style-name="T1">V1 <text:s/>-66 589 <text:s/>Y94</text:span></text:span></text:p>
        <text:p text:style-name="P1"><text:span text:style-name="Source_20_Text"><text:span text:style-name="T1">V2 <text:s/>43 655 <text:s/>Y102</text:span></text:span></text:p>
        <text:p text:style-name="P1"><text:span text:style-name="Source_20_Text"><text:span text:style-name="T1">V3 <text:s/>148 710 <text:s/>Y107</text:span></text:span></text:p>
        <text:p text:style-name="P1"><text:span text:style-name="Source_20_Text"><text:span text:style-name="T1">V4 <text:s/>250 770 <text:s/>Y112</text:span></text:span></text:p>
        <text:p text:style-name="P1"><text:span text:style-name="Source_20_Text"><text:span text:style-name="T1">V5 <text:s/>353 815 <text:s/>Y113</text:span></text:span></text:p>
        <text:p text:style-name="P1"><text:span text:style-name="Source_20_Text"><text:span text:style-name="T1">V6 <text:s/>449 829 <text:s/>Y114</text:span></text:span></text:p>
        <text:p text:style-name="P1"><text:span text:style-name="Source_20_Text"><text:span text:style-name="T1">V7 <text:s/>534 763 <text:s/>Y111</text:span></text:span></text:p>
        <text:p text:style-name="P1"><text:span text:style-name="Source_20_Text"><text:span text:style-name="T1">V8 <text:s/>584 672 <text:s/>Y104</text:span></text:span></text:p>
        <text:p text:style-name="P1"><text:span text:style-name="Source_20_Text"><text:span text:style-name="T1">V9 <text:s/>640 547 <text:s/>Y89</text:span></text:span></text:p>
        <text:p text:style-name="P1"><text:span text:style-name="Source_20_Text"><text:span text:style-name="T1">V10 <text:s/>708 450 <text:s/>Y71</text:span></text:span></text:p>
        <text:p text:style-name="P1"><text:span text:style-name="Source_20_Text"><text:span text:style-name="T1">V11 <text:s/>752 344 <text:s/>Y54</text:span></text:span></text:p>
        <text:p text:style-name="P1"><text:span text:style-name="Source_20_Text"><text:span text:style-name="T1">V12 <text:s/>799 229 <text:s/>Y34</text:span></text:span></text:p>
        <text:p text:style-name="P1"><text:span text:style-name="Source_20_Text"><text:span text:style-name="T1">V13 <text:s/>753 160 <text:s/>Y20</text:span></text:span></text:p>
        <text:p text:style-name="P1"><text:span text:style-name="Source_20_Text"><text:span text:style-name="T1">V14 <text:s/>655 92 <text:s/>Y12</text:span></text:span></text:p>
        <text:p text:style-name="P1"><text:span text:style-name="Source_20_Text"><text:span text:style-name="T1">V15 <text:s/>512 22 <text:s/>Y5</text:span></text:span></text:p>
        <text:p text:style-name="P1"><text:span text:style-name="Source_20_Text"><text:span text:style-name="T1">V16 <text:s/>424 -9 <text:s/>Y3</text:span></text:span></text:p>
        <text:p text:style-name="P1"><text:span text:style-name="Source_20_Text"><text:span text:style-name="T1">V17 <text:s/>312 -31 <text:s/>Y1</text:span></text:span></text:p>
        <text:p text:style-name="P1"><text:span text:style-name="Source_20_Text"><text:span text:style-name="T1">V18 <text:s/>234 -15 <text:s/>Y2</text:span></text:span></text:p>
        <text:p text:style-name="P1"><text:span text:style-name="Source_20_Text"><text:span text:style-name="T1">V19 <text:s/>173 69 <text:s/>Y9</text:span></text:span></text:p>
        <text:p text:style-name="P1"><text:span text:style-name="Source_20_Text"><text:span text:style-name="T1">V20 <text:s/>97 194 <text:s/>Y26</text:span></text:span></text:p>
        <text:p text:style-name="P1"><text:span text:style-name="Source_20_Text"><text:span text:style-name="T1">V21 <text:s/>13 334 <text:s/>Y52</text:span></text:span></text:p>
        <text:p text:style-name="P1"><text:span text:style-name="Source_20_Text"><text:span text:style-name="T1">V22 <text:s/>-16 420 <text:s/>Y65</text:span></text:span></text:p>
        <text:p text:style-name="P1"><text:span text:style-name="Source_20_Text"><text:span text:style-name="T1">V23 <text:s/>4 499 <text:s/>Y79</text:span></text:span></text:p>
        <text:p text:style-name="P1"><text:span text:style-name="Source_20_Text"><text:span text:style-name="T1">V24 <text:s/>90 553 <text:s/>Y90</text:span></text:span></text:p>
        <text:p text:style-name="P1"><text:span text:style-name="Source_20_Text"><text:span text:style-name="T1">V25 <text:s/>194 612 <text:s/>Y98</text:span></text:span></text:p>
        <text:p text:style-name="P1"><text:span text:style-name="Source_20_Text"><text:span text:style-name="T1">V26 <text:s/>317 674 <text:s/>Y105</text:span></text:span></text:p>
        <text:p text:style-name="P1"><text:span text:style-name="Source_20_Text"><text:span text:style-name="T1">V27 <text:s/>412 697 <text:s/>Y106</text:span></text:span></text:p>
        <text:p text:style-name="P1"><text:span text:style-name="Source_20_Text"><text:span text:style-name="T1">V28 <text:s/>483 633 <text:s/>Y101</text:span></text:span></text:p>
        <text:p text:style-name="P1"><text:span text:style-name="Source_20_Text"><text:span text:style-name="T1">V29 <text:s/>549 509 <text:s/>Y80</text:span></text:span></text:p>
        <text:p text:style-name="P1"><text:span text:style-name="Source_20_Text"><text:span text:style-name="T1">V30 <text:s/>607 412 <text:s/>Y64</text:span></text:span></text:p>
        <text:p text:style-name="P1"><text:span text:style-name="Source_20_Text"><text:span text:style-name="T1">V31 <text:s/>664 290 <text:s/>Y44</text:span></text:span></text:p>
        <text:p text:style-name="P1"><text:span text:style-name="Source_20_Text"><text:span text:style-name="T1">V32 <text:s/>665 218 <text:s/>Y31</text:span></text:span></text:p>
        <text:p text:style-name="P1"><text:span text:style-name="Source_20_Text"><text:span text:style-name="T1">V33 <text:s/>569 145 <text:s/>Y19</text:span></text:span></text:p>
        <text:p text:style-name="P1"><text:span text:style-name="Source_20_Text"><text:span text:style-name="T1">V34 <text:s/>471 97 <text:s/>Y13</text:span></text:span></text:p>
        <text:p text:style-name="P1"><text:span text:style-name="Source_20_Text"><text:span text:style-name="T1">V35 <text:s/>383 78 <text:s/>Y10</text:span></text:span></text:p>
        <text:p text:style-name="P1"><text:span text:style-name="Source_20_Text"><text:span text:style-name="T1">V36 <text:s/>305 85 <text:s/>Y11</text:span></text:span></text:p>
        <text:p text:style-name="P1"><text:span text:style-name="Source_20_Text"><text:span text:style-name="T1">V37 <text:s/>244 139 <text:s/>Y17</text:span></text:span></text:p>
        <text:p text:style-name="P1"><text:span text:style-name="Source_20_Text"><text:span text:style-name="T1">V38 <text:s/>198 221 <text:s/>Y32</text:span></text:span></text:p>
        <text:p text:style-name="P1"><text:span text:style-name="Source_20_Text"><text:span text:style-name="T1">V39 <text:s/>159 298 <text:s/>Y45</text:span></text:span></text:p>
        <text:p text:style-name="P1"><text:span text:style-name="Source_20_Text"><text:span text:style-name="T1">V40 <text:s/>114 348 <text:s/>Y55</text:span></text:span></text:p>
        <text:p text:style-name="P1"><text:span text:style-name="Source_20_Text"><text:span text:style-name="T1">V41 <text:s/>100 422 <text:s/>Y66</text:span></text:span></text:p>
        <text:p text:style-name="P1"><text:span text:style-name="Source_20_Text"><text:span text:style-name="T1">V42 <text:s/>165 491 <text:s/>Y77</text:span></text:span></text:p>
        <text:p text:style-name="P1"><text:span text:style-name="Source_20_Text"><text:span text:style-name="T1">V43 <text:s/>253 530 <text:s/>Y85</text:span></text:span></text:p>
        <text:p text:style-name="P1"><text:span text:style-name="Source_20_Text"><text:span text:style-name="T1">V44 <text:s/>342 581 <text:s/>Y93</text:span></text:span></text:p>
        <text:p text:style-name="P1"><text:span text:style-name="Source_20_Text"><text:span text:style-name="T1">V45 <text:s/>413 571 <text:s/>Y92</text:span></text:span></text:p>
        <text:p text:style-name="P1"><text:span text:style-name="Source_20_Text"><text:span text:style-name="T1">V46 <text:s/>470 480 <text:s/>Y74</text:span></text:span></text:p>
        <text:p text:style-name="P1"><text:span text:style-name="Source_20_Text"><text:span text:style-name="T1">V47 <text:s/>527 373 <text:s/>Y58</text:span></text:span></text:p>
        <text:p text:style-name="P1"><text:span text:style-name="Source_20_Text"><text:span text:style-name="T1">V48 <text:s/>571 284 <text:s/>Y42</text:span></text:span></text:p>
        <text:p text:style-name="P1"><text:span text:style-name="Source_20_Text"><text:span text:style-name="T1">V49 <text:s/>546 214 <text:s/>Y29</text:span></text:span></text:p>
        <text:p text:style-name="P1"><text:span text:style-name="Source_20_Text"><text:span text:style-name="T1">V50 <text:s/>449 171 <text:s/>Y23</text:span></text:span></text:p>
        <text:p text:style-name="P1"><text:span text:style-name="Source_20_Text"><text:span text:style-name="T1">V51 <text:s/>357 162 <text:s/>Y21</text:span></text:span></text:p>
        <text:p text:style-name="P1"><text:span text:style-name="Source_20_Text"><text:span text:style-name="T1">V52 <text:s/>297 227 <text:s/>Y33</text:span></text:span></text:p>
        <text:p text:style-name="P1"><text:span text:style-name="Source_20_Text"><text:span text:style-name="T1">V53 <text:s/>242 316 <text:s/>Y48</text:span></text:span></text:p>
        <text:p text:style-name="P1"><text:span text:style-name="Source_20_Text"><text:span text:style-name="T1">V54 <text:s/>200 386 <text:s/>Y60</text:span></text:span></text:p>
        <text:p text:style-name="P1"><text:span text:style-name="Source_20_Text"><text:span text:style-name="T1">V55 <text:s/>223 442 <text:s/>Y69</text:span></text:span></text:p>
        <text:p text:style-name="P1"><text:span text:style-name="Source_20_Text"><text:span text:style-name="T1">V56 <text:s/>315 482 <text:s/>Y75</text:span></text:span></text:p>
        <text:p text:style-name="P1"><text:span text:style-name="Source_20_Text"><text:span text:style-name="T1">V57 <text:s/>378 454 <text:s/>Y73</text:span></text:span></text:p>
        <text:p text:style-name="P1"><text:span text:style-name="Source_20_Text"><text:span text:style-name="T1">V58 <text:s/>431 370 <text:s/>Y57</text:span></text:span></text:p>
        <text:p text:style-name="P1"><text:span text:style-name="Source_20_Text"><text:span text:style-name="T1">V59 <text:s/>470 289 <text:s/>Y43</text:span></text:span></text:p>
        <text:p text:style-name="P1"><text:span text:style-name="Source_20_Text"><text:span text:style-name="T1">V60 <text:s/>422 242 <text:s/>Y35</text:span></text:span></text:p>
        <text:p text:style-name="P1"><text:span text:style-name="Source_20_Text"><text:span text:style-name="T1">V61 <text:s/>376 274 <text:s/>Y41</text:span></text:span></text:p>
        <text:p text:style-name="P1"><text:span text:style-name="Source_20_Text"><text:span text:style-name="T1">V62 <text:s/>344 330 <text:s/>Y49</text:span></text:span></text:p>
        <text:p text:style-name="P1"><text:span text:style-name="Source_20_Text"><text:span text:style-name="T1">V63 <text:s/>304 391 <text:s/>Y61</text:span></text:span></text:p>
        <text:p text:style-name="P1"><text:span text:style-name="Source_20_Text"><text:span text:style-name="T1">V64 <text:s/>259 409 <text:s/>Y62</text:span></text:span></text:p>
        <text:p text:style-name="P1"><text:span text:style-name="Source_20_Text"><text:span text:style-name="T1">V65 <text:s/>273 331 <text:s/>Y50</text:span></text:span></text:p>
        <text:p text:style-name="P1"><text:span text:style-name="Source_20_Text"><text:span text:style-name="T1">V66 <text:s/>328 249 <text:s/>Y38</text:span></text:span></text:p>
        <text:p text:style-name="P1"><text:span text:style-name="Source_20_Text"><text:span text:style-name="T1">V67 <text:s/>386 197 <text:s/>Y27</text:span></text:span></text:p>
        <text:p text:style-name="P1"><text:span text:style-name="Source_20_Text"><text:span text:style-name="T1">V68 <text:s/>465 212 <text:s/>Y28</text:span></text:span></text:p>
        <text:p text:style-name="P1"><text:span text:style-name="Source_20_Text"><text:span text:style-name="T1">V69 <text:s/>513 270 <text:s/>Y40</text:span></text:span></text:p>
        <text:p text:style-name="P1"><text:span text:style-name="Source_20_Text"><text:span text:style-name="T1">V70 <text:s/>485 363 <text:s/>Y56</text:span></text:span></text:p>
        <text:p text:style-name="P1"><text:span text:style-name="Source_20_Text"><text:span text:style-name="T1">V71 <text:s/>441 435 <text:s/>Y68</text:span></text:span></text:p>
        <text:p text:style-name="P1"><text:span text:style-name="Source_20_Text"><text:span text:style-name="T1">V72 <text:s/>402 499 <text:s/>Y78</text:span></text:span></text:p>
        <text:p text:style-name="P1"><text:span text:style-name="Source_20_Text"><text:span text:style-name="T1">V73 <text:s/>340 519 <text:s/>Y82</text:span></text:span></text:p>
        <text:p text:style-name="P1"><text:span text:style-name="Source_20_Text"><text:span text:style-name="T1">V74 <text:s/>234 488 <text:s/>Y76</text:span></text:span></text:p>
        <text:p text:style-name="P1"><text:span text:style-name="Source_20_Text"><text:span text:style-name="T1">V75 <text:s/>157 409 <text:s/>Y63</text:span></text:span></text:p>
        <text:p text:style-name="P1"><text:span text:style-name="Source_20_Text"><text:span text:style-name="T1">V76 <text:s/>185 315 <text:s/>Y47</text:span></text:span></text:p>
        <text:p text:style-name="P1"><text:span text:style-name="Source_20_Text"><text:span text:style-name="T1">V77 <text:s/>235 242 <text:s/>Y36</text:span></text:span></text:p>
        <text:p text:style-name="P1"><text:span text:style-name="Source_20_Text"><text:span text:style-name="T1">V78 <text:s/>282 171 <text:s/>Y24</text:span></text:span></text:p>
        <text:p text:style-name="P1"><text:span text:style-name="Source_20_Text"><text:span text:style-name="T1">V79 <text:s/>342 127 <text:s/>Y16</text:span></text:span></text:p>
        <text:p text:style-name="P1"><text:span text:style-name="Source_20_Text"><text:span text:style-name="T1">V80 <text:s/>422 113 <text:s/>Y14</text:span></text:span></text:p>
        <text:p text:style-name="P1"><text:span text:style-name="Source_20_Text"><text:span text:style-name="T1">V81 <text:s/>519 164 <text:s/>Y22</text:span></text:span></text:p>
        <text:p text:style-name="P1"><text:span text:style-name="Source_20_Text"><text:span text:style-name="T1">V82 <text:s/>604 216 <text:s/>Y30</text:span></text:span></text:p>
        <text:p text:style-name="P1"><text:span text:style-name="Source_20_Text"><text:span text:style-name="T1">V83 <text:s/>606 307 <text:s/>Y46</text:span></text:span></text:p>
        <text:p text:style-name="P1"><text:span text:style-name="Source_20_Text"><text:span text:style-name="T1">V84 <text:s/>570 375 <text:s/>Y59</text:span></text:span></text:p>
        <text:p text:style-name="P1"><text:span text:style-name="Source_20_Text"><text:span text:style-name="T1">V85 <text:s/>531 452 <text:s/>Y72</text:span></text:span></text:p>
        <text:p text:style-name="P1"><text:span text:style-name="Source_20_Text"><text:span text:style-name="T1">V86 <text:s/>485 534 <text:s/>Y86</text:span></text:span></text:p>
        <text:p text:style-name="P1"><text:span text:style-name="Source_20_Text"><text:span text:style-name="T1">V87 <text:s/>444 599 <text:s/>Y97</text:span></text:span></text:p>
        <text:p text:style-name="P1"><text:span text:style-name="Source_20_Text"><text:span text:style-name="T1">V88 <text:s/>375 631 <text:s/>Y100</text:span></text:span></text:p>
        <text:p text:style-name="P1"><text:span text:style-name="Source_20_Text"><text:span text:style-name="T1">V89 <text:s/>257 591 <text:s/>Y95</text:span></text:span></text:p>
        <text:p text:style-name="P1"><text:span text:style-name="Source_20_Text"><text:span text:style-name="T1">V90 <text:s/>146 522 <text:s/>Y83</text:span></text:span></text:p>
        <text:p text:style-name="P1"><text:span text:style-name="Source_20_Text"><text:span text:style-name="T1">V91 <text:s/>52 445 <text:s/>Y70</text:span></text:span></text:p>
        <text:p text:style-name="P1"><text:span text:style-name="Source_20_Text"><text:span text:style-name="T1">V92 <text:s/>64 343 <text:s/>Y53</text:span></text:span></text:p>
        <text:p text:style-name="P1"><text:span text:style-name="Source_20_Text"><text:span text:style-name="T1">V93 <text:s/>125 246 <text:s/>Y37</text:span></text:span></text:p>
        <text:p text:style-name="P1"><text:span text:style-name="Source_20_Text"><text:span text:style-name="T1">V94 <text:s/>177 143 <text:s/>Y18</text:span></text:span></text:p>
        <text:p text:style-name="P1"><text:span text:style-name="Source_20_Text"><text:span text:style-name="T1">V95 <text:s/>240 55 <text:s/>Y7</text:span></text:span></text:p>
        <text:p text:style-name="P1"><text:span text:style-name="Source_20_Text"><text:span text:style-name="T1">V96 <text:s/>318 14 <text:s/>Y4</text:span></text:span></text:p>
        <text:p text:style-name="P1"><text:span text:style-name="Source_20_Text"><text:span text:style-name="T1">V97 <text:s/>401 27 <text:s/>Y6</text:span></text:span></text:p>
        <text:p text:style-name="P1"><text:span text:style-name="Source_20_Text"><text:span text:style-name="T1">V98 <text:s/>503 69 <text:s/>Y8</text:span></text:span></text:p>
        <text:p text:style-name="P1"><text:span text:style-name="Source_20_Text"><text:span text:style-name="T1">V99 <text:s/>597 119 <text:s/>Y15</text:span></text:span></text:p>
        <text:p text:style-name="P1"><text:span text:style-name="Source_20_Text"><text:span text:style-name="T1">V100 <text:s/>686 177 <text:s/>Y25</text:span></text:span></text:p>
        <text:p text:style-name="P1"><text:span text:style-name="Source_20_Text"><text:span text:style-name="T1">V101 <text:s/>735 261 <text:s/>Y39</text:span></text:span></text:p>
        <text:p text:style-name="P1"><text:span text:style-name="Source_20_Text"><text:span text:style-name="T1">V102 <text:s/>702 332 <text:s/>Y51</text:span></text:span></text:p>
        <text:p text:style-name="P1"><text:span text:style-name="Source_20_Text"><text:span text:style-name="T1">V103 <text:s/>657 427 <text:s/>Y67</text:span></text:span></text:p>
        <text:p text:style-name="P1"><text:span text:style-name="Source_20_Text"><text:span text:style-name="T1">V104 <text:s/>592 547 <text:s/>Y88</text:span></text:span></text:p>
        <text:p text:style-name="P1"><text:span text:style-name="Source_20_Text"><text:span text:style-name="T1">V105 <text:s/>548 628 <text:s/>Y99</text:span></text:span></text:p>
        <text:p text:style-name="P1"><text:span text:style-name="Source_20_Text"><text:span text:style-name="T1">V106 <text:s/>484 711 <text:s/>Y108</text:span></text:span></text:p>
        <text:p text:style-name="P1"><text:span text:style-name="Source_20_Text"><text:span text:style-name="T1">V107 <text:s/>432 760 <text:s/>Y110</text:span></text:span></text:p>
        <text:p text:style-name="P1"><text:span text:style-name="Source_20_Text"><text:span text:style-name="T1">V108 <text:s/>309 719 <text:s/>Y109</text:span></text:span></text:p>
        <text:p text:style-name="P1"><text:span text:style-name="Source_20_Text"><text:span text:style-name="T1">V109 <text:s/>186 658 <text:s/>Y103</text:span></text:span></text:p>
        <text:p text:style-name="P1"><text:span text:style-name="Source_20_Text"><text:span text:style-name="T1">V110 <text:s/>79 597 <text:s/>Y96</text:span></text:span></text:p>
        <text:p text:style-name="P1"><text:span text:style-name="Source_20_Text"><text:span text:style-name="T1">V111 <text:s/>-2 544 <text:s/>Y87</text:span></text:span></text:p>
        <text:p text:style-name="P1"><text:span text:style-name="Source_20_Text"><text:span text:style-name="T1">V112 <text:s/>-54 517 <text:s/>Y81</text:span></text:span></text:p>
        <text:p text:style-name="P1"><text:span text:style-name="Source_20_Text"><text:span text:style-name="T1">V113 <text:s/>-87 524 <text:s/>Y84</text:span></text:span></text:p>
        <text:p text:style-name="P1"><text:span text:style-name="Source_20_Text"><text:span text:style-name="T1">V114 <text:s/>-93 555 <text:s/>Y9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Sorted points</text:span></text:span></text:p>
        <text:p text:style-name="P1"><text:span text:style-name="Source_20_Text"><text:span text:style-name="T1">Y1 <text:s/>312 -31 <text:s/>V17</text:span></text:span></text:p>
        <text:p text:style-name="P1"><text:span text:style-name="Source_20_Text"><text:span text:style-name="T1">Y2 <text:s/>234 -15 <text:s/>V18</text:span></text:span></text:p>
        <text:p text:style-name="P1"><text:span text:style-name="Source_20_Text"><text:span text:style-name="T1">Y3 <text:s/>424 -9 <text:s/>V16</text:span></text:span></text:p>
        <text:p text:style-name="P1"><text:span text:style-name="Source_20_Text"><text:span text:style-name="T1">Y4 <text:s/>318 14 <text:s/>V96</text:span></text:span></text:p>
        <text:p text:style-name="P1"><text:span text:style-name="Source_20_Text"><text:span text:style-name="T1">Y5 <text:s/>512 22 <text:s/>V15</text:span></text:span></text:p>
        <text:p text:style-name="P1"><text:span text:style-name="Source_20_Text"><text:span text:style-name="T1">Y6 <text:s/>401 27 <text:s/>V97</text:span></text:span></text:p>
        <text:p text:style-name="P1"><text:span text:style-name="Source_20_Text"><text:span text:style-name="T1">Y7 <text:s/>240 55 <text:s/>V95</text:span></text:span></text:p>
        <text:p text:style-name="P1"><text:span text:style-name="Source_20_Text"><text:span text:style-name="T1">Y8 <text:s/>503 69 <text:s/>V98</text:span></text:span></text:p>
        <text:p text:style-name="P1"><text:span text:style-name="Source_20_Text"><text:span text:style-name="T1">Y9 <text:s/>173 69 <text:s/>V19</text:span></text:span></text:p>
        <text:p text:style-name="P1"><text:span text:style-name="Source_20_Text"><text:span text:style-name="T1">Y10 <text:s/>383 78 <text:s/>V35</text:span></text:span></text:p>
        <text:p text:style-name="P1"><text:span text:style-name="Source_20_Text"><text:span text:style-name="T1">Y11 <text:s/>305 85 <text:s/>V36</text:span></text:span></text:p>
        <text:p text:style-name="P1"><text:span text:style-name="Source_20_Text"><text:span text:style-name="T1">Y12 <text:s/>655 92 <text:s/>V14</text:span></text:span></text:p>
        <text:p text:style-name="P1"><text:span text:style-name="Source_20_Text"><text:span text:style-name="T1">Y13 <text:s/>471 97 <text:s/>V34</text:span></text:span></text:p>
        <text:p text:style-name="P1"><text:span text:style-name="Source_20_Text"><text:span text:style-name="T1">Y14 <text:s/>422 113 <text:s/>V80</text:span></text:span></text:p>
        <text:p text:style-name="P1"><text:span text:style-name="Source_20_Text"><text:span text:style-name="T1">Y15 <text:s/>597 119 <text:s/>V99</text:span></text:span></text:p>
        <text:p text:style-name="P1"><text:span text:style-name="Source_20_Text"><text:span text:style-name="T1">Y16 <text:s/>342 127 <text:s/>V79</text:span></text:span></text:p>
        <text:p text:style-name="P1"><text:span text:style-name="Source_20_Text"><text:span text:style-name="T1">Y17 <text:s/>244 139 <text:s/>V37</text:span></text:span></text:p>
        <text:p text:style-name="P1"><text:span text:style-name="Source_20_Text"><text:span text:style-name="T1">Y18 <text:s/>177 143 <text:s/>V94</text:span></text:span></text:p>
        <text:p text:style-name="P1"><text:span text:style-name="Source_20_Text"><text:span text:style-name="T1">Y19 <text:s/>569 145 <text:s/>V33</text:span></text:span></text:p>
        <text:p text:style-name="P1"><text:span text:style-name="Source_20_Text"><text:span text:style-name="T1">Y20 <text:s/>753 160 <text:s/>V13</text:span></text:span></text:p>
        <text:p text:style-name="P1"><text:span text:style-name="Source_20_Text"><text:span text:style-name="T1">Y21 <text:s/>357 162 <text:s/>V51</text:span></text:span></text:p>
        <text:p text:style-name="P1"><text:span text:style-name="Source_20_Text"><text:span text:style-name="T1">Y22 <text:s/>519 164 <text:s/>V81</text:span></text:span></text:p>
        <text:p text:style-name="P1"><text:span text:style-name="Source_20_Text"><text:span text:style-name="T1">Y23 <text:s/>449 171 <text:s/>V50</text:span></text:span></text:p>
        <text:p text:style-name="P1"><text:span text:style-name="Source_20_Text"><text:span text:style-name="T1">Y24 <text:s/>282 171 <text:s/>V78</text:span></text:span></text:p>
        <text:p text:style-name="P1"><text:span text:style-name="Source_20_Text"><text:span text:style-name="T1">Y25 <text:s/>686 177 <text:s/>V100</text:span></text:span></text:p>
        <text:p text:style-name="P1"><text:span text:style-name="Source_20_Text"><text:span text:style-name="T1">Y26 <text:s/>97 194 <text:s/>V20</text:span></text:span></text:p>
        <text:p text:style-name="P1"><text:span text:style-name="Source_20_Text"><text:span text:style-name="T1">Y27 <text:s/>386 197 <text:s/>V67</text:span></text:span></text:p>
        <text:p text:style-name="P1"><text:span text:style-name="Source_20_Text"><text:span text:style-name="T1">Y28 <text:s/>465 212 <text:s/>V68</text:span></text:span></text:p>
        <text:p text:style-name="P1"><text:span text:style-name="Source_20_Text"><text:span text:style-name="T1">Y29 <text:s/>546 214 <text:s/>V49</text:span></text:span></text:p>
        <text:p text:style-name="P1"><text:span text:style-name="Source_20_Text"><text:span text:style-name="T1">Y30 <text:s/>604 216 <text:s/>V82</text:span></text:span></text:p>
        <text:p text:style-name="P1"><text:span text:style-name="Source_20_Text"><text:span text:style-name="T1">Y31 <text:s/>665 218 <text:s/>V32</text:span></text:span></text:p>
        <text:p text:style-name="P1"><text:span text:style-name="Source_20_Text"><text:span text:style-name="T1">Y32 <text:s/>198 221 <text:s/>V38</text:span></text:span></text:p>
        <text:p text:style-name="P1"><text:span text:style-name="Source_20_Text"><text:span text:style-name="T1">Y33 <text:s/>297 227 <text:s/>V52</text:span></text:span></text:p>
        <text:p text:style-name="P1"><text:span text:style-name="Source_20_Text"><text:span text:style-name="T1">Y34 <text:s/>799 229 <text:s/>V12</text:span></text:span></text:p>
        <text:p text:style-name="P1"><text:span text:style-name="Source_20_Text"><text:span text:style-name="T1">Y35 <text:s/>422 242 <text:s/>V60</text:span></text:span></text:p>
        <text:p text:style-name="P1"><text:span text:style-name="Source_20_Text"><text:span text:style-name="T1">Y36 <text:s/>235 242 <text:s/>V77</text:span></text:span></text:p>
        <text:p text:style-name="P1"><text:span text:style-name="Source_20_Text"><text:span text:style-name="T1">Y37 <text:s/>125 246 <text:s/>V93</text:span></text:span></text:p>
        <text:p text:style-name="P1"><text:span text:style-name="Source_20_Text"><text:span text:style-name="T1">Y38 <text:s/>328 249 <text:s/>V66</text:span></text:span></text:p>
        <text:p text:style-name="P1"><text:span text:style-name="Source_20_Text"><text:span text:style-name="T1">Y39 <text:s/>735 261 <text:s/>V101</text:span></text:span></text:p>
        <text:p text:style-name="P1"><text:span text:style-name="Source_20_Text"><text:span text:style-name="T1">Y40 <text:s/>513 270 <text:s/>V69</text:span></text:span></text:p>
        <text:p text:style-name="P1"><text:span text:style-name="Source_20_Text"><text:span text:style-name="T1">Y41 <text:s/>376 274 <text:s/>V61</text:span></text:span></text:p>
        <text:p text:style-name="P1"><text:span text:style-name="Source_20_Text"><text:span text:style-name="T1">Y42 <text:s/>571 284 <text:s/>V48</text:span></text:span></text:p>
        <text:p text:style-name="P1"><text:span text:style-name="Source_20_Text"><text:span text:style-name="T1">Y43 <text:s/>470 289 <text:s/>V59</text:span></text:span></text:p>
        <text:p text:style-name="P1"><text:span text:style-name="Source_20_Text"><text:span text:style-name="T1">Y44 <text:s/>664 290 <text:s/>V31</text:span></text:span></text:p>
        <text:p text:style-name="P1"><text:span text:style-name="Source_20_Text"><text:span text:style-name="T1">Y45 <text:s/>159 298 <text:s/>V39</text:span></text:span></text:p>
        <text:p text:style-name="P1"><text:span text:style-name="Source_20_Text"><text:span text:style-name="T1">Y46 <text:s/>606 307 <text:s/>V83</text:span></text:span></text:p>
        <text:p text:style-name="P1"><text:span text:style-name="Source_20_Text"><text:span text:style-name="T1">Y47 <text:s/>185 315 <text:s/>V76</text:span></text:span></text:p>
        <text:p text:style-name="P1"><text:span text:style-name="Source_20_Text"><text:span text:style-name="T1">Y48 <text:s/>242 316 <text:s/>V53</text:span></text:span></text:p>
        <text:p text:style-name="P1"><text:span text:style-name="Source_20_Text"><text:span text:style-name="T1">Y49 <text:s/>344 330 <text:s/>V62</text:span></text:span></text:p>
        <text:p text:style-name="P1"><text:span text:style-name="Source_20_Text"><text:span text:style-name="T1">Y50 <text:s/>273 331 <text:s/>V65</text:span></text:span></text:p>
        <text:p text:style-name="P1"><text:span text:style-name="Source_20_Text"><text:span text:style-name="T1">Y51 <text:s/>702 332 <text:s/>V102</text:span></text:span></text:p>
        <text:p text:style-name="P1"><text:span text:style-name="Source_20_Text"><text:span text:style-name="T1">Y52 <text:s/>13 334 <text:s/>V21</text:span></text:span></text:p>
        <text:p text:style-name="P1"><text:span text:style-name="Source_20_Text"><text:span text:style-name="T1">Y53 <text:s/>64 343 <text:s/>V92</text:span></text:span></text:p>
        <text:p text:style-name="P1"><text:span text:style-name="Source_20_Text"><text:span text:style-name="T1">Y54 <text:s/>752 344 <text:s/>V11</text:span></text:span></text:p>
        <text:p text:style-name="P1"><text:span text:style-name="Source_20_Text"><text:span text:style-name="T1">Y55 <text:s/>114 348 <text:s/>V40</text:span></text:span></text:p>
        <text:p text:style-name="P1"><text:span text:style-name="Source_20_Text"><text:span text:style-name="T1">Y56 <text:s/>485 363 <text:s/>V70</text:span></text:span></text:p>
        <text:p text:style-name="P1"><text:span text:style-name="Source_20_Text"><text:span text:style-name="T1">Y57 <text:s/>431 370 <text:s/>V58</text:span></text:span></text:p>
        <text:p text:style-name="P1"><text:span text:style-name="Source_20_Text"><text:span text:style-name="T1">Y58 <text:s/>527 373 <text:s/>V47</text:span></text:span></text:p>
        <text:p text:style-name="P1"><text:span text:style-name="Source_20_Text"><text:span text:style-name="T1">Y59 <text:s/>570 375 <text:s/>V84</text:span></text:span></text:p>
        <text:p text:style-name="P1"><text:span text:style-name="Source_20_Text"><text:span text:style-name="T1">Y60 <text:s/>200 386 <text:s/>V54</text:span></text:span></text:p>
        <text:p text:style-name="P1"><text:span text:style-name="Source_20_Text"><text:span text:style-name="T1">Y61 <text:s/>304 391 <text:s/>V63</text:span></text:span></text:p>
        <text:p text:style-name="P1"><text:span text:style-name="Source_20_Text"><text:span text:style-name="T1">Y62 <text:s/>259 409 <text:s/>V64</text:span></text:span></text:p>
        <text:p text:style-name="P1"><text:span text:style-name="Source_20_Text"><text:span text:style-name="T1">Y63 <text:s/>157 409 <text:s/>V75</text:span></text:span></text:p>
        <text:p text:style-name="P1"><text:soft-page-break/><text:span text:style-name="Source_20_Text"><text:span text:style-name="T1">Y64 <text:s/>607 412 <text:s/>V30</text:span></text:span></text:p>
        <text:p text:style-name="P1"><text:span text:style-name="Source_20_Text"><text:span text:style-name="T1">Y65 <text:s/>-16 420 <text:s/>V22</text:span></text:span></text:p>
        <text:p text:style-name="P1"><text:span text:style-name="Source_20_Text"><text:span text:style-name="T1">Y66 <text:s/>100 422 <text:s/>V41</text:span></text:span></text:p>
        <text:p text:style-name="P1"><text:span text:style-name="Source_20_Text"><text:span text:style-name="T1">Y67 <text:s/>657 427 <text:s/>V103</text:span></text:span></text:p>
        <text:p text:style-name="P1"><text:span text:style-name="Source_20_Text"><text:span text:style-name="T1">Y68 <text:s/>441 435 <text:s/>V71</text:span></text:span></text:p>
        <text:p text:style-name="P1"><text:span text:style-name="Source_20_Text"><text:span text:style-name="T1">Y69 <text:s/>223 442 <text:s/>V55</text:span></text:span></text:p>
        <text:p text:style-name="P1"><text:span text:style-name="Source_20_Text"><text:span text:style-name="T1">Y70 <text:s/>52 445 <text:s/>V91</text:span></text:span></text:p>
        <text:p text:style-name="P1"><text:span text:style-name="Source_20_Text"><text:span text:style-name="T1">Y71 <text:s/>708 450 <text:s/>V10</text:span></text:span></text:p>
        <text:p text:style-name="P1"><text:span text:style-name="Source_20_Text"><text:span text:style-name="T1">Y72 <text:s/>531 452 <text:s/>V85</text:span></text:span></text:p>
        <text:p text:style-name="P1"><text:span text:style-name="Source_20_Text"><text:span text:style-name="T1">Y73 <text:s/>378 454 <text:s/>V57</text:span></text:span></text:p>
        <text:p text:style-name="P1"><text:span text:style-name="Source_20_Text"><text:span text:style-name="T1">Y74 <text:s/>470 480 <text:s/>V46</text:span></text:span></text:p>
        <text:p text:style-name="P1"><text:span text:style-name="Source_20_Text"><text:span text:style-name="T1">Y75 <text:s/>315 482 <text:s/>V56</text:span></text:span></text:p>
        <text:p text:style-name="P1"><text:span text:style-name="Source_20_Text"><text:span text:style-name="T1">Y76 <text:s/>234 488 <text:s/>V74</text:span></text:span></text:p>
        <text:p text:style-name="P1"><text:span text:style-name="Source_20_Text"><text:span text:style-name="T1">Y77 <text:s/>165 491 <text:s/>V42</text:span></text:span></text:p>
        <text:p text:style-name="P1"><text:span text:style-name="Source_20_Text"><text:span text:style-name="T1">Y78 <text:s/>402 499 <text:s/>V72</text:span></text:span></text:p>
        <text:p text:style-name="P1"><text:span text:style-name="Source_20_Text"><text:span text:style-name="T1">Y79 <text:s/>4 499 <text:s/>V23</text:span></text:span></text:p>
        <text:p text:style-name="P1"><text:span text:style-name="Source_20_Text"><text:span text:style-name="T1">Y80 <text:s/>549 509 <text:s/>V29</text:span></text:span></text:p>
        <text:p text:style-name="P1"><text:span text:style-name="Source_20_Text"><text:span text:style-name="T1">Y81 <text:s/>-54 517 <text:s/>V112</text:span></text:span></text:p>
        <text:p text:style-name="P1"><text:span text:style-name="Source_20_Text"><text:span text:style-name="T1">Y82 <text:s/>340 519 <text:s/>V73</text:span></text:span></text:p>
        <text:p text:style-name="P1"><text:span text:style-name="Source_20_Text"><text:span text:style-name="T1">Y83 <text:s/>146 522 <text:s/>V90</text:span></text:span></text:p>
        <text:p text:style-name="P1"><text:span text:style-name="Source_20_Text"><text:span text:style-name="T1">Y84 <text:s/>-87 524 <text:s/>V113</text:span></text:span></text:p>
        <text:p text:style-name="P1"><text:span text:style-name="Source_20_Text"><text:span text:style-name="T1">Y85 <text:s/>253 530 <text:s/>V43</text:span></text:span></text:p>
        <text:p text:style-name="P1"><text:span text:style-name="Source_20_Text"><text:span text:style-name="T1">Y86 <text:s/>485 534 <text:s/>V86</text:span></text:span></text:p>
        <text:p text:style-name="P1"><text:span text:style-name="Source_20_Text"><text:span text:style-name="T1">Y87 <text:s/>-2 544 <text:s/>V111</text:span></text:span></text:p>
        <text:p text:style-name="P1"><text:span text:style-name="Source_20_Text"><text:span text:style-name="T1">Y88 <text:s/>592 547 <text:s/>V104</text:span></text:span></text:p>
        <text:p text:style-name="P1"><text:span text:style-name="Source_20_Text"><text:span text:style-name="T1">Y89 <text:s/>640 547 <text:s/>V9</text:span></text:span></text:p>
        <text:p text:style-name="P1"><text:span text:style-name="Source_20_Text"><text:span text:style-name="T1">Y90 <text:s/>90 553 <text:s/>V24</text:span></text:span></text:p>
        <text:p text:style-name="P1"><text:span text:style-name="Source_20_Text"><text:span text:style-name="T1">Y91 <text:s/>-93 555 <text:s/>V114</text:span></text:span></text:p>
        <text:p text:style-name="P1"><text:span text:style-name="Source_20_Text"><text:span text:style-name="T1">Y92 <text:s/>413 571 <text:s/>V45</text:span></text:span></text:p>
        <text:p text:style-name="P1"><text:span text:style-name="Source_20_Text"><text:span text:style-name="T1">Y93 <text:s/>342 581 <text:s/>V44</text:span></text:span></text:p>
        <text:p text:style-name="P1"><text:span text:style-name="Source_20_Text"><text:span text:style-name="T1">Y94 <text:s/>-66 589 <text:s/>V1</text:span></text:span></text:p>
        <text:p text:style-name="P1"><text:span text:style-name="Source_20_Text"><text:span text:style-name="T1">Y95 <text:s/>257 591 <text:s/>V89</text:span></text:span></text:p>
        <text:p text:style-name="P1"><text:span text:style-name="Source_20_Text"><text:span text:style-name="T1">Y96 <text:s/>79 597 <text:s/>V110</text:span></text:span></text:p>
        <text:p text:style-name="P1"><text:span text:style-name="Source_20_Text"><text:span text:style-name="T1">Y97 <text:s/>444 599 <text:s/>V87</text:span></text:span></text:p>
        <text:p text:style-name="P1"><text:span text:style-name="Source_20_Text"><text:span text:style-name="T1">Y98 <text:s/>194 612 <text:s/>V25</text:span></text:span></text:p>
        <text:p text:style-name="P1"><text:span text:style-name="Source_20_Text"><text:span text:style-name="T1">Y99 <text:s/>548 628 <text:s/>V105</text:span></text:span></text:p>
        <text:p text:style-name="P1"><text:span text:style-name="Source_20_Text"><text:span text:style-name="T1">Y100 <text:s/>375 631 <text:s/>V88</text:span></text:span></text:p>
        <text:p text:style-name="P1"><text:span text:style-name="Source_20_Text"><text:span text:style-name="T1">Y101 <text:s/>483 633 <text:s/>V28</text:span></text:span></text:p>
        <text:p text:style-name="P1"><text:span text:style-name="Source_20_Text"><text:span text:style-name="T1">Y102 <text:s/>43 655 <text:s/>V2</text:span></text:span></text:p>
        <text:p text:style-name="P1"><text:span text:style-name="Source_20_Text"><text:span text:style-name="T1">Y103 <text:s/>186 658 <text:s/>V109</text:span></text:span></text:p>
        <text:p text:style-name="P1"><text:span text:style-name="Source_20_Text"><text:span text:style-name="T1">Y104 <text:s/>584 672 <text:s/>V8</text:span></text:span></text:p>
        <text:p text:style-name="P1"><text:span text:style-name="Source_20_Text"><text:span text:style-name="T1">Y105 <text:s/>317 674 <text:s/>V26</text:span></text:span></text:p>
        <text:p text:style-name="P1"><text:span text:style-name="Source_20_Text"><text:span text:style-name="T1">Y106 <text:s/>412 697 <text:s/>V27</text:span></text:span></text:p>
        <text:p text:style-name="P1"><text:span text:style-name="Source_20_Text"><text:span text:style-name="T1">Y107 <text:s/>148 710 <text:s/>V3</text:span></text:span></text:p>
        <text:p text:style-name="P1"><text:span text:style-name="Source_20_Text"><text:span text:style-name="T1">Y108 <text:s/>484 711 <text:s/>V106</text:span></text:span></text:p>
        <text:p text:style-name="P1"><text:span text:style-name="Source_20_Text"><text:span text:style-name="T1">Y109 <text:s/>309 719 <text:s/>V108</text:span></text:span></text:p>
        <text:p text:style-name="P1"><text:span text:style-name="Source_20_Text"><text:span text:style-name="T1">Y110 <text:s/>432 760 <text:s/>V107</text:span></text:span></text:p>
        <text:p text:style-name="P1"><text:span text:style-name="Source_20_Text"><text:span text:style-name="T1">Y111 <text:s/>534 763 <text:s/>V7</text:span></text:span></text:p>
        <text:p text:style-name="P1"><text:span text:style-name="Source_20_Text"><text:span text:style-name="T1">Y112 <text:s/>250 770 <text:s/>V4</text:span></text:span></text:p>
        <text:p text:style-name="P1"><text:span text:style-name="Source_20_Text"><text:span text:style-name="T1">Y113 <text:s/>353 815 <text:s/>V5</text:span></text:span></text:p>
        <text:p text:style-name="P1"><text:span text:style-name="Source_20_Text"><text:span text:style-name="T1">Y114 <text:s/>449 829 <text:s/>V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 <text:s/>V17 <text:s/>x312 <text:s/>y-31</text:span></text:span></text:p>
        <text:p text:style-name="P1"><text:span text:style-name="Source_20_Text"><text:span text:style-name="T1">EdgeTree is empty</text:span></text:span></text:p>
        <text:p text:style-name="P1"><text:span text:style-name="Source_20_Text"><text:span text:style-name="T1"><text:s text:c="3"/>Start</text:span></text:span></text:p>
        <text:p text:style-name="P1"><text:span text:style-name="Source_20_Text"><text:span text:style-name="T1">Insert Edge: #1 <text:s/>from v17 to v18</text:span></text:span></text:p>
        <text:p text:style-name="P1"><text:span text:style-name="Source_20_Text"><text:span text:style-name="T1">For Edge #1 <text:s/>from v17: set helper to V17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2 <text:s/>V18 <text:s/>x234 <text:s/>y-15</text:span></text:span></text:p>
        <text:p text:style-name="P1"><text:span text:style-name="Source_20_Text"><text:span text:style-name="T1">pk: Y1 <text:s/>V[pk]: V17</text:span></text:span></text:p>
        <text:p text:style-name="P1"><text:span text:style-name="Source_20_Text"><text:span text:style-name="T1">R----H1 #1 <text:s/>&gt;iY:1(V17) <text:s/>prev: #--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17 <text:s/>has helper V17(s)</text:span></text:span></text:p>
        <text:p text:style-name="P1"><text:span text:style-name="Source_20_Text"><text:span text:style-name="T1">Delete Edge: #1 <text:s/>from v17</text:span></text:span></text:p>
        <text:p text:style-name="P1"><text:span text:style-name="Source_20_Text"><text:span text:style-name="T1">Insert Edge: #2 <text:s/>from v18 to v19</text:span></text:span></text:p>
        <text:p text:style-name="P1"><text:span text:style-name="Source_20_Text"><text:span text:style-name="T1">For Edge #2 <text:s/>from v18: set helper to V18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3 <text:s/>V16 <text:s/>x424 <text:s/>y-9</text:span></text:span></text:p>
        <text:p text:style-name="P1"><text:span text:style-name="Source_20_Text"><text:span text:style-name="T1">pk: Y5 <text:s/>V[pk]: V15</text:span></text:span></text:p>
        <text:p text:style-name="P1"><text:span text:style-name="Source_20_Text"><text:span text:style-name="T1">R----H1 #2 <text:s/>&gt;iY:2(V18) <text:s/>prev: #-- <text:s/>next: #--</text:span></text:span></text:p>
        <text:p text:style-name="P1"><text:span text:style-name="Source_20_Text"><text:span text:style-name="T1"><text:s text:c="3"/>Regular(up):3 <text:s/>from v16</text:span></text:span></text:p>
        <text:p text:style-name="P1"><text:span text:style-name="Source_20_Text"><text:span text:style-name="T1">Found EdgeJ #2 <text:s/>from v18 has helper V18(r)</text:span></text:span></text:p>
        <text:p text:style-name="P1"><text:span text:style-name="Source_20_Text"><text:span text:style-name="T1">EdgeJ #2 <text:s/>from v18: set helper to V1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4 <text:s/>V96 <text:s/>x318 <text:s/>y14</text:span></text:span></text:p>
        <text:p text:style-name="P1"><text:span text:style-name="Source_20_Text"><text:span text:style-name="T1">pk: Y7 <text:s/>V[pk]: V95</text:span></text:span></text:p>
        <text:p text:style-name="P1"><text:span text:style-name="Source_20_Text"><text:span text:style-name="T1">R----H1 #2 <text:s/>&gt;iY:2(V18) <text:s/>prev: #-- <text:s/>next: #--</text:span></text:span></text:p>
        <text:p text:style-name="P1"><text:span text:style-name="Source_20_Text"><text:span text:style-name="T1"><text:s text:c="3"/>Split</text:span></text:span></text:p>
        <text:p text:style-name="P1"><text:span text:style-name="Source_20_Text"><text:span text:style-name="T1">Found EdgeJ #2 <text:s/>from v18 has helper V16</text:span></text:span></text:p>
        <text:p text:style-name="P1"><text:span text:style-name="Source_20_Text"><text:span text:style-name="T1">Insert v96 <text:s/>v16 <text:s/>into D</text:span></text:span></text:p>
        <text:p text:style-name="P1"><text:span text:style-name="Source_20_Text"><text:span text:style-name="T1">EdgeJ #2 <text:s/>from V18: set helper to V96</text:span></text:span></text:p>
        <text:p text:style-name="P1"><text:span text:style-name="Source_20_Text"><text:span text:style-name="T1">Insert Edge: #3 <text:s/>from v96 to v97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5 <text:s/>V15 <text:s/>x512 <text:s/>y22</text:span></text:span></text:p>
        <text:p text:style-name="P1"><text:span text:style-name="Source_20_Text"><text:span text:style-name="T1">pk: Y12 <text:s/>V[pk]: V14</text:span></text:span></text:p>
        <text:p text:style-name="P1"><text:span text:style-name="Source_20_Text"><text:span text:style-name="T1">R----H2 #2 <text:s/>&gt;iY:2(V18) <text:s/>prev: #-- <text:s/>next: #3</text:span></text:span></text:p>
        <text:p text:style-name="P1"><text:span text:style-name="Source_20_Text"><text:span text:style-name="T1"><text:s text:c="5"/>R----H1 #3 <text:s/>&gt;iY:4(V96) <text:s/>prev: #2 <text:s/>next: #--</text:span></text:span></text:p>
        <text:p text:style-name="P1"><text:span text:style-name="Source_20_Text"><text:span text:style-name="T1"><text:s text:c="3"/>Regular(up):5 <text:s/>from v15</text:span></text:span></text:p>
        <text:p text:style-name="P1"><text:span text:style-name="Source_20_Text"><text:span text:style-name="T1">Found EdgeJ #3 <text:s/>from v96 has helper V96(x)</text:span></text:span></text:p>
        <text:p text:style-name="P1"><text:span text:style-name="Source_20_Text"><text:span text:style-name="T1">EdgeJ #3 <text:s/>from v96: set helper to V1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6 <text:s/>V97 <text:s/>x401 <text:s/>y27</text:span></text:span></text:p>
        <text:p text:style-name="P1"><text:span text:style-name="Source_20_Text"><text:span text:style-name="T1">pk: Y4 <text:s/>V[pk]: V96</text:span></text:span></text:p>
        <text:p text:style-name="P1"><text:span text:style-name="Source_20_Text"><text:span text:style-name="T1">R----H2 #2 <text:s/>&gt;iY:2(V18) <text:s/>prev: #-- <text:s/>next: #3</text:span></text:span></text:p>
        <text:p text:style-name="P1"><text:span text:style-name="Source_20_Text"><text:span text:style-name="T1"><text:s text:c="5"/>R----H1 #3 <text:s/>&gt;iY:4(V96) <text:s/>prev: #2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96 <text:s/>has helper V15(r)</text:span></text:span></text:p>
        <text:p text:style-name="P1"><text:span text:style-name="Source_20_Text"><text:span text:style-name="T1">Delete Edge: #3 <text:s/>from v96</text:span></text:span></text:p>
        <text:p text:style-name="P1"><text:span text:style-name="Source_20_Text"><text:span text:style-name="T1">Insert Edge: #4 <text:s/>from v97 to v98</text:span></text:span></text:p>
        <text:p text:style-name="P1"><text:span text:style-name="Source_20_Text"><text:span text:style-name="T1">For Edge #4 <text:s/>from v97: set helper to V97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7 <text:s/>V95 <text:s/>x240 <text:s/>y55</text:span></text:span></text:p>
        <text:p text:style-name="P1"><text:span text:style-name="Source_20_Text"><text:span text:style-name="T1">pk: Y18 <text:s/>V[pk]: V94</text:span></text:span></text:p>
        <text:p text:style-name="P1"><text:span text:style-name="Source_20_Text"><text:span text:style-name="T1">R----H2 #2 <text:s/>&gt;iY:2(V18) <text:s/>prev: #-- <text:s/>next: #4</text:span></text:span></text:p>
        <text:p text:style-name="P1"><text:span text:style-name="Source_20_Text"><text:span text:style-name="T1"><text:s text:c="5"/>R----H1 #4 <text:s/>&gt;iY:6(V97) <text:s/>prev: #2 <text:s/>next: #--</text:span></text:span></text:p>
        <text:p text:style-name="P1"><text:span text:style-name="Source_20_Text"><text:span text:style-name="T1"><text:s text:c="3"/>Regular(up):7 <text:s/>from v95</text:span></text:span></text:p>
        <text:p text:style-name="P1"><text:span text:style-name="Source_20_Text"><text:span text:style-name="T1">Found EdgeJ #2 <text:s/>from v18 has helper V96(x)</text:span></text:span></text:p>
        <text:p text:style-name="P1"><text:span text:style-name="Source_20_Text"><text:span text:style-name="T1">EdgeJ #2 <text:s/>from v18: set helper to V9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8 <text:s/>V98 <text:s/>x503 <text:s/>y69</text:span></text:span></text:p>
        <text:p text:style-name="P1"><text:span text:style-name="Source_20_Text"><text:span text:style-name="T1">pk: Y6 <text:s/>V[pk]: V97</text:span></text:span></text:p>
        <text:p text:style-name="P1"><text:span text:style-name="Source_20_Text"><text:span text:style-name="T1">R----H2 #2 <text:s/>&gt;iY:2(V18) <text:s/>prev: #-- <text:s/>next: #4</text:span></text:span></text:p>
        <text:p text:style-name="P1"><text:span text:style-name="Source_20_Text"><text:span text:style-name="T1"><text:s text:c="5"/>R----H1 #4 <text:s/>&gt;iY:6(V97) <text:s/>prev: #2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97 <text:s/>has helper V97(r)</text:span></text:span></text:p>
        <text:p text:style-name="P1"><text:span text:style-name="Source_20_Text"><text:span text:style-name="T1">Delete Edge: #4 <text:s/>from v97</text:span></text:span></text:p>
        <text:p text:style-name="P1"><text:span text:style-name="Source_20_Text"><text:span text:style-name="T1">Insert Edge: #5 <text:s/>from v98 to v99</text:span></text:span></text:p>
        <text:p text:style-name="P1"><text:span text:style-name="Source_20_Text"><text:span text:style-name="T1">For Edge #5 <text:s/>from v98: set helper to V98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9 <text:s/>V19 <text:s/>x173 <text:s/>y69</text:span></text:span></text:p>
        <text:p text:style-name="P1"><text:span text:style-name="Source_20_Text"><text:span text:style-name="T1">pk: Y2 <text:s/>V[pk]: V18</text:span></text:span></text:p>
        <text:p text:style-name="P1"><text:span text:style-name="Source_20_Text"><text:span text:style-name="T1">R----H2 #2 <text:s/>&gt;iY:2(V18) <text:s/>prev: #-- <text:s/>next: #5</text:span></text:span></text:p>
        <text:p text:style-name="P1"><text:span text:style-name="Source_20_Text"><text:span text:style-name="T1"><text:s text:c="5"/>R----H1 #5 <text:s/>&gt;iY:8(V98) <text:s/>prev: #2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18 <text:s/>has helper V95(r)</text:span></text:span></text:p>
        <text:p text:style-name="P1"><text:span text:style-name="Source_20_Text"><text:span text:style-name="T1">Delete Edge: #2 <text:s/>from v18</text:span></text:span></text:p>
        <text:p text:style-name="P1"><text:span text:style-name="Source_20_Text"><text:span text:style-name="T1">Insert Edge: #6 <text:s/>from v19 to v20</text:span></text:span></text:p>
        <text:p text:style-name="P1"><text:span text:style-name="Source_20_Text"><text:span text:style-name="T1">For Edge #6 <text:s/>from v19: set helper to V1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0 <text:s/>V35 <text:s/>x383 <text:s/>y78</text:span></text:span></text:p>
        <text:p text:style-name="P1"><text:span text:style-name="Source_20_Text"><text:span text:style-name="T1">pk: Y13 <text:s/>V[pk]: V34</text:span></text:span></text:p>
        <text:p text:style-name="P1"><text:span text:style-name="Source_20_Text"><text:span text:style-name="T1">R----H2 #5 <text:s/>&gt;iY:8(V98) <text:s/>prev: #6 <text:s/>next: #--</text:span></text:span></text:p>
        <text:p text:style-name="P1"><text:span text:style-name="Source_20_Text"><text:span text:style-name="T1"><text:s text:c="5"/>L----H1 #6 <text:s/>&gt;iY:9(V19) <text:s/>prev: #-- <text:s/>next: #5</text:span></text:span></text:p>
        <text:p text:style-name="P1"><text:span text:style-name="Source_20_Text"><text:span text:style-name="T1"><text:s text:c="3"/>Start</text:span></text:span></text:p>
        <text:p text:style-name="P1"><text:span text:style-name="Source_20_Text"><text:span text:style-name="T1">Insert Edge: #7 <text:s/>from v35 to v36</text:span></text:span></text:p>
        <text:p text:style-name="P1"><text:span text:style-name="Source_20_Text"><text:span text:style-name="T1">For Edge #7 <text:s/>from v35: set helper to V3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1 <text:s/>V36 <text:s/>x305 <text:s/>y85</text:span></text:span></text:p>
        <text:p text:style-name="P1"><text:span text:style-name="Source_20_Text"><text:span text:style-name="T1">pk: Y10 <text:s/>V[pk]: V35</text:span></text:span></text:p>
        <text:p text:style-name="P1"><text:span text:style-name="Source_20_Text"><text:span text:style-name="T1">R----H3 #5 <text:s/>&gt;iY:8(V98) <text:s/>prev: #7 <text:s/>next: #--</text:span></text:span></text:p>
        <text:p text:style-name="P1"><text:span text:style-name="Source_20_Text"><text:span text:style-name="T1"><text:s text:c="5"/>L----H2 #6 <text:s/>&gt;iY:9(V19) <text:s/>prev: #-- <text:s/>next: #7</text:span></text:span></text:p>
        <text:p text:style-name="P1"><text:span text:style-name="Source_20_Text"><text:span text:style-name="T1"><text:s text:c="5"/>| <text:s text:c="3"/>R----H1 #7 <text:s/>&gt;iY:10(V35) <text:s/>prev: #6 <text:s/>next: #5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35 <text:s/>has helper V35(s)</text:span></text:span></text:p>
        <text:p text:style-name="P1"><text:span text:style-name="Source_20_Text"><text:span text:style-name="T1">Delete Edge: #7 <text:s/>from v35</text:span></text:span></text:p>
        <text:p text:style-name="P1"><text:span text:style-name="Source_20_Text"><text:span text:style-name="T1">Insert Edge: #8 <text:s/>from v36 to v37</text:span></text:span></text:p>
        <text:p text:style-name="P1"><text:span text:style-name="Source_20_Text"><text:span text:style-name="T1">For Edge #8 <text:s/>from v36: set helper to V3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2 <text:s/>V14 <text:s/>x655 <text:s/>y92</text:span></text:span></text:p>
        <text:p text:style-name="P1"><text:span text:style-name="Source_20_Text"><text:span text:style-name="T1">pk: Y20 <text:s/>V[pk]: V13</text:span></text:span></text:p>
        <text:p text:style-name="P1"><text:span text:style-name="Source_20_Text"><text:span text:style-name="T1">R----H3 #5 <text:s/>&gt;iY:8(V98) <text:s/>prev: #8 <text:s/>next: #--</text:span></text:span></text:p>
        <text:p text:style-name="P1"><text:span text:style-name="Source_20_Text"><text:span text:style-name="T1"><text:s text:c="5"/>L----H2 #6 <text:s/>&gt;iY:9(V19) <text:s/>prev: #-- <text:s/>next: #8</text:span></text:span></text:p>
        <text:p text:style-name="P1"><text:span text:style-name="Source_20_Text"><text:span text:style-name="T1"><text:s text:c="5"/>| <text:s text:c="3"/>R----H1 #8 <text:s/>&gt;iY:11(V36) <text:s/>prev: #6 <text:s/>next: #5</text:span></text:span></text:p>
        <text:p text:style-name="P1"><text:span text:style-name="Source_20_Text"><text:span text:style-name="T1"><text:s text:c="3"/>Regular(up):12 <text:s/>from v14</text:span></text:span></text:p>
        <text:p text:style-name="P1"><text:span text:style-name="Source_20_Text"><text:span text:style-name="T1">Found EdgeJ #5 <text:s/>from v98 has helper V98(r)</text:span></text:span></text:p>
        <text:p text:style-name="P1"><text:span text:style-name="Source_20_Text"><text:span text:style-name="T1">EdgeJ #5 <text:s/>from v98: set helper to V1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3 <text:s/>V34 <text:s/>x471 <text:s/>y97</text:span></text:span></text:p>
        <text:p text:style-name="P1"><text:span text:style-name="Source_20_Text"><text:span text:style-name="T1">pk: Y19 <text:s/>V[pk]: V33</text:span></text:span></text:p>
        <text:p text:style-name="P1"><text:span text:style-name="Source_20_Text"><text:span text:style-name="T1">R----H3 #5 <text:s/>&gt;iY:8(V98) <text:s/>prev: #8 <text:s/>next: #--</text:span></text:span></text:p>
        <text:p text:style-name="P1"><text:span text:style-name="Source_20_Text"><text:span text:style-name="T1"><text:s text:c="5"/>L----H2 #6 <text:s/>&gt;iY:9(V19) <text:s/>prev: #-- <text:s/>next: #8</text:span></text:span></text:p>
        <text:p text:style-name="P1"><text:span text:style-name="Source_20_Text"><text:span text:style-name="T1"><text:s text:c="5"/>| <text:s text:c="3"/>R----H1 #8 <text:s/>&gt;iY:11(V36) <text:s/>prev: #6 <text:s/>next: #5</text:span></text:span></text:p>
        <text:p text:style-name="P1"><text:span text:style-name="Source_20_Text"><text:span text:style-name="T1"><text:s text:c="3"/>Regular(up):13 <text:s/>from v34</text:span></text:span></text:p>
        <text:p text:style-name="P1"><text:span text:style-name="Source_20_Text"><text:span text:style-name="T1">Found EdgeJ #8 <text:s/>from v36 has helper V36(r)</text:span></text:span></text:p>
        <text:p text:style-name="P1"><text:span text:style-name="Source_20_Text"><text:span text:style-name="T1">EdgeJ #8 <text:s/>from v36: set helper to V3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4 <text:s/>V80 <text:s/>x422 <text:s/>y113</text:span></text:span></text:p>
        <text:p text:style-name="P1"><text:span text:style-name="Source_20_Text"><text:span text:style-name="T1">pk: Y16 <text:s/>V[pk]: V79</text:span></text:span></text:p>
        <text:p text:style-name="P1"><text:span text:style-name="Source_20_Text"><text:span text:style-name="T1">R----H3 #5 <text:s/>&gt;iY:8(V98) <text:s/>prev: #8 <text:s/>next: #--</text:span></text:span></text:p>
        <text:p text:style-name="P1"><text:span text:style-name="Source_20_Text"><text:span text:style-name="T1"><text:s text:c="5"/>L----H2 #6 <text:s/>&gt;iY:9(V19) <text:s/>prev: #-- <text:s/>next: #8</text:span></text:span></text:p>
        <text:p text:style-name="P1"><text:span text:style-name="Source_20_Text"><text:span text:style-name="T1"><text:s text:c="5"/>| <text:s text:c="3"/>R----H1 #8 <text:s/>&gt;iY:11(V36) <text:s/>prev: #6 <text:s/>next: #5</text:span></text:span></text:p>
        <text:p text:style-name="P1"><text:span text:style-name="Source_20_Text"><text:span text:style-name="T1"><text:s text:c="3"/>Split</text:span></text:span></text:p>
        <text:p text:style-name="P1"><text:span text:style-name="Source_20_Text"><text:span text:style-name="T1">Found EdgeJ #8 <text:s/>from v36 has helper V34</text:span></text:span></text:p>
        <text:p text:style-name="P1"><text:span text:style-name="Source_20_Text"><text:span text:style-name="T1">Insert v80 <text:s/>v34 <text:s/>into D</text:span></text:span></text:p>
        <text:p text:style-name="P1"><text:span text:style-name="Source_20_Text"><text:span text:style-name="T1">EdgeJ #8 <text:s/>from V36: set helper to V80</text:span></text:span></text:p>
        <text:p text:style-name="P1"><text:span text:style-name="Source_20_Text"><text:span text:style-name="T1">Insert Edge: #9 <text:s/>from v80 to v8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5 <text:s/>V99 <text:s/>x597 <text:s/>y119</text:span></text:span></text:p>
        <text:p text:style-name="P1"><text:span text:style-name="Source_20_Text"><text:span text:style-name="T1">pk: Y8 <text:s/>V[pk]: V98</text:span></text:span></text:p>
        <text:p text:style-name="P1"><text:span text:style-name="Source_20_Text"><text:span text:style-name="T1">R----H2 #8 <text:s/>&gt;iY:11(V36) <text:s/>prev: #6 <text:s/>next: #9</text:span></text:span></text:p>
        <text:p text:style-name="P1"><text:span text:style-name="Source_20_Text"><text:span text:style-name="T1"><text:s text:c="5"/>L----H1 #6 <text:s/>&gt;iY:9(V19) <text:s/>prev: #-- <text:s/>next: #8</text:span></text:span></text:p>
        <text:p text:style-name="P1"><text:span text:style-name="Source_20_Text"><text:span text:style-name="T1"><text:s text:c="5"/>R----H2 #5 <text:s/>&gt;iY:8(V98) <text:s/>prev: #9 <text:s/>next: #--</text:span></text:span></text:p>
        <text:p text:style-name="P1"><text:soft-page-break/><text:span text:style-name="Source_20_Text"><text:span text:style-name="T1"><text:s text:c="10"/>L----H1 #9 <text:s/>&gt;iY:14(V80) <text:s/>prev: #8 <text:s/>next: #5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98 <text:s/>has helper V14(r)</text:span></text:span></text:p>
        <text:p text:style-name="P1"><text:span text:style-name="Source_20_Text"><text:span text:style-name="T1">Delete Edge: #5 <text:s/>from v98</text:span></text:span></text:p>
        <text:p text:style-name="P1"><text:span text:style-name="Source_20_Text"><text:span text:style-name="T1">Insert Edge: #10 <text:s/>from v99 to v100</text:span></text:span></text:p>
        <text:p text:style-name="P1"><text:span text:style-name="Source_20_Text"><text:span text:style-name="T1">For Edge #10 <text:s/>from v99: set helper to V9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6 <text:s/>V79 <text:s/>x342 <text:s/>y127</text:span></text:span></text:p>
        <text:p text:style-name="P1"><text:span text:style-name="Source_20_Text"><text:span text:style-name="T1">pk: Y24 <text:s/>V[pk]: V78</text:span></text:span></text:p>
        <text:p text:style-name="P1"><text:span text:style-name="Source_20_Text"><text:span text:style-name="T1">R----H3 #8 <text:s/>&gt;iY:11(V36) <text:s/>prev: #6 <text:s/>next: #9</text:span></text:span></text:p>
        <text:p text:style-name="P1"><text:span text:style-name="Source_20_Text"><text:span text:style-name="T1"><text:s text:c="5"/>L----H1 #6 <text:s/>&gt;iY:9(V19) <text:s/>prev: #-- <text:s/>next: #8</text:span></text:span></text:p>
        <text:p text:style-name="P1"><text:span text:style-name="Source_20_Text"><text:span text:style-name="T1"><text:s text:c="5"/>R----H2 #9 <text:s/>&gt;iY:14(V80) <text:s/>prev: #8 <text:s/>next: #10</text:span></text:span></text:p>
        <text:p text:style-name="P1"><text:span text:style-name="Source_20_Text"><text:span text:style-name="T1"><text:s text:c="10"/>R----H1 #10 <text:s/>&gt;iY:15(V99) <text:s/>prev: #9 <text:s/>next: #--</text:span></text:span></text:p>
        <text:p text:style-name="P1"><text:span text:style-name="Source_20_Text"><text:span text:style-name="T1"><text:s text:c="3"/>Regular(up):16 <text:s/>from v79</text:span></text:span></text:p>
        <text:p text:style-name="P1"><text:span text:style-name="Source_20_Text"><text:span text:style-name="T1">Found EdgeJ #8 <text:s/>from v36 has helper V80(x)</text:span></text:span></text:p>
        <text:p text:style-name="P1"><text:span text:style-name="Source_20_Text"><text:span text:style-name="T1">EdgeJ #8 <text:s/>from v36: set helper to V7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7 <text:s/>V37 <text:s/>x244 <text:s/>y139</text:span></text:span></text:p>
        <text:p text:style-name="P1"><text:span text:style-name="Source_20_Text"><text:span text:style-name="T1">pk: Y11 <text:s/>V[pk]: V36</text:span></text:span></text:p>
        <text:p text:style-name="P1"><text:span text:style-name="Source_20_Text"><text:span text:style-name="T1">R----H3 #8 <text:s/>&gt;iY:11(V36) <text:s/>prev: #6 <text:s/>next: #9</text:span></text:span></text:p>
        <text:p text:style-name="P1"><text:span text:style-name="Source_20_Text"><text:span text:style-name="T1"><text:s text:c="5"/>L----H1 #6 <text:s/>&gt;iY:9(V19) <text:s/>prev: #-- <text:s/>next: #8</text:span></text:span></text:p>
        <text:p text:style-name="P1"><text:span text:style-name="Source_20_Text"><text:span text:style-name="T1"><text:s text:c="5"/>R----H2 #9 <text:s/>&gt;iY:14(V80) <text:s/>prev: #8 <text:s/>next: #10</text:span></text:span></text:p>
        <text:p text:style-name="P1"><text:span text:style-name="Source_20_Text"><text:span text:style-name="T1"><text:s text:c="10"/>R----H1 #10 <text:s/>&gt;iY:15(V99) <text:s/>prev: #9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36 <text:s/>has helper V79(r)</text:span></text:span></text:p>
        <text:p text:style-name="P1"><text:span text:style-name="Source_20_Text"><text:span text:style-name="T1">Delete Edge: #8 <text:s/>from v36</text:span></text:span></text:p>
        <text:p text:style-name="P1"><text:span text:style-name="Source_20_Text"><text:span text:style-name="T1">Insert Edge: #11 <text:s/>from v37 to v38</text:span></text:span></text:p>
        <text:p text:style-name="P1"><text:span text:style-name="Source_20_Text"><text:span text:style-name="T1">For Edge #11 <text:s/>from v37: set helper to V37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8 <text:s/>V94 <text:s/>x177 <text:s/>y143</text:span></text:span></text:p>
        <text:p text:style-name="P1"><text:span text:style-name="Source_20_Text"><text:span text:style-name="T1">pk: Y37 <text:s/>V[pk]: V93</text:span></text:span></text:p>
        <text:p text:style-name="P1"><text:span text:style-name="Source_20_Text"><text:span text:style-name="T1">R----H3 #9 <text:s/>&gt;iY:14(V80) <text:s/>prev: #11 <text:s/>next: #10</text:span></text:span></text:p>
        <text:p text:style-name="P1"><text:span text:style-name="Source_20_Text"><text:span text:style-name="T1"><text:s text:c="5"/>L----H2 #6 <text:s/>&gt;iY:9(V19) <text:s/>prev: #-- <text:s/>next: #11</text:span></text:span></text:p>
        <text:p text:style-name="P1"><text:span text:style-name="Source_20_Text"><text:span text:style-name="T1"><text:s text:c="5"/>| <text:s text:c="3"/>R----H1 #11 <text:s/>&gt;iY:17(V37) <text:s/>prev: #6 <text:s/>next: #9</text:span></text:span></text:p>
        <text:p text:style-name="P1"><text:span text:style-name="Source_20_Text"><text:span text:style-name="T1"><text:s text:c="5"/>R----H1 #10 <text:s/>&gt;iY:15(V99) <text:s/>prev: #9 <text:s/>next: #--</text:span></text:span></text:p>
        <text:p text:style-name="P1"><text:span text:style-name="Source_20_Text"><text:span text:style-name="T1"><text:s text:c="3"/>Regular(up):18 <text:s/>from v94</text:span></text:span></text:p>
        <text:p text:style-name="P1"><text:span text:style-name="Source_20_Text"><text:span text:style-name="T1">Found EdgeJ #6 <text:s/>from v19 has helper V19(r)</text:span></text:span></text:p>
        <text:p text:style-name="P1"><text:span text:style-name="Source_20_Text"><text:span text:style-name="T1">EdgeJ #6 <text:s/>from v19: set helper to V9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9 <text:s/>V33 <text:s/>x569 <text:s/>y145</text:span></text:span></text:p>
        <text:p text:style-name="P1"><text:span text:style-name="Source_20_Text"><text:span text:style-name="T1">pk: Y31 <text:s/>V[pk]: V32</text:span></text:span></text:p>
        <text:p text:style-name="P1"><text:span text:style-name="Source_20_Text"><text:span text:style-name="T1">R----H3 #9 <text:s/>&gt;iY:14(V80) <text:s/>prev: #11 <text:s/>next: #10</text:span></text:span></text:p>
        <text:p text:style-name="P1"><text:span text:style-name="Source_20_Text"><text:span text:style-name="T1"><text:s text:c="5"/>L----H2 #6 <text:s/>&gt;iY:9(V19) <text:s/>prev: #-- <text:s/>next: #11</text:span></text:span></text:p>
        <text:p text:style-name="P1"><text:span text:style-name="Source_20_Text"><text:span text:style-name="T1"><text:s text:c="5"/>| <text:s text:c="3"/>R----H1 #11 <text:s/>&gt;iY:17(V37) <text:s/>prev: #6 <text:s/>next: #9</text:span></text:span></text:p>
        <text:p text:style-name="P1"><text:span text:style-name="Source_20_Text"><text:span text:style-name="T1"><text:s text:c="5"/>R----H1 #10 <text:s/>&gt;iY:15(V99) <text:s/>prev: #9 <text:s/>next: #--</text:span></text:span></text:p>
        <text:p text:style-name="P1"><text:span text:style-name="Source_20_Text"><text:span text:style-name="T1"><text:s text:c="3"/>Regular(up):19 <text:s/>from v33</text:span></text:span></text:p>
        <text:p text:style-name="P1"><text:span text:style-name="Source_20_Text"><text:span text:style-name="T1">Found EdgeJ #9 <text:s/>from v80 has helper V80(x)</text:span></text:span></text:p>
        <text:p text:style-name="P1"><text:span text:style-name="Source_20_Text"><text:span text:style-name="T1">EdgeJ #9 <text:s/>from v80: set helper to V3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20 <text:s/>V13 <text:s/>x753 <text:s/>y160</text:span></text:span></text:p>
        <text:p text:style-name="P1"><text:span text:style-name="Source_20_Text"><text:span text:style-name="T1">pk: Y34 <text:s/>V[pk]: V12</text:span></text:span></text:p>
        <text:p text:style-name="P1"><text:span text:style-name="Source_20_Text"><text:span text:style-name="T1">R----H3 #9 <text:s/>&gt;iY:14(V80) <text:s/>prev: #11 <text:s/>next: #10</text:span></text:span></text:p>
        <text:p text:style-name="P1"><text:span text:style-name="Source_20_Text"><text:span text:style-name="T1"><text:s text:c="5"/>L----H2 #6 <text:s/>&gt;iY:9(V19) <text:s/>prev: #-- <text:s/>next: #11</text:span></text:span></text:p>
        <text:p text:style-name="P1"><text:span text:style-name="Source_20_Text"><text:span text:style-name="T1"><text:s text:c="5"/>| <text:s text:c="3"/>R----H1 #11 <text:s/>&gt;iY:17(V37) <text:s/>prev: #6 <text:s/>next: #9</text:span></text:span></text:p>
        <text:p text:style-name="P1"><text:span text:style-name="Source_20_Text"><text:span text:style-name="T1"><text:s text:c="5"/>R----H1 #10 <text:s/>&gt;iY:15(V99) <text:s/>prev: #9 <text:s/>next: #--</text:span></text:span></text:p>
        <text:p text:style-name="P1"><text:span text:style-name="Source_20_Text"><text:span text:style-name="T1"><text:s text:c="3"/>Regular(up):20 <text:s/>from v13</text:span></text:span></text:p>
        <text:p text:style-name="P1"><text:span text:style-name="Source_20_Text"><text:span text:style-name="T1">Found EdgeJ #10 <text:s/>from v99 has helper V99(r)</text:span></text:span></text:p>
        <text:p text:style-name="P1"><text:span text:style-name="Source_20_Text"><text:span text:style-name="T1">EdgeJ #10 <text:s/>from v99: set helper to V1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21 <text:s/>V51 <text:s/>x357 <text:s/>y162</text:span></text:span></text:p>
        <text:p text:style-name="P1"><text:span text:style-name="Source_20_Text"><text:span text:style-name="T1">pk: Y23 <text:s/>V[pk]: V50</text:span></text:span></text:p>
        <text:p text:style-name="P1"><text:span text:style-name="Source_20_Text"><text:span text:style-name="T1">R----H3 #9 <text:s/>&gt;iY:14(V80) <text:s/>prev: #11 <text:s/>next: #10</text:span></text:span></text:p>
        <text:p text:style-name="P1"><text:span text:style-name="Source_20_Text"><text:span text:style-name="T1"><text:s text:c="5"/>L----H2 #6 <text:s/>&gt;iY:9(V19) <text:s/>prev: #-- <text:s/>next: #11</text:span></text:span></text:p>
        <text:p text:style-name="P1"><text:span text:style-name="Source_20_Text"><text:span text:style-name="T1"><text:s text:c="5"/>| <text:s text:c="3"/>R----H1 #11 <text:s/>&gt;iY:17(V37) <text:s/>prev: #6 <text:s/>next: #9</text:span></text:span></text:p>
        <text:p text:style-name="P1"><text:span text:style-name="Source_20_Text"><text:span text:style-name="T1"><text:s text:c="5"/>R----H1 #10 <text:s/>&gt;iY:15(V99) <text:s/>prev: #9 <text:s/>next: #--</text:span></text:span></text:p>
        <text:p text:style-name="P1"><text:span text:style-name="Source_20_Text"><text:span text:style-name="T1"><text:s text:c="3"/>Start</text:span></text:span></text:p>
        <text:p text:style-name="P1"><text:span text:style-name="Source_20_Text"><text:span text:style-name="T1">Insert Edge: #12 <text:s/>from v51 to v52</text:span></text:span></text:p>
        <text:p text:style-name="P1"><text:span text:style-name="Source_20_Text"><text:span text:style-name="T1">For Edge #12 <text:s/>from v51: set helper to V5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22 <text:s/>V81 <text:s/>x519 <text:s/>y164</text:span></text:span></text:p>
        <text:p text:style-name="P1"><text:span text:style-name="Source_20_Text"><text:span text:style-name="T1">pk: Y14 <text:s/>V[pk]: V80</text:span></text:span></text:p>
        <text:p text:style-name="P1"><text:span text:style-name="Source_20_Text"><text:span text:style-name="T1">R----H2 #11 <text:s/>&gt;iY:17(V37) <text:s/>prev: #6 <text:s/>next: #12</text:span></text:span></text:p>
        <text:p text:style-name="P1"><text:span text:style-name="Source_20_Text"><text:span text:style-name="T1"><text:s text:c="5"/>L----H1 #6 <text:s/>&gt;iY:9(V19) <text:s/>prev: #-- <text:s/>next: #11</text:span></text:span></text:p>
        <text:p text:style-name="P1"><text:span text:style-name="Source_20_Text"><text:span text:style-name="T1"><text:s text:c="5"/>R----H2 #9 <text:s/>&gt;iY:14(V80) <text:s/>prev: #12 <text:s/>next: #10</text:span></text:span></text:p>
        <text:p text:style-name="P1"><text:span text:style-name="Source_20_Text"><text:span text:style-name="T1"><text:s text:c="10"/>L----H1 #12 <text:s/>&gt;iY:21(V51) <text:s/>prev: #11 <text:s/>next: #9</text:span></text:span></text:p>
        <text:p text:style-name="P1"><text:span text:style-name="Source_20_Text"><text:span text:style-name="T1"><text:s text:c="10"/>R----H1 #10 <text:s/>&gt;iY:15(V99) <text:s/>prev: #9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80 <text:s/>has helper V33(r)</text:span></text:span></text:p>
        <text:p text:style-name="P1"><text:span text:style-name="Source_20_Text"><text:span text:style-name="T1">Delete Edge: #9 <text:s/>from v80</text:span></text:span></text:p>
        <text:p text:style-name="P1"><text:span text:style-name="Source_20_Text"><text:span text:style-name="T1">Insert Edge: #13 <text:s/>from v81 to v82</text:span></text:span></text:p>
        <text:p text:style-name="P1"><text:span text:style-name="Source_20_Text"><text:span text:style-name="T1">For Edge #13 <text:s/>from v81: set helper to V8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23 <text:s/>V50 <text:s/>x449 <text:s/>y171</text:span></text:span></text:p>
        <text:p text:style-name="P1"><text:span text:style-name="Source_20_Text"><text:span text:style-name="T1">pk: Y29 <text:s/>V[pk]: V49</text:span></text:span></text:p>
        <text:p text:style-name="P1"><text:span text:style-name="Source_20_Text"><text:span text:style-name="T1">R----H3 #12 <text:s/>&gt;iY:21(V51) <text:s/>prev: #11 <text:s/>next: #13</text:span></text:span></text:p>
        <text:p text:style-name="P1"><text:span text:style-name="Source_20_Text"><text:span text:style-name="T1"><text:s text:c="5"/>L----H2 #11 <text:s/>&gt;iY:17(V37) <text:s/>prev: #6 <text:s/>next: #12</text:span></text:span></text:p>
        <text:p text:style-name="P1"><text:span text:style-name="Source_20_Text"><text:span text:style-name="T1"><text:s text:c="5"/>| <text:s text:c="3"/>L----H1 #6 <text:s/>&gt;iY:9(V19) <text:s/>prev: #-- <text:s/>next: #11</text:span></text:span></text:p>
        <text:p text:style-name="P1"><text:span text:style-name="Source_20_Text"><text:span text:style-name="T1"><text:s text:c="5"/>R----H2 #10 <text:s/>&gt;iY:15(V99) <text:s/>prev: #13 <text:s/>next: #--</text:span></text:span></text:p>
        <text:p text:style-name="P1"><text:span text:style-name="Source_20_Text"><text:span text:style-name="T1"><text:s text:c="10"/>L----H1 #13 <text:s/>&gt;iY:22(V81) <text:s/>prev: #12 <text:s/>next: #10</text:span></text:span></text:p>
        <text:p text:style-name="P1"><text:span text:style-name="Source_20_Text"><text:span text:style-name="T1"><text:s text:c="3"/>Regular(up):23 <text:s/>from v50</text:span></text:span></text:p>
        <text:p text:style-name="P1"><text:span text:style-name="Source_20_Text"><text:span text:style-name="T1">Found EdgeJ #12 <text:s/>from v51 has helper V51(s)</text:span></text:span></text:p>
        <text:p text:style-name="P1"><text:span text:style-name="Source_20_Text"><text:span text:style-name="T1">EdgeJ #12 <text:s/>from v51: set helper to V5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24 <text:s/>V78 <text:s/>x282 <text:s/>y171</text:span></text:span></text:p>
        <text:p text:style-name="P1"><text:span text:style-name="Source_20_Text"><text:span text:style-name="T1">pk: Y36 <text:s/>V[pk]: V77</text:span></text:span></text:p>
        <text:p text:style-name="P1"><text:span text:style-name="Source_20_Text"><text:span text:style-name="T1">R----H3 #12 <text:s/>&gt;iY:21(V51) <text:s/>prev: #11 <text:s/>next: #13</text:span></text:span></text:p>
        <text:p text:style-name="P1"><text:span text:style-name="Source_20_Text"><text:span text:style-name="T1"><text:s text:c="5"/>L----H2 #11 <text:s/>&gt;iY:17(V37) <text:s/>prev: #6 <text:s/>next: #12</text:span></text:span></text:p>
        <text:p text:style-name="P1"><text:span text:style-name="Source_20_Text"><text:span text:style-name="T1"><text:s text:c="5"/>| <text:s text:c="3"/>L----H1 #6 <text:s/>&gt;iY:9(V19) <text:s/>prev: #-- <text:s/>next: #11</text:span></text:span></text:p>
        <text:p text:style-name="P1"><text:span text:style-name="Source_20_Text"><text:span text:style-name="T1"><text:s text:c="5"/>R----H2 #10 <text:s/>&gt;iY:15(V99) <text:s/>prev: #13 <text:s/>next: #--</text:span></text:span></text:p>
        <text:p text:style-name="P1"><text:span text:style-name="Source_20_Text"><text:span text:style-name="T1"><text:s text:c="10"/>L----H1 #13 <text:s/>&gt;iY:22(V81) <text:s/>prev: #12 <text:s/>next: #10</text:span></text:span></text:p>
        <text:p text:style-name="P1"><text:span text:style-name="Source_20_Text"><text:span text:style-name="T1"><text:s text:c="3"/>Regular(up):24 <text:s/>from v78</text:span></text:span></text:p>
        <text:p text:style-name="P1"><text:span text:style-name="Source_20_Text"><text:span text:style-name="T1">Found EdgeJ #11 <text:s/>from v37 has helper V37(r)</text:span></text:span></text:p>
        <text:p text:style-name="P1"><text:span text:style-name="Source_20_Text"><text:span text:style-name="T1">EdgeJ #11 <text:s/>from v37: set helper to V78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25 <text:s/>V100 <text:s/>x686 <text:s/>y177</text:span></text:span></text:p>
        <text:p text:style-name="P1"><text:span text:style-name="Source_20_Text"><text:span text:style-name="T1">pk: Y15 <text:s/>V[pk]: V99</text:span></text:span></text:p>
        <text:p text:style-name="P1"><text:span text:style-name="Source_20_Text"><text:span text:style-name="T1">R----H3 #12 <text:s/>&gt;iY:21(V51) <text:s/>prev: #11 <text:s/>next: #13</text:span></text:span></text:p>
        <text:p text:style-name="P1"><text:span text:style-name="Source_20_Text"><text:span text:style-name="T1"><text:s text:c="5"/>L----H2 #11 <text:s/>&gt;iY:17(V37) <text:s/>prev: #6 <text:s/>next: #12</text:span></text:span></text:p>
        <text:p text:style-name="P1"><text:span text:style-name="Source_20_Text"><text:span text:style-name="T1"><text:s text:c="5"/>| <text:s text:c="3"/>L----H1 #6 <text:s/>&gt;iY:9(V19) <text:s/>prev: #-- <text:s/>next: #11</text:span></text:span></text:p>
        <text:p text:style-name="P1"><text:span text:style-name="Source_20_Text"><text:span text:style-name="T1"><text:s text:c="5"/>R----H2 #10 <text:s/>&gt;iY:15(V99) <text:s/>prev: #13 <text:s/>next: #--</text:span></text:span></text:p>
        <text:p text:style-name="P1"><text:span text:style-name="Source_20_Text"><text:span text:style-name="T1"><text:s text:c="10"/>L----H1 #13 <text:s/>&gt;iY:22(V81) <text:s/>prev: #12 <text:s/>next: #10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99 <text:s/>has helper V13(r)</text:span></text:span></text:p>
        <text:p text:style-name="P1"><text:span text:style-name="Source_20_Text"><text:span text:style-name="T1">Delete Edge: #10 <text:s/>from v99</text:span></text:span></text:p>
        <text:p text:style-name="P1"><text:span text:style-name="Source_20_Text"><text:span text:style-name="T1">Insert Edge: #14 <text:s/>from v100 to v101</text:span></text:span></text:p>
        <text:p text:style-name="P1"><text:span text:style-name="Source_20_Text"><text:span text:style-name="T1">For Edge #14 <text:s/>from v100: set helper to V10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26 <text:s/>V20 <text:s/>x97 <text:s/>y194</text:span></text:span></text:p>
        <text:p text:style-name="P1"><text:span text:style-name="Source_20_Text"><text:span text:style-name="T1">pk: Y9 <text:s/>V[pk]: V19</text:span></text:span></text:p>
        <text:p text:style-name="P1"><text:span text:style-name="Source_20_Text"><text:span text:style-name="T1">R----H3 #12 <text:s/>&gt;iY:21(V51) <text:s/>prev: #11 <text:s/>next: #13</text:span></text:span></text:p>
        <text:p text:style-name="P1"><text:span text:style-name="Source_20_Text"><text:span text:style-name="T1"><text:s text:c="5"/>L----H2 #11 <text:s/>&gt;iY:17(V37) <text:s/>prev: #6 <text:s/>next: #12</text:span></text:span></text:p>
        <text:p text:style-name="P1"><text:span text:style-name="Source_20_Text"><text:span text:style-name="T1"><text:s text:c="5"/>| <text:s text:c="3"/>L----H1 #6 <text:s/>&gt;iY:9(V19) <text:s/>prev: #-- <text:s/>next: #11</text:span></text:span></text:p>
        <text:p text:style-name="P1"><text:span text:style-name="Source_20_Text"><text:span text:style-name="T1"><text:s text:c="5"/>R----H2 #13 <text:s/>&gt;iY:22(V81) <text:s/>prev: #12 <text:s/>next: #14</text:span></text:span></text:p>
        <text:p text:style-name="P1"><text:span text:style-name="Source_20_Text"><text:span text:style-name="T1"><text:s text:c="10"/>R----H1 #14 <text:s/>&gt;iY:25(V100) <text:s/>prev: #13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19 <text:s/>has helper V94(r)</text:span></text:span></text:p>
        <text:p text:style-name="P1"><text:span text:style-name="Source_20_Text"><text:span text:style-name="T1">Delete Edge: #6 <text:s/>from v19</text:span></text:span></text:p>
        <text:p text:style-name="P1"><text:span text:style-name="Source_20_Text"><text:span text:style-name="T1">Insert Edge: #15 <text:s/>from v20 to v21</text:span></text:span></text:p>
        <text:p text:style-name="P1"><text:span text:style-name="Source_20_Text"><text:span text:style-name="T1">For Edge #15 <text:s/>from v20: set helper to V2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27 <text:s/>V67 <text:s/>x386 <text:s/>y197</text:span></text:span></text:p>
        <text:p text:style-name="P1"><text:span text:style-name="Source_20_Text"><text:span text:style-name="T1">pk: Y38 <text:s/>V[pk]: V66</text:span></text:span></text:p>
        <text:p text:style-name="P1"><text:span text:style-name="Source_20_Text"><text:span text:style-name="T1">R----H3 #12 <text:s/>&gt;iY:21(V51) <text:s/>prev: #11 <text:s/>next: #13</text:span></text:span></text:p>
        <text:p text:style-name="P1"><text:span text:style-name="Source_20_Text"><text:span text:style-name="T1"><text:s text:c="5"/>L----H2 #11 <text:s/>&gt;iY:17(V37) <text:s/>prev: #15 <text:s/>next: #12</text:span></text:span></text:p>
        <text:p text:style-name="P1"><text:span text:style-name="Source_20_Text"><text:span text:style-name="T1"><text:s text:c="5"/>| <text:s text:c="3"/>L----H1 #15 <text:s/>&gt;iY:26(V20) <text:s/>prev: #-- <text:s/>next: #11</text:span></text:span></text:p>
        <text:p text:style-name="P1"><text:span text:style-name="Source_20_Text"><text:span text:style-name="T1"><text:s text:c="5"/>R----H2 #13 <text:s/>&gt;iY:22(V81) <text:s/>prev: #12 <text:s/>next: #14</text:span></text:span></text:p>
        <text:p text:style-name="P1"><text:span text:style-name="Source_20_Text"><text:span text:style-name="T1"><text:s text:c="10"/>R----H1 #14 <text:s/>&gt;iY:25(V100) <text:s/>prev: #13 <text:s/>next: #--</text:span></text:span></text:p>
        <text:p text:style-name="P1"><text:span text:style-name="Source_20_Text"><text:span text:style-name="T1"><text:s text:c="3"/>Split</text:span></text:span></text:p>
        <text:p text:style-name="P1"><text:span text:style-name="Source_20_Text"><text:span text:style-name="T1">Found EdgeJ #12 <text:s/>from v51 has helper V50</text:span></text:span></text:p>
        <text:p text:style-name="P1"><text:span text:style-name="Source_20_Text"><text:span text:style-name="T1">Insert v67 <text:s/>v50 <text:s/>into D</text:span></text:span></text:p>
        <text:p text:style-name="P1"><text:span text:style-name="Source_20_Text"><text:span text:style-name="T1">EdgeJ #12 <text:s/>from V51: set helper to V67</text:span></text:span></text:p>
        <text:p text:style-name="P1"><text:span text:style-name="Source_20_Text"><text:span text:style-name="T1">Insert Edge: #16 <text:s/>from v67 to v68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28 <text:s/>V68 <text:s/>x465 <text:s/>y212</text:span></text:span></text:p>
        <text:p text:style-name="P1"><text:span text:style-name="Source_20_Text"><text:span text:style-name="T1">pk: Y27 <text:s/>V[pk]: V67</text:span></text:span></text:p>
        <text:p text:style-name="P1"><text:span text:style-name="Source_20_Text"><text:span text:style-name="T1">R----H3 #12 <text:s/>&gt;iY:21(V51) <text:s/>prev: #11 <text:s/>next: #16</text:span></text:span></text:p>
        <text:p text:style-name="P1"><text:span text:style-name="Source_20_Text"><text:span text:style-name="T1"><text:s text:c="5"/>L----H2 #11 <text:s/>&gt;iY:17(V37) <text:s/>prev: #15 <text:s/>next: #12</text:span></text:span></text:p>
        <text:p text:style-name="P1"><text:span text:style-name="Source_20_Text"><text:span text:style-name="T1"><text:s text:c="5"/>| <text:s text:c="3"/>L----H1 #15 <text:s/>&gt;iY:26(V20) <text:s/>prev: #-- <text:s/>next: #11</text:span></text:span></text:p>
        <text:p text:style-name="P1"><text:span text:style-name="Source_20_Text"><text:span text:style-name="T1"><text:s text:c="5"/>R----H2 #13 <text:s/>&gt;iY:22(V81) <text:s/>prev: #16 <text:s/>next: #14</text:span></text:span></text:p>
        <text:p text:style-name="P1"><text:span text:style-name="Source_20_Text"><text:span text:style-name="T1"><text:s text:c="10"/>L----H1 #16 <text:s/>&gt;iY:27(V67) <text:s/>prev: #12 <text:s/>next: #13</text:span></text:span></text:p>
        <text:p text:style-name="P1"><text:span text:style-name="Source_20_Text"><text:span text:style-name="T1"><text:s text:c="10"/>R----H1 #14 <text:s/>&gt;iY:25(V100) <text:s/>prev: #13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67 <text:s/>has helper V67(x)</text:span></text:span></text:p>
        <text:p text:style-name="P1"><text:span text:style-name="Source_20_Text"><text:span text:style-name="T1">Delete Edge: #16 <text:s/>from v67</text:span></text:span></text:p>
        <text:p text:style-name="P1"><text:span text:style-name="Source_20_Text"><text:span text:style-name="T1">Insert Edge: #17 <text:s/>from v68 to v69</text:span></text:span></text:p>
        <text:p text:style-name="P1"><text:span text:style-name="Source_20_Text"><text:span text:style-name="T1">For Edge #17 <text:s/>from v68: set helper to V68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29 <text:s/>V49 <text:s/>x546 <text:s/>y214</text:span></text:span></text:p>
        <text:p text:style-name="P1"><text:span text:style-name="Source_20_Text"><text:span text:style-name="T1">pk: Y42 <text:s/>V[pk]: V48</text:span></text:span></text:p>
        <text:p text:style-name="P1"><text:span text:style-name="Source_20_Text"><text:span text:style-name="T1">R----H3 #12 <text:s/>&gt;iY:21(V51) <text:s/>prev: #11 <text:s/>next: #17</text:span></text:span></text:p>
        <text:p text:style-name="P1"><text:span text:style-name="Source_20_Text"><text:span text:style-name="T1"><text:s text:c="5"/>L----H2 #11 <text:s/>&gt;iY:17(V37) <text:s/>prev: #15 <text:s/>next: #12</text:span></text:span></text:p>
        <text:p text:style-name="P1"><text:span text:style-name="Source_20_Text"><text:span text:style-name="T1"><text:s text:c="5"/>| <text:s text:c="3"/>L----H1 #15 <text:s/>&gt;iY:26(V20) <text:s/>prev: #-- <text:s/>next: #11</text:span></text:span></text:p>
        <text:p text:style-name="P1"><text:span text:style-name="Source_20_Text"><text:span text:style-name="T1"><text:s text:c="5"/>R----H2 #13 <text:s/>&gt;iY:22(V81) <text:s/>prev: #17 <text:s/>next: #14</text:span></text:span></text:p>
        <text:p text:style-name="P1"><text:span text:style-name="Source_20_Text"><text:span text:style-name="T1"><text:s text:c="10"/>L----H1 #17 <text:s/>&gt;iY:28(V68) <text:s/>prev: #12 <text:s/>next: #13</text:span></text:span></text:p>
        <text:p text:style-name="P1"><text:span text:style-name="Source_20_Text"><text:span text:style-name="T1"><text:s text:c="10"/>R----H1 #14 <text:s/>&gt;iY:25(V100) <text:s/>prev: #13 <text:s/>next: #--</text:span></text:span></text:p>
        <text:p text:style-name="P1"><text:span text:style-name="Source_20_Text"><text:span text:style-name="T1"><text:s text:c="3"/>Regular(up):29 <text:s/>from v49</text:span></text:span></text:p>
        <text:p text:style-name="P1"><text:span text:style-name="Source_20_Text"><text:span text:style-name="T1">Found EdgeJ #17 <text:s/>from v68 has helper V68(r)</text:span></text:span></text:p>
        <text:p text:style-name="P1"><text:span text:style-name="Source_20_Text"><text:span text:style-name="T1">EdgeJ #17 <text:s/>from v68: set helper to V4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30 <text:s/>V82 <text:s/>x604 <text:s/>y216</text:span></text:span></text:p>
        <text:p text:style-name="P1"><text:span text:style-name="Source_20_Text"><text:span text:style-name="T1">pk: Y22 <text:s/>V[pk]: V81</text:span></text:span></text:p>
        <text:p text:style-name="P1"><text:span text:style-name="Source_20_Text"><text:span text:style-name="T1">R----H3 #12 <text:s/>&gt;iY:21(V51) <text:s/>prev: #11 <text:s/>next: #17</text:span></text:span></text:p>
        <text:p text:style-name="P1"><text:span text:style-name="Source_20_Text"><text:span text:style-name="T1"><text:s text:c="5"/>L----H2 #11 <text:s/>&gt;iY:17(V37) <text:s/>prev: #15 <text:s/>next: #12</text:span></text:span></text:p>
        <text:p text:style-name="P1"><text:span text:style-name="Source_20_Text"><text:span text:style-name="T1"><text:s text:c="5"/>| <text:s text:c="3"/>L----H1 #15 <text:s/>&gt;iY:26(V20) <text:s/>prev: #-- <text:s/>next: #11</text:span></text:span></text:p>
        <text:p text:style-name="P1"><text:span text:style-name="Source_20_Text"><text:span text:style-name="T1"><text:s text:c="5"/>R----H2 #13 <text:s/>&gt;iY:22(V81) <text:s/>prev: #17 <text:s/>next: #14</text:span></text:span></text:p>
        <text:p text:style-name="P1"><text:span text:style-name="Source_20_Text"><text:span text:style-name="T1"><text:s text:c="10"/>L----H1 #17 <text:s/>&gt;iY:28(V68) <text:s/>prev: #12 <text:s/>next: #13</text:span></text:span></text:p>
        <text:p text:style-name="P1"><text:span text:style-name="Source_20_Text"><text:span text:style-name="T1"><text:s text:c="10"/>R----H1 #14 <text:s/>&gt;iY:25(V100) <text:s/>prev: #13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81 <text:s/>has helper V81(r)</text:span></text:span></text:p>
        <text:p text:style-name="P1"><text:span text:style-name="Source_20_Text"><text:span text:style-name="T1">Delete Edge: #13 <text:s/>from v81</text:span></text:span></text:p>
        <text:p text:style-name="P1"><text:span text:style-name="Source_20_Text"><text:span text:style-name="T1">Insert Edge: #18 <text:s/>from v82 to v83</text:span></text:span></text:p>
        <text:p text:style-name="P1"><text:span text:style-name="Source_20_Text"><text:span text:style-name="T1">For Edge #18 <text:s/>from v82: set helper to V82</text:span></text:span></text:p>
        <text:p text:style-name="P1"><text:soft-page-break/><text:span text:style-name="Source_20_Text"><text:span text:style-name="T1"/></text:span></text:p>
        <text:p text:style-name="P1"><text:span text:style-name="Source_20_Text"><text:span text:style-name="T1">i 31 <text:s/>V32 <text:s/>x665 <text:s/>y218</text:span></text:span></text:p>
        <text:p text:style-name="P1"><text:span text:style-name="Source_20_Text"><text:span text:style-name="T1">pk: Y44 <text:s/>V[pk]: V31</text:span></text:span></text:p>
        <text:p text:style-name="P1"><text:span text:style-name="Source_20_Text"><text:span text:style-name="T1">R----H4 #12 <text:s/>&gt;iY:21(V51) <text:s/>prev: #11 <text:s/>next: #17</text:span></text:span></text:p>
        <text:p text:style-name="P1"><text:span text:style-name="Source_20_Text"><text:span text:style-name="T1"><text:s text:c="5"/>L----H2 #11 <text:s/>&gt;iY:17(V37) <text:s/>prev: #15 <text:s/>next: #12</text:span></text:span></text:p>
        <text:p text:style-name="P1"><text:span text:style-name="Source_20_Text"><text:span text:style-name="T1"><text:s text:c="5"/>| <text:s text:c="3"/>L----H1 #15 <text:s/>&gt;iY:26(V20) <text:s/>prev: #-- <text:s/>next: #11</text:span></text:span></text:p>
        <text:p text:style-name="P1"><text:span text:style-name="Source_20_Text"><text:span text:style-name="T1"><text:s text:c="5"/>R----H3 #14 <text:s/>&gt;iY:25(V100) <text:s/>prev: #18 <text:s/>next: #--</text:span></text:span></text:p>
        <text:p text:style-name="P1"><text:span text:style-name="Source_20_Text"><text:span text:style-name="T1"><text:s text:c="10"/>L----H2 #17 <text:s/>&gt;iY:28(V68) <text:s/>prev: #12 <text:s/>next: #18</text:span></text:span></text:p>
        <text:p text:style-name="P1"><text:span text:style-name="Source_20_Text"><text:span text:style-name="T1"><text:s text:c="10"/>| <text:s text:c="3"/>R----H1 #18 <text:s/>&gt;iY:30(V82) <text:s/>prev: #17 <text:s/>next: #14</text:span></text:span></text:p>
        <text:p text:style-name="P1"><text:span text:style-name="Source_20_Text"><text:span text:style-name="T1"><text:s text:c="3"/>Regular(up):31 <text:s/>from v32</text:span></text:span></text:p>
        <text:p text:style-name="P1"><text:span text:style-name="Source_20_Text"><text:span text:style-name="T1">Found EdgeJ #18 <text:s/>from v82 has helper V82(r)</text:span></text:span></text:p>
        <text:p text:style-name="P1"><text:span text:style-name="Source_20_Text"><text:span text:style-name="T1">EdgeJ #18 <text:s/>from v82: set helper to V3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32 <text:s/>V38 <text:s/>x198 <text:s/>y221</text:span></text:span></text:p>
        <text:p text:style-name="P1"><text:span text:style-name="Source_20_Text"><text:span text:style-name="T1">pk: Y17 <text:s/>V[pk]: V37</text:span></text:span></text:p>
        <text:p text:style-name="P1"><text:span text:style-name="Source_20_Text"><text:span text:style-name="T1">R----H4 #12 <text:s/>&gt;iY:21(V51) <text:s/>prev: #11 <text:s/>next: #17</text:span></text:span></text:p>
        <text:p text:style-name="P1"><text:span text:style-name="Source_20_Text"><text:span text:style-name="T1"><text:s text:c="5"/>L----H2 #11 <text:s/>&gt;iY:17(V37) <text:s/>prev: #15 <text:s/>next: #12</text:span></text:span></text:p>
        <text:p text:style-name="P1"><text:span text:style-name="Source_20_Text"><text:span text:style-name="T1"><text:s text:c="5"/>| <text:s text:c="3"/>L----H1 #15 <text:s/>&gt;iY:26(V20) <text:s/>prev: #-- <text:s/>next: #11</text:span></text:span></text:p>
        <text:p text:style-name="P1"><text:span text:style-name="Source_20_Text"><text:span text:style-name="T1"><text:s text:c="5"/>R----H3 #14 <text:s/>&gt;iY:25(V100) <text:s/>prev: #18 <text:s/>next: #--</text:span></text:span></text:p>
        <text:p text:style-name="P1"><text:span text:style-name="Source_20_Text"><text:span text:style-name="T1"><text:s text:c="10"/>L----H2 #17 <text:s/>&gt;iY:28(V68) <text:s/>prev: #12 <text:s/>next: #18</text:span></text:span></text:p>
        <text:p text:style-name="P1"><text:span text:style-name="Source_20_Text"><text:span text:style-name="T1"><text:s text:c="10"/>| <text:s text:c="3"/>R----H1 #18 <text:s/>&gt;iY:30(V82) <text:s/>prev: #17 <text:s/>next: #14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37 <text:s/>has helper V78(r)</text:span></text:span></text:p>
        <text:p text:style-name="P1"><text:span text:style-name="Source_20_Text"><text:span text:style-name="T1">Delete Edge: #11 <text:s/>from v37</text:span></text:span></text:p>
        <text:p text:style-name="P1"><text:span text:style-name="Source_20_Text"><text:span text:style-name="T1">Insert Edge: #19 <text:s/>from v38 to v39</text:span></text:span></text:p>
        <text:p text:style-name="P1"><text:span text:style-name="Source_20_Text"><text:span text:style-name="T1">For Edge #19 <text:s/>from v38: set helper to V38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33 <text:s/>V52 <text:s/>x297 <text:s/>y227</text:span></text:span></text:p>
        <text:p text:style-name="P1"><text:span text:style-name="Source_20_Text"><text:span text:style-name="T1">pk: Y21 <text:s/>V[pk]: V51</text:span></text:span></text:p>
        <text:p text:style-name="P1"><text:span text:style-name="Source_20_Text"><text:span text:style-name="T1">R----H4 #17 <text:s/>&gt;iY:28(V68) <text:s/>prev: #12 <text:s/>next: #18</text:span></text:span></text:p>
        <text:p text:style-name="P1"><text:span text:style-name="Source_20_Text"><text:span text:style-name="T1"><text:s text:c="5"/>L----H3 #12 <text:s/>&gt;iY:21(V51) <text:s/>prev: #19 <text:s/>next: #17</text:span></text:span></text:p>
        <text:p text:style-name="P1"><text:span text:style-name="Source_20_Text"><text:span text:style-name="T1"><text:s text:c="5"/>| <text:s text:c="3"/>L----H2 #15 <text:s/>&gt;iY:26(V20) <text:s/>prev: #-- <text:s/>next: #19</text:span></text:span></text:p>
        <text:p text:style-name="P1"><text:span text:style-name="Source_20_Text"><text:span text:style-name="T1"><text:s text:c="5"/>| <text:s text:c="3"/>| <text:s text:c="3"/>R----H1 #19 <text:s/>&gt;iY:32(V38) <text:s/>prev: #15 <text:s/>next: #12</text:span></text:span></text:p>
        <text:p text:style-name="P1"><text:span text:style-name="Source_20_Text"><text:span text:style-name="T1"><text:s text:c="5"/>R----H2 #14 <text:s/>&gt;iY:25(V100) <text:s/>prev: #18 <text:s/>next: #--</text:span></text:span></text:p>
        <text:p text:style-name="P1"><text:span text:style-name="Source_20_Text"><text:span text:style-name="T1"><text:s text:c="10"/>L----H1 #18 <text:s/>&gt;iY:30(V82) <text:s/>prev: #17 <text:s/>next: #14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51 <text:s/>has helper V67(x)</text:span></text:span></text:p>
        <text:p text:style-name="P1"><text:span text:style-name="Source_20_Text"><text:span text:style-name="T1">Delete Edge: #12 <text:s/>from v51</text:span></text:span></text:p>
        <text:p text:style-name="P1"><text:span text:style-name="Source_20_Text"><text:span text:style-name="T1">Insert Edge: #20 <text:s/>from v52 to v53</text:span></text:span></text:p>
        <text:p text:style-name="P1"><text:span text:style-name="Source_20_Text"><text:span text:style-name="T1">For Edge #20 <text:s/>from v52: set helper to V5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34 <text:s/>V12 <text:s/>x799 <text:s/>y229</text:span></text:span></text:p>
        <text:p text:style-name="P1"><text:span text:style-name="Source_20_Text"><text:span text:style-name="T1">pk: Y54 <text:s/>V[pk]: V11</text:span></text:span></text:p>
        <text:p text:style-name="P1"><text:span text:style-name="Source_20_Text"><text:span text:style-name="T1">R----H4 #17 <text:s/>&gt;iY:28(V68) <text:s/>prev: #20 <text:s/>next: #18</text:span></text:span></text:p>
        <text:p text:style-name="P1"><text:span text:style-name="Source_20_Text"><text:span text:style-name="T1"><text:s text:c="5"/>L----H3 #15 <text:s/>&gt;iY:26(V20) <text:s/>prev: #-- <text:s/>next: #19</text:span></text:span></text:p>
        <text:p text:style-name="P1"><text:span text:style-name="Source_20_Text"><text:span text:style-name="T1"><text:s text:c="5"/>| <text:s text:c="3"/>R----H2 #19 <text:s/>&gt;iY:32(V38) <text:s/>prev: #15 <text:s/>next: #20</text:span></text:span></text:p>
        <text:p text:style-name="P1"><text:span text:style-name="Source_20_Text"><text:span text:style-name="T1"><text:s text:c="5"/>| <text:s text:c="8"/>R----H1 #20 <text:s/>&gt;iY:33(V52) <text:s/>prev: #19 <text:s/>next: #17</text:span></text:span></text:p>
        <text:p text:style-name="P1"><text:span text:style-name="Source_20_Text"><text:span text:style-name="T1"><text:s text:c="5"/>R----H2 #14 <text:s/>&gt;iY:25(V100) <text:s/>prev: #18 <text:s/>next: #--</text:span></text:span></text:p>
        <text:p text:style-name="P1"><text:span text:style-name="Source_20_Text"><text:span text:style-name="T1"><text:s text:c="10"/>L----H1 #18 <text:s/>&gt;iY:30(V82) <text:s/>prev: #17 <text:s/>next: #14</text:span></text:span></text:p>
        <text:p text:style-name="P1"><text:span text:style-name="Source_20_Text"><text:span text:style-name="T1"><text:s text:c="3"/>Regular(up):34 <text:s/>from v12</text:span></text:span></text:p>
        <text:p text:style-name="P1"><text:span text:style-name="Source_20_Text"><text:span text:style-name="T1">Found EdgeJ #14 <text:s/>from v100 has helper V100(r)</text:span></text:span></text:p>
        <text:p text:style-name="P1"><text:span text:style-name="Source_20_Text"><text:span text:style-name="T1">EdgeJ #14 <text:s/>from v100: set helper to V1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35 <text:s/>V60 <text:s/>x422 <text:s/>y242</text:span></text:span></text:p>
        <text:p text:style-name="P1"><text:span text:style-name="Source_20_Text"><text:span text:style-name="T1">pk: Y43 <text:s/>V[pk]: V59</text:span></text:span></text:p>
        <text:p text:style-name="P1"><text:span text:style-name="Source_20_Text"><text:span text:style-name="T1">R----H4 #17 <text:s/>&gt;iY:28(V68) <text:s/>prev: #20 <text:s/>next: #18</text:span></text:span></text:p>
        <text:p text:style-name="P1"><text:span text:style-name="Source_20_Text"><text:span text:style-name="T1"><text:s text:c="5"/>L----H3 #15 <text:s/>&gt;iY:26(V20) <text:s/>prev: #-- <text:s/>next: #19</text:span></text:span></text:p>
        <text:p text:style-name="P1"><text:span text:style-name="Source_20_Text"><text:span text:style-name="T1"><text:s text:c="5"/>| <text:s text:c="3"/>R----H2 #19 <text:s/>&gt;iY:32(V38) <text:s/>prev: #15 <text:s/>next: #20</text:span></text:span></text:p>
        <text:p text:style-name="P1"><text:span text:style-name="Source_20_Text"><text:span text:style-name="T1"><text:s text:c="5"/>| <text:s text:c="8"/>R----H1 #20 <text:s/>&gt;iY:33(V52) <text:s/>prev: #19 <text:s/>next: #17</text:span></text:span></text:p>
        <text:p text:style-name="P1"><text:span text:style-name="Source_20_Text"><text:span text:style-name="T1"><text:s text:c="5"/>R----H2 #14 <text:s/>&gt;iY:25(V100) <text:s/>prev: #18 <text:s/>next: #--</text:span></text:span></text:p>
        <text:p text:style-name="P1"><text:span text:style-name="Source_20_Text"><text:span text:style-name="T1"><text:s text:c="10"/>L----H1 #18 <text:s/>&gt;iY:30(V82) <text:s/>prev: #17 <text:s/>next: #14</text:span></text:span></text:p>
        <text:p text:style-name="P1"><text:span text:style-name="Source_20_Text"><text:span text:style-name="T1"><text:s text:c="3"/>Start</text:span></text:span></text:p>
        <text:p text:style-name="P1"><text:span text:style-name="Source_20_Text"><text:span text:style-name="T1">Insert Edge: #21 <text:s/>from v60 to v61</text:span></text:span></text:p>
        <text:p text:style-name="P1"><text:span text:style-name="Source_20_Text"><text:span text:style-name="T1">For Edge #21 <text:s/>from v60: set helper to V6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36 <text:s/>V77 <text:s/>x235 <text:s/>y242</text:span></text:span></text:p>
        <text:p text:style-name="P1"><text:span text:style-name="Source_20_Text"><text:span text:style-name="T1">pk: Y47 <text:s/>V[pk]: V76</text:span></text:span></text:p>
        <text:p text:style-name="P1"><text:span text:style-name="Source_20_Text"><text:span text:style-name="T1">R----H4 #17 <text:s/>&gt;iY:28(V68) <text:s/>prev: #21 <text:s/>next: #18</text:span></text:span></text:p>
        <text:p text:style-name="P1"><text:span text:style-name="Source_20_Text"><text:span text:style-name="T1"><text:s text:c="5"/>L----H3 #19 <text:s/>&gt;iY:32(V38) <text:s/>prev: #15 <text:s/>next: #20</text:span></text:span></text:p>
        <text:p text:style-name="P1"><text:span text:style-name="Source_20_Text"><text:span text:style-name="T1"><text:s text:c="5"/>| <text:s text:c="3"/>L----H1 #15 <text:s/>&gt;iY:26(V20) <text:s/>prev: #-- <text:s/>next: #19</text:span></text:span></text:p>
        <text:p text:style-name="P1"><text:span text:style-name="Source_20_Text"><text:span text:style-name="T1"><text:s text:c="5"/>| <text:s text:c="3"/>R----H2 #20 <text:s/>&gt;iY:33(V52) <text:s/>prev: #19 <text:s/>next: #21</text:span></text:span></text:p>
        <text:p text:style-name="P1"><text:span text:style-name="Source_20_Text"><text:span text:style-name="T1"><text:s text:c="5"/>| <text:s text:c="8"/>R----H1 #21 <text:s/>&gt;iY:35(V60) <text:s/>prev: #20 <text:s/>next: #17</text:span></text:span></text:p>
        <text:p text:style-name="P1"><text:span text:style-name="Source_20_Text"><text:span text:style-name="T1"><text:s text:c="5"/>R----H2 #14 <text:s/>&gt;iY:25(V100) <text:s/>prev: #18 <text:s/>next: #--</text:span></text:span></text:p>
        <text:p text:style-name="P1"><text:span text:style-name="Source_20_Text"><text:span text:style-name="T1"><text:s text:c="10"/>L----H1 #18 <text:s/>&gt;iY:30(V82) <text:s/>prev: #17 <text:s/>next: #14</text:span></text:span></text:p>
        <text:p text:style-name="P1"><text:span text:style-name="Source_20_Text"><text:span text:style-name="T1"><text:s text:c="3"/>Regular(up):36 <text:s/>from v77</text:span></text:span></text:p>
        <text:p text:style-name="P1"><text:span text:style-name="Source_20_Text"><text:span text:style-name="T1">Found EdgeJ #19 <text:s/>from v38 has helper V38(r)</text:span></text:span></text:p>
        <text:p text:style-name="P1"><text:span text:style-name="Source_20_Text"><text:span text:style-name="T1">EdgeJ #19 <text:s/>from v38: set helper to V77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37 <text:s/>V93 <text:s/>x125 <text:s/>y246</text:span></text:span></text:p>
        <text:p text:style-name="P1"><text:span text:style-name="Source_20_Text"><text:span text:style-name="T1">pk: Y53 <text:s/>V[pk]: V92</text:span></text:span></text:p>
        <text:p text:style-name="P1"><text:span text:style-name="Source_20_Text"><text:span text:style-name="T1">R----H4 #17 <text:s/>&gt;iY:28(V68) <text:s/>prev: #21 <text:s/>next: #18</text:span></text:span></text:p>
        <text:p text:style-name="P1"><text:span text:style-name="Source_20_Text"><text:span text:style-name="T1"><text:s text:c="5"/>L----H3 #19 <text:s/>&gt;iY:32(V38) <text:s/>prev: #15 <text:s/>next: #20</text:span></text:span></text:p>
        <text:p text:style-name="P1"><text:span text:style-name="Source_20_Text"><text:span text:style-name="T1"><text:s text:c="5"/>| <text:s text:c="3"/>L----H1 #15 <text:s/>&gt;iY:26(V20) <text:s/>prev: #-- <text:s/>next: #19</text:span></text:span></text:p>
        <text:p text:style-name="P1"><text:span text:style-name="Source_20_Text"><text:span text:style-name="T1"><text:s text:c="5"/>| <text:s text:c="3"/>R----H2 #20 <text:s/>&gt;iY:33(V52) <text:s/>prev: #19 <text:s/>next: #21</text:span></text:span></text:p>
        <text:p text:style-name="P1"><text:span text:style-name="Source_20_Text"><text:span text:style-name="T1"><text:s text:c="5"/>| <text:s text:c="8"/>R----H1 #21 <text:s/>&gt;iY:35(V60) <text:s/>prev: #20 <text:s/>next: #17</text:span></text:span></text:p>
        <text:p text:style-name="P1"><text:span text:style-name="Source_20_Text"><text:span text:style-name="T1"><text:s text:c="5"/>R----H2 #14 <text:s/>&gt;iY:25(V100) <text:s/>prev: #18 <text:s/>next: #--</text:span></text:span></text:p>
        <text:p text:style-name="P1"><text:span text:style-name="Source_20_Text"><text:span text:style-name="T1"><text:s text:c="10"/>L----H1 #18 <text:s/>&gt;iY:30(V82) <text:s/>prev: #17 <text:s/>next: #14</text:span></text:span></text:p>
        <text:p text:style-name="P1"><text:span text:style-name="Source_20_Text"><text:span text:style-name="T1"><text:s text:c="3"/>Regular(up):37 <text:s/>from v93</text:span></text:span></text:p>
        <text:p text:style-name="P1"><text:span text:style-name="Source_20_Text"><text:span text:style-name="T1">Found EdgeJ #15 <text:s/>from v20 has helper V20(r)</text:span></text:span></text:p>
        <text:p text:style-name="P1"><text:span text:style-name="Source_20_Text"><text:span text:style-name="T1">EdgeJ #15 <text:s/>from v20: set helper to V9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38 <text:s/>V66 <text:s/>x328 <text:s/>y249</text:span></text:span></text:p>
        <text:p text:style-name="P1"><text:span text:style-name="Source_20_Text"><text:span text:style-name="T1">pk: Y50 <text:s/>V[pk]: V65</text:span></text:span></text:p>
        <text:p text:style-name="P1"><text:span text:style-name="Source_20_Text"><text:span text:style-name="T1">R----H4 #17 <text:s/>&gt;iY:28(V68) <text:s/>prev: #21 <text:s/>next: #18</text:span></text:span></text:p>
        <text:p text:style-name="P1"><text:span text:style-name="Source_20_Text"><text:span text:style-name="T1"><text:s text:c="5"/>L----H3 #19 <text:s/>&gt;iY:32(V38) <text:s/>prev: #15 <text:s/>next: #20</text:span></text:span></text:p>
        <text:p text:style-name="P1"><text:span text:style-name="Source_20_Text"><text:span text:style-name="T1"><text:s text:c="5"/>| <text:s text:c="3"/>L----H1 #15 <text:s/>&gt;iY:26(V20) <text:s/>prev: #-- <text:s/>next: #19</text:span></text:span></text:p>
        <text:p text:style-name="P1"><text:span text:style-name="Source_20_Text"><text:span text:style-name="T1"><text:s text:c="5"/>| <text:s text:c="3"/>R----H2 #20 <text:s/>&gt;iY:33(V52) <text:s/>prev: #19 <text:s/>next: #21</text:span></text:span></text:p>
        <text:p text:style-name="P1"><text:span text:style-name="Source_20_Text"><text:span text:style-name="T1"><text:s text:c="5"/>| <text:s text:c="8"/>R----H1 #21 <text:s/>&gt;iY:35(V60) <text:s/>prev: #20 <text:s/>next: #17</text:span></text:span></text:p>
        <text:p text:style-name="P1"><text:span text:style-name="Source_20_Text"><text:span text:style-name="T1"><text:s text:c="5"/>R----H2 #14 <text:s/>&gt;iY:25(V100) <text:s/>prev: #18 <text:s/>next: #--</text:span></text:span></text:p>
        <text:p text:style-name="P1"><text:span text:style-name="Source_20_Text"><text:span text:style-name="T1"><text:s text:c="10"/>L----H1 #18 <text:s/>&gt;iY:30(V82) <text:s/>prev: #17 <text:s/>next: #14</text:span></text:span></text:p>
        <text:p text:style-name="P1"><text:span text:style-name="Source_20_Text"><text:span text:style-name="T1"><text:s text:c="3"/>Regular(up):38 <text:s/>from v66</text:span></text:span></text:p>
        <text:p text:style-name="P1"><text:span text:style-name="Source_20_Text"><text:span text:style-name="T1">Found EdgeJ #20 <text:s/>from v52 has helper V52(r)</text:span></text:span></text:p>
        <text:p text:style-name="P1"><text:span text:style-name="Source_20_Text"><text:span text:style-name="T1">EdgeJ #20 <text:s/>from v52: set helper to V6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39 <text:s/>V101 <text:s/>x735 <text:s/>y261</text:span></text:span></text:p>
        <text:p text:style-name="P1"><text:span text:style-name="Source_20_Text"><text:span text:style-name="T1">pk: Y25 <text:s/>V[pk]: V100</text:span></text:span></text:p>
        <text:p text:style-name="P1"><text:span text:style-name="Source_20_Text"><text:span text:style-name="T1">R----H4 #17 <text:s/>&gt;iY:28(V68) <text:s/>prev: #21 <text:s/>next: #18</text:span></text:span></text:p>
        <text:p text:style-name="P1"><text:span text:style-name="Source_20_Text"><text:span text:style-name="T1"><text:s text:c="5"/>L----H3 #19 <text:s/>&gt;iY:32(V38) <text:s/>prev: #15 <text:s/>next: #20</text:span></text:span></text:p>
        <text:p text:style-name="P1"><text:span text:style-name="Source_20_Text"><text:span text:style-name="T1"><text:s text:c="5"/>| <text:s text:c="3"/>L----H1 #15 <text:s/>&gt;iY:26(V20) <text:s/>prev: #-- <text:s/>next: #19</text:span></text:span></text:p>
        <text:p text:style-name="P1"><text:span text:style-name="Source_20_Text"><text:span text:style-name="T1"><text:s text:c="5"/>| <text:s text:c="3"/>R----H2 #20 <text:s/>&gt;iY:33(V52) <text:s/>prev: #19 <text:s/>next: #21</text:span></text:span></text:p>
        <text:p text:style-name="P1"><text:span text:style-name="Source_20_Text"><text:span text:style-name="T1"><text:s text:c="5"/>| <text:s text:c="8"/>R----H1 #21 <text:s/>&gt;iY:35(V60) <text:s/>prev: #20 <text:s/>next: #17</text:span></text:span></text:p>
        <text:p text:style-name="P1"><text:span text:style-name="Source_20_Text"><text:span text:style-name="T1"><text:s text:c="5"/>R----H2 #14 <text:s/>&gt;iY:25(V100) <text:s/>prev: #18 <text:s/>next: #--</text:span></text:span></text:p>
        <text:p text:style-name="P1"><text:span text:style-name="Source_20_Text"><text:span text:style-name="T1"><text:s text:c="10"/>L----H1 #18 <text:s/>&gt;iY:30(V82) <text:s/>prev: #17 <text:s/>next: #14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100 <text:s/>has helper V12(r)</text:span></text:span></text:p>
        <text:p text:style-name="P1"><text:span text:style-name="Source_20_Text"><text:span text:style-name="T1">Delete Edge: #14 <text:s/>from v100</text:span></text:span></text:p>
        <text:p text:style-name="P1"><text:span text:style-name="Source_20_Text"><text:span text:style-name="T1">Insert Edge: #22 <text:s/>from v101 to v102</text:span></text:span></text:p>
        <text:p text:style-name="P1"><text:span text:style-name="Source_20_Text"><text:span text:style-name="T1">For Edge #22 <text:s/>from v101: set helper to V10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40 <text:s/>V69 <text:s/>x513 <text:s/>y270</text:span></text:span></text:p>
        <text:p text:style-name="P1"><text:span text:style-name="Source_20_Text"><text:span text:style-name="T1">pk: Y28 <text:s/>V[pk]: V68</text:span></text:span></text:p>
        <text:p text:style-name="P1"><text:span text:style-name="Source_20_Text"><text:span text:style-name="T1">R----H4 #20 <text:s/>&gt;iY:33(V52) <text:s/>prev: #19 <text:s/>next: #21</text:span></text:span></text:p>
        <text:p text:style-name="P1"><text:span text:style-name="Source_20_Text"><text:span text:style-name="T1"><text:s text:c="5"/>L----H2 #19 <text:s/>&gt;iY:32(V38) <text:s/>prev: #15 <text:s/>next: #20</text:span></text:span></text:p>
        <text:p text:style-name="P1"><text:span text:style-name="Source_20_Text"><text:span text:style-name="T1"><text:s text:c="5"/>| <text:s text:c="3"/>L----H1 #15 <text:s/>&gt;iY:26(V20) <text:s/>prev: #-- <text:s/>next: #19</text:span></text:span></text:p>
        <text:p text:style-name="P1"><text:span text:style-name="Source_20_Text"><text:span text:style-name="T1"><text:s text:c="5"/>R----H3 #17 <text:s/>&gt;iY:28(V68) <text:s/>prev: #21 <text:s/>next: #18</text:span></text:span></text:p>
        <text:p text:style-name="P1"><text:span text:style-name="Source_20_Text"><text:span text:style-name="T1"><text:s text:c="10"/>L----H1 #21 <text:s/>&gt;iY:35(V60) <text:s/>prev: #20 <text:s/>next: #17</text:span></text:span></text:p>
        <text:p text:style-name="P1"><text:span text:style-name="Source_20_Text"><text:span text:style-name="T1"><text:s text:c="10"/>R----H2 #18 <text:s/>&gt;iY:30(V82) <text:s/>prev: #17 <text:s/>next: #22</text:span></text:span></text:p>
        <text:p text:style-name="P1"><text:span text:style-name="Source_20_Text"><text:span text:style-name="T1"><text:s text:c="15"/>R----H1 #22 <text:s/>&gt;iY:39(V101) <text:s/>prev: #18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68 <text:s/>has helper V49(r)</text:span></text:span></text:p>
        <text:p text:style-name="P1"><text:span text:style-name="Source_20_Text"><text:span text:style-name="T1">Delete Edge: #17 <text:s/>from v68</text:span></text:span></text:p>
        <text:p text:style-name="P1"><text:span text:style-name="Source_20_Text"><text:span text:style-name="T1">Insert Edge: #23 <text:s/>from v69 to v70</text:span></text:span></text:p>
        <text:p text:style-name="P1"><text:span text:style-name="Source_20_Text"><text:span text:style-name="T1">For Edge #23 <text:s/>from v69: set helper to V6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41 <text:s/>V61 <text:s/>x376 <text:s/>y274</text:span></text:span></text:p>
        <text:p text:style-name="P1"><text:span text:style-name="Source_20_Text"><text:span text:style-name="T1">pk: Y35 <text:s/>V[pk]: V60</text:span></text:span></text:p>
        <text:p text:style-name="P1"><text:span text:style-name="Source_20_Text"><text:span text:style-name="T1">R----H4 #20 <text:s/>&gt;iY:33(V52) <text:s/>prev: #19 <text:s/>next: #21</text:span></text:span></text:p>
        <text:p text:style-name="P1"><text:span text:style-name="Source_20_Text"><text:span text:style-name="T1"><text:s text:c="5"/>L----H2 #19 <text:s/>&gt;iY:32(V38) <text:s/>prev: #15 <text:s/>next: #20</text:span></text:span></text:p>
        <text:p text:style-name="P1"><text:span text:style-name="Source_20_Text"><text:span text:style-name="T1"><text:s text:c="5"/>| <text:s text:c="3"/>L----H1 #15 <text:s/>&gt;iY:26(V20) <text:s/>prev: #-- <text:s/>next: #19</text:span></text:span></text:p>
        <text:p text:style-name="P1"><text:span text:style-name="Source_20_Text"><text:span text:style-name="T1"><text:s text:c="5"/>R----H3 #18 <text:s/>&gt;iY:30(V82) <text:s/>prev: #23 <text:s/>next: #22</text:span></text:span></text:p>
        <text:p text:style-name="P1"><text:span text:style-name="Source_20_Text"><text:span text:style-name="T1"><text:s text:c="10"/>L----H2 #21 <text:s/>&gt;iY:35(V60) <text:s/>prev: #20 <text:s/>next: #23</text:span></text:span></text:p>
        <text:p text:style-name="P1"><text:span text:style-name="Source_20_Text"><text:span text:style-name="T1"><text:s text:c="10"/>| <text:s text:c="3"/>R----H1 #23 <text:s/>&gt;iY:40(V69) <text:s/>prev: #21 <text:s/>next: #18</text:span></text:span></text:p>
        <text:p text:style-name="P1"><text:span text:style-name="Source_20_Text"><text:span text:style-name="T1"><text:s text:c="10"/>R----H1 #22 <text:s/>&gt;iY:39(V101) <text:s/>prev: #18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60 <text:s/>has helper V60(s)</text:span></text:span></text:p>
        <text:p text:style-name="P1"><text:span text:style-name="Source_20_Text"><text:span text:style-name="T1">Delete Edge: #21 <text:s/>from v60</text:span></text:span></text:p>
        <text:p text:style-name="P1"><text:span text:style-name="Source_20_Text"><text:span text:style-name="T1">Insert Edge: #24 <text:s/>from v61 to v62</text:span></text:span></text:p>
        <text:p text:style-name="P1"><text:span text:style-name="Source_20_Text"><text:span text:style-name="T1">For Edge #24 <text:s/>from v61: set helper to V6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42 <text:s/>V48 <text:s/>x571 <text:s/>y284</text:span></text:span></text:p>
        <text:p text:style-name="P1"><text:span text:style-name="Source_20_Text"><text:span text:style-name="T1">pk: Y58 <text:s/>V[pk]: V47</text:span></text:span></text:p>
        <text:p text:style-name="P1"><text:span text:style-name="Source_20_Text"><text:span text:style-name="T1">R----H4 #20 <text:s/>&gt;iY:33(V52) <text:s/>prev: #19 <text:s/>next: #24</text:span></text:span></text:p>
        <text:p text:style-name="P1"><text:span text:style-name="Source_20_Text"><text:span text:style-name="T1"><text:s text:c="5"/>L----H2 #19 <text:s/>&gt;iY:32(V38) <text:s/>prev: #15 <text:s/>next: #20</text:span></text:span></text:p>
        <text:p text:style-name="P1"><text:span text:style-name="Source_20_Text"><text:span text:style-name="T1"><text:s text:c="5"/>| <text:s text:c="3"/>L----H1 #15 <text:s/>&gt;iY:26(V20) <text:s/>prev: #-- <text:s/>next: #19</text:span></text:span></text:p>
        <text:p text:style-name="P1"><text:span text:style-name="Source_20_Text"><text:span text:style-name="T1"><text:s text:c="5"/>R----H3 #18 <text:s/>&gt;iY:30(V82) <text:s/>prev: #23 <text:s/>next: #22</text:span></text:span></text:p>
        <text:p text:style-name="P1"><text:span text:style-name="Source_20_Text"><text:span text:style-name="T1"><text:s text:c="10"/>L----H2 #23 <text:s/>&gt;iY:40(V69) <text:s/>prev: #24 <text:s/>next: #18</text:span></text:span></text:p>
        <text:p text:style-name="P1"><text:span text:style-name="Source_20_Text"><text:span text:style-name="T1"><text:s text:c="10"/>| <text:s text:c="3"/>L----H1 #24 <text:s/>&gt;iY:41(V61) <text:s/>prev: #20 <text:s/>next: #23</text:span></text:span></text:p>
        <text:p text:style-name="P1"><text:span text:style-name="Source_20_Text"><text:span text:style-name="T1"><text:s text:c="10"/>R----H1 #22 <text:s/>&gt;iY:39(V101) <text:s/>prev: #18 <text:s/>next: #--</text:span></text:span></text:p>
        <text:p text:style-name="P1"><text:span text:style-name="Source_20_Text"><text:span text:style-name="T1"><text:s text:c="3"/>Regular(up):42 <text:s/>from v48</text:span></text:span></text:p>
        <text:p text:style-name="P1"><text:span text:style-name="Source_20_Text"><text:span text:style-name="T1">Found EdgeJ #23 <text:s/>from v69 has helper V69(r)</text:span></text:span></text:p>
        <text:p text:style-name="P1"><text:span text:style-name="Source_20_Text"><text:span text:style-name="T1">EdgeJ #23 <text:s/>from v69: set helper to V48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43 <text:s/>V59 <text:s/>x470 <text:s/>y289</text:span></text:span></text:p>
        <text:p text:style-name="P1"><text:span text:style-name="Source_20_Text"><text:span text:style-name="T1">pk: Y57 <text:s/>V[pk]: V58</text:span></text:span></text:p>
        <text:p text:style-name="P1"><text:span text:style-name="Source_20_Text"><text:span text:style-name="T1">R----H4 #20 <text:s/>&gt;iY:33(V52) <text:s/>prev: #19 <text:s/>next: #24</text:span></text:span></text:p>
        <text:p text:style-name="P1"><text:span text:style-name="Source_20_Text"><text:span text:style-name="T1"><text:s text:c="5"/>L----H2 #19 <text:s/>&gt;iY:32(V38) <text:s/>prev: #15 <text:s/>next: #20</text:span></text:span></text:p>
        <text:p text:style-name="P1"><text:span text:style-name="Source_20_Text"><text:span text:style-name="T1"><text:s text:c="5"/>| <text:s text:c="3"/>L----H1 #15 <text:s/>&gt;iY:26(V20) <text:s/>prev: #-- <text:s/>next: #19</text:span></text:span></text:p>
        <text:p text:style-name="P1"><text:span text:style-name="Source_20_Text"><text:span text:style-name="T1"><text:s text:c="5"/>R----H3 #18 <text:s/>&gt;iY:30(V82) <text:s/>prev: #23 <text:s/>next: #22</text:span></text:span></text:p>
        <text:p text:style-name="P1"><text:span text:style-name="Source_20_Text"><text:span text:style-name="T1"><text:s text:c="10"/>L----H2 #23 <text:s/>&gt;iY:40(V69) <text:s/>prev: #24 <text:s/>next: #18</text:span></text:span></text:p>
        <text:p text:style-name="P1"><text:span text:style-name="Source_20_Text"><text:span text:style-name="T1"><text:s text:c="10"/>| <text:s text:c="3"/>L----H1 #24 <text:s/>&gt;iY:41(V61) <text:s/>prev: #20 <text:s/>next: #23</text:span></text:span></text:p>
        <text:p text:style-name="P1"><text:span text:style-name="Source_20_Text"><text:span text:style-name="T1"><text:s text:c="10"/>R----H1 #22 <text:s/>&gt;iY:39(V101) <text:s/>prev: #18 <text:s/>next: #--</text:span></text:span></text:p>
        <text:p text:style-name="P1"><text:span text:style-name="Source_20_Text"><text:span text:style-name="T1"><text:s text:c="3"/>Regular(up):43 <text:s/>from v59</text:span></text:span></text:p>
        <text:p text:style-name="P1"><text:span text:style-name="Source_20_Text"><text:span text:style-name="T1">Found EdgeJ #24 <text:s/>from v61 has helper V61(r)</text:span></text:span></text:p>
        <text:p text:style-name="P1"><text:span text:style-name="Source_20_Text"><text:span text:style-name="T1">EdgeJ #24 <text:s/>from v61: set helper to V5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44 <text:s/>V31 <text:s/>x664 <text:s/>y290</text:span></text:span></text:p>
        <text:p text:style-name="P1"><text:span text:style-name="Source_20_Text"><text:span text:style-name="T1">pk: Y64 <text:s/>V[pk]: V30</text:span></text:span></text:p>
        <text:p text:style-name="P1"><text:span text:style-name="Source_20_Text"><text:span text:style-name="T1">R----H4 #20 <text:s/>&gt;iY:33(V52) <text:s/>prev: #19 <text:s/>next: #24</text:span></text:span></text:p>
        <text:p text:style-name="P1"><text:span text:style-name="Source_20_Text"><text:span text:style-name="T1"><text:s text:c="5"/>L----H2 #19 <text:s/>&gt;iY:32(V38) <text:s/>prev: #15 <text:s/>next: #20</text:span></text:span></text:p>
        <text:p text:style-name="P1"><text:span text:style-name="Source_20_Text"><text:span text:style-name="T1"><text:s text:c="5"/>| <text:s text:c="3"/>L----H1 #15 <text:s/>&gt;iY:26(V20) <text:s/>prev: #-- <text:s/>next: #19</text:span></text:span></text:p>
        <text:p text:style-name="P1"><text:span text:style-name="Source_20_Text"><text:span text:style-name="T1"><text:s text:c="5"/>R----H3 #18 <text:s/>&gt;iY:30(V82) <text:s/>prev: #23 <text:s/>next: #22</text:span></text:span></text:p>
        <text:p text:style-name="P1"><text:span text:style-name="Source_20_Text"><text:span text:style-name="T1"><text:s text:c="10"/>L----H2 #23 <text:s/>&gt;iY:40(V69) <text:s/>prev: #24 <text:s/>next: #18</text:span></text:span></text:p>
        <text:p text:style-name="P1"><text:soft-page-break/><text:span text:style-name="Source_20_Text"><text:span text:style-name="T1"><text:s text:c="10"/>| <text:s text:c="3"/>L----H1 #24 <text:s/>&gt;iY:41(V61) <text:s/>prev: #20 <text:s/>next: #23</text:span></text:span></text:p>
        <text:p text:style-name="P1"><text:span text:style-name="Source_20_Text"><text:span text:style-name="T1"><text:s text:c="10"/>R----H1 #22 <text:s/>&gt;iY:39(V101) <text:s/>prev: #18 <text:s/>next: #--</text:span></text:span></text:p>
        <text:p text:style-name="P1"><text:span text:style-name="Source_20_Text"><text:span text:style-name="T1"><text:s text:c="3"/>Regular(up):44 <text:s/>from v31</text:span></text:span></text:p>
        <text:p text:style-name="P1"><text:span text:style-name="Source_20_Text"><text:span text:style-name="T1">Found EdgeJ #18 <text:s/>from v82 has helper V32(r)</text:span></text:span></text:p>
        <text:p text:style-name="P1"><text:span text:style-name="Source_20_Text"><text:span text:style-name="T1">EdgeJ #18 <text:s/>from v82: set helper to V3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45 <text:s/>V39 <text:s/>x159 <text:s/>y298</text:span></text:span></text:p>
        <text:p text:style-name="P1"><text:span text:style-name="Source_20_Text"><text:span text:style-name="T1">pk: Y32 <text:s/>V[pk]: V38</text:span></text:span></text:p>
        <text:p text:style-name="P1"><text:span text:style-name="Source_20_Text"><text:span text:style-name="T1">R----H4 #20 <text:s/>&gt;iY:33(V52) <text:s/>prev: #19 <text:s/>next: #24</text:span></text:span></text:p>
        <text:p text:style-name="P1"><text:span text:style-name="Source_20_Text"><text:span text:style-name="T1"><text:s text:c="5"/>L----H2 #19 <text:s/>&gt;iY:32(V38) <text:s/>prev: #15 <text:s/>next: #20</text:span></text:span></text:p>
        <text:p text:style-name="P1"><text:span text:style-name="Source_20_Text"><text:span text:style-name="T1"><text:s text:c="5"/>| <text:s text:c="3"/>L----H1 #15 <text:s/>&gt;iY:26(V20) <text:s/>prev: #-- <text:s/>next: #19</text:span></text:span></text:p>
        <text:p text:style-name="P1"><text:span text:style-name="Source_20_Text"><text:span text:style-name="T1"><text:s text:c="5"/>R----H3 #18 <text:s/>&gt;iY:30(V82) <text:s/>prev: #23 <text:s/>next: #22</text:span></text:span></text:p>
        <text:p text:style-name="P1"><text:span text:style-name="Source_20_Text"><text:span text:style-name="T1"><text:s text:c="10"/>L----H2 #23 <text:s/>&gt;iY:40(V69) <text:s/>prev: #24 <text:s/>next: #18</text:span></text:span></text:p>
        <text:p text:style-name="P1"><text:span text:style-name="Source_20_Text"><text:span text:style-name="T1"><text:s text:c="10"/>| <text:s text:c="3"/>L----H1 #24 <text:s/>&gt;iY:41(V61) <text:s/>prev: #20 <text:s/>next: #23</text:span></text:span></text:p>
        <text:p text:style-name="P1"><text:span text:style-name="Source_20_Text"><text:span text:style-name="T1"><text:s text:c="10"/>R----H1 #22 <text:s/>&gt;iY:39(V101) <text:s/>prev: #18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38 <text:s/>has helper V77(r)</text:span></text:span></text:p>
        <text:p text:style-name="P1"><text:span text:style-name="Source_20_Text"><text:span text:style-name="T1">Delete Edge: #19 <text:s/>from v38</text:span></text:span></text:p>
        <text:p text:style-name="P1"><text:span text:style-name="Source_20_Text"><text:span text:style-name="T1">Insert Edge: #25 <text:s/>from v39 to v40</text:span></text:span></text:p>
        <text:p text:style-name="P1"><text:span text:style-name="Source_20_Text"><text:span text:style-name="T1">For Edge #25 <text:s/>from v39: set helper to V3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46 <text:s/>V83 <text:s/>x606 <text:s/>y307</text:span></text:span></text:p>
        <text:p text:style-name="P1"><text:span text:style-name="Source_20_Text"><text:span text:style-name="T1">pk: Y30 <text:s/>V[pk]: V82</text:span></text:span></text:p>
        <text:p text:style-name="P1"><text:span text:style-name="Source_20_Text"><text:span text:style-name="T1">R----H4 #23 <text:s/>&gt;iY:40(V69) <text:s/>prev: #24 <text:s/>next: #18</text:span></text:span></text:p>
        <text:p text:style-name="P1"><text:span text:style-name="Source_20_Text"><text:span text:style-name="T1"><text:s text:c="5"/>L----H3 #20 <text:s/>&gt;iY:33(V52) <text:s/>prev: #25 <text:s/>next: #24</text:span></text:span></text:p>
        <text:p text:style-name="P1"><text:span text:style-name="Source_20_Text"><text:span text:style-name="T1"><text:s text:c="5"/>| <text:s text:c="3"/>L----H2 #15 <text:s/>&gt;iY:26(V20) <text:s/>prev: #-- <text:s/>next: #25</text:span></text:span></text:p>
        <text:p text:style-name="P1"><text:span text:style-name="Source_20_Text"><text:span text:style-name="T1"><text:s text:c="5"/>| <text:s text:c="3"/>| <text:s text:c="3"/>R----H1 #25 <text:s/>&gt;iY:45(V39) <text:s/>prev: #15 <text:s/>next: #20</text:span></text:span></text:p>
        <text:p text:style-name="P1"><text:span text:style-name="Source_20_Text"><text:span text:style-name="T1"><text:s text:c="5"/>| <text:s text:c="3"/>R----H1 #24 <text:s/>&gt;iY:41(V61) <text:s/>prev: #20 <text:s/>next: #23</text:span></text:span></text:p>
        <text:p text:style-name="P1"><text:span text:style-name="Source_20_Text"><text:span text:style-name="T1"><text:s text:c="5"/>R----H2 #18 <text:s/>&gt;iY:30(V82) <text:s/>prev: #23 <text:s/>next: #22</text:span></text:span></text:p>
        <text:p text:style-name="P1"><text:span text:style-name="Source_20_Text"><text:span text:style-name="T1"><text:s text:c="10"/>R----H1 #22 <text:s/>&gt;iY:39(V101) <text:s/>prev: #18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82 <text:s/>has helper V31(r)</text:span></text:span></text:p>
        <text:p text:style-name="P1"><text:span text:style-name="Source_20_Text"><text:span text:style-name="T1">Delete Edge: #18 <text:s/>from v82</text:span></text:span></text:p>
        <text:p text:style-name="P1"><text:span text:style-name="Source_20_Text"><text:span text:style-name="T1">Insert Edge: #26 <text:s/>from v83 to v84</text:span></text:span></text:p>
        <text:p text:style-name="P1"><text:span text:style-name="Source_20_Text"><text:span text:style-name="T1">For Edge #26 <text:s/>from v83: set helper to V8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47 <text:s/>V76 <text:s/>x185 <text:s/>y315</text:span></text:span></text:p>
        <text:p text:style-name="P1"><text:span text:style-name="Source_20_Text"><text:span text:style-name="T1">pk: Y63 <text:s/>V[pk]: V75</text:span></text:span></text:p>
        <text:p text:style-name="P1"><text:span text:style-name="Source_20_Text"><text:span text:style-name="T1">R----H4 #20 <text:s/>&gt;iY:33(V52) <text:s/>prev: #25 <text:s/>next: #24</text:span></text:span></text:p>
        <text:p text:style-name="P1"><text:span text:style-name="Source_20_Text"><text:span text:style-name="T1"><text:s text:c="5"/>L----H2 #15 <text:s/>&gt;iY:26(V20) <text:s/>prev: #-- <text:s/>next: #25</text:span></text:span></text:p>
        <text:p text:style-name="P1"><text:span text:style-name="Source_20_Text"><text:span text:style-name="T1"><text:s text:c="5"/>| <text:s text:c="3"/>R----H1 #25 <text:s/>&gt;iY:45(V39) <text:s/>prev: #15 <text:s/>next: #20</text:span></text:span></text:p>
        <text:p text:style-name="P1"><text:span text:style-name="Source_20_Text"><text:span text:style-name="T1"><text:s text:c="5"/>R----H3 #23 <text:s/>&gt;iY:40(V69) <text:s/>prev: #24 <text:s/>next: #26</text:span></text:span></text:p>
        <text:p text:style-name="P1"><text:span text:style-name="Source_20_Text"><text:span text:style-name="T1"><text:s text:c="10"/>L----H1 #24 <text:s/>&gt;iY:41(V61) <text:s/>prev: #20 <text:s/>next: #23</text:span></text:span></text:p>
        <text:p text:style-name="P1"><text:span text:style-name="Source_20_Text"><text:span text:style-name="T1"><text:s text:c="10"/>R----H2 #22 <text:s/>&gt;iY:39(V101) <text:s/>prev: #26 <text:s/>next: #--</text:span></text:span></text:p>
        <text:p text:style-name="P1"><text:span text:style-name="Source_20_Text"><text:span text:style-name="T1"><text:s text:c="15"/>L----H1 #26 <text:s/>&gt;iY:46(V83) <text:s/>prev: #23 <text:s/>next: #22</text:span></text:span></text:p>
        <text:p text:style-name="P1"><text:span text:style-name="Source_20_Text"><text:span text:style-name="T1"><text:s text:c="3"/>Regular(up):47 <text:s/>from v76</text:span></text:span></text:p>
        <text:p text:style-name="P1"><text:span text:style-name="Source_20_Text"><text:span text:style-name="T1">Found EdgeJ #25 <text:s/>from v39 has helper V39(r)</text:span></text:span></text:p>
        <text:p text:style-name="P1"><text:span text:style-name="Source_20_Text"><text:span text:style-name="T1">EdgeJ #25 <text:s/>from v39: set helper to V7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48 <text:s/>V53 <text:s/>x242 <text:s/>y316</text:span></text:span></text:p>
        <text:p text:style-name="P1"><text:span text:style-name="Source_20_Text"><text:span text:style-name="T1">pk: Y33 <text:s/>V[pk]: V52</text:span></text:span></text:p>
        <text:p text:style-name="P1"><text:span text:style-name="Source_20_Text"><text:span text:style-name="T1">R----H4 #20 <text:s/>&gt;iY:33(V52) <text:s/>prev: #25 <text:s/>next: #24</text:span></text:span></text:p>
        <text:p text:style-name="P1"><text:span text:style-name="Source_20_Text"><text:span text:style-name="T1"><text:s text:c="5"/>L----H2 #15 <text:s/>&gt;iY:26(V20) <text:s/>prev: #-- <text:s/>next: #25</text:span></text:span></text:p>
        <text:p text:style-name="P1"><text:span text:style-name="Source_20_Text"><text:span text:style-name="T1"><text:s text:c="5"/>| <text:s text:c="3"/>R----H1 #25 <text:s/>&gt;iY:45(V39) <text:s/>prev: #15 <text:s/>next: #20</text:span></text:span></text:p>
        <text:p text:style-name="P1"><text:span text:style-name="Source_20_Text"><text:span text:style-name="T1"><text:s text:c="5"/>R----H3 #23 <text:s/>&gt;iY:40(V69) <text:s/>prev: #24 <text:s/>next: #26</text:span></text:span></text:p>
        <text:p text:style-name="P1"><text:span text:style-name="Source_20_Text"><text:span text:style-name="T1"><text:s text:c="10"/>L----H1 #24 <text:s/>&gt;iY:41(V61) <text:s/>prev: #20 <text:s/>next: #23</text:span></text:span></text:p>
        <text:p text:style-name="P1"><text:span text:style-name="Source_20_Text"><text:span text:style-name="T1"><text:s text:c="10"/>R----H2 #22 <text:s/>&gt;iY:39(V101) <text:s/>prev: #26 <text:s/>next: #--</text:span></text:span></text:p>
        <text:p text:style-name="P1"><text:span text:style-name="Source_20_Text"><text:span text:style-name="T1"><text:s text:c="15"/>L----H1 #26 <text:s/>&gt;iY:46(V83) <text:s/>prev: #23 <text:s/>next: #22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52 <text:s/>has helper V66(r)</text:span></text:span></text:p>
        <text:p text:style-name="P1"><text:span text:style-name="Source_20_Text"><text:span text:style-name="T1">Delete Edge: #20 <text:s/>from v52</text:span></text:span></text:p>
        <text:p text:style-name="P1"><text:span text:style-name="Source_20_Text"><text:span text:style-name="T1">Insert Edge: #27 <text:s/>from v53 to v54</text:span></text:span></text:p>
        <text:p text:style-name="P1"><text:span text:style-name="Source_20_Text"><text:span text:style-name="T1">For Edge #27 <text:s/>from v53: set helper to V5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49 <text:s/>V62 <text:s/>x344 <text:s/>y330</text:span></text:span></text:p>
        <text:p text:style-name="P1"><text:span text:style-name="Source_20_Text"><text:span text:style-name="T1">pk: Y41 <text:s/>V[pk]: V61</text:span></text:span></text:p>
        <text:p text:style-name="P1"><text:span text:style-name="Source_20_Text"><text:span text:style-name="T1">R----H4 #24 <text:s/>&gt;iY:41(V61) <text:s/>prev: #27 <text:s/>next: #23</text:span></text:span></text:p>
        <text:p text:style-name="P1"><text:span text:style-name="Source_20_Text"><text:span text:style-name="T1"><text:s text:c="5"/>L----H3 #15 <text:s/>&gt;iY:26(V20) <text:s/>prev: #-- <text:s/>next: #25</text:span></text:span></text:p>
        <text:p text:style-name="P1"><text:span text:style-name="Source_20_Text"><text:span text:style-name="T1"><text:s text:c="5"/>| <text:s text:c="3"/>R----H2 #25 <text:s/>&gt;iY:45(V39) <text:s/>prev: #15 <text:s/>next: #27</text:span></text:span></text:p>
        <text:p text:style-name="P1"><text:span text:style-name="Source_20_Text"><text:span text:style-name="T1"><text:s text:c="5"/>| <text:s text:c="8"/>R----H1 #27 <text:s/>&gt;iY:48(V53) <text:s/>prev: #25 <text:s/>next: #24</text:span></text:span></text:p>
        <text:p text:style-name="P1"><text:span text:style-name="Source_20_Text"><text:span text:style-name="T1"><text:s text:c="5"/>R----H3 #23 <text:s/>&gt;iY:40(V69) <text:s/>prev: #24 <text:s/>next: #26</text:span></text:span></text:p>
        <text:p text:style-name="P1"><text:span text:style-name="Source_20_Text"><text:span text:style-name="T1"><text:s text:c="10"/>R----H2 #22 <text:s/>&gt;iY:39(V101) <text:s/>prev: #26 <text:s/>next: #--</text:span></text:span></text:p>
        <text:p text:style-name="P1"><text:span text:style-name="Source_20_Text"><text:span text:style-name="T1"><text:s text:c="15"/>L----H1 #26 <text:s/>&gt;iY:46(V83) <text:s/>prev: #23 <text:s/>next: #22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61 <text:s/>has helper V59(r)</text:span></text:span></text:p>
        <text:p text:style-name="P1"><text:span text:style-name="Source_20_Text"><text:span text:style-name="T1">Delete Edge: #24 <text:s/>from v61</text:span></text:span></text:p>
        <text:p text:style-name="P1"><text:span text:style-name="Source_20_Text"><text:span text:style-name="T1">Insert Edge: #28 <text:s/>from v62 to v63</text:span></text:span></text:p>
        <text:p text:style-name="P1"><text:span text:style-name="Source_20_Text"><text:span text:style-name="T1">For Edge #28 <text:s/>from v62: set helper to V6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50 <text:s/>V65 <text:s/>x273 <text:s/>y331</text:span></text:span></text:p>
        <text:p text:style-name="P1"><text:span text:style-name="Source_20_Text"><text:span text:style-name="T1">pk: Y62 <text:s/>V[pk]: V64</text:span></text:span></text:p>
        <text:p text:style-name="P1"><text:span text:style-name="Source_20_Text"><text:span text:style-name="T1">R----H4 #23 <text:s/>&gt;iY:40(V69) <text:s/>prev: #28 <text:s/>next: #26</text:span></text:span></text:p>
        <text:p text:style-name="P1"><text:span text:style-name="Source_20_Text"><text:span text:style-name="T1"><text:s text:c="5"/>L----H3 #25 <text:s/>&gt;iY:45(V39) <text:s/>prev: #15 <text:s/>next: #27</text:span></text:span></text:p>
        <text:p text:style-name="P1"><text:span text:style-name="Source_20_Text"><text:span text:style-name="T1"><text:s text:c="5"/>| <text:s text:c="3"/>L----H1 #15 <text:s/>&gt;iY:26(V20) <text:s/>prev: #-- <text:s/>next: #25</text:span></text:span></text:p>
        <text:p text:style-name="P1"><text:span text:style-name="Source_20_Text"><text:span text:style-name="T1"><text:s text:c="5"/>| <text:s text:c="3"/>R----H2 #27 <text:s/>&gt;iY:48(V53) <text:s/>prev: #25 <text:s/>next: #28</text:span></text:span></text:p>
        <text:p text:style-name="P1"><text:span text:style-name="Source_20_Text"><text:span text:style-name="T1"><text:s text:c="5"/>| <text:s text:c="8"/>R----H1 #28 <text:s/>&gt;iY:49(V62) <text:s/>prev: #27 <text:s/>next: #23</text:span></text:span></text:p>
        <text:p text:style-name="P1"><text:span text:style-name="Source_20_Text"><text:span text:style-name="T1"><text:s text:c="5"/>R----H2 #22 <text:s/>&gt;iY:39(V101) <text:s/>prev: #26 <text:s/>next: #--</text:span></text:span></text:p>
        <text:p text:style-name="P1"><text:span text:style-name="Source_20_Text"><text:span text:style-name="T1"><text:s text:c="10"/>L----H1 #26 <text:s/>&gt;iY:46(V83) <text:s/>prev: #23 <text:s/>next: #22</text:span></text:span></text:p>
        <text:p text:style-name="P1"><text:span text:style-name="Source_20_Text"><text:span text:style-name="T1"><text:s text:c="3"/>Regular(up):50 <text:s/>from v65</text:span></text:span></text:p>
        <text:p text:style-name="P1"><text:span text:style-name="Source_20_Text"><text:span text:style-name="T1">Found EdgeJ #27 <text:s/>from v53 has helper V53(r)</text:span></text:span></text:p>
        <text:p text:style-name="P1"><text:span text:style-name="Source_20_Text"><text:span text:style-name="T1">EdgeJ #27 <text:s/>from v53: set helper to V6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51 <text:s/>V102 <text:s/>x702 <text:s/>y332</text:span></text:span></text:p>
        <text:p text:style-name="P1"><text:span text:style-name="Source_20_Text"><text:span text:style-name="T1">pk: Y39 <text:s/>V[pk]: V101</text:span></text:span></text:p>
        <text:p text:style-name="P1"><text:span text:style-name="Source_20_Text"><text:span text:style-name="T1">R----H4 #23 <text:s/>&gt;iY:40(V69) <text:s/>prev: #28 <text:s/>next: #26</text:span></text:span></text:p>
        <text:p text:style-name="P1"><text:span text:style-name="Source_20_Text"><text:span text:style-name="T1"><text:s text:c="5"/>L----H3 #25 <text:s/>&gt;iY:45(V39) <text:s/>prev: #15 <text:s/>next: #27</text:span></text:span></text:p>
        <text:p text:style-name="P1"><text:span text:style-name="Source_20_Text"><text:span text:style-name="T1"><text:s text:c="5"/>| <text:s text:c="3"/>L----H1 #15 <text:s/>&gt;iY:26(V20) <text:s/>prev: #-- <text:s/>next: #25</text:span></text:span></text:p>
        <text:p text:style-name="P1"><text:span text:style-name="Source_20_Text"><text:span text:style-name="T1"><text:s text:c="5"/>| <text:s text:c="3"/>R----H2 #27 <text:s/>&gt;iY:48(V53) <text:s/>prev: #25 <text:s/>next: #28</text:span></text:span></text:p>
        <text:p text:style-name="P1"><text:span text:style-name="Source_20_Text"><text:span text:style-name="T1"><text:s text:c="5"/>| <text:s text:c="8"/>R----H1 #28 <text:s/>&gt;iY:49(V62) <text:s/>prev: #27 <text:s/>next: #23</text:span></text:span></text:p>
        <text:p text:style-name="P1"><text:span text:style-name="Source_20_Text"><text:span text:style-name="T1"><text:s text:c="5"/>R----H2 #22 <text:s/>&gt;iY:39(V101) <text:s/>prev: #26 <text:s/>next: #--</text:span></text:span></text:p>
        <text:p text:style-name="P1"><text:span text:style-name="Source_20_Text"><text:span text:style-name="T1"><text:s text:c="10"/>L----H1 #26 <text:s/>&gt;iY:46(V83) <text:s/>prev: #23 <text:s/>next: #22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101 <text:s/>has helper V101(r)</text:span></text:span></text:p>
        <text:p text:style-name="P1"><text:span text:style-name="Source_20_Text"><text:span text:style-name="T1">Delete Edge: #22 <text:s/>from v101</text:span></text:span></text:p>
        <text:p text:style-name="P1"><text:span text:style-name="Source_20_Text"><text:span text:style-name="T1">Insert Edge: #29 <text:s/>from v102 to v103</text:span></text:span></text:p>
        <text:p text:style-name="P1"><text:span text:style-name="Source_20_Text"><text:span text:style-name="T1">For Edge #29 <text:s/>from v102: set helper to V10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52 <text:s/>V21 <text:s/>x13 <text:s/>y334</text:span></text:span></text:p>
        <text:p text:style-name="P1"><text:span text:style-name="Source_20_Text"><text:span text:style-name="T1">pk: Y26 <text:s/>V[pk]: V20</text:span></text:span></text:p>
        <text:p text:style-name="P1"><text:span text:style-name="Source_20_Text"><text:span text:style-name="T1">R----H4 #27 <text:s/>&gt;iY:48(V53) <text:s/>prev: #25 <text:s/>next: #28</text:span></text:span></text:p>
        <text:p text:style-name="P1"><text:span text:style-name="Source_20_Text"><text:span text:style-name="T1"><text:s text:c="5"/>L----H2 #25 <text:s/>&gt;iY:45(V39) <text:s/>prev: #15 <text:s/>next: #27</text:span></text:span></text:p>
        <text:p text:style-name="P1"><text:span text:style-name="Source_20_Text"><text:span text:style-name="T1"><text:s text:c="5"/>| <text:s text:c="3"/>L----H1 #15 <text:s/>&gt;iY:26(V20) <text:s/>prev: #-- <text:s/>next: #25</text:span></text:span></text:p>
        <text:p text:style-name="P1"><text:span text:style-name="Source_20_Text"><text:span text:style-name="T1"><text:s text:c="5"/>R----H3 #23 <text:s/>&gt;iY:40(V69) <text:s/>prev: #28 <text:s/>next: #26</text:span></text:span></text:p>
        <text:p text:style-name="P1"><text:span text:style-name="Source_20_Text"><text:span text:style-name="T1"><text:s text:c="10"/>L----H1 #28 <text:s/>&gt;iY:49(V62) <text:s/>prev: #27 <text:s/>next: #23</text:span></text:span></text:p>
        <text:p text:style-name="P1"><text:span text:style-name="Source_20_Text"><text:span text:style-name="T1"><text:s text:c="10"/>R----H2 #26 <text:s/>&gt;iY:46(V83) <text:s/>prev: #23 <text:s/>next: #29</text:span></text:span></text:p>
        <text:p text:style-name="P1"><text:span text:style-name="Source_20_Text"><text:span text:style-name="T1"><text:s text:c="15"/>R----H1 #29 <text:s/>&gt;iY:51(V102) <text:s/>prev: #26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20 <text:s/>has helper V93(r)</text:span></text:span></text:p>
        <text:p text:style-name="P1"><text:span text:style-name="Source_20_Text"><text:span text:style-name="T1">Delete Edge: #15 <text:s/>from v20</text:span></text:span></text:p>
        <text:p text:style-name="P1"><text:span text:style-name="Source_20_Text"><text:span text:style-name="T1">Insert Edge: #30 <text:s/>from v21 to v22</text:span></text:span></text:p>
        <text:p text:style-name="P1"><text:span text:style-name="Source_20_Text"><text:span text:style-name="T1">For Edge #30 <text:s/>from v21: set helper to V2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53 <text:s/>V92 <text:s/>x64 <text:s/>y343</text:span></text:span></text:p>
        <text:p text:style-name="P1"><text:span text:style-name="Source_20_Text"><text:span text:style-name="T1">pk: Y70 <text:s/>V[pk]: V91</text:span></text:span></text:p>
        <text:p text:style-name="P1"><text:span text:style-name="Source_20_Text"><text:span text:style-name="T1">R----H4 #23 <text:s/>&gt;iY:40(V69) <text:s/>prev: #28 <text:s/>next: #26</text:span></text:span></text:p>
        <text:p text:style-name="P1"><text:span text:style-name="Source_20_Text"><text:span text:style-name="T1"><text:s text:c="5"/>L----H3 #27 <text:s/>&gt;iY:48(V53) <text:s/>prev: #25 <text:s/>next: #28</text:span></text:span></text:p>
        <text:p text:style-name="P1"><text:span text:style-name="Source_20_Text"><text:span text:style-name="T1"><text:s text:c="5"/>| <text:s text:c="3"/>L----H2 #25 <text:s/>&gt;iY:45(V39) <text:s/>prev: #30 <text:s/>next: #27</text:span></text:span></text:p>
        <text:p text:style-name="P1"><text:span text:style-name="Source_20_Text"><text:span text:style-name="T1"><text:s text:c="5"/>| <text:s text:c="3"/>| <text:s text:c="3"/>L----H1 #30 <text:s/>&gt;iY:52(V21) <text:s/>prev: #-- <text:s/>next: #25</text:span></text:span></text:p>
        <text:p text:style-name="P1"><text:span text:style-name="Source_20_Text"><text:span text:style-name="T1"><text:s text:c="5"/>| <text:s text:c="3"/>R----H1 #28 <text:s/>&gt;iY:49(V62) <text:s/>prev: #27 <text:s/>next: #23</text:span></text:span></text:p>
        <text:p text:style-name="P1"><text:span text:style-name="Source_20_Text"><text:span text:style-name="T1"><text:s text:c="5"/>R----H2 #26 <text:s/>&gt;iY:46(V83) <text:s/>prev: #23 <text:s/>next: #29</text:span></text:span></text:p>
        <text:p text:style-name="P1"><text:span text:style-name="Source_20_Text"><text:span text:style-name="T1"><text:s text:c="10"/>R----H1 #29 <text:s/>&gt;iY:51(V102) <text:s/>prev: #26 <text:s/>next: #--</text:span></text:span></text:p>
        <text:p text:style-name="P1"><text:span text:style-name="Source_20_Text"><text:span text:style-name="T1"><text:s text:c="3"/>Regular(up):53 <text:s/>from v92</text:span></text:span></text:p>
        <text:p text:style-name="P1"><text:span text:style-name="Source_20_Text"><text:span text:style-name="T1">Found EdgeJ #30 <text:s/>from v21 has helper V21(r)</text:span></text:span></text:p>
        <text:p text:style-name="P1"><text:span text:style-name="Source_20_Text"><text:span text:style-name="T1">EdgeJ #30 <text:s/>from v21: set helper to V9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54 <text:s/>V11 <text:s/>x752 <text:s/>y344</text:span></text:span></text:p>
        <text:p text:style-name="P1"><text:span text:style-name="Source_20_Text"><text:span text:style-name="T1">pk: Y71 <text:s/>V[pk]: V10</text:span></text:span></text:p>
        <text:p text:style-name="P1"><text:span text:style-name="Source_20_Text"><text:span text:style-name="T1">R----H4 #23 <text:s/>&gt;iY:40(V69) <text:s/>prev: #28 <text:s/>next: #26</text:span></text:span></text:p>
        <text:p text:style-name="P1"><text:span text:style-name="Source_20_Text"><text:span text:style-name="T1"><text:s text:c="5"/>L----H3 #27 <text:s/>&gt;iY:48(V53) <text:s/>prev: #25 <text:s/>next: #28</text:span></text:span></text:p>
        <text:p text:style-name="P1"><text:span text:style-name="Source_20_Text"><text:span text:style-name="T1"><text:s text:c="5"/>| <text:s text:c="3"/>L----H2 #25 <text:s/>&gt;iY:45(V39) <text:s/>prev: #30 <text:s/>next: #27</text:span></text:span></text:p>
        <text:p text:style-name="P1"><text:span text:style-name="Source_20_Text"><text:span text:style-name="T1"><text:s text:c="5"/>| <text:s text:c="3"/>| <text:s text:c="3"/>L----H1 #30 <text:s/>&gt;iY:52(V21) <text:s/>prev: #-- <text:s/>next: #25</text:span></text:span></text:p>
        <text:p text:style-name="P1"><text:span text:style-name="Source_20_Text"><text:span text:style-name="T1"><text:s text:c="5"/>| <text:s text:c="3"/>R----H1 #28 <text:s/>&gt;iY:49(V62) <text:s/>prev: #27 <text:s/>next: #23</text:span></text:span></text:p>
        <text:p text:style-name="P1"><text:span text:style-name="Source_20_Text"><text:span text:style-name="T1"><text:s text:c="5"/>R----H2 #26 <text:s/>&gt;iY:46(V83) <text:s/>prev: #23 <text:s/>next: #29</text:span></text:span></text:p>
        <text:p text:style-name="P1"><text:span text:style-name="Source_20_Text"><text:span text:style-name="T1"><text:s text:c="10"/>R----H1 #29 <text:s/>&gt;iY:51(V102) <text:s/>prev: #26 <text:s/>next: #--</text:span></text:span></text:p>
        <text:p text:style-name="P1"><text:span text:style-name="Source_20_Text"><text:span text:style-name="T1"><text:s text:c="3"/>Regular(up):54 <text:s/>from v11</text:span></text:span></text:p>
        <text:p text:style-name="P1"><text:span text:style-name="Source_20_Text"><text:span text:style-name="T1">Found EdgeJ #29 <text:s/>from v102 has helper V102(r)</text:span></text:span></text:p>
        <text:p text:style-name="P1"><text:span text:style-name="Source_20_Text"><text:span text:style-name="T1">EdgeJ #29 <text:s/>from v102: set helper to V1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55 <text:s/>V40 <text:s/>x114 <text:s/>y348</text:span></text:span></text:p>
        <text:p text:style-name="P1"><text:span text:style-name="Source_20_Text"><text:span text:style-name="T1">pk: Y45 <text:s/>V[pk]: V39</text:span></text:span></text:p>
        <text:p text:style-name="P1"><text:span text:style-name="Source_20_Text"><text:span text:style-name="T1">R----H4 #23 <text:s/>&gt;iY:40(V69) <text:s/>prev: #28 <text:s/>next: #26</text:span></text:span></text:p>
        <text:p text:style-name="P1"><text:span text:style-name="Source_20_Text"><text:span text:style-name="T1"><text:s text:c="5"/>L----H3 #27 <text:s/>&gt;iY:48(V53) <text:s/>prev: #25 <text:s/>next: #28</text:span></text:span></text:p>
        <text:p text:style-name="P1"><text:span text:style-name="Source_20_Text"><text:span text:style-name="T1"><text:s text:c="5"/>| <text:s text:c="3"/>L----H2 #25 <text:s/>&gt;iY:45(V39) <text:s/>prev: #30 <text:s/>next: #27</text:span></text:span></text:p>
        <text:p text:style-name="P1"><text:span text:style-name="Source_20_Text"><text:span text:style-name="T1"><text:s text:c="5"/>| <text:s text:c="3"/>| <text:s text:c="3"/>L----H1 #30 <text:s/>&gt;iY:52(V21) <text:s/>prev: #-- <text:s/>next: #25</text:span></text:span></text:p>
        <text:p text:style-name="P1"><text:span text:style-name="Source_20_Text"><text:span text:style-name="T1"><text:s text:c="5"/>| <text:s text:c="3"/>R----H1 #28 <text:s/>&gt;iY:49(V62) <text:s/>prev: #27 <text:s/>next: #23</text:span></text:span></text:p>
        <text:p text:style-name="P1"><text:span text:style-name="Source_20_Text"><text:span text:style-name="T1"><text:s text:c="5"/>R----H2 #26 <text:s/>&gt;iY:46(V83) <text:s/>prev: #23 <text:s/>next: #29</text:span></text:span></text:p>
        <text:p text:style-name="P1"><text:span text:style-name="Source_20_Text"><text:span text:style-name="T1"><text:s text:c="10"/>R----H1 #29 <text:s/>&gt;iY:51(V102) <text:s/>prev: #26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39 <text:s/>has helper V76(r)</text:span></text:span></text:p>
        <text:p text:style-name="P1"><text:span text:style-name="Source_20_Text"><text:span text:style-name="T1">Delete Edge: #25 <text:s/>from v39</text:span></text:span></text:p>
        <text:p text:style-name="P1"><text:span text:style-name="Source_20_Text"><text:span text:style-name="T1">Insert Edge: #31 <text:s/>from v40 to v41</text:span></text:span></text:p>
        <text:p text:style-name="P1"><text:span text:style-name="Source_20_Text"><text:span text:style-name="T1">For Edge #31 <text:s/>from v40: set helper to V4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56 <text:s/>V70 <text:s/>x485 <text:s/>y363</text:span></text:span></text:p>
        <text:p text:style-name="P1"><text:span text:style-name="Source_20_Text"><text:span text:style-name="T1">pk: Y40 <text:s/>V[pk]: V69</text:span></text:span></text:p>
        <text:p text:style-name="P1"><text:span text:style-name="Source_20_Text"><text:span text:style-name="T1">R----H4 #23 <text:s/>&gt;iY:40(V69) <text:s/>prev: #28 <text:s/>next: #26</text:span></text:span></text:p>
        <text:p text:style-name="P1"><text:span text:style-name="Source_20_Text"><text:span text:style-name="T1"><text:s text:c="5"/>L----H3 #27 <text:s/>&gt;iY:48(V53) <text:s/>prev: #31 <text:s/>next: #28</text:span></text:span></text:p>
        <text:p text:style-name="P1"><text:span text:style-name="Source_20_Text"><text:span text:style-name="T1"><text:s text:c="5"/>| <text:s text:c="3"/>L----H2 #30 <text:s/>&gt;iY:52(V21) <text:s/>prev: #-- <text:s/>next: #31</text:span></text:span></text:p>
        <text:p text:style-name="P1"><text:span text:style-name="Source_20_Text"><text:span text:style-name="T1"><text:s text:c="5"/>| <text:s text:c="3"/>| <text:s text:c="3"/>R----H1 #31 <text:s/>&gt;iY:55(V40) <text:s/>prev: #30 <text:s/>next: #27</text:span></text:span></text:p>
        <text:p text:style-name="P1"><text:span text:style-name="Source_20_Text"><text:span text:style-name="T1"><text:s text:c="5"/>| <text:s text:c="3"/>R----H1 #28 <text:s/>&gt;iY:49(V62) <text:s/>prev: #27 <text:s/>next: #23</text:span></text:span></text:p>
        <text:p text:style-name="P1"><text:span text:style-name="Source_20_Text"><text:span text:style-name="T1"><text:s text:c="5"/>R----H2 #26 <text:s/>&gt;iY:46(V83) <text:s/>prev: #23 <text:s/>next: #29</text:span></text:span></text:p>
        <text:p text:style-name="P1"><text:span text:style-name="Source_20_Text"><text:span text:style-name="T1"><text:s text:c="10"/>R----H1 #29 <text:s/>&gt;iY:51(V102) <text:s/>prev: #26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69 <text:s/>has helper V48(r)</text:span></text:span></text:p>
        <text:p text:style-name="P1"><text:span text:style-name="Source_20_Text"><text:span text:style-name="T1">Delete Edge: #23 <text:s/>from v69</text:span></text:span></text:p>
        <text:p text:style-name="P1"><text:span text:style-name="Source_20_Text"><text:span text:style-name="T1">Insert Edge: #32 <text:s/>from v70 to v71</text:span></text:span></text:p>
        <text:p text:style-name="P1"><text:span text:style-name="Source_20_Text"><text:span text:style-name="T1">For Edge #32 <text:s/>from v70: set helper to V7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57 <text:s/>V58 <text:s/>x431 <text:s/>y370</text:span></text:span></text:p>
        <text:p text:style-name="P1"><text:span text:style-name="Source_20_Text"><text:span text:style-name="T1">pk: Y73 <text:s/>V[pk]: V57</text:span></text:span></text:p>
        <text:p text:style-name="P1"><text:span text:style-name="Source_20_Text"><text:span text:style-name="T1">R----H4 #27 <text:s/>&gt;iY:48(V53) <text:s/>prev: #31 <text:s/>next: #28</text:span></text:span></text:p>
        <text:p text:style-name="P1"><text:span text:style-name="Source_20_Text"><text:span text:style-name="T1"><text:s text:c="5"/>L----H2 #30 <text:s/>&gt;iY:52(V21) <text:s/>prev: #-- <text:s/>next: #31</text:span></text:span></text:p>
        <text:p text:style-name="P1"><text:soft-page-break/><text:span text:style-name="Source_20_Text"><text:span text:style-name="T1"><text:s text:c="5"/>| <text:s text:c="3"/>R----H1 #31 <text:s/>&gt;iY:55(V40) <text:s/>prev: #30 <text:s/>next: #27</text:span></text:span></text:p>
        <text:p text:style-name="P1"><text:span text:style-name="Source_20_Text"><text:span text:style-name="T1"><text:s text:c="5"/>R----H3 #26 <text:s/>&gt;iY:46(V83) <text:s/>prev: #32 <text:s/>next: #29</text:span></text:span></text:p>
        <text:p text:style-name="P1"><text:span text:style-name="Source_20_Text"><text:span text:style-name="T1"><text:s text:c="10"/>L----H2 #28 <text:s/>&gt;iY:49(V62) <text:s/>prev: #27 <text:s/>next: #32</text:span></text:span></text:p>
        <text:p text:style-name="P1"><text:span text:style-name="Source_20_Text"><text:span text:style-name="T1"><text:s text:c="10"/>| <text:s text:c="3"/>R----H1 #32 <text:s/>&gt;iY:56(V70) <text:s/>prev: #28 <text:s/>next: #26</text:span></text:span></text:p>
        <text:p text:style-name="P1"><text:span text:style-name="Source_20_Text"><text:span text:style-name="T1"><text:s text:c="10"/>R----H1 #29 <text:s/>&gt;iY:51(V102) <text:s/>prev: #26 <text:s/>next: #--</text:span></text:span></text:p>
        <text:p text:style-name="P1"><text:span text:style-name="Source_20_Text"><text:span text:style-name="T1"><text:s text:c="3"/>Regular(up):57 <text:s/>from v58</text:span></text:span></text:p>
        <text:p text:style-name="P1"><text:span text:style-name="Source_20_Text"><text:span text:style-name="T1">Found EdgeJ #28 <text:s/>from v62 has helper V62(r)</text:span></text:span></text:p>
        <text:p text:style-name="P1"><text:span text:style-name="Source_20_Text"><text:span text:style-name="T1">EdgeJ #28 <text:s/>from v62: set helper to V58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58 <text:s/>V47 <text:s/>x527 <text:s/>y373</text:span></text:span></text:p>
        <text:p text:style-name="P1"><text:span text:style-name="Source_20_Text"><text:span text:style-name="T1">pk: Y74 <text:s/>V[pk]: V46</text:span></text:span></text:p>
        <text:p text:style-name="P1"><text:span text:style-name="Source_20_Text"><text:span text:style-name="T1">R----H4 #27 <text:s/>&gt;iY:48(V53) <text:s/>prev: #31 <text:s/>next: #28</text:span></text:span></text:p>
        <text:p text:style-name="P1"><text:span text:style-name="Source_20_Text"><text:span text:style-name="T1"><text:s text:c="5"/>L----H2 #30 <text:s/>&gt;iY:52(V21) <text:s/>prev: #-- <text:s/>next: #31</text:span></text:span></text:p>
        <text:p text:style-name="P1"><text:span text:style-name="Source_20_Text"><text:span text:style-name="T1"><text:s text:c="5"/>| <text:s text:c="3"/>R----H1 #31 <text:s/>&gt;iY:55(V40) <text:s/>prev: #30 <text:s/>next: #27</text:span></text:span></text:p>
        <text:p text:style-name="P1"><text:span text:style-name="Source_20_Text"><text:span text:style-name="T1"><text:s text:c="5"/>R----H3 #26 <text:s/>&gt;iY:46(V83) <text:s/>prev: #32 <text:s/>next: #29</text:span></text:span></text:p>
        <text:p text:style-name="P1"><text:span text:style-name="Source_20_Text"><text:span text:style-name="T1"><text:s text:c="10"/>L----H2 #28 <text:s/>&gt;iY:49(V62) <text:s/>prev: #27 <text:s/>next: #32</text:span></text:span></text:p>
        <text:p text:style-name="P1"><text:span text:style-name="Source_20_Text"><text:span text:style-name="T1"><text:s text:c="10"/>| <text:s text:c="3"/>R----H1 #32 <text:s/>&gt;iY:56(V70) <text:s/>prev: #28 <text:s/>next: #26</text:span></text:span></text:p>
        <text:p text:style-name="P1"><text:span text:style-name="Source_20_Text"><text:span text:style-name="T1"><text:s text:c="10"/>R----H1 #29 <text:s/>&gt;iY:51(V102) <text:s/>prev: #26 <text:s/>next: #--</text:span></text:span></text:p>
        <text:p text:style-name="P1"><text:span text:style-name="Source_20_Text"><text:span text:style-name="T1"><text:s text:c="3"/>Regular(up):58 <text:s/>from v47</text:span></text:span></text:p>
        <text:p text:style-name="P1"><text:span text:style-name="Source_20_Text"><text:span text:style-name="T1">Found EdgeJ #32 <text:s/>from v70 has helper V70(r)</text:span></text:span></text:p>
        <text:p text:style-name="P1"><text:span text:style-name="Source_20_Text"><text:span text:style-name="T1">EdgeJ #32 <text:s/>from v70: set helper to V47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59 <text:s/>V84 <text:s/>x570 <text:s/>y375</text:span></text:span></text:p>
        <text:p text:style-name="P1"><text:span text:style-name="Source_20_Text"><text:span text:style-name="T1">pk: Y46 <text:s/>V[pk]: V83</text:span></text:span></text:p>
        <text:p text:style-name="P1"><text:span text:style-name="Source_20_Text"><text:span text:style-name="T1">R----H4 #27 <text:s/>&gt;iY:48(V53) <text:s/>prev: #31 <text:s/>next: #28</text:span></text:span></text:p>
        <text:p text:style-name="P1"><text:span text:style-name="Source_20_Text"><text:span text:style-name="T1"><text:s text:c="5"/>L----H2 #30 <text:s/>&gt;iY:52(V21) <text:s/>prev: #-- <text:s/>next: #31</text:span></text:span></text:p>
        <text:p text:style-name="P1"><text:span text:style-name="Source_20_Text"><text:span text:style-name="T1"><text:s text:c="5"/>| <text:s text:c="3"/>R----H1 #31 <text:s/>&gt;iY:55(V40) <text:s/>prev: #30 <text:s/>next: #27</text:span></text:span></text:p>
        <text:p text:style-name="P1"><text:span text:style-name="Source_20_Text"><text:span text:style-name="T1"><text:s text:c="5"/>R----H3 #26 <text:s/>&gt;iY:46(V83) <text:s/>prev: #32 <text:s/>next: #29</text:span></text:span></text:p>
        <text:p text:style-name="P1"><text:span text:style-name="Source_20_Text"><text:span text:style-name="T1"><text:s text:c="10"/>L----H2 #28 <text:s/>&gt;iY:49(V62) <text:s/>prev: #27 <text:s/>next: #32</text:span></text:span></text:p>
        <text:p text:style-name="P1"><text:span text:style-name="Source_20_Text"><text:span text:style-name="T1"><text:s text:c="10"/>| <text:s text:c="3"/>R----H1 #32 <text:s/>&gt;iY:56(V70) <text:s/>prev: #28 <text:s/>next: #26</text:span></text:span></text:p>
        <text:p text:style-name="P1"><text:span text:style-name="Source_20_Text"><text:span text:style-name="T1"><text:s text:c="10"/>R----H1 #29 <text:s/>&gt;iY:51(V102) <text:s/>prev: #26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83 <text:s/>has helper V83(r)</text:span></text:span></text:p>
        <text:p text:style-name="P1"><text:span text:style-name="Source_20_Text"><text:span text:style-name="T1">Delete Edge: #26 <text:s/>from v83</text:span></text:span></text:p>
        <text:p text:style-name="P1"><text:span text:style-name="Source_20_Text"><text:span text:style-name="T1">Insert Edge: #33 <text:s/>from v84 to v85</text:span></text:span></text:p>
        <text:p text:style-name="P1"><text:span text:style-name="Source_20_Text"><text:span text:style-name="T1">For Edge #33 <text:s/>from v84: set helper to V8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60 <text:s/>V54 <text:s/>x200 <text:s/>y386</text:span></text:span></text:p>
        <text:p text:style-name="P1"><text:span text:style-name="Source_20_Text"><text:span text:style-name="T1">pk: Y48 <text:s/>V[pk]: V53</text:span></text:span></text:p>
        <text:p text:style-name="P1"><text:span text:style-name="Source_20_Text"><text:span text:style-name="T1">R----H3 #27 <text:s/>&gt;iY:48(V53) <text:s/>prev: #31 <text:s/>next: #28</text:span></text:span></text:p>
        <text:p text:style-name="P1"><text:span text:style-name="Source_20_Text"><text:span text:style-name="T1"><text:s text:c="5"/>L----H2 #30 <text:s/>&gt;iY:52(V21) <text:s/>prev: #-- <text:s/>next: #31</text:span></text:span></text:p>
        <text:p text:style-name="P1"><text:span text:style-name="Source_20_Text"><text:span text:style-name="T1"><text:s text:c="5"/>| <text:s text:c="3"/>R----H1 #31 <text:s/>&gt;iY:55(V40) <text:s/>prev: #30 <text:s/>next: #27</text:span></text:span></text:p>
        <text:p text:style-name="P1"><text:span text:style-name="Source_20_Text"><text:span text:style-name="T1"><text:s text:c="5"/>R----H2 #32 <text:s/>&gt;iY:56(V70) <text:s/>prev: #28 <text:s/>next: #33</text:span></text:span></text:p>
        <text:p text:style-name="P1"><text:span text:style-name="Source_20_Text"><text:span text:style-name="T1"><text:s text:c="10"/>L----H1 #28 <text:s/>&gt;iY:49(V62) <text:s/>prev: #27 <text:s/>next: #32</text:span></text:span></text:p>
        <text:p text:style-name="P1"><text:span text:style-name="Source_20_Text"><text:span text:style-name="T1"><text:s text:c="10"/>R----H2 #29 <text:s/>&gt;iY:51(V102) <text:s/>prev: #33 <text:s/>next: #--</text:span></text:span></text:p>
        <text:p text:style-name="P1"><text:span text:style-name="Source_20_Text"><text:span text:style-name="T1"><text:s text:c="15"/>L----H1 #33 <text:s/>&gt;iY:59(V84) <text:s/>prev: #32 <text:s/>next: #29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53 <text:s/>has helper V65(r)</text:span></text:span></text:p>
        <text:p text:style-name="P1"><text:span text:style-name="Source_20_Text"><text:span text:style-name="T1">Delete Edge: #27 <text:s/>from v53</text:span></text:span></text:p>
        <text:p text:style-name="P1"><text:span text:style-name="Source_20_Text"><text:span text:style-name="T1">Insert Edge: #34 <text:s/>from v54 to v55</text:span></text:span></text:p>
        <text:p text:style-name="P1"><text:span text:style-name="Source_20_Text"><text:span text:style-name="T1">For Edge #34 <text:s/>from v54: set helper to V5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61 <text:s/>V63 <text:s/>x304 <text:s/>y391</text:span></text:span></text:p>
        <text:p text:style-name="P1"><text:span text:style-name="Source_20_Text"><text:span text:style-name="T1">pk: Y49 <text:s/>V[pk]: V62</text:span></text:span></text:p>
        <text:p text:style-name="P1"><text:span text:style-name="Source_20_Text"><text:span text:style-name="T1">R----H4 #28 <text:s/>&gt;iY:49(V62) <text:s/>prev: #34 <text:s/>next: #32</text:span></text:span></text:p>
        <text:p text:style-name="P1"><text:span text:style-name="Source_20_Text"><text:span text:style-name="T1"><text:s text:c="5"/>L----H3 #30 <text:s/>&gt;iY:52(V21) <text:s/>prev: #-- <text:s/>next: #31</text:span></text:span></text:p>
        <text:p text:style-name="P1"><text:span text:style-name="Source_20_Text"><text:span text:style-name="T1"><text:s text:c="5"/>| <text:s text:c="3"/>R----H2 #31 <text:s/>&gt;iY:55(V40) <text:s/>prev: #30 <text:s/>next: #34</text:span></text:span></text:p>
        <text:p text:style-name="P1"><text:span text:style-name="Source_20_Text"><text:span text:style-name="T1"><text:s text:c="5"/>| <text:s text:c="8"/>R----H1 #34 <text:s/>&gt;iY:60(V54) <text:s/>prev: #31 <text:s/>next: #28</text:span></text:span></text:p>
        <text:p text:style-name="P1"><text:span text:style-name="Source_20_Text"><text:span text:style-name="T1"><text:s text:c="5"/>R----H3 #32 <text:s/>&gt;iY:56(V70) <text:s/>prev: #28 <text:s/>next: #33</text:span></text:span></text:p>
        <text:p text:style-name="P1"><text:span text:style-name="Source_20_Text"><text:span text:style-name="T1"><text:s text:c="10"/>R----H2 #29 <text:s/>&gt;iY:51(V102) <text:s/>prev: #33 <text:s/>next: #--</text:span></text:span></text:p>
        <text:p text:style-name="P1"><text:span text:style-name="Source_20_Text"><text:span text:style-name="T1"><text:s text:c="15"/>L----H1 #33 <text:s/>&gt;iY:59(V84) <text:s/>prev: #32 <text:s/>next: #29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62 <text:s/>has helper V58(r)</text:span></text:span></text:p>
        <text:p text:style-name="P1"><text:span text:style-name="Source_20_Text"><text:span text:style-name="T1">Delete Edge: #28 <text:s/>from v62</text:span></text:span></text:p>
        <text:p text:style-name="P1"><text:span text:style-name="Source_20_Text"><text:span text:style-name="T1">Insert Edge: #35 <text:s/>from v63 to v64</text:span></text:span></text:p>
        <text:p text:style-name="P1"><text:span text:style-name="Source_20_Text"><text:span text:style-name="T1">For Edge #35 <text:s/>from v63: set helper to V6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62 <text:s/>V64 <text:s/>x259 <text:s/>y409</text:span></text:span></text:p>
        <text:p text:style-name="P1"><text:span text:style-name="Source_20_Text"><text:span text:style-name="T1">pk: Y61 <text:s/>V[pk]: V63</text:span></text:span></text:p>
        <text:p text:style-name="P1"><text:span text:style-name="Source_20_Text"><text:span text:style-name="T1">R----H4 #32 <text:s/>&gt;iY:56(V70) <text:s/>prev: #35 <text:s/>next: #33</text:span></text:span></text:p>
        <text:p text:style-name="P1"><text:span text:style-name="Source_20_Text"><text:span text:style-name="T1"><text:s text:c="5"/>L----H3 #31 <text:s/>&gt;iY:55(V40) <text:s/>prev: #30 <text:s/>next: #34</text:span></text:span></text:p>
        <text:p text:style-name="P1"><text:span text:style-name="Source_20_Text"><text:span text:style-name="T1"><text:s text:c="5"/>| <text:s text:c="3"/>L----H1 #30 <text:s/>&gt;iY:52(V21) <text:s/>prev: #-- <text:s/>next: #31</text:span></text:span></text:p>
        <text:p text:style-name="P1"><text:span text:style-name="Source_20_Text"><text:span text:style-name="T1"><text:s text:c="5"/>| <text:s text:c="3"/>R----H2 #34 <text:s/>&gt;iY:60(V54) <text:s/>prev: #31 <text:s/>next: #35</text:span></text:span></text:p>
        <text:p text:style-name="P1"><text:span text:style-name="Source_20_Text"><text:span text:style-name="T1"><text:s text:c="5"/>| <text:s text:c="8"/>R----H1 #35 <text:s/>&gt;iY:61(V63) <text:s/>prev: #34 <text:s/>next: #32</text:span></text:span></text:p>
        <text:p text:style-name="P1"><text:span text:style-name="Source_20_Text"><text:span text:style-name="T1"><text:s text:c="5"/>R----H2 #29 <text:s/>&gt;iY:51(V102) <text:s/>prev: #33 <text:s/>next: #--</text:span></text:span></text:p>
        <text:p text:style-name="P1"><text:span text:style-name="Source_20_Text"><text:span text:style-name="T1"><text:s text:c="10"/>L----H1 #33 <text:s/>&gt;iY:59(V84) <text:s/>prev: #32 <text:s/>next: #29</text:span></text:span></text:p>
        <text:p text:style-name="P1"><text:span text:style-name="Source_20_Text"><text:span text:style-name="T1"><text:s text:c="3"/>Merge </text:span></text:span></text:p>
        <text:p text:style-name="P1"><text:span text:style-name="Source_20_Text"><text:span text:style-name="T1">Delete Edge: #35 <text:s/>from v63</text:span></text:span></text:p>
        <text:p text:style-name="P1"><text:span text:style-name="Source_20_Text"><text:span text:style-name="T1">Found EdgeJ #34 <text:s/>from v54 has helper V54(r)</text:span></text:span></text:p>
        <text:p text:style-name="P1"><text:span text:style-name="Source_20_Text"><text:span text:style-name="T1">EdgeJ #34 <text:s/>from v54: set helper to V6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63 <text:s/>V75 <text:s/>x157 <text:s/>y409</text:span></text:span></text:p>
        <text:p text:style-name="P1"><text:span text:style-name="Source_20_Text"><text:span text:style-name="T1">pk: Y76 <text:s/>V[pk]: V74</text:span></text:span></text:p>
        <text:p text:style-name="P1"><text:span text:style-name="Source_20_Text"><text:span text:style-name="T1">R----H3 #32 <text:s/>&gt;iY:56(V70) <text:s/>prev: #34 <text:s/>next: #33</text:span></text:span></text:p>
        <text:p text:style-name="P1"><text:span text:style-name="Source_20_Text"><text:span text:style-name="T1"><text:s text:c="5"/>L----H2 #31 <text:s/>&gt;iY:55(V40) <text:s/>prev: #30 <text:s/>next: #34</text:span></text:span></text:p>
        <text:p text:style-name="P1"><text:span text:style-name="Source_20_Text"><text:span text:style-name="T1"><text:s text:c="5"/>| <text:s text:c="3"/>L----H1 #30 <text:s/>&gt;iY:52(V21) <text:s/>prev: #-- <text:s/>next: #31</text:span></text:span></text:p>
        <text:p text:style-name="P1"><text:span text:style-name="Source_20_Text"><text:span text:style-name="T1"><text:s text:c="5"/>| <text:s text:c="3"/>R----H1 #34 <text:s/>&gt;iY:60(V54) <text:s/>prev: #31 <text:s/>next: #32</text:span></text:span></text:p>
        <text:p text:style-name="P1"><text:span text:style-name="Source_20_Text"><text:span text:style-name="T1"><text:s text:c="5"/>R----H2 #29 <text:s/>&gt;iY:51(V102) <text:s/>prev: #33 <text:s/>next: #--</text:span></text:span></text:p>
        <text:p text:style-name="P1"><text:span text:style-name="Source_20_Text"><text:span text:style-name="T1"><text:s text:c="10"/>L----H1 #33 <text:s/>&gt;iY:59(V84) <text:s/>prev: #32 <text:s/>next: #29</text:span></text:span></text:p>
        <text:p text:style-name="P1"><text:span text:style-name="Source_20_Text"><text:span text:style-name="T1"><text:s text:c="3"/>Regular(up):63 <text:s/>from v75</text:span></text:span></text:p>
        <text:p text:style-name="P1"><text:span text:style-name="Source_20_Text"><text:span text:style-name="T1">Found EdgeJ #31 <text:s/>from v40 has helper V40(r)</text:span></text:span></text:p>
        <text:p text:style-name="P1"><text:span text:style-name="Source_20_Text"><text:span text:style-name="T1">EdgeJ #31 <text:s/>from v40: set helper to V7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64 <text:s/>V30 <text:s/>x607 <text:s/>y412</text:span></text:span></text:p>
        <text:p text:style-name="P1"><text:span text:style-name="Source_20_Text"><text:span text:style-name="T1">pk: Y80 <text:s/>V[pk]: V29</text:span></text:span></text:p>
        <text:p text:style-name="P1"><text:span text:style-name="Source_20_Text"><text:span text:style-name="T1">R----H3 #32 <text:s/>&gt;iY:56(V70) <text:s/>prev: #34 <text:s/>next: #33</text:span></text:span></text:p>
        <text:p text:style-name="P1"><text:span text:style-name="Source_20_Text"><text:span text:style-name="T1"><text:s text:c="5"/>L----H2 #31 <text:s/>&gt;iY:55(V40) <text:s/>prev: #30 <text:s/>next: #34</text:span></text:span></text:p>
        <text:p text:style-name="P1"><text:span text:style-name="Source_20_Text"><text:span text:style-name="T1"><text:s text:c="5"/>| <text:s text:c="3"/>L----H1 #30 <text:s/>&gt;iY:52(V21) <text:s/>prev: #-- <text:s/>next: #31</text:span></text:span></text:p>
        <text:p text:style-name="P1"><text:span text:style-name="Source_20_Text"><text:span text:style-name="T1"><text:s text:c="5"/>| <text:s text:c="3"/>R----H1 #34 <text:s/>&gt;iY:60(V54) <text:s/>prev: #31 <text:s/>next: #32</text:span></text:span></text:p>
        <text:p text:style-name="P1"><text:span text:style-name="Source_20_Text"><text:span text:style-name="T1"><text:s text:c="5"/>R----H2 #29 <text:s/>&gt;iY:51(V102) <text:s/>prev: #33 <text:s/>next: #--</text:span></text:span></text:p>
        <text:p text:style-name="P1"><text:span text:style-name="Source_20_Text"><text:span text:style-name="T1"><text:s text:c="10"/>L----H1 #33 <text:s/>&gt;iY:59(V84) <text:s/>prev: #32 <text:s/>next: #29</text:span></text:span></text:p>
        <text:p text:style-name="P1"><text:span text:style-name="Source_20_Text"><text:span text:style-name="T1"><text:s text:c="3"/>Regular(up):64 <text:s/>from v30</text:span></text:span></text:p>
        <text:p text:style-name="P1"><text:span text:style-name="Source_20_Text"><text:span text:style-name="T1">Found EdgeJ #33 <text:s/>from v84 has helper V84(r)</text:span></text:span></text:p>
        <text:p text:style-name="P1"><text:span text:style-name="Source_20_Text"><text:span text:style-name="T1">EdgeJ #33 <text:s/>from v84: set helper to V3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65 <text:s/>V22 <text:s/>x-16 <text:s/>y420</text:span></text:span></text:p>
        <text:p text:style-name="P1"><text:span text:style-name="Source_20_Text"><text:span text:style-name="T1">pk: Y52 <text:s/>V[pk]: V21</text:span></text:span></text:p>
        <text:p text:style-name="P1"><text:span text:style-name="Source_20_Text"><text:span text:style-name="T1">R----H3 #32 <text:s/>&gt;iY:56(V70) <text:s/>prev: #34 <text:s/>next: #33</text:span></text:span></text:p>
        <text:p text:style-name="P1"><text:span text:style-name="Source_20_Text"><text:span text:style-name="T1"><text:s text:c="5"/>L----H2 #31 <text:s/>&gt;iY:55(V40) <text:s/>prev: #30 <text:s/>next: #34</text:span></text:span></text:p>
        <text:p text:style-name="P1"><text:span text:style-name="Source_20_Text"><text:span text:style-name="T1"><text:s text:c="5"/>| <text:s text:c="3"/>L----H1 #30 <text:s/>&gt;iY:52(V21) <text:s/>prev: #-- <text:s/>next: #31</text:span></text:span></text:p>
        <text:p text:style-name="P1"><text:span text:style-name="Source_20_Text"><text:span text:style-name="T1"><text:s text:c="5"/>| <text:s text:c="3"/>R----H1 #34 <text:s/>&gt;iY:60(V54) <text:s/>prev: #31 <text:s/>next: #32</text:span></text:span></text:p>
        <text:p text:style-name="P1"><text:span text:style-name="Source_20_Text"><text:span text:style-name="T1"><text:s text:c="5"/>R----H2 #29 <text:s/>&gt;iY:51(V102) <text:s/>prev: #33 <text:s/>next: #--</text:span></text:span></text:p>
        <text:p text:style-name="P1"><text:span text:style-name="Source_20_Text"><text:span text:style-name="T1"><text:s text:c="10"/>L----H1 #33 <text:s/>&gt;iY:59(V84) <text:s/>prev: #32 <text:s/>next: #29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21 <text:s/>has helper V92(r)</text:span></text:span></text:p>
        <text:p text:style-name="P1"><text:span text:style-name="Source_20_Text"><text:span text:style-name="T1">Delete Edge: #30 <text:s/>from v21</text:span></text:span></text:p>
        <text:p text:style-name="P1"><text:span text:style-name="Source_20_Text"><text:span text:style-name="T1">Insert Edge: #36 <text:s/>from v22 to v23</text:span></text:span></text:p>
        <text:p text:style-name="P1"><text:span text:style-name="Source_20_Text"><text:span text:style-name="T1">For Edge #36 <text:s/>from v22: set helper to V2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66 <text:s/>V41 <text:s/>x100 <text:s/>y422</text:span></text:span></text:p>
        <text:p text:style-name="P1"><text:span text:style-name="Source_20_Text"><text:span text:style-name="T1">pk: Y55 <text:s/>V[pk]: V40</text:span></text:span></text:p>
        <text:p text:style-name="P1"><text:span text:style-name="Source_20_Text"><text:span text:style-name="T1">R----H3 #32 <text:s/>&gt;iY:56(V70) <text:s/>prev: #34 <text:s/>next: #33</text:span></text:span></text:p>
        <text:p text:style-name="P1"><text:span text:style-name="Source_20_Text"><text:span text:style-name="T1"><text:s text:c="5"/>L----H2 #31 <text:s/>&gt;iY:55(V40) <text:s/>prev: #36 <text:s/>next: #34</text:span></text:span></text:p>
        <text:p text:style-name="P1"><text:span text:style-name="Source_20_Text"><text:span text:style-name="T1"><text:s text:c="5"/>| <text:s text:c="3"/>L----H1 #36 <text:s/>&gt;iY:65(V22) <text:s/>prev: #-- <text:s/>next: #31</text:span></text:span></text:p>
        <text:p text:style-name="P1"><text:span text:style-name="Source_20_Text"><text:span text:style-name="T1"><text:s text:c="5"/>| <text:s text:c="3"/>R----H1 #34 <text:s/>&gt;iY:60(V54) <text:s/>prev: #31 <text:s/>next: #32</text:span></text:span></text:p>
        <text:p text:style-name="P1"><text:span text:style-name="Source_20_Text"><text:span text:style-name="T1"><text:s text:c="5"/>R----H2 #29 <text:s/>&gt;iY:51(V102) <text:s/>prev: #33 <text:s/>next: #--</text:span></text:span></text:p>
        <text:p text:style-name="P1"><text:span text:style-name="Source_20_Text"><text:span text:style-name="T1"><text:s text:c="10"/>L----H1 #33 <text:s/>&gt;iY:59(V84) <text:s/>prev: #32 <text:s/>next: #29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40 <text:s/>has helper V75(r)</text:span></text:span></text:p>
        <text:p text:style-name="P1"><text:span text:style-name="Source_20_Text"><text:span text:style-name="T1">Delete Edge: #31 <text:s/>from v40</text:span></text:span></text:p>
        <text:p text:style-name="P1"><text:span text:style-name="Source_20_Text"><text:span text:style-name="T1">Insert Edge: #37 <text:s/>from v41 to v42</text:span></text:span></text:p>
        <text:p text:style-name="P1"><text:span text:style-name="Source_20_Text"><text:span text:style-name="T1">For Edge #37 <text:s/>from v41: set helper to V4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67 <text:s/>V103 <text:s/>x657 <text:s/>y427</text:span></text:span></text:p>
        <text:p text:style-name="P1"><text:span text:style-name="Source_20_Text"><text:span text:style-name="T1">pk: Y51 <text:s/>V[pk]: V102</text:span></text:span></text:p>
        <text:p text:style-name="P1"><text:span text:style-name="Source_20_Text"><text:span text:style-name="T1">R----H4 #32 <text:s/>&gt;iY:56(V70) <text:s/>prev: #34 <text:s/>next: #33</text:span></text:span></text:p>
        <text:p text:style-name="P1"><text:span text:style-name="Source_20_Text"><text:span text:style-name="T1"><text:s text:c="5"/>L----H3 #34 <text:s/>&gt;iY:60(V54) <text:s/>prev: #37 <text:s/>next: #32</text:span></text:span></text:p>
        <text:p text:style-name="P1"><text:span text:style-name="Source_20_Text"><text:span text:style-name="T1"><text:s text:c="5"/>| <text:s text:c="3"/>L----H2 #36 <text:s/>&gt;iY:65(V22) <text:s/>prev: #-- <text:s/>next: #37</text:span></text:span></text:p>
        <text:p text:style-name="P1"><text:span text:style-name="Source_20_Text"><text:span text:style-name="T1"><text:s text:c="5"/>| <text:s text:c="3"/>| <text:s text:c="3"/>R----H1 #37 <text:s/>&gt;iY:66(V41) <text:s/>prev: #36 <text:s/>next: #34</text:span></text:span></text:p>
        <text:p text:style-name="P1"><text:span text:style-name="Source_20_Text"><text:span text:style-name="T1"><text:s text:c="5"/>R----H2 #29 <text:s/>&gt;iY:51(V102) <text:s/>prev: #33 <text:s/>next: #--</text:span></text:span></text:p>
        <text:p text:style-name="P1"><text:span text:style-name="Source_20_Text"><text:span text:style-name="T1"><text:s text:c="10"/>L----H1 #33 <text:s/>&gt;iY:59(V84) <text:s/>prev: #32 <text:s/>next: #29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102 <text:s/>has helper V11(r)</text:span></text:span></text:p>
        <text:p text:style-name="P1"><text:span text:style-name="Source_20_Text"><text:span text:style-name="T1">Delete Edge: #29 <text:s/>from v102</text:span></text:span></text:p>
        <text:p text:style-name="P1"><text:span text:style-name="Source_20_Text"><text:span text:style-name="T1">Insert Edge: #38 <text:s/>from v103 to v104</text:span></text:span></text:p>
        <text:p text:style-name="P1"><text:span text:style-name="Source_20_Text"><text:span text:style-name="T1">For Edge #38 <text:s/>from v103: set helper to V10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68 <text:s/>V71 <text:s/>x441 <text:s/>y435</text:span></text:span></text:p>
        <text:p text:style-name="P1"><text:span text:style-name="Source_20_Text"><text:span text:style-name="T1">pk: Y56 <text:s/>V[pk]: V70</text:span></text:span></text:p>
        <text:p text:style-name="P1"><text:span text:style-name="Source_20_Text"><text:span text:style-name="T1">R----H4 #34 <text:s/>&gt;iY:60(V54) <text:s/>prev: #37 <text:s/>next: #32</text:span></text:span></text:p>
        <text:p text:style-name="P1"><text:span text:style-name="Source_20_Text"><text:span text:style-name="T1"><text:s text:c="5"/>L----H2 #36 <text:s/>&gt;iY:65(V22) <text:s/>prev: #-- <text:s/>next: #37</text:span></text:span></text:p>
        <text:p text:style-name="P1"><text:span text:style-name="Source_20_Text"><text:span text:style-name="T1"><text:s text:c="5"/>| <text:s text:c="3"/>R----H1 #37 <text:s/>&gt;iY:66(V41) <text:s/>prev: #36 <text:s/>next: #34</text:span></text:span></text:p>
        <text:p text:style-name="P1"><text:span text:style-name="Source_20_Text"><text:span text:style-name="T1"><text:s text:c="5"/>R----H3 #32 <text:s/>&gt;iY:56(V70) <text:s/>prev: #34 <text:s/>next: #33</text:span></text:span></text:p>
        <text:p text:style-name="P1"><text:span text:style-name="Source_20_Text"><text:span text:style-name="T1"><text:s text:c="10"/>R----H2 #33 <text:s/>&gt;iY:59(V84) <text:s/>prev: #32 <text:s/>next: #38</text:span></text:span></text:p>
        <text:p text:style-name="P1"><text:span text:style-name="Source_20_Text"><text:span text:style-name="T1"><text:s text:c="15"/>R----H1 #38 <text:s/>&gt;iY:67(V103) <text:s/>prev: #33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70 <text:s/>has helper V47(r)</text:span></text:span></text:p>
        <text:p text:style-name="P1"><text:span text:style-name="Source_20_Text"><text:span text:style-name="T1">Delete Edge: #32 <text:s/>from v70</text:span></text:span></text:p>
        <text:p text:style-name="P1"><text:span text:style-name="Source_20_Text"><text:span text:style-name="T1">Insert Edge: #39 <text:s/>from v71 to v72</text:span></text:span></text:p>
        <text:p text:style-name="P1"><text:span text:style-name="Source_20_Text"><text:span text:style-name="T1">For Edge #39 <text:s/>from v71: set helper to V7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69 <text:s/>V55 <text:s/>x223 <text:s/>y442</text:span></text:span></text:p>
        <text:p text:style-name="P1"><text:span text:style-name="Source_20_Text"><text:span text:style-name="T1">pk: Y60 <text:s/>V[pk]: V54</text:span></text:span></text:p>
        <text:p text:style-name="P1"><text:span text:style-name="Source_20_Text"><text:span text:style-name="T1">R----H3 #34 <text:s/>&gt;iY:60(V54) <text:s/>prev: #37 <text:s/>next: #39</text:span></text:span></text:p>
        <text:p text:style-name="P1"><text:span text:style-name="Source_20_Text"><text:span text:style-name="T1"><text:s text:c="5"/>L----H2 #36 <text:s/>&gt;iY:65(V22) <text:s/>prev: #-- <text:s/>next: #37</text:span></text:span></text:p>
        <text:p text:style-name="P1"><text:span text:style-name="Source_20_Text"><text:span text:style-name="T1"><text:s text:c="5"/>| <text:s text:c="3"/>R----H1 #37 <text:s/>&gt;iY:66(V41) <text:s/>prev: #36 <text:s/>next: #34</text:span></text:span></text:p>
        <text:p text:style-name="P1"><text:span text:style-name="Source_20_Text"><text:span text:style-name="T1"><text:s text:c="5"/>R----H2 #33 <text:s/>&gt;iY:59(V84) <text:s/>prev: #39 <text:s/>next: #38</text:span></text:span></text:p>
        <text:p text:style-name="P1"><text:span text:style-name="Source_20_Text"><text:span text:style-name="T1"><text:s text:c="10"/>L----H1 #39 <text:s/>&gt;iY:68(V71) <text:s/>prev: #34 <text:s/>next: #33</text:span></text:span></text:p>
        <text:p text:style-name="P1"><text:span text:style-name="Source_20_Text"><text:span text:style-name="T1"><text:s text:c="10"/>R----H1 #38 <text:s/>&gt;iY:67(V103) <text:s/>prev: #33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54 <text:s/>has helper V64(m)</text:span></text:span></text:p>
        <text:p text:style-name="P1"><text:span text:style-name="Source_20_Text"><text:span text:style-name="T1">Insert v55 <text:s/>v64 <text:s/>into D</text:span></text:span></text:p>
        <text:p text:style-name="P1"><text:span text:style-name="Source_20_Text"><text:span text:style-name="T1">Delete Edge: #34 <text:s/>from v54</text:span></text:span></text:p>
        <text:p text:style-name="P1"><text:span text:style-name="Source_20_Text"><text:span text:style-name="T1">Insert Edge: #40 <text:s/>from v55 to v56</text:span></text:span></text:p>
        <text:p text:style-name="P1"><text:span text:style-name="Source_20_Text"><text:span text:style-name="T1">For Edge #40 <text:s/>from v55: set helper to V5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70 <text:s/>V91 <text:s/>x52 <text:s/>y445</text:span></text:span></text:p>
        <text:p text:style-name="P1"><text:span text:style-name="Source_20_Text"><text:span text:style-name="T1">pk: Y83 <text:s/>V[pk]: V90</text:span></text:span></text:p>
        <text:p text:style-name="P1"><text:span text:style-name="Source_20_Text"><text:span text:style-name="T1">R----H4 #39 <text:s/>&gt;iY:68(V71) <text:s/>prev: #40 <text:s/>next: #33</text:span></text:span></text:p>
        <text:p text:style-name="P1"><text:span text:style-name="Source_20_Text"><text:span text:style-name="T1"><text:s text:c="5"/>L----H3 #36 <text:s/>&gt;iY:65(V22) <text:s/>prev: #-- <text:s/>next: #37</text:span></text:span></text:p>
        <text:p text:style-name="P1"><text:span text:style-name="Source_20_Text"><text:span text:style-name="T1"><text:s text:c="5"/>| <text:s text:c="3"/>R----H2 #37 <text:s/>&gt;iY:66(V41) <text:s/>prev: #36 <text:s/>next: #40</text:span></text:span></text:p>
        <text:p text:style-name="P1"><text:span text:style-name="Source_20_Text"><text:span text:style-name="T1"><text:s text:c="5"/>| <text:s text:c="8"/>R----H1 #40 <text:s/>&gt;iY:69(V55) <text:s/>prev: #37 <text:s/>next: #39</text:span></text:span></text:p>
        <text:p text:style-name="P1"><text:soft-page-break/><text:span text:style-name="Source_20_Text"><text:span text:style-name="T1"><text:s text:c="5"/>R----H2 #33 <text:s/>&gt;iY:59(V84) <text:s/>prev: #39 <text:s/>next: #38</text:span></text:span></text:p>
        <text:p text:style-name="P1"><text:span text:style-name="Source_20_Text"><text:span text:style-name="T1"><text:s text:c="10"/>R----H1 #38 <text:s/>&gt;iY:67(V103) <text:s/>prev: #33 <text:s/>next: #--</text:span></text:span></text:p>
        <text:p text:style-name="P1"><text:span text:style-name="Source_20_Text"><text:span text:style-name="T1"><text:s text:c="3"/>Regular(up):70 <text:s/>from v91</text:span></text:span></text:p>
        <text:p text:style-name="P1"><text:span text:style-name="Source_20_Text"><text:span text:style-name="T1">Found EdgeJ #36 <text:s/>from v22 has helper V22(r)</text:span></text:span></text:p>
        <text:p text:style-name="P1"><text:span text:style-name="Source_20_Text"><text:span text:style-name="T1">EdgeJ #36 <text:s/>from v22: set helper to V9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71 <text:s/>V10 <text:s/>x708 <text:s/>y450</text:span></text:span></text:p>
        <text:p text:style-name="P1"><text:span text:style-name="Source_20_Text"><text:span text:style-name="T1">pk: Y89 <text:s/>V[pk]: V9</text:span></text:span></text:p>
        <text:p text:style-name="P1"><text:span text:style-name="Source_20_Text"><text:span text:style-name="T1">R----H4 #39 <text:s/>&gt;iY:68(V71) <text:s/>prev: #40 <text:s/>next: #33</text:span></text:span></text:p>
        <text:p text:style-name="P1"><text:span text:style-name="Source_20_Text"><text:span text:style-name="T1"><text:s text:c="5"/>L----H3 #36 <text:s/>&gt;iY:65(V22) <text:s/>prev: #-- <text:s/>next: #37</text:span></text:span></text:p>
        <text:p text:style-name="P1"><text:span text:style-name="Source_20_Text"><text:span text:style-name="T1"><text:s text:c="5"/>| <text:s text:c="3"/>R----H2 #37 <text:s/>&gt;iY:66(V41) <text:s/>prev: #36 <text:s/>next: #40</text:span></text:span></text:p>
        <text:p text:style-name="P1"><text:span text:style-name="Source_20_Text"><text:span text:style-name="T1"><text:s text:c="5"/>| <text:s text:c="8"/>R----H1 #40 <text:s/>&gt;iY:69(V55) <text:s/>prev: #37 <text:s/>next: #39</text:span></text:span></text:p>
        <text:p text:style-name="P1"><text:span text:style-name="Source_20_Text"><text:span text:style-name="T1"><text:s text:c="5"/>R----H2 #33 <text:s/>&gt;iY:59(V84) <text:s/>prev: #39 <text:s/>next: #38</text:span></text:span></text:p>
        <text:p text:style-name="P1"><text:span text:style-name="Source_20_Text"><text:span text:style-name="T1"><text:s text:c="10"/>R----H1 #38 <text:s/>&gt;iY:67(V103) <text:s/>prev: #33 <text:s/>next: #--</text:span></text:span></text:p>
        <text:p text:style-name="P1"><text:span text:style-name="Source_20_Text"><text:span text:style-name="T1"><text:s text:c="3"/>Regular(up):71 <text:s/>from v10</text:span></text:span></text:p>
        <text:p text:style-name="P1"><text:span text:style-name="Source_20_Text"><text:span text:style-name="T1">Found EdgeJ #38 <text:s/>from v103 has helper V103(r)</text:span></text:span></text:p>
        <text:p text:style-name="P1"><text:span text:style-name="Source_20_Text"><text:span text:style-name="T1">EdgeJ #38 <text:s/>from v103: set helper to V1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72 <text:s/>V85 <text:s/>x531 <text:s/>y452</text:span></text:span></text:p>
        <text:p text:style-name="P1"><text:span text:style-name="Source_20_Text"><text:span text:style-name="T1">pk: Y59 <text:s/>V[pk]: V84</text:span></text:span></text:p>
        <text:p text:style-name="P1"><text:span text:style-name="Source_20_Text"><text:span text:style-name="T1">R----H4 #39 <text:s/>&gt;iY:68(V71) <text:s/>prev: #40 <text:s/>next: #33</text:span></text:span></text:p>
        <text:p text:style-name="P1"><text:span text:style-name="Source_20_Text"><text:span text:style-name="T1"><text:s text:c="5"/>L----H3 #36 <text:s/>&gt;iY:65(V22) <text:s/>prev: #-- <text:s/>next: #37</text:span></text:span></text:p>
        <text:p text:style-name="P1"><text:span text:style-name="Source_20_Text"><text:span text:style-name="T1"><text:s text:c="5"/>| <text:s text:c="3"/>R----H2 #37 <text:s/>&gt;iY:66(V41) <text:s/>prev: #36 <text:s/>next: #40</text:span></text:span></text:p>
        <text:p text:style-name="P1"><text:span text:style-name="Source_20_Text"><text:span text:style-name="T1"><text:s text:c="5"/>| <text:s text:c="8"/>R----H1 #40 <text:s/>&gt;iY:69(V55) <text:s/>prev: #37 <text:s/>next: #39</text:span></text:span></text:p>
        <text:p text:style-name="P1"><text:span text:style-name="Source_20_Text"><text:span text:style-name="T1"><text:s text:c="5"/>R----H2 #33 <text:s/>&gt;iY:59(V84) <text:s/>prev: #39 <text:s/>next: #38</text:span></text:span></text:p>
        <text:p text:style-name="P1"><text:span text:style-name="Source_20_Text"><text:span text:style-name="T1"><text:s text:c="10"/>R----H1 #38 <text:s/>&gt;iY:67(V103) <text:s/>prev: #33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84 <text:s/>has helper V30(r)</text:span></text:span></text:p>
        <text:p text:style-name="P1"><text:span text:style-name="Source_20_Text"><text:span text:style-name="T1">Delete Edge: #33 <text:s/>from v84</text:span></text:span></text:p>
        <text:p text:style-name="P1"><text:span text:style-name="Source_20_Text"><text:span text:style-name="T1">Insert Edge: #41 <text:s/>from v85 to v86</text:span></text:span></text:p>
        <text:p text:style-name="P1"><text:span text:style-name="Source_20_Text"><text:span text:style-name="T1">For Edge #41 <text:s/>from v85: set helper to V8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73 <text:s/>V57 <text:s/>x378 <text:s/>y454</text:span></text:span></text:p>
        <text:p text:style-name="P1"><text:span text:style-name="Source_20_Text"><text:span text:style-name="T1">pk: Y75 <text:s/>V[pk]: V56</text:span></text:span></text:p>
        <text:p text:style-name="P1"><text:span text:style-name="Source_20_Text"><text:span text:style-name="T1">R----H3 #39 <text:s/>&gt;iY:68(V71) <text:s/>prev: #40 <text:s/>next: #41</text:span></text:span></text:p>
        <text:p text:style-name="P1"><text:span text:style-name="Source_20_Text"><text:span text:style-name="T1"><text:s text:c="5"/>L----H2 #37 <text:s/>&gt;iY:66(V41) <text:s/>prev: #36 <text:s/>next: #40</text:span></text:span></text:p>
        <text:p text:style-name="P1"><text:span text:style-name="Source_20_Text"><text:span text:style-name="T1"><text:s text:c="5"/>| <text:s text:c="3"/>L----H1 #36 <text:s/>&gt;iY:65(V22) <text:s/>prev: #-- <text:s/>next: #37</text:span></text:span></text:p>
        <text:p text:style-name="P1"><text:span text:style-name="Source_20_Text"><text:span text:style-name="T1"><text:s text:c="5"/>| <text:s text:c="3"/>R----H1 #40 <text:s/>&gt;iY:69(V55) <text:s/>prev: #37 <text:s/>next: #39</text:span></text:span></text:p>
        <text:p text:style-name="P1"><text:span text:style-name="Source_20_Text"><text:span text:style-name="T1"><text:s text:c="5"/>R----H2 #38 <text:s/>&gt;iY:67(V103) <text:s/>prev: #41 <text:s/>next: #--</text:span></text:span></text:p>
        <text:p text:style-name="P1"><text:span text:style-name="Source_20_Text"><text:span text:style-name="T1"><text:s text:c="10"/>L----H1 #41 <text:s/>&gt;iY:72(V85) <text:s/>prev: #39 <text:s/>next: #38</text:span></text:span></text:p>
        <text:p text:style-name="P1"><text:span text:style-name="Source_20_Text"><text:span text:style-name="T1"><text:s text:c="3"/>Regular(up):73 <text:s/>from v57</text:span></text:span></text:p>
        <text:p text:style-name="P1"><text:span text:style-name="Source_20_Text"><text:span text:style-name="T1">Found EdgeJ #40 <text:s/>from v55 has helper V55(r)</text:span></text:span></text:p>
        <text:p text:style-name="P1"><text:span text:style-name="Source_20_Text"><text:span text:style-name="T1">EdgeJ #40 <text:s/>from v55: set helper to V57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74 <text:s/>V46 <text:s/>x470 <text:s/>y480</text:span></text:span></text:p>
        <text:p text:style-name="P1"><text:span text:style-name="Source_20_Text"><text:span text:style-name="T1">pk: Y92 <text:s/>V[pk]: V45</text:span></text:span></text:p>
        <text:p text:style-name="P1"><text:span text:style-name="Source_20_Text"><text:span text:style-name="T1">R----H3 #39 <text:s/>&gt;iY:68(V71) <text:s/>prev: #40 <text:s/>next: #41</text:span></text:span></text:p>
        <text:p text:style-name="P1"><text:span text:style-name="Source_20_Text"><text:span text:style-name="T1"><text:s text:c="5"/>L----H2 #37 <text:s/>&gt;iY:66(V41) <text:s/>prev: #36 <text:s/>next: #40</text:span></text:span></text:p>
        <text:p text:style-name="P1"><text:span text:style-name="Source_20_Text"><text:span text:style-name="T1"><text:s text:c="5"/>| <text:s text:c="3"/>L----H1 #36 <text:s/>&gt;iY:65(V22) <text:s/>prev: #-- <text:s/>next: #37</text:span></text:span></text:p>
        <text:p text:style-name="P1"><text:span text:style-name="Source_20_Text"><text:span text:style-name="T1"><text:s text:c="5"/>| <text:s text:c="3"/>R----H1 #40 <text:s/>&gt;iY:69(V55) <text:s/>prev: #37 <text:s/>next: #39</text:span></text:span></text:p>
        <text:p text:style-name="P1"><text:span text:style-name="Source_20_Text"><text:span text:style-name="T1"><text:s text:c="5"/>R----H2 #38 <text:s/>&gt;iY:67(V103) <text:s/>prev: #41 <text:s/>next: #--</text:span></text:span></text:p>
        <text:p text:style-name="P1"><text:span text:style-name="Source_20_Text"><text:span text:style-name="T1"><text:s text:c="10"/>L----H1 #41 <text:s/>&gt;iY:72(V85) <text:s/>prev: #39 <text:s/>next: #38</text:span></text:span></text:p>
        <text:p text:style-name="P1"><text:span text:style-name="Source_20_Text"><text:span text:style-name="T1"><text:s text:c="3"/>Regular(up):74 <text:s/>from v46</text:span></text:span></text:p>
        <text:p text:style-name="P1"><text:span text:style-name="Source_20_Text"><text:span text:style-name="T1">Found EdgeJ #39 <text:s/>from v71 has helper V71(r)</text:span></text:span></text:p>
        <text:p text:style-name="P1"><text:span text:style-name="Source_20_Text"><text:span text:style-name="T1">EdgeJ #39 <text:s/>from v71: set helper to V4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75 <text:s/>V56 <text:s/>x315 <text:s/>y482</text:span></text:span></text:p>
        <text:p text:style-name="P1"><text:span text:style-name="Source_20_Text"><text:span text:style-name="T1">pk: Y69 <text:s/>V[pk]: V55</text:span></text:span></text:p>
        <text:p text:style-name="P1"><text:span text:style-name="Source_20_Text"><text:span text:style-name="T1">R----H3 #39 <text:s/>&gt;iY:68(V71) <text:s/>prev: #40 <text:s/>next: #41</text:span></text:span></text:p>
        <text:p text:style-name="P1"><text:span text:style-name="Source_20_Text"><text:span text:style-name="T1"><text:s text:c="5"/>L----H2 #37 <text:s/>&gt;iY:66(V41) <text:s/>prev: #36 <text:s/>next: #40</text:span></text:span></text:p>
        <text:p text:style-name="P1"><text:span text:style-name="Source_20_Text"><text:span text:style-name="T1"><text:s text:c="5"/>| <text:s text:c="3"/>L----H1 #36 <text:s/>&gt;iY:65(V22) <text:s/>prev: #-- <text:s/>next: #37</text:span></text:span></text:p>
        <text:p text:style-name="P1"><text:span text:style-name="Source_20_Text"><text:span text:style-name="T1"><text:s text:c="5"/>| <text:s text:c="3"/>R----H1 #40 <text:s/>&gt;iY:69(V55) <text:s/>prev: #37 <text:s/>next: #39</text:span></text:span></text:p>
        <text:p text:style-name="P1"><text:span text:style-name="Source_20_Text"><text:span text:style-name="T1"><text:s text:c="5"/>R----H2 #38 <text:s/>&gt;iY:67(V103) <text:s/>prev: #41 <text:s/>next: #--</text:span></text:span></text:p>
        <text:p text:style-name="P1"><text:span text:style-name="Source_20_Text"><text:span text:style-name="T1"><text:s text:c="10"/>L----H1 #41 <text:s/>&gt;iY:72(V85) <text:s/>prev: #39 <text:s/>next: #38</text:span></text:span></text:p>
        <text:p text:style-name="P1"><text:span text:style-name="Source_20_Text"><text:span text:style-name="T1"><text:s text:c="3"/>End</text:span></text:span></text:p>
        <text:p text:style-name="P1"><text:span text:style-name="Source_20_Text"><text:span text:style-name="T1">Delete Edge: #40 <text:s/>from v5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76 <text:s/>V74 <text:s/>x234 <text:s/>y488</text:span></text:span></text:p>
        <text:p text:style-name="P1"><text:span text:style-name="Source_20_Text"><text:span text:style-name="T1">pk: Y82 <text:s/>V[pk]: V73</text:span></text:span></text:p>
        <text:p text:style-name="P1"><text:span text:style-name="Source_20_Text"><text:span text:style-name="T1">R----H3 #39 <text:s/>&gt;iY:68(V71) <text:s/>prev: #37 <text:s/>next: #41</text:span></text:span></text:p>
        <text:p text:style-name="P1"><text:span text:style-name="Source_20_Text"><text:span text:style-name="T1"><text:s text:c="5"/>L----H2 #37 <text:s/>&gt;iY:66(V41) <text:s/>prev: #36 <text:s/>next: #39</text:span></text:span></text:p>
        <text:p text:style-name="P1"><text:span text:style-name="Source_20_Text"><text:span text:style-name="T1"><text:s text:c="5"/>| <text:s text:c="3"/>L----H1 #36 <text:s/>&gt;iY:65(V22) <text:s/>prev: #-- <text:s/>next: #37</text:span></text:span></text:p>
        <text:p text:style-name="P1"><text:span text:style-name="Source_20_Text"><text:span text:style-name="T1"><text:s text:c="5"/>R----H2 #38 <text:s/>&gt;iY:67(V103) <text:s/>prev: #41 <text:s/>next: #--</text:span></text:span></text:p>
        <text:p text:style-name="P1"><text:span text:style-name="Source_20_Text"><text:span text:style-name="T1"><text:s text:c="10"/>L----H1 #41 <text:s/>&gt;iY:72(V85) <text:s/>prev: #39 <text:s/>next: #38</text:span></text:span></text:p>
        <text:p text:style-name="P1"><text:span text:style-name="Source_20_Text"><text:span text:style-name="T1"><text:s text:c="3"/>Regular(up):76 <text:s/>from v74</text:span></text:span></text:p>
        <text:p text:style-name="P1"><text:span text:style-name="Source_20_Text"><text:span text:style-name="T1">Found EdgeJ #37 <text:s/>from v41 has helper V41(r)</text:span></text:span></text:p>
        <text:p text:style-name="P1"><text:span text:style-name="Source_20_Text"><text:span text:style-name="T1">EdgeJ #37 <text:s/>from v41: set helper to V7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77 <text:s/>V42 <text:s/>x165 <text:s/>y491</text:span></text:span></text:p>
        <text:p text:style-name="P1"><text:span text:style-name="Source_20_Text"><text:span text:style-name="T1">pk: Y66 <text:s/>V[pk]: V41</text:span></text:span></text:p>
        <text:p text:style-name="P1"><text:span text:style-name="Source_20_Text"><text:span text:style-name="T1">R----H3 #39 <text:s/>&gt;iY:68(V71) <text:s/>prev: #37 <text:s/>next: #41</text:span></text:span></text:p>
        <text:p text:style-name="P1"><text:span text:style-name="Source_20_Text"><text:span text:style-name="T1"><text:s text:c="5"/>L----H2 #37 <text:s/>&gt;iY:66(V41) <text:s/>prev: #36 <text:s/>next: #39</text:span></text:span></text:p>
        <text:p text:style-name="P1"><text:span text:style-name="Source_20_Text"><text:span text:style-name="T1"><text:s text:c="5"/>| <text:s text:c="3"/>L----H1 #36 <text:s/>&gt;iY:65(V22) <text:s/>prev: #-- <text:s/>next: #37</text:span></text:span></text:p>
        <text:p text:style-name="P1"><text:span text:style-name="Source_20_Text"><text:span text:style-name="T1"><text:s text:c="5"/>R----H2 #38 <text:s/>&gt;iY:67(V103) <text:s/>prev: #41 <text:s/>next: #--</text:span></text:span></text:p>
        <text:p text:style-name="P1"><text:span text:style-name="Source_20_Text"><text:span text:style-name="T1"><text:s text:c="10"/>L----H1 #41 <text:s/>&gt;iY:72(V85) <text:s/>prev: #39 <text:s/>next: #38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41 <text:s/>has helper V74(r)</text:span></text:span></text:p>
        <text:p text:style-name="P1"><text:span text:style-name="Source_20_Text"><text:span text:style-name="T1">Delete Edge: #37 <text:s/>from v41</text:span></text:span></text:p>
        <text:p text:style-name="P1"><text:span text:style-name="Source_20_Text"><text:span text:style-name="T1">Insert Edge: #42 <text:s/>from v42 to v43</text:span></text:span></text:p>
        <text:p text:style-name="P1"><text:span text:style-name="Source_20_Text"><text:span text:style-name="T1">For Edge #42 <text:s/>from v42: set helper to V4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78 <text:s/>V72 <text:s/>x402 <text:s/>y499</text:span></text:span></text:p>
        <text:p text:style-name="P1"><text:span text:style-name="Source_20_Text"><text:span text:style-name="T1">pk: Y68 <text:s/>V[pk]: V71</text:span></text:span></text:p>
        <text:p text:style-name="P1"><text:span text:style-name="Source_20_Text"><text:span text:style-name="T1">R----H3 #39 <text:s/>&gt;iY:68(V71) <text:s/>prev: #42 <text:s/>next: #41</text:span></text:span></text:p>
        <text:p text:style-name="P1"><text:span text:style-name="Source_20_Text"><text:span text:style-name="T1"><text:s text:c="5"/>L----H2 #36 <text:s/>&gt;iY:65(V22) <text:s/>prev: #-- <text:s/>next: #42</text:span></text:span></text:p>
        <text:p text:style-name="P1"><text:span text:style-name="Source_20_Text"><text:span text:style-name="T1"><text:s text:c="5"/>| <text:s text:c="3"/>R----H1 #42 <text:s/>&gt;iY:77(V42) <text:s/>prev: #36 <text:s/>next: #39</text:span></text:span></text:p>
        <text:p text:style-name="P1"><text:span text:style-name="Source_20_Text"><text:span text:style-name="T1"><text:s text:c="5"/>R----H2 #38 <text:s/>&gt;iY:67(V103) <text:s/>prev: #41 <text:s/>next: #--</text:span></text:span></text:p>
        <text:p text:style-name="P1"><text:span text:style-name="Source_20_Text"><text:span text:style-name="T1"><text:s text:c="10"/>L----H1 #41 <text:s/>&gt;iY:72(V85) <text:s/>prev: #39 <text:s/>next: #38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71 <text:s/>has helper V46(r)</text:span></text:span></text:p>
        <text:p text:style-name="P1"><text:span text:style-name="Source_20_Text"><text:span text:style-name="T1">Delete Edge: #39 <text:s/>from v71</text:span></text:span></text:p>
        <text:p text:style-name="P1"><text:span text:style-name="Source_20_Text"><text:span text:style-name="T1">Insert Edge: #43 <text:s/>from v72 to v73</text:span></text:span></text:p>
        <text:p text:style-name="P1"><text:span text:style-name="Source_20_Text"><text:span text:style-name="T1">For Edge #43 <text:s/>from v72: set helper to V7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79 <text:s/>V23 <text:s/>x4 <text:s/>y499</text:span></text:span></text:p>
        <text:p text:style-name="P1"><text:span text:style-name="Source_20_Text"><text:span text:style-name="T1">pk: Y65 <text:s/>V[pk]: V22</text:span></text:span></text:p>
        <text:p text:style-name="P1"><text:span text:style-name="Source_20_Text"><text:span text:style-name="T1">R----H2 #42 <text:s/>&gt;iY:77(V42) <text:s/>prev: #36 <text:s/>next: #43</text:span></text:span></text:p>
        <text:p text:style-name="P1"><text:span text:style-name="Source_20_Text"><text:span text:style-name="T1"><text:s text:c="5"/>L----H1 #36 <text:s/>&gt;iY:65(V22) <text:s/>prev: #-- <text:s/>next: #42</text:span></text:span></text:p>
        <text:p text:style-name="P1"><text:span text:style-name="Source_20_Text"><text:span text:style-name="T1"><text:s text:c="5"/>R----H2 #41 <text:s/>&gt;iY:72(V85) <text:s/>prev: #43 <text:s/>next: #38</text:span></text:span></text:p>
        <text:p text:style-name="P1"><text:span text:style-name="Source_20_Text"><text:span text:style-name="T1"><text:s text:c="10"/>L----H1 #43 <text:s/>&gt;iY:78(V72) <text:s/>prev: #42 <text:s/>next: #41</text:span></text:span></text:p>
        <text:p text:style-name="P1"><text:span text:style-name="Source_20_Text"><text:span text:style-name="T1"><text:s text:c="10"/>R----H1 #38 <text:s/>&gt;iY:67(V103) <text:s/>prev: #41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22 <text:s/>has helper V91(r)</text:span></text:span></text:p>
        <text:p text:style-name="P1"><text:span text:style-name="Source_20_Text"><text:span text:style-name="T1">Delete Edge: #36 <text:s/>from v22</text:span></text:span></text:p>
        <text:p text:style-name="P1"><text:span text:style-name="Source_20_Text"><text:span text:style-name="T1">Insert Edge: #44 <text:s/>from v23 to v24</text:span></text:span></text:p>
        <text:p text:style-name="P1"><text:span text:style-name="Source_20_Text"><text:span text:style-name="T1">For Edge #44 <text:s/>from v23: set helper to V2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80 <text:s/>V29 <text:s/>x549 <text:s/>y509</text:span></text:span></text:p>
        <text:p text:style-name="P1"><text:span text:style-name="Source_20_Text"><text:span text:style-name="T1">pk: Y101 <text:s/>V[pk]: V28</text:span></text:span></text:p>
        <text:p text:style-name="P1"><text:span text:style-name="Source_20_Text"><text:span text:style-name="T1">R----H3 #42 <text:s/>&gt;iY:77(V42) <text:s/>prev: #44 <text:s/>next: #43</text:span></text:span></text:p>
        <text:p text:style-name="P1"><text:span text:style-name="Source_20_Text"><text:span text:style-name="T1"><text:s text:c="5"/>L----H1 #44 <text:s/>&gt;iY:79(V23) <text:s/>prev: #-- <text:s/>next: #42</text:span></text:span></text:p>
        <text:p text:style-name="P1"><text:span text:style-name="Source_20_Text"><text:span text:style-name="T1"><text:s text:c="5"/>R----H2 #41 <text:s/>&gt;iY:72(V85) <text:s/>prev: #43 <text:s/>next: #38</text:span></text:span></text:p>
        <text:p text:style-name="P1"><text:span text:style-name="Source_20_Text"><text:span text:style-name="T1"><text:s text:c="10"/>L----H1 #43 <text:s/>&gt;iY:78(V72) <text:s/>prev: #42 <text:s/>next: #41</text:span></text:span></text:p>
        <text:p text:style-name="P1"><text:span text:style-name="Source_20_Text"><text:span text:style-name="T1"><text:s text:c="10"/>R----H1 #38 <text:s/>&gt;iY:67(V103) <text:s/>prev: #41 <text:s/>next: #--</text:span></text:span></text:p>
        <text:p text:style-name="P1"><text:span text:style-name="Source_20_Text"><text:span text:style-name="T1"><text:s text:c="3"/>Regular(up):80 <text:s/>from v29</text:span></text:span></text:p>
        <text:p text:style-name="P1"><text:span text:style-name="Source_20_Text"><text:span text:style-name="T1">Found EdgeJ #41 <text:s/>from v85 has helper V85(r)</text:span></text:span></text:p>
        <text:p text:style-name="P1"><text:span text:style-name="Source_20_Text"><text:span text:style-name="T1">EdgeJ #41 <text:s/>from v85: set helper to V2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81 <text:s/>V112 <text:s/>x-54 <text:s/>y517</text:span></text:span></text:p>
        <text:p text:style-name="P1"><text:span text:style-name="Source_20_Text"><text:span text:style-name="T1">pk: Y87 <text:s/>V[pk]: V111</text:span></text:span></text:p>
        <text:p text:style-name="P1"><text:span text:style-name="Source_20_Text"><text:span text:style-name="T1">R----H3 #42 <text:s/>&gt;iY:77(V42) <text:s/>prev: #44 <text:s/>next: #43</text:span></text:span></text:p>
        <text:p text:style-name="P1"><text:span text:style-name="Source_20_Text"><text:span text:style-name="T1"><text:s text:c="5"/>L----H1 #44 <text:s/>&gt;iY:79(V23) <text:s/>prev: #-- <text:s/>next: #42</text:span></text:span></text:p>
        <text:p text:style-name="P1"><text:span text:style-name="Source_20_Text"><text:span text:style-name="T1"><text:s text:c="5"/>R----H2 #41 <text:s/>&gt;iY:72(V85) <text:s/>prev: #43 <text:s/>next: #38</text:span></text:span></text:p>
        <text:p text:style-name="P1"><text:span text:style-name="Source_20_Text"><text:span text:style-name="T1"><text:s text:c="10"/>L----H1 #43 <text:s/>&gt;iY:78(V72) <text:s/>prev: #42 <text:s/>next: #41</text:span></text:span></text:p>
        <text:p text:style-name="P1"><text:span text:style-name="Source_20_Text"><text:span text:style-name="T1"><text:s text:c="10"/>R----H1 #38 <text:s/>&gt;iY:67(V103) <text:s/>prev: #41 <text:s/>next: #--</text:span></text:span></text:p>
        <text:p text:style-name="P1"><text:span text:style-name="Source_20_Text"><text:span text:style-name="T1"><text:s text:c="3"/>Start</text:span></text:span></text:p>
        <text:p text:style-name="P1"><text:span text:style-name="Source_20_Text"><text:span text:style-name="T1">Insert Edge: #45 <text:s/>from v112 to v113</text:span></text:span></text:p>
        <text:p text:style-name="P1"><text:span text:style-name="Source_20_Text"><text:span text:style-name="T1">For Edge #45 <text:s/>from v112: set helper to V11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82 <text:s/>V73 <text:s/>x340 <text:s/>y519</text:span></text:span></text:p>
        <text:p text:style-name="P1"><text:span text:style-name="Source_20_Text"><text:span text:style-name="T1">pk: Y78 <text:s/>V[pk]: V72</text:span></text:span></text:p>
        <text:p text:style-name="P1"><text:span text:style-name="Source_20_Text"><text:span text:style-name="T1">R----H3 #42 <text:s/>&gt;iY:77(V42) <text:s/>prev: #44 <text:s/>next: #43</text:span></text:span></text:p>
        <text:p text:style-name="P1"><text:span text:style-name="Source_20_Text"><text:span text:style-name="T1"><text:s text:c="5"/>L----H2 #44 <text:s/>&gt;iY:79(V23) <text:s/>prev: #45 <text:s/>next: #42</text:span></text:span></text:p>
        <text:p text:style-name="P1"><text:span text:style-name="Source_20_Text"><text:span text:style-name="T1"><text:s text:c="5"/>| <text:s text:c="3"/>L----H1 #45 <text:s/>&gt;iY:81(V112) <text:s/>prev: #-- <text:s/>next: #44</text:span></text:span></text:p>
        <text:p text:style-name="P1"><text:span text:style-name="Source_20_Text"><text:span text:style-name="T1"><text:s text:c="5"/>R----H2 #41 <text:s/>&gt;iY:72(V85) <text:s/>prev: #43 <text:s/>next: #38</text:span></text:span></text:p>
        <text:p text:style-name="P1"><text:span text:style-name="Source_20_Text"><text:span text:style-name="T1"><text:s text:c="10"/>L----H1 #43 <text:s/>&gt;iY:78(V72) <text:s/>prev: #42 <text:s/>next: #41</text:span></text:span></text:p>
        <text:p text:style-name="P1"><text:span text:style-name="Source_20_Text"><text:span text:style-name="T1"><text:s text:c="10"/>R----H1 #38 <text:s/>&gt;iY:67(V103) <text:s/>prev: #41 <text:s/>next: #--</text:span></text:span></text:p>
        <text:p text:style-name="P1"><text:span text:style-name="Source_20_Text"><text:span text:style-name="T1"><text:s text:c="3"/>Merge </text:span></text:span></text:p>
        <text:p text:style-name="P1"><text:span text:style-name="Source_20_Text"><text:span text:style-name="T1">Delete Edge: #43 <text:s/>from v72</text:span></text:span></text:p>
        <text:p text:style-name="P1"><text:span text:style-name="Source_20_Text"><text:span text:style-name="T1">Found EdgeJ #42 <text:s/>from v42 has helper V42(r)</text:span></text:span></text:p>
        <text:p text:style-name="P1"><text:span text:style-name="Source_20_Text"><text:span text:style-name="T1">EdgeJ #42 <text:s/>from v42: set helper to V7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83 <text:s/>V90 <text:s/>x146 <text:s/>y522</text:span></text:span></text:p>
        <text:p text:style-name="P1"><text:span text:style-name="Source_20_Text"><text:span text:style-name="T1">pk: Y95 <text:s/>V[pk]: V89</text:span></text:span></text:p>
        <text:p text:style-name="P1"><text:span text:style-name="Source_20_Text"><text:span text:style-name="T1">R----H3 #42 <text:s/>&gt;iY:77(V42) <text:s/>prev: #44 <text:s/>next: #41</text:span></text:span></text:p>
        <text:p text:style-name="P1"><text:span text:style-name="Source_20_Text"><text:span text:style-name="T1"><text:s text:c="5"/>L----H2 #44 <text:s/>&gt;iY:79(V23) <text:s/>prev: #45 <text:s/>next: #42</text:span></text:span></text:p>
        <text:p text:style-name="P1"><text:span text:style-name="Source_20_Text"><text:span text:style-name="T1"><text:s text:c="5"/>| <text:s text:c="3"/>L----H1 #45 <text:s/>&gt;iY:81(V112) <text:s/>prev: #-- <text:s/>next: #44</text:span></text:span></text:p>
        <text:p text:style-name="P1"><text:span text:style-name="Source_20_Text"><text:span text:style-name="T1"><text:s text:c="5"/>R----H2 #41 <text:s/>&gt;iY:72(V85) <text:s/>prev: #42 <text:s/>next: #38</text:span></text:span></text:p>
        <text:p text:style-name="P1"><text:span text:style-name="Source_20_Text"><text:span text:style-name="T1"><text:s text:c="10"/>R----H1 #38 <text:s/>&gt;iY:67(V103) <text:s/>prev: #41 <text:s/>next: #--</text:span></text:span></text:p>
        <text:p text:style-name="P1"><text:span text:style-name="Source_20_Text"><text:span text:style-name="T1"><text:s text:c="3"/>Regular(up):83 <text:s/>from v90</text:span></text:span></text:p>
        <text:p text:style-name="P1"><text:span text:style-name="Source_20_Text"><text:span text:style-name="T1">Found EdgeJ #44 <text:s/>from v23 has helper V23(r)</text:span></text:span></text:p>
        <text:p text:style-name="P1"><text:span text:style-name="Source_20_Text"><text:span text:style-name="T1">EdgeJ #44 <text:s/>from v23: set helper to V9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84 <text:s/>V113 <text:s/>x-87 <text:s/>y524</text:span></text:span></text:p>
        <text:p text:style-name="P1"><text:span text:style-name="Source_20_Text"><text:span text:style-name="T1">pk: Y81 <text:s/>V[pk]: V112</text:span></text:span></text:p>
        <text:p text:style-name="P1"><text:span text:style-name="Source_20_Text"><text:span text:style-name="T1">R----H3 #42 <text:s/>&gt;iY:77(V42) <text:s/>prev: #44 <text:s/>next: #41</text:span></text:span></text:p>
        <text:p text:style-name="P1"><text:span text:style-name="Source_20_Text"><text:span text:style-name="T1"><text:s text:c="5"/>L----H2 #44 <text:s/>&gt;iY:79(V23) <text:s/>prev: #45 <text:s/>next: #42</text:span></text:span></text:p>
        <text:p text:style-name="P1"><text:span text:style-name="Source_20_Text"><text:span text:style-name="T1"><text:s text:c="5"/>| <text:s text:c="3"/>L----H1 #45 <text:s/>&gt;iY:81(V112) <text:s/>prev: #-- <text:s/>next: #44</text:span></text:span></text:p>
        <text:p text:style-name="P1"><text:span text:style-name="Source_20_Text"><text:span text:style-name="T1"><text:s text:c="5"/>R----H2 #41 <text:s/>&gt;iY:72(V85) <text:s/>prev: #42 <text:s/>next: #38</text:span></text:span></text:p>
        <text:p text:style-name="P1"><text:span text:style-name="Source_20_Text"><text:span text:style-name="T1"><text:s text:c="10"/>R----H1 #38 <text:s/>&gt;iY:67(V103) <text:s/>prev: #41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112 <text:s/>has helper V112(s)</text:span></text:span></text:p>
        <text:p text:style-name="P1"><text:span text:style-name="Source_20_Text"><text:span text:style-name="T1">Delete Edge: #45 <text:s/>from v112</text:span></text:span></text:p>
        <text:p text:style-name="P1"><text:span text:style-name="Source_20_Text"><text:span text:style-name="T1">Insert Edge: #46 <text:s/>from v113 to v114</text:span></text:span></text:p>
        <text:p text:style-name="P1"><text:span text:style-name="Source_20_Text"><text:span text:style-name="T1">For Edge #46 <text:s/>from v113: set helper to V11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85 <text:s/>V43 <text:s/>x253 <text:s/>y530</text:span></text:span></text:p>
        <text:p text:style-name="P1"><text:span text:style-name="Source_20_Text"><text:span text:style-name="T1">pk: Y77 <text:s/>V[pk]: V42</text:span></text:span></text:p>
        <text:p text:style-name="P1"><text:span text:style-name="Source_20_Text"><text:span text:style-name="T1">R----H3 #42 <text:s/>&gt;iY:77(V42) <text:s/>prev: #44 <text:s/>next: #41</text:span></text:span></text:p>
        <text:p text:style-name="P1"><text:span text:style-name="Source_20_Text"><text:span text:style-name="T1"><text:s text:c="5"/>L----H2 #44 <text:s/>&gt;iY:79(V23) <text:s/>prev: #46 <text:s/>next: #42</text:span></text:span></text:p>
        <text:p text:style-name="P1"><text:span text:style-name="Source_20_Text"><text:span text:style-name="T1"><text:s text:c="5"/>| <text:s text:c="3"/>L----H1 #46 <text:s/>&gt;iY:84(V113) <text:s/>prev: #-- <text:s/>next: #44</text:span></text:span></text:p>
        <text:p text:style-name="P1"><text:span text:style-name="Source_20_Text"><text:span text:style-name="T1"><text:s text:c="5"/>R----H2 #41 <text:s/>&gt;iY:72(V85) <text:s/>prev: #42 <text:s/>next: #38</text:span></text:span></text:p>
        <text:p text:style-name="P1"><text:soft-page-break/><text:span text:style-name="Source_20_Text"><text:span text:style-name="T1"><text:s text:c="10"/>R----H1 #38 <text:s/>&gt;iY:67(V103) <text:s/>prev: #41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42 <text:s/>has helper V73(m)</text:span></text:span></text:p>
        <text:p text:style-name="P1"><text:span text:style-name="Source_20_Text"><text:span text:style-name="T1">Insert v43 <text:s/>v73 <text:s/>into D</text:span></text:span></text:p>
        <text:p text:style-name="P1"><text:span text:style-name="Source_20_Text"><text:span text:style-name="T1">Delete Edge: #42 <text:s/>from v42</text:span></text:span></text:p>
        <text:p text:style-name="P1"><text:span text:style-name="Source_20_Text"><text:span text:style-name="T1">Insert Edge: #47 <text:s/>from v43 to v44</text:span></text:span></text:p>
        <text:p text:style-name="P1"><text:span text:style-name="Source_20_Text"><text:span text:style-name="T1">For Edge #47 <text:s/>from v43: set helper to V4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86 <text:s/>V86 <text:s/>x485 <text:s/>y534</text:span></text:span></text:p>
        <text:p text:style-name="P1"><text:span text:style-name="Source_20_Text"><text:span text:style-name="T1">pk: Y72 <text:s/>V[pk]: V85</text:span></text:span></text:p>
        <text:p text:style-name="P1"><text:span text:style-name="Source_20_Text"><text:span text:style-name="T1">R----H3 #41 <text:s/>&gt;iY:72(V85) <text:s/>prev: #47 <text:s/>next: #38</text:span></text:span></text:p>
        <text:p text:style-name="P1"><text:span text:style-name="Source_20_Text"><text:span text:style-name="T1"><text:s text:c="5"/>L----H2 #44 <text:s/>&gt;iY:79(V23) <text:s/>prev: #46 <text:s/>next: #47</text:span></text:span></text:p>
        <text:p text:style-name="P1"><text:span text:style-name="Source_20_Text"><text:span text:style-name="T1"><text:s text:c="5"/>| <text:s text:c="3"/>L----H1 #46 <text:s/>&gt;iY:84(V113) <text:s/>prev: #-- <text:s/>next: #44</text:span></text:span></text:p>
        <text:p text:style-name="P1"><text:span text:style-name="Source_20_Text"><text:span text:style-name="T1"><text:s text:c="5"/>| <text:s text:c="3"/>R----H1 #47 <text:s/>&gt;iY:85(V43) <text:s/>prev: #44 <text:s/>next: #41</text:span></text:span></text:p>
        <text:p text:style-name="P1"><text:span text:style-name="Source_20_Text"><text:span text:style-name="T1"><text:s text:c="5"/>R----H1 #38 <text:s/>&gt;iY:67(V103) <text:s/>prev: #41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85 <text:s/>has helper V29(r)</text:span></text:span></text:p>
        <text:p text:style-name="P1"><text:span text:style-name="Source_20_Text"><text:span text:style-name="T1">Delete Edge: #41 <text:s/>from v85</text:span></text:span></text:p>
        <text:p text:style-name="P1"><text:span text:style-name="Source_20_Text"><text:span text:style-name="T1">Insert Edge: #48 <text:s/>from v86 to v87</text:span></text:span></text:p>
        <text:p text:style-name="P1"><text:span text:style-name="Source_20_Text"><text:span text:style-name="T1">For Edge #48 <text:s/>from v86: set helper to V8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87 <text:s/>V111 <text:s/>x-2 <text:s/>y544</text:span></text:span></text:p>
        <text:p text:style-name="P1"><text:span text:style-name="Source_20_Text"><text:span text:style-name="T1">pk: Y96 <text:s/>V[pk]: V110</text:span></text:span></text:p>
        <text:p text:style-name="P1"><text:span text:style-name="Source_20_Text"><text:span text:style-name="T1">R----H3 #47 <text:s/>&gt;iY:85(V43) <text:s/>prev: #44 <text:s/>next: #48</text:span></text:span></text:p>
        <text:p text:style-name="P1"><text:span text:style-name="Source_20_Text"><text:span text:style-name="T1"><text:s text:c="5"/>L----H2 #44 <text:s/>&gt;iY:79(V23) <text:s/>prev: #46 <text:s/>next: #47</text:span></text:span></text:p>
        <text:p text:style-name="P1"><text:span text:style-name="Source_20_Text"><text:span text:style-name="T1"><text:s text:c="5"/>| <text:s text:c="3"/>L----H1 #46 <text:s/>&gt;iY:84(V113) <text:s/>prev: #-- <text:s/>next: #44</text:span></text:span></text:p>
        <text:p text:style-name="P1"><text:span text:style-name="Source_20_Text"><text:span text:style-name="T1"><text:s text:c="5"/>R----H2 #38 <text:s/>&gt;iY:67(V103) <text:s/>prev: #48 <text:s/>next: #--</text:span></text:span></text:p>
        <text:p text:style-name="P1"><text:span text:style-name="Source_20_Text"><text:span text:style-name="T1"><text:s text:c="10"/>L----H1 #48 <text:s/>&gt;iY:86(V86) <text:s/>prev: #47 <text:s/>next: #38</text:span></text:span></text:p>
        <text:p text:style-name="P1"><text:span text:style-name="Source_20_Text"><text:span text:style-name="T1"><text:s text:c="3"/>Regular(up):87 <text:s/>from v111</text:span></text:span></text:p>
        <text:p text:style-name="P1"><text:span text:style-name="Source_20_Text"><text:span text:style-name="T1">Found EdgeJ #46 <text:s/>from v113 has helper V113(r)</text:span></text:span></text:p>
        <text:p text:style-name="P1"><text:span text:style-name="Source_20_Text"><text:span text:style-name="T1">EdgeJ #46 <text:s/>from v113: set helper to V11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88 <text:s/>V104 <text:s/>x592 <text:s/>y547</text:span></text:span></text:p>
        <text:p text:style-name="P1"><text:span text:style-name="Source_20_Text"><text:span text:style-name="T1">pk: Y67 <text:s/>V[pk]: V103</text:span></text:span></text:p>
        <text:p text:style-name="P1"><text:span text:style-name="Source_20_Text"><text:span text:style-name="T1">R----H3 #47 <text:s/>&gt;iY:85(V43) <text:s/>prev: #44 <text:s/>next: #48</text:span></text:span></text:p>
        <text:p text:style-name="P1"><text:span text:style-name="Source_20_Text"><text:span text:style-name="T1"><text:s text:c="5"/>L----H2 #44 <text:s/>&gt;iY:79(V23) <text:s/>prev: #46 <text:s/>next: #47</text:span></text:span></text:p>
        <text:p text:style-name="P1"><text:span text:style-name="Source_20_Text"><text:span text:style-name="T1"><text:s text:c="5"/>| <text:s text:c="3"/>L----H1 #46 <text:s/>&gt;iY:84(V113) <text:s/>prev: #-- <text:s/>next: #44</text:span></text:span></text:p>
        <text:p text:style-name="P1"><text:span text:style-name="Source_20_Text"><text:span text:style-name="T1"><text:s text:c="5"/>R----H2 #38 <text:s/>&gt;iY:67(V103) <text:s/>prev: #48 <text:s/>next: #--</text:span></text:span></text:p>
        <text:p text:style-name="P1"><text:span text:style-name="Source_20_Text"><text:span text:style-name="T1"><text:s text:c="10"/>L----H1 #48 <text:s/>&gt;iY:86(V86) <text:s/>prev: #47 <text:s/>next: #38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103 <text:s/>has helper V10(r)</text:span></text:span></text:p>
        <text:p text:style-name="P1"><text:span text:style-name="Source_20_Text"><text:span text:style-name="T1">Delete Edge: #38 <text:s/>from v103</text:span></text:span></text:p>
        <text:p text:style-name="P1"><text:span text:style-name="Source_20_Text"><text:span text:style-name="T1">Insert Edge: #49 <text:s/>from v104 to v105</text:span></text:span></text:p>
        <text:p text:style-name="P1"><text:span text:style-name="Source_20_Text"><text:span text:style-name="T1">For Edge #49 <text:s/>from v104: set helper to V10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89 <text:s/>V9 <text:s/>x640 <text:s/>y547</text:span></text:span></text:p>
        <text:p text:style-name="P1"><text:span text:style-name="Source_20_Text"><text:span text:style-name="T1">pk: Y104 <text:s/>V[pk]: V8</text:span></text:span></text:p>
        <text:p text:style-name="P1"><text:span text:style-name="Source_20_Text"><text:span text:style-name="T1">R----H3 #47 <text:s/>&gt;iY:85(V43) <text:s/>prev: #44 <text:s/>next: #48</text:span></text:span></text:p>
        <text:p text:style-name="P1"><text:span text:style-name="Source_20_Text"><text:span text:style-name="T1"><text:s text:c="5"/>L----H2 #44 <text:s/>&gt;iY:79(V23) <text:s/>prev: #46 <text:s/>next: #47</text:span></text:span></text:p>
        <text:p text:style-name="P1"><text:span text:style-name="Source_20_Text"><text:span text:style-name="T1"><text:s text:c="5"/>| <text:s text:c="3"/>L----H1 #46 <text:s/>&gt;iY:84(V113) <text:s/>prev: #-- <text:s/>next: #44</text:span></text:span></text:p>
        <text:p text:style-name="P1"><text:span text:style-name="Source_20_Text"><text:span text:style-name="T1"><text:s text:c="5"/>R----H2 #48 <text:s/>&gt;iY:86(V86) <text:s/>prev: #47 <text:s/>next: #49</text:span></text:span></text:p>
        <text:p text:style-name="P1"><text:span text:style-name="Source_20_Text"><text:span text:style-name="T1"><text:s text:c="10"/>R----H1 #49 <text:s/>&gt;iY:88(V104) <text:s/>prev: #48 <text:s/>next: #--</text:span></text:span></text:p>
        <text:p text:style-name="P1"><text:span text:style-name="Source_20_Text"><text:span text:style-name="T1"><text:s text:c="3"/>Regular(up):89 <text:s/>from v9</text:span></text:span></text:p>
        <text:p text:style-name="P1"><text:span text:style-name="Source_20_Text"><text:span text:style-name="T1">Found EdgeJ #49 <text:s/>from v104 has helper V104(r)</text:span></text:span></text:p>
        <text:p text:style-name="P1"><text:span text:style-name="Source_20_Text"><text:span text:style-name="T1">EdgeJ #49 <text:s/>from v104: set helper to V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90 <text:s/>V24 <text:s/>x90 <text:s/>y553</text:span></text:span></text:p>
        <text:p text:style-name="P1"><text:span text:style-name="Source_20_Text"><text:span text:style-name="T1">pk: Y79 <text:s/>V[pk]: V23</text:span></text:span></text:p>
        <text:p text:style-name="P1"><text:span text:style-name="Source_20_Text"><text:span text:style-name="T1">R----H3 #47 <text:s/>&gt;iY:85(V43) <text:s/>prev: #44 <text:s/>next: #48</text:span></text:span></text:p>
        <text:p text:style-name="P1"><text:span text:style-name="Source_20_Text"><text:span text:style-name="T1"><text:s text:c="5"/>L----H2 #44 <text:s/>&gt;iY:79(V23) <text:s/>prev: #46 <text:s/>next: #47</text:span></text:span></text:p>
        <text:p text:style-name="P1"><text:span text:style-name="Source_20_Text"><text:span text:style-name="T1"><text:s text:c="5"/>| <text:s text:c="3"/>L----H1 #46 <text:s/>&gt;iY:84(V113) <text:s/>prev: #-- <text:s/>next: #44</text:span></text:span></text:p>
        <text:p text:style-name="P1"><text:span text:style-name="Source_20_Text"><text:span text:style-name="T1"><text:s text:c="5"/>R----H2 #48 <text:s/>&gt;iY:86(V86) <text:s/>prev: #47 <text:s/>next: #49</text:span></text:span></text:p>
        <text:p text:style-name="P1"><text:span text:style-name="Source_20_Text"><text:span text:style-name="T1"><text:s text:c="10"/>R----H1 #49 <text:s/>&gt;iY:88(V104) <text:s/>prev: #48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23 <text:s/>has helper V90(r)</text:span></text:span></text:p>
        <text:p text:style-name="P1"><text:span text:style-name="Source_20_Text"><text:span text:style-name="T1">Delete Edge: #44 <text:s/>from v23</text:span></text:span></text:p>
        <text:p text:style-name="P1"><text:span text:style-name="Source_20_Text"><text:span text:style-name="T1">Insert Edge: #50 <text:s/>from v24 to v25</text:span></text:span></text:p>
        <text:p text:style-name="P1"><text:span text:style-name="Source_20_Text"><text:span text:style-name="T1">For Edge #50 <text:s/>from v24: set helper to V2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91 <text:s/>V114 <text:s/>x-93 <text:s/>y555</text:span></text:span></text:p>
        <text:p text:style-name="P1"><text:span text:style-name="Source_20_Text"><text:span text:style-name="T1">pk: Y84 <text:s/>V[pk]: V113</text:span></text:span></text:p>
        <text:p text:style-name="P1"><text:span text:style-name="Source_20_Text"><text:span text:style-name="T1">R----H3 #47 <text:s/>&gt;iY:85(V43) <text:s/>prev: #50 <text:s/>next: #48</text:span></text:span></text:p>
        <text:p text:style-name="P1"><text:span text:style-name="Source_20_Text"><text:span text:style-name="T1"><text:s text:c="5"/>L----H2 #46 <text:s/>&gt;iY:84(V113) <text:s/>prev: #-- <text:s/>next: #50</text:span></text:span></text:p>
        <text:p text:style-name="P1"><text:span text:style-name="Source_20_Text"><text:span text:style-name="T1"><text:s text:c="5"/>| <text:s text:c="3"/>R----H1 #50 <text:s/>&gt;iY:90(V24) <text:s/>prev: #46 <text:s/>next: #47</text:span></text:span></text:p>
        <text:p text:style-name="P1"><text:span text:style-name="Source_20_Text"><text:span text:style-name="T1"><text:s text:c="5"/>R----H2 #48 <text:s/>&gt;iY:86(V86) <text:s/>prev: #47 <text:s/>next: #49</text:span></text:span></text:p>
        <text:p text:style-name="P1"><text:span text:style-name="Source_20_Text"><text:span text:style-name="T1"><text:s text:c="10"/>R----H1 #49 <text:s/>&gt;iY:88(V104) <text:s/>prev: #48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113 <text:s/>has helper V111(r)</text:span></text:span></text:p>
        <text:p text:style-name="P1"><text:span text:style-name="Source_20_Text"><text:span text:style-name="T1">Delete Edge: #46 <text:s/>from v113</text:span></text:span></text:p>
        <text:p text:style-name="P1"><text:span text:style-name="Source_20_Text"><text:span text:style-name="T1">Insert Edge: #51 <text:s/>from v114 to v115</text:span></text:span></text:p>
        <text:p text:style-name="P1"><text:span text:style-name="Source_20_Text"><text:span text:style-name="T1">For Edge #51 <text:s/>from v114: set helper to V11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92 <text:s/>V45 <text:s/>x413 <text:s/>y571</text:span></text:span></text:p>
        <text:p text:style-name="P1"><text:span text:style-name="Source_20_Text"><text:span text:style-name="T1">pk: Y93 <text:s/>V[pk]: V44</text:span></text:span></text:p>
        <text:p text:style-name="P1"><text:span text:style-name="Source_20_Text"><text:span text:style-name="T1">R----H3 #47 <text:s/>&gt;iY:85(V43) <text:s/>prev: #50 <text:s/>next: #48</text:span></text:span></text:p>
        <text:p text:style-name="P1"><text:span text:style-name="Source_20_Text"><text:span text:style-name="T1"><text:s text:c="5"/>L----H2 #50 <text:s/>&gt;iY:90(V24) <text:s/>prev: #51 <text:s/>next: #47</text:span></text:span></text:p>
        <text:p text:style-name="P1"><text:span text:style-name="Source_20_Text"><text:span text:style-name="T1"><text:s text:c="5"/>| <text:s text:c="3"/>L----H1 #51 <text:s/>&gt;iY:91(V114) <text:s/>prev: #-- <text:s/>next: #50</text:span></text:span></text:p>
        <text:p text:style-name="P1"><text:span text:style-name="Source_20_Text"><text:span text:style-name="T1"><text:s text:c="5"/>R----H2 #48 <text:s/>&gt;iY:86(V86) <text:s/>prev: #47 <text:s/>next: #49</text:span></text:span></text:p>
        <text:p text:style-name="P1"><text:span text:style-name="Source_20_Text"><text:span text:style-name="T1"><text:s text:c="10"/>R----H1 #49 <text:s/>&gt;iY:88(V104) <text:s/>prev: #48 <text:s/>next: #--</text:span></text:span></text:p>
        <text:p text:style-name="P1"><text:span text:style-name="Source_20_Text"><text:span text:style-name="T1"><text:s text:c="3"/>Regular(up):92 <text:s/>from v45</text:span></text:span></text:p>
        <text:p text:style-name="P1"><text:span text:style-name="Source_20_Text"><text:span text:style-name="T1">Found EdgeJ #47 <text:s/>from v43 has helper V43(r)</text:span></text:span></text:p>
        <text:p text:style-name="P1"><text:span text:style-name="Source_20_Text"><text:span text:style-name="T1">EdgeJ #47 <text:s/>from v43: set helper to V4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93 <text:s/>V44 <text:s/>x342 <text:s/>y581</text:span></text:span></text:p>
        <text:p text:style-name="P1"><text:span text:style-name="Source_20_Text"><text:span text:style-name="T1">pk: Y85 <text:s/>V[pk]: V43</text:span></text:span></text:p>
        <text:p text:style-name="P1"><text:span text:style-name="Source_20_Text"><text:span text:style-name="T1">R----H3 #47 <text:s/>&gt;iY:85(V43) <text:s/>prev: #50 <text:s/>next: #48</text:span></text:span></text:p>
        <text:p text:style-name="P1"><text:span text:style-name="Source_20_Text"><text:span text:style-name="T1"><text:s text:c="5"/>L----H2 #50 <text:s/>&gt;iY:90(V24) <text:s/>prev: #51 <text:s/>next: #47</text:span></text:span></text:p>
        <text:p text:style-name="P1"><text:span text:style-name="Source_20_Text"><text:span text:style-name="T1"><text:s text:c="5"/>| <text:s text:c="3"/>L----H1 #51 <text:s/>&gt;iY:91(V114) <text:s/>prev: #-- <text:s/>next: #50</text:span></text:span></text:p>
        <text:p text:style-name="P1"><text:span text:style-name="Source_20_Text"><text:span text:style-name="T1"><text:s text:c="5"/>R----H2 #48 <text:s/>&gt;iY:86(V86) <text:s/>prev: #47 <text:s/>next: #49</text:span></text:span></text:p>
        <text:p text:style-name="P1"><text:span text:style-name="Source_20_Text"><text:span text:style-name="T1"><text:s text:c="10"/>R----H1 #49 <text:s/>&gt;iY:88(V104) <text:s/>prev: #48 <text:s/>next: #--</text:span></text:span></text:p>
        <text:p text:style-name="P1"><text:span text:style-name="Source_20_Text"><text:span text:style-name="T1"><text:s text:c="3"/>End</text:span></text:span></text:p>
        <text:p text:style-name="P1"><text:span text:style-name="Source_20_Text"><text:span text:style-name="T1">Delete Edge: #47 <text:s/>from v4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94 <text:s/>V1 <text:s/>x-66 <text:s/>y589</text:span></text:span></text:p>
        <text:p text:style-name="P1"><text:span text:style-name="Source_20_Text"><text:span text:style-name="T1">pk: Y91 <text:s/>V[pk]: V114</text:span></text:span></text:p>
        <text:p text:style-name="P1"><text:span text:style-name="Source_20_Text"><text:span text:style-name="T1">R----H3 #48 <text:s/>&gt;iY:86(V86) <text:s/>prev: #50 <text:s/>next: #49</text:span></text:span></text:p>
        <text:p text:style-name="P1"><text:span text:style-name="Source_20_Text"><text:span text:style-name="T1"><text:s text:c="5"/>L----H2 #50 <text:s/>&gt;iY:90(V24) <text:s/>prev: #51 <text:s/>next: #48</text:span></text:span></text:p>
        <text:p text:style-name="P1"><text:span text:style-name="Source_20_Text"><text:span text:style-name="T1"><text:s text:c="5"/>| <text:s text:c="3"/>L----H1 #51 <text:s/>&gt;iY:91(V114) <text:s/>prev: #-- <text:s/>next: #50</text:span></text:span></text:p>
        <text:p text:style-name="P1"><text:span text:style-name="Source_20_Text"><text:span text:style-name="T1"><text:s text:c="5"/>R----H1 #49 <text:s/>&gt;iY:88(V104) <text:s/>prev: #48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114 <text:s/>has helper V114(r)</text:span></text:span></text:p>
        <text:p text:style-name="P1"><text:span text:style-name="Source_20_Text"><text:span text:style-name="T1">Delete Edge: #51 <text:s/>from v114</text:span></text:span></text:p>
        <text:p text:style-name="P1"><text:span text:style-name="Source_20_Text"><text:span text:style-name="T1">Insert Edge: #52 <text:s/>from v1 to v2</text:span></text:span></text:p>
        <text:p text:style-name="P1"><text:span text:style-name="Source_20_Text"><text:span text:style-name="T1">For Edge #52 <text:s/>from v1: set helper to V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95 <text:s/>V89 <text:s/>x257 <text:s/>y591</text:span></text:span></text:p>
        <text:p text:style-name="P1"><text:span text:style-name="Source_20_Text"><text:span text:style-name="T1">pk: Y100 <text:s/>V[pk]: V88</text:span></text:span></text:p>
        <text:p text:style-name="P1"><text:span text:style-name="Source_20_Text"><text:span text:style-name="T1">R----H3 #48 <text:s/>&gt;iY:86(V86) <text:s/>prev: #50 <text:s/>next: #49</text:span></text:span></text:p>
        <text:p text:style-name="P1"><text:span text:style-name="Source_20_Text"><text:span text:style-name="T1"><text:s text:c="5"/>L----H2 #50 <text:s/>&gt;iY:90(V24) <text:s/>prev: #52 <text:s/>next: #48</text:span></text:span></text:p>
        <text:p text:style-name="P1"><text:span text:style-name="Source_20_Text"><text:span text:style-name="T1"><text:s text:c="5"/>| <text:s text:c="3"/>L----H1 #52 <text:s/>&gt;iY:94(V1) <text:s/>prev: #-- <text:s/>next: #50</text:span></text:span></text:p>
        <text:p text:style-name="P1"><text:span text:style-name="Source_20_Text"><text:span text:style-name="T1"><text:s text:c="5"/>R----H1 #49 <text:s/>&gt;iY:88(V104) <text:s/>prev: #48 <text:s/>next: #--</text:span></text:span></text:p>
        <text:p text:style-name="P1"><text:span text:style-name="Source_20_Text"><text:span text:style-name="T1"><text:s text:c="3"/>Regular(up):95 <text:s/>from v89</text:span></text:span></text:p>
        <text:p text:style-name="P1"><text:span text:style-name="Source_20_Text"><text:span text:style-name="T1">Found EdgeJ #50 <text:s/>from v24 has helper V24(r)</text:span></text:span></text:p>
        <text:p text:style-name="P1"><text:span text:style-name="Source_20_Text"><text:span text:style-name="T1">EdgeJ #50 <text:s/>from v24: set helper to V8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96 <text:s/>V110 <text:s/>x79 <text:s/>y597</text:span></text:span></text:p>
        <text:p text:style-name="P1"><text:span text:style-name="Source_20_Text"><text:span text:style-name="T1">pk: Y103 <text:s/>V[pk]: V109</text:span></text:span></text:p>
        <text:p text:style-name="P1"><text:span text:style-name="Source_20_Text"><text:span text:style-name="T1">R----H3 #48 <text:s/>&gt;iY:86(V86) <text:s/>prev: #50 <text:s/>next: #49</text:span></text:span></text:p>
        <text:p text:style-name="P1"><text:span text:style-name="Source_20_Text"><text:span text:style-name="T1"><text:s text:c="5"/>L----H2 #50 <text:s/>&gt;iY:90(V24) <text:s/>prev: #52 <text:s/>next: #48</text:span></text:span></text:p>
        <text:p text:style-name="P1"><text:span text:style-name="Source_20_Text"><text:span text:style-name="T1"><text:s text:c="5"/>| <text:s text:c="3"/>L----H1 #52 <text:s/>&gt;iY:94(V1) <text:s/>prev: #-- <text:s/>next: #50</text:span></text:span></text:p>
        <text:p text:style-name="P1"><text:span text:style-name="Source_20_Text"><text:span text:style-name="T1"><text:s text:c="5"/>R----H1 #49 <text:s/>&gt;iY:88(V104) <text:s/>prev: #48 <text:s/>next: #--</text:span></text:span></text:p>
        <text:p text:style-name="P1"><text:span text:style-name="Source_20_Text"><text:span text:style-name="T1"><text:s text:c="3"/>Regular(up):96 <text:s/>from v110</text:span></text:span></text:p>
        <text:p text:style-name="P1"><text:span text:style-name="Source_20_Text"><text:span text:style-name="T1">Found EdgeJ #52 <text:s/>from v1 has helper V1(r)</text:span></text:span></text:p>
        <text:p text:style-name="P1"><text:span text:style-name="Source_20_Text"><text:span text:style-name="T1">EdgeJ #52 <text:s/>from v1: set helper to V11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97 <text:s/>V87 <text:s/>x444 <text:s/>y599</text:span></text:span></text:p>
        <text:p text:style-name="P1"><text:span text:style-name="Source_20_Text"><text:span text:style-name="T1">pk: Y86 <text:s/>V[pk]: V86</text:span></text:span></text:p>
        <text:p text:style-name="P1"><text:span text:style-name="Source_20_Text"><text:span text:style-name="T1">R----H3 #48 <text:s/>&gt;iY:86(V86) <text:s/>prev: #50 <text:s/>next: #49</text:span></text:span></text:p>
        <text:p text:style-name="P1"><text:span text:style-name="Source_20_Text"><text:span text:style-name="T1"><text:s text:c="5"/>L----H2 #50 <text:s/>&gt;iY:90(V24) <text:s/>prev: #52 <text:s/>next: #48</text:span></text:span></text:p>
        <text:p text:style-name="P1"><text:span text:style-name="Source_20_Text"><text:span text:style-name="T1"><text:s text:c="5"/>| <text:s text:c="3"/>L----H1 #52 <text:s/>&gt;iY:94(V1) <text:s/>prev: #-- <text:s/>next: #50</text:span></text:span></text:p>
        <text:p text:style-name="P1"><text:span text:style-name="Source_20_Text"><text:span text:style-name="T1"><text:s text:c="5"/>R----H1 #49 <text:s/>&gt;iY:88(V104) <text:s/>prev: #48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86 <text:s/>has helper V86(r)</text:span></text:span></text:p>
        <text:p text:style-name="P1"><text:span text:style-name="Source_20_Text"><text:span text:style-name="T1">Delete Edge: #48 <text:s/>from v86</text:span></text:span></text:p>
        <text:p text:style-name="P1"><text:span text:style-name="Source_20_Text"><text:span text:style-name="T1">Insert Edge: #53 <text:s/>from v87 to v88</text:span></text:span></text:p>
        <text:p text:style-name="P1"><text:span text:style-name="Source_20_Text"><text:span text:style-name="T1">For Edge #53 <text:s/>from v87: set helper to V87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98 <text:s/>V25 <text:s/>x194 <text:s/>y612</text:span></text:span></text:p>
        <text:p text:style-name="P1"><text:span text:style-name="Source_20_Text"><text:span text:style-name="T1">pk: Y90 <text:s/>V[pk]: V24</text:span></text:span></text:p>
        <text:p text:style-name="P1"><text:span text:style-name="Source_20_Text"><text:span text:style-name="T1">R----H3 #49 <text:s/>&gt;iY:88(V104) <text:s/>prev: #53 <text:s/>next: #--</text:span></text:span></text:p>
        <text:p text:style-name="P1"><text:span text:style-name="Source_20_Text"><text:span text:style-name="T1"><text:s text:c="5"/>L----H2 #50 <text:s/>&gt;iY:90(V24) <text:s/>prev: #52 <text:s/>next: #53</text:span></text:span></text:p>
        <text:p text:style-name="P1"><text:span text:style-name="Source_20_Text"><text:span text:style-name="T1"><text:s text:c="5"/>| <text:s text:c="3"/>L----H1 #52 <text:s/>&gt;iY:94(V1) <text:s/>prev: #-- <text:s/>next: #50</text:span></text:span></text:p>
        <text:p text:style-name="P1"><text:span text:style-name="Source_20_Text"><text:span text:style-name="T1"><text:s text:c="5"/>| <text:s text:c="3"/>R----H1 #53 <text:s/>&gt;iY:97(V87) <text:s/>prev: #50 <text:s/>next: #49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24 <text:s/>has helper V89(r)</text:span></text:span></text:p>
        <text:p text:style-name="P1"><text:span text:style-name="Source_20_Text"><text:span text:style-name="T1">Delete Edge: #50 <text:s/>from v24</text:span></text:span></text:p>
        <text:p text:style-name="P1"><text:span text:style-name="Source_20_Text"><text:span text:style-name="T1">Insert Edge: #54 <text:s/>from v25 to v26</text:span></text:span></text:p>
        <text:p text:style-name="P1"><text:span text:style-name="Source_20_Text"><text:span text:style-name="T1">For Edge #54 <text:s/>from v25: set helper to V2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99 <text:s/>V105 <text:s/>x548 <text:s/>y628</text:span></text:span></text:p>
        <text:p text:style-name="P1"><text:span text:style-name="Source_20_Text"><text:span text:style-name="T1">pk: Y88 <text:s/>V[pk]: V104</text:span></text:span></text:p>
        <text:p text:style-name="P1"><text:span text:style-name="Source_20_Text"><text:span text:style-name="T1">R----H3 #49 <text:s/>&gt;iY:88(V104) <text:s/>prev: #54 <text:s/>next: #--</text:span></text:span></text:p>
        <text:p text:style-name="P1"><text:span text:style-name="Source_20_Text"><text:span text:style-name="T1"><text:s text:c="5"/>L----H2 #53 <text:s/>&gt;iY:97(V87) <text:s/>prev: #52 <text:s/>next: #54</text:span></text:span></text:p>
        <text:p text:style-name="P1"><text:span text:style-name="Source_20_Text"><text:span text:style-name="T1"><text:s text:c="5"/>| <text:s text:c="3"/>L----H1 #52 <text:s/>&gt;iY:94(V1) <text:s/>prev: #-- <text:s/>next: #53</text:span></text:span></text:p>
        <text:p text:style-name="P1"><text:span text:style-name="Source_20_Text"><text:span text:style-name="T1"><text:s text:c="5"/>| <text:s text:c="3"/>R----H1 #54 <text:s/>&gt;iY:98(V25) <text:s/>prev: #53 <text:s/>next: #49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104 <text:s/>has helper V9(r)</text:span></text:span></text:p>
        <text:p text:style-name="P1"><text:span text:style-name="Source_20_Text"><text:span text:style-name="T1">Delete Edge: #49 <text:s/>from v104</text:span></text:span></text:p>
        <text:p text:style-name="P1"><text:span text:style-name="Source_20_Text"><text:span text:style-name="T1">Insert Edge: #55 <text:s/>from v105 to v106</text:span></text:span></text:p>
        <text:p text:style-name="P1"><text:span text:style-name="Source_20_Text"><text:span text:style-name="T1">For Edge #55 <text:s/>from v105: set helper to V10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00 <text:s/>V88 <text:s/>x375 <text:s/>y631</text:span></text:span></text:p>
        <text:p text:style-name="P1"><text:span text:style-name="Source_20_Text"><text:span text:style-name="T1">pk: Y97 <text:s/>V[pk]: V87</text:span></text:span></text:p>
        <text:p text:style-name="P1"><text:span text:style-name="Source_20_Text"><text:span text:style-name="T1">R----H3 #53 <text:s/>&gt;iY:97(V87) <text:s/>prev: #52 <text:s/>next: #54</text:span></text:span></text:p>
        <text:p text:style-name="P1"><text:span text:style-name="Source_20_Text"><text:span text:style-name="T1"><text:s text:c="5"/>L----H1 #52 <text:s/>&gt;iY:94(V1) <text:s/>prev: #-- <text:s/>next: #53</text:span></text:span></text:p>
        <text:p text:style-name="P1"><text:span text:style-name="Source_20_Text"><text:span text:style-name="T1"><text:s text:c="5"/>R----H2 #54 <text:s/>&gt;iY:98(V25) <text:s/>prev: #53 <text:s/>next: #55</text:span></text:span></text:p>
        <text:p text:style-name="P1"><text:span text:style-name="Source_20_Text"><text:span text:style-name="T1"><text:s text:c="10"/>R----H1 #55 <text:s/>&gt;iY:99(V105) <text:s/>prev: #54 <text:s/>next: #--</text:span></text:span></text:p>
        <text:p text:style-name="P1"><text:span text:style-name="Source_20_Text"><text:span text:style-name="T1"><text:s text:c="3"/>Merge </text:span></text:span></text:p>
        <text:p text:style-name="P1"><text:span text:style-name="Source_20_Text"><text:span text:style-name="T1">Delete Edge: #53 <text:s/>from v87</text:span></text:span></text:p>
        <text:p text:style-name="P1"><text:span text:style-name="Source_20_Text"><text:span text:style-name="T1">Found EdgeJ #54 <text:s/>from v25 has helper V25(r)</text:span></text:span></text:p>
        <text:p text:style-name="P1"><text:span text:style-name="Source_20_Text"><text:span text:style-name="T1">EdgeJ #54 <text:s/>from v25: set helper to V88</text:span></text:span></text:p>
        <text:p text:style-name="P1"><text:span text:style-name="Source_20_Text"><text:span text:style-name="T1"/></text:span></text:p>
        <text:p text:style-name="P1"><text:soft-page-break/><text:span text:style-name="Source_20_Text"><text:span text:style-name="T1">i 101 <text:s/>V28 <text:s/>x483 <text:s/>y633</text:span></text:span></text:p>
        <text:p text:style-name="P1"><text:span text:style-name="Source_20_Text"><text:span text:style-name="T1">pk: Y106 <text:s/>V[pk]: V27</text:span></text:span></text:p>
        <text:p text:style-name="P1"><text:span text:style-name="Source_20_Text"><text:span text:style-name="T1">R----H2 #54 <text:s/>&gt;iY:98(V25) <text:s/>prev: #52 <text:s/>next: #55</text:span></text:span></text:p>
        <text:p text:style-name="P1"><text:span text:style-name="Source_20_Text"><text:span text:style-name="T1"><text:s text:c="5"/>L----H1 #52 <text:s/>&gt;iY:94(V1) <text:s/>prev: #-- <text:s/>next: #54</text:span></text:span></text:p>
        <text:p text:style-name="P1"><text:span text:style-name="Source_20_Text"><text:span text:style-name="T1"><text:s text:c="5"/>R----H1 #55 <text:s/>&gt;iY:99(V105) <text:s/>prev: #54 <text:s/>next: #--</text:span></text:span></text:p>
        <text:p text:style-name="P1"><text:span text:style-name="Source_20_Text"><text:span text:style-name="T1"><text:s text:c="3"/>Regular(up):101 <text:s/>from v28</text:span></text:span></text:p>
        <text:p text:style-name="P1"><text:span text:style-name="Source_20_Text"><text:span text:style-name="T1">Found EdgeJ #54 <text:s/>from v25 has helper V88(m)</text:span></text:span></text:p>
        <text:p text:style-name="P1"><text:span text:style-name="Source_20_Text"><text:span text:style-name="T1">Parting line at e(i): Y101(V28) e(j) helper: V88</text:span></text:span></text:p>
        <text:p text:style-name="P1"><text:span text:style-name="Source_20_Text"><text:span text:style-name="T1">EdgeJ #54 <text:s/>from v25: set helper to V28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02 <text:s/>V2 <text:s/>x43 <text:s/>y655</text:span></text:span></text:p>
        <text:p text:style-name="P1"><text:span text:style-name="Source_20_Text"><text:span text:style-name="T1">pk: Y94 <text:s/>V[pk]: V1</text:span></text:span></text:p>
        <text:p text:style-name="P1"><text:span text:style-name="Source_20_Text"><text:span text:style-name="T1">R----H2 #54 <text:s/>&gt;iY:98(V25) <text:s/>prev: #52 <text:s/>next: #55</text:span></text:span></text:p>
        <text:p text:style-name="P1"><text:span text:style-name="Source_20_Text"><text:span text:style-name="T1"><text:s text:c="5"/>L----H1 #52 <text:s/>&gt;iY:94(V1) <text:s/>prev: #-- <text:s/>next: #54</text:span></text:span></text:p>
        <text:p text:style-name="P1"><text:span text:style-name="Source_20_Text"><text:span text:style-name="T1"><text:s text:c="5"/>R----H1 #55 <text:s/>&gt;iY:99(V105) <text:s/>prev: #54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1 <text:s/>has helper V110(r)</text:span></text:span></text:p>
        <text:p text:style-name="P1"><text:span text:style-name="Source_20_Text"><text:span text:style-name="T1">Delete Edge: #52 <text:s/>from v1</text:span></text:span></text:p>
        <text:p text:style-name="P1"><text:span text:style-name="Source_20_Text"><text:span text:style-name="T1">Insert Edge: #56 <text:s/>from v2 to v3</text:span></text:span></text:p>
        <text:p text:style-name="P1"><text:span text:style-name="Source_20_Text"><text:span text:style-name="T1">For Edge #56 <text:s/>from v2: set helper to V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03 <text:s/>V109 <text:s/>x186 <text:s/>y658</text:span></text:span></text:p>
        <text:p text:style-name="P1"><text:span text:style-name="Source_20_Text"><text:span text:style-name="T1">pk: Y109 <text:s/>V[pk]: V108</text:span></text:span></text:p>
        <text:p text:style-name="P1"><text:span text:style-name="Source_20_Text"><text:span text:style-name="T1">R----H2 #54 <text:s/>&gt;iY:98(V25) <text:s/>prev: #56 <text:s/>next: #55</text:span></text:span></text:p>
        <text:p text:style-name="P1"><text:span text:style-name="Source_20_Text"><text:span text:style-name="T1"><text:s text:c="5"/>L----H1 #56 <text:s/>&gt;iY:102(V2) <text:s/>prev: #-- <text:s/>next: #54</text:span></text:span></text:p>
        <text:p text:style-name="P1"><text:span text:style-name="Source_20_Text"><text:span text:style-name="T1"><text:s text:c="5"/>R----H1 #55 <text:s/>&gt;iY:99(V105) <text:s/>prev: #54 <text:s/>next: #--</text:span></text:span></text:p>
        <text:p text:style-name="P1"><text:span text:style-name="Source_20_Text"><text:span text:style-name="T1"><text:s text:c="3"/>Regular(up):103 <text:s/>from v109</text:span></text:span></text:p>
        <text:p text:style-name="P1"><text:span text:style-name="Source_20_Text"><text:span text:style-name="T1">Found EdgeJ #56 <text:s/>from v2 has helper V2(r)</text:span></text:span></text:p>
        <text:p text:style-name="P1"><text:span text:style-name="Source_20_Text"><text:span text:style-name="T1">EdgeJ #56 <text:s/>from v2: set helper to V10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04 <text:s/>V8 <text:s/>x584 <text:s/>y672</text:span></text:span></text:p>
        <text:p text:style-name="P1"><text:span text:style-name="Source_20_Text"><text:span text:style-name="T1">pk: Y111 <text:s/>V[pk]: V7</text:span></text:span></text:p>
        <text:p text:style-name="P1"><text:span text:style-name="Source_20_Text"><text:span text:style-name="T1">R----H2 #54 <text:s/>&gt;iY:98(V25) <text:s/>prev: #56 <text:s/>next: #55</text:span></text:span></text:p>
        <text:p text:style-name="P1"><text:span text:style-name="Source_20_Text"><text:span text:style-name="T1"><text:s text:c="5"/>L----H1 #56 <text:s/>&gt;iY:102(V2) <text:s/>prev: #-- <text:s/>next: #54</text:span></text:span></text:p>
        <text:p text:style-name="P1"><text:span text:style-name="Source_20_Text"><text:span text:style-name="T1"><text:s text:c="5"/>R----H1 #55 <text:s/>&gt;iY:99(V105) <text:s/>prev: #54 <text:s/>next: #--</text:span></text:span></text:p>
        <text:p text:style-name="P1"><text:span text:style-name="Source_20_Text"><text:span text:style-name="T1"><text:s text:c="3"/>Regular(up):104 <text:s/>from v8</text:span></text:span></text:p>
        <text:p text:style-name="P1"><text:span text:style-name="Source_20_Text"><text:span text:style-name="T1">Found EdgeJ #55 <text:s/>from v105 has helper V105(r)</text:span></text:span></text:p>
        <text:p text:style-name="P1"><text:span text:style-name="Source_20_Text"><text:span text:style-name="T1">EdgeJ #55 <text:s/>from v105: set helper to V8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05 <text:s/>V26 <text:s/>x317 <text:s/>y674</text:span></text:span></text:p>
        <text:p text:style-name="P1"><text:span text:style-name="Source_20_Text"><text:span text:style-name="T1">pk: Y98 <text:s/>V[pk]: V25</text:span></text:span></text:p>
        <text:p text:style-name="P1"><text:span text:style-name="Source_20_Text"><text:span text:style-name="T1">R----H2 #54 <text:s/>&gt;iY:98(V25) <text:s/>prev: #56 <text:s/>next: #55</text:span></text:span></text:p>
        <text:p text:style-name="P1"><text:span text:style-name="Source_20_Text"><text:span text:style-name="T1"><text:s text:c="5"/>L----H1 #56 <text:s/>&gt;iY:102(V2) <text:s/>prev: #-- <text:s/>next: #54</text:span></text:span></text:p>
        <text:p text:style-name="P1"><text:span text:style-name="Source_20_Text"><text:span text:style-name="T1"><text:s text:c="5"/>R----H1 #55 <text:s/>&gt;iY:99(V105) <text:s/>prev: #54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25 <text:s/>has helper V28(r)</text:span></text:span></text:p>
        <text:p text:style-name="P1"><text:span text:style-name="Source_20_Text"><text:span text:style-name="T1">Delete Edge: #54 <text:s/>from v25</text:span></text:span></text:p>
        <text:p text:style-name="P1"><text:span text:style-name="Source_20_Text"><text:span text:style-name="T1">Insert Edge: #57 <text:s/>from v26 to v27</text:span></text:span></text:p>
        <text:p text:style-name="P1"><text:span text:style-name="Source_20_Text"><text:span text:style-name="T1">For Edge #57 <text:s/>from v26: set helper to V2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06 <text:s/>V27 <text:s/>x412 <text:s/>y697</text:span></text:span></text:p>
        <text:p text:style-name="P1"><text:span text:style-name="Source_20_Text"><text:span text:style-name="T1">pk: Y105 <text:s/>V[pk]: V26</text:span></text:span></text:p>
        <text:p text:style-name="P1"><text:span text:style-name="Source_20_Text"><text:span text:style-name="T1">R----H3 #55 <text:s/>&gt;iY:99(V105) <text:s/>prev: #57 <text:s/>next: #--</text:span></text:span></text:p>
        <text:p text:style-name="P1"><text:span text:style-name="Source_20_Text"><text:span text:style-name="T1"><text:s text:c="5"/>L----H2 #56 <text:s/>&gt;iY:102(V2) <text:s/>prev: #-- <text:s/>next: #57</text:span></text:span></text:p>
        <text:p text:style-name="P1"><text:span text:style-name="Source_20_Text"><text:span text:style-name="T1"><text:s text:c="5"/>| <text:s text:c="3"/>R----H1 #57 <text:s/>&gt;iY:105(V26) <text:s/>prev: #56 <text:s/>next: #55</text:span></text:span></text:p>
        <text:p text:style-name="P1"><text:span text:style-name="Source_20_Text"><text:span text:style-name="T1"><text:s text:c="3"/>End</text:span></text:span></text:p>
        <text:p text:style-name="P1"><text:span text:style-name="Source_20_Text"><text:span text:style-name="T1">Delete Edge: #57 <text:s/>from v2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07 <text:s/>V3 <text:s/>x148 <text:s/>y710</text:span></text:span></text:p>
        <text:p text:style-name="P1"><text:span text:style-name="Source_20_Text"><text:span text:style-name="T1">pk: Y102 <text:s/>V[pk]: V2</text:span></text:span></text:p>
        <text:p text:style-name="P1"><text:span text:style-name="Source_20_Text"><text:span text:style-name="T1">R----H2 #55 <text:s/>&gt;iY:99(V105) <text:s/>prev: #56 <text:s/>next: #--</text:span></text:span></text:p>
        <text:p text:style-name="P1"><text:span text:style-name="Source_20_Text"><text:span text:style-name="T1"><text:s text:c="5"/>L----H1 #56 <text:s/>&gt;iY:102(V2) <text:s/>prev: #-- <text:s/>next: #55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2 <text:s/>has helper V109(r)</text:span></text:span></text:p>
        <text:p text:style-name="P1"><text:span text:style-name="Source_20_Text"><text:span text:style-name="T1">Delete Edge: #56 <text:s/>from v2</text:span></text:span></text:p>
        <text:p text:style-name="P1"><text:span text:style-name="Source_20_Text"><text:span text:style-name="T1">Insert Edge: #58 <text:s/>from v3 to v4</text:span></text:span></text:p>
        <text:p text:style-name="P1"><text:span text:style-name="Source_20_Text"><text:span text:style-name="T1">For Edge #58 <text:s/>from v3: set helper to V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08 <text:s/>V106 <text:s/>x484 <text:s/>y711</text:span></text:span></text:p>
        <text:p text:style-name="P1"><text:span text:style-name="Source_20_Text"><text:span text:style-name="T1">pk: Y99 <text:s/>V[pk]: V105</text:span></text:span></text:p>
        <text:p text:style-name="P1"><text:span text:style-name="Source_20_Text"><text:span text:style-name="T1">R----H2 #55 <text:s/>&gt;iY:99(V105) <text:s/>prev: #58 <text:s/>next: #--</text:span></text:span></text:p>
        <text:p text:style-name="P1"><text:span text:style-name="Source_20_Text"><text:span text:style-name="T1"><text:s text:c="5"/>L----H1 #58 <text:s/>&gt;iY:107(V3) <text:s/>prev: #-- <text:s/>next: #55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105 <text:s/>has helper V8(r)</text:span></text:span></text:p>
        <text:p text:style-name="P1"><text:span text:style-name="Source_20_Text"><text:span text:style-name="T1">Delete Edge: #55 <text:s/>from v105</text:span></text:span></text:p>
        <text:p text:style-name="P1"><text:span text:style-name="Source_20_Text"><text:span text:style-name="T1">Insert Edge: #59 <text:s/>from v106 to v107</text:span></text:span></text:p>
        <text:p text:style-name="P1"><text:span text:style-name="Source_20_Text"><text:span text:style-name="T1">For Edge #59 <text:s/>from v106: set helper to V10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09 <text:s/>V108 <text:s/>x309 <text:s/>y719</text:span></text:span></text:p>
        <text:p text:style-name="P1"><text:span text:style-name="Source_20_Text"><text:span text:style-name="T1">pk: Y110 <text:s/>V[pk]: V107</text:span></text:span></text:p>
        <text:p text:style-name="P1"><text:span text:style-name="Source_20_Text"><text:span text:style-name="T1">R----H2 #58 <text:s/>&gt;iY:107(V3) <text:s/>prev: #-- <text:s/>next: #59</text:span></text:span></text:p>
        <text:p text:style-name="P1"><text:span text:style-name="Source_20_Text"><text:span text:style-name="T1"><text:s text:c="5"/>R----H1 #59 <text:s/>&gt;iY:108(V106) <text:s/>prev: #58 <text:s/>next: #--</text:span></text:span></text:p>
        <text:p text:style-name="P1"><text:span text:style-name="Source_20_Text"><text:span text:style-name="T1"><text:s text:c="3"/>Regular(up):109 <text:s/>from v108</text:span></text:span></text:p>
        <text:p text:style-name="P1"><text:span text:style-name="Source_20_Text"><text:span text:style-name="T1">Found EdgeJ #58 <text:s/>from v3 has helper V3(r)</text:span></text:span></text:p>
        <text:p text:style-name="P1"><text:span text:style-name="Source_20_Text"><text:span text:style-name="T1">EdgeJ #58 <text:s/>from v3: set helper to V108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10 <text:s/>V107 <text:s/>x432 <text:s/>y760</text:span></text:span></text:p>
        <text:p text:style-name="P1"><text:span text:style-name="Source_20_Text"><text:span text:style-name="T1">pk: Y108 <text:s/>V[pk]: V106</text:span></text:span></text:p>
        <text:p text:style-name="P1"><text:span text:style-name="Source_20_Text"><text:span text:style-name="T1">R----H2 #58 <text:s/>&gt;iY:107(V3) <text:s/>prev: #-- <text:s/>next: #59</text:span></text:span></text:p>
        <text:p text:style-name="P1"><text:span text:style-name="Source_20_Text"><text:span text:style-name="T1"><text:s text:c="5"/>R----H1 #59 <text:s/>&gt;iY:108(V106) <text:s/>prev: #58 <text:s/>next: #--</text:span></text:span></text:p>
        <text:p text:style-name="P1"><text:span text:style-name="Source_20_Text"><text:span text:style-name="T1"><text:s text:c="3"/>Merge </text:span></text:span></text:p>
        <text:p text:style-name="P1"><text:span text:style-name="Source_20_Text"><text:span text:style-name="T1">Delete Edge: #59 <text:s/>from v106</text:span></text:span></text:p>
        <text:p text:style-name="P1"><text:span text:style-name="Source_20_Text"><text:span text:style-name="T1">Found EdgeJ #58 <text:s/>from v3 has helper V108(r)</text:span></text:span></text:p>
        <text:p text:style-name="P1"><text:span text:style-name="Source_20_Text"><text:span text:style-name="T1">EdgeJ #58 <text:s/>from v3: set helper to V107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11 <text:s/>V7 <text:s/>x534 <text:s/>y763</text:span></text:span></text:p>
        <text:p text:style-name="P1"><text:span text:style-name="Source_20_Text"><text:span text:style-name="T1">pk: Y114 <text:s/>V[pk]: V6</text:span></text:span></text:p>
        <text:p text:style-name="P1"><text:span text:style-name="Source_20_Text"><text:span text:style-name="T1">R----H1 #58 <text:s/>&gt;iY:107(V3) <text:s/>prev: #-- <text:s/>next: #--</text:span></text:span></text:p>
        <text:p text:style-name="P1"><text:span text:style-name="Source_20_Text"><text:span text:style-name="T1"><text:s text:c="3"/>Regular(up):111 <text:s/>from v7</text:span></text:span></text:p>
        <text:p text:style-name="P1"><text:span text:style-name="Source_20_Text"><text:span text:style-name="T1">Found EdgeJ #58 <text:s/>from v3 has helper V107(m)</text:span></text:span></text:p>
        <text:p text:style-name="P1"><text:span text:style-name="Source_20_Text"><text:span text:style-name="T1">Parting line at e(i): Y111(V7) e(j) helper: V107</text:span></text:span></text:p>
        <text:p text:style-name="P1"><text:span text:style-name="Source_20_Text"><text:span text:style-name="T1">EdgeJ #58 <text:s/>from v3: set helper to V7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12 <text:s/>V4 <text:s/>x250 <text:s/>y770</text:span></text:span></text:p>
        <text:p text:style-name="P1"><text:span text:style-name="Source_20_Text"><text:span text:style-name="T1">pk: Y107 <text:s/>V[pk]: V3</text:span></text:span></text:p>
        <text:p text:style-name="P1"><text:span text:style-name="Source_20_Text"><text:span text:style-name="T1">R----H1 #58 <text:s/>&gt;iY:107(V3) <text:s/>prev: #--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3 <text:s/>has helper V7(r)</text:span></text:span></text:p>
        <text:p text:style-name="P1"><text:span text:style-name="Source_20_Text"><text:span text:style-name="T1">Delete Edge: #58 <text:s/>from v3</text:span></text:span></text:p>
        <text:p text:style-name="P1"><text:span text:style-name="Source_20_Text"><text:span text:style-name="T1">Insert Edge: #60 <text:s/>from v4 to v5</text:span></text:span></text:p>
        <text:p text:style-name="P1"><text:span text:style-name="Source_20_Text"><text:span text:style-name="T1">For Edge #60 <text:s/>from v4: set helper to V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13 <text:s/>V5 <text:s/>x353 <text:s/>y815</text:span></text:span></text:p>
        <text:p text:style-name="P1"><text:span text:style-name="Source_20_Text"><text:span text:style-name="T1">pk: Y112 <text:s/>V[pk]: V4</text:span></text:span></text:p>
        <text:p text:style-name="P1"><text:span text:style-name="Source_20_Text"><text:span text:style-name="T1">R----H1 #60 <text:s/>&gt;iY:112(V4) <text:s/>prev: #-- <text:s/>next: #--</text:span></text:span></text:p>
        <text:p text:style-name="P1"><text:span text:style-name="Source_20_Text"><text:span text:style-name="T1"><text:s text:c="3"/>Regular(down)</text:span></text:span></text:p>
        <text:p text:style-name="P1"><text:span text:style-name="Source_20_Text"><text:span text:style-name="T1">V(i-1) V4 <text:s/>has helper V4(r)</text:span></text:span></text:p>
        <text:p text:style-name="P1"><text:span text:style-name="Source_20_Text"><text:span text:style-name="T1">Delete Edge: #60 <text:s/>from v4</text:span></text:span></text:p>
        <text:p text:style-name="P1"><text:span text:style-name="Source_20_Text"><text:span text:style-name="T1">Insert Edge: #61 <text:s/>from v5 to v6</text:span></text:span></text:p>
        <text:p text:style-name="P1"><text:span text:style-name="Source_20_Text"><text:span text:style-name="T1">For Edge #61 <text:s/>from v5: set helper to V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i 114 <text:s/>V6 <text:s/>x449 <text:s/>y829</text:span></text:span></text:p>
        <text:p text:style-name="P1"><text:span text:style-name="Source_20_Text"><text:span text:style-name="T1">pk: Y113 <text:s/>V[pk]: V5</text:span></text:span></text:p>
        <text:p text:style-name="P1"><text:span text:style-name="Source_20_Text"><text:span text:style-name="T1">R----H1 #61 <text:s/>&gt;iY:113(V5) <text:s/>prev: #-- <text:s/>next: #--</text:span></text:span></text:p>
        <text:p text:style-name="P1"><text:span text:style-name="Source_20_Text"><text:span text:style-name="T1"><text:s text:c="3"/>End</text:span></text:span></text:p>
        <text:p text:style-name="P1"><text:span text:style-name="Source_20_Text"><text:span text:style-name="T1">Delete Edge: #61 <text:s/>from v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Parting lines</text:span></text:span></text:p>
        <text:p text:style-name="P1"><text:span text:style-name="Source_20_Text"><text:span text:style-name="T1">1 <text:s/>V96 <text:s/>V16</text:span></text:span></text:p>
        <text:p text:style-name="P1"><text:span text:style-name="Source_20_Text"><text:span text:style-name="T1">2 <text:s/>V80 <text:s/>V34</text:span></text:span></text:p>
        <text:p text:style-name="P1"><text:span text:style-name="Source_20_Text"><text:span text:style-name="T1">3 <text:s/>V67 <text:s/>V50</text:span></text:span></text:p>
        <text:p text:style-name="P1"><text:span text:style-name="Source_20_Text"><text:span text:style-name="T1">4 <text:s/>V55 <text:s/>V64</text:span></text:span></text:p>
        <text:p text:style-name="P1"><text:span text:style-name="Source_20_Text"><text:span text:style-name="T1">5 <text:s/>V43 <text:s/>V73</text:span></text:span></text:p>
        <text:p text:style-name="P1"><text:span text:style-name="Source_20_Text"><text:span text:style-name="T1">6 <text:s/>V88 <text:s/>V28</text:span></text:span></text:p>
        <text:p text:style-name="P1"><text:span text:style-name="Source_20_Text"><text:span text:style-name="T1">7 <text:s/>V107 <text:s/>V7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<text:s text:c="3"/>Starting points for polygons</text:span></text:span></text:p>
        <text:p text:style-name="P1"><text:span text:style-name="Source_20_Text"><text:span text:style-name="T1"><text:s text:c="2"/>V17 <text:s/>V35 <text:s/>V51 <text:s/>V60 <text:s/>V112 <text:s/>V16 <text:s/>V34 <text:s/>V5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<text:s text:c="2"/>partD/flags data</text:span></text:span></text:p>
        <text:p text:style-name="P1"><text:span text:style-name="Source_20_Text"><text:span text:style-name="T1">1 r <text:s/>V0 <text:s/>--</text:span></text:span></text:p>
        <text:p text:style-name="P1"><text:span text:style-name="Source_20_Text"><text:span text:style-name="T1">2 r <text:s/>V0 <text:s/>--</text:span></text:span></text:p>
        <text:p text:style-name="P1"><text:span text:style-name="Source_20_Text"><text:span text:style-name="T1">3 r <text:s/>V0 <text:s/>--</text:span></text:span></text:p>
        <text:p text:style-name="P1"><text:span text:style-name="Source_20_Text"><text:span text:style-name="T1">4 r <text:s/>V0 <text:s/>--</text:span></text:span></text:p>
        <text:p text:style-name="P1"><text:span text:style-name="Source_20_Text"><text:span text:style-name="T1">5 r <text:s/>V0 <text:s/>--</text:span></text:span></text:p>
        <text:p text:style-name="P1"><text:span text:style-name="Source_20_Text"><text:span text:style-name="T1">6 e <text:s/>V0 <text:s/>--</text:span></text:span></text:p>
        <text:p text:style-name="P1"><text:span text:style-name="Source_20_Text"><text:span text:style-name="T1">7 r <text:s/>V0 <text:s/>f-</text:span></text:span></text:p>
        <text:p text:style-name="P1"><text:span text:style-name="Source_20_Text"><text:span text:style-name="T1">8 r <text:s/>V0 <text:s/>--</text:span></text:span></text:p>
        <text:p text:style-name="P1"><text:span text:style-name="Source_20_Text"><text:span text:style-name="T1">9 r <text:s/>V0 <text:s/>--</text:span></text:span></text:p>
        <text:p text:style-name="P1"><text:span text:style-name="Source_20_Text"><text:span text:style-name="T1">10 r <text:s/>V0 <text:s/>--</text:span></text:span></text:p>
        <text:p text:style-name="P1"><text:span text:style-name="Source_20_Text"><text:span text:style-name="T1">11 r <text:s/>V0 <text:s/>--</text:span></text:span></text:p>
        <text:p text:style-name="P1"><text:span text:style-name="Source_20_Text"><text:span text:style-name="T1">12 r <text:s/>V0 <text:s/>--</text:span></text:span></text:p>
        <text:p text:style-name="P1"><text:span text:style-name="Source_20_Text"><text:span text:style-name="T1">13 r <text:s/>V0 <text:s/>--</text:span></text:span></text:p>
        <text:p text:style-name="P1"><text:span text:style-name="Source_20_Text"><text:span text:style-name="T1">14 r <text:s/>V0 <text:s/>--</text:span></text:span></text:p>
        <text:p text:style-name="P1"><text:span text:style-name="Source_20_Text"><text:span text:style-name="T1">15 r <text:s/>V0 <text:s/>--</text:span></text:span></text:p>
        <text:p text:style-name="P1"><text:span text:style-name="Source_20_Text"><text:span text:style-name="T1">16 r <text:s/>V96 <text:s/>-f</text:span></text:span></text:p>
        <text:p text:style-name="P1"><text:span text:style-name="Source_20_Text"><text:span text:style-name="T1">17 s <text:s/>V0 <text:s/>--</text:span></text:span></text:p>
        <text:p text:style-name="P1"><text:span text:style-name="Source_20_Text"><text:span text:style-name="T1">18 r <text:s/>V0 <text:s/>--</text:span></text:span></text:p>
        <text:p text:style-name="P1"><text:span text:style-name="Source_20_Text"><text:span text:style-name="T1">19 r <text:s/>V0 <text:s/>--</text:span></text:span></text:p>
        <text:p text:style-name="P1"><text:span text:style-name="Source_20_Text"><text:span text:style-name="T1">20 r <text:s/>V0 <text:s/>--</text:span></text:span></text:p>
        <text:p text:style-name="P1"><text:span text:style-name="Source_20_Text"><text:span text:style-name="T1">21 r <text:s/>V0 <text:s/>--</text:span></text:span></text:p>
        <text:p text:style-name="P1"><text:span text:style-name="Source_20_Text"><text:span text:style-name="T1">22 r <text:s/>V0 <text:s/>--</text:span></text:span></text:p>
        <text:p text:style-name="P1"><text:span text:style-name="Source_20_Text"><text:span text:style-name="T1">23 r <text:s/>V0 <text:s/>--</text:span></text:span></text:p>
        <text:p text:style-name="P1"><text:span text:style-name="Source_20_Text"><text:span text:style-name="T1">24 r <text:s/>V0 <text:s/>--</text:span></text:span></text:p>
        <text:p text:style-name="P1"><text:span text:style-name="Source_20_Text"><text:span text:style-name="T1">25 r <text:s/>V0 <text:s/>--</text:span></text:span></text:p>
        <text:p text:style-name="P1"><text:span text:style-name="Source_20_Text"><text:span text:style-name="T1">26 r <text:s/>V0 <text:s/>--</text:span></text:span></text:p>
        <text:p text:style-name="P1"><text:span text:style-name="Source_20_Text"><text:span text:style-name="T1">27 e <text:s/>V0 <text:s/>--</text:span></text:span></text:p>
        <text:p text:style-name="P1"><text:span text:style-name="Source_20_Text"><text:span text:style-name="T1">28 r <text:s/>V0 <text:s/>f-</text:span></text:span></text:p>
        <text:p text:style-name="P1"><text:span text:style-name="Source_20_Text"><text:span text:style-name="T1">29 r <text:s/>V0 <text:s/>--</text:span></text:span></text:p>
        <text:p text:style-name="P1"><text:span text:style-name="Source_20_Text"><text:span text:style-name="T1">30 r <text:s/>V0 <text:s/>--</text:span></text:span></text:p>
        <text:p text:style-name="P1"><text:span text:style-name="Source_20_Text"><text:span text:style-name="T1">31 r <text:s/>V0 <text:s/>--</text:span></text:span></text:p>
        <text:p text:style-name="P1"><text:span text:style-name="Source_20_Text"><text:span text:style-name="T1">32 r <text:s/>V0 <text:s/>--</text:span></text:span></text:p>
        <text:p text:style-name="P1"><text:span text:style-name="Source_20_Text"><text:span text:style-name="T1">33 r <text:s/>V0 <text:s/>--</text:span></text:span></text:p>
        <text:p text:style-name="P1"><text:span text:style-name="Source_20_Text"><text:span text:style-name="T1">34 r <text:s/>V80 <text:s/>-f</text:span></text:span></text:p>
        <text:p text:style-name="P1"><text:span text:style-name="Source_20_Text"><text:span text:style-name="T1">35 s <text:s/>V0 <text:s/>--</text:span></text:span></text:p>
        <text:p text:style-name="P1"><text:span text:style-name="Source_20_Text"><text:span text:style-name="T1">36 r <text:s/>V0 <text:s/>--</text:span></text:span></text:p>
        <text:p text:style-name="P1"><text:span text:style-name="Source_20_Text"><text:span text:style-name="T1">37 r <text:s/>V0 <text:s/>--</text:span></text:span></text:p>
        <text:p text:style-name="P1"><text:span text:style-name="Source_20_Text"><text:span text:style-name="T1">38 r <text:s/>V0 <text:s/>--</text:span></text:span></text:p>
        <text:p text:style-name="P1"><text:span text:style-name="Source_20_Text"><text:span text:style-name="T1">39 r <text:s/>V0 <text:s/>--</text:span></text:span></text:p>
        <text:p text:style-name="P1"><text:span text:style-name="Source_20_Text"><text:span text:style-name="T1">40 r <text:s/>V0 <text:s/>--</text:span></text:span></text:p>
        <text:p text:style-name="P1"><text:span text:style-name="Source_20_Text"><text:span text:style-name="T1">41 r <text:s/>V0 <text:s/>--</text:span></text:span></text:p>
        <text:p text:style-name="P1"><text:span text:style-name="Source_20_Text"><text:span text:style-name="T1">42 r <text:s/>V0 <text:s/>--</text:span></text:span></text:p>
        <text:p text:style-name="P1"><text:soft-page-break/><text:span text:style-name="Source_20_Text"><text:span text:style-name="T1">43 r <text:s/>V0 <text:s/>s-</text:span></text:span></text:p>
        <text:p text:style-name="P1"><text:span text:style-name="Source_20_Text"><text:span text:style-name="T1">44 e <text:s/>V0 <text:s/>--</text:span></text:span></text:p>
        <text:p text:style-name="P1"><text:span text:style-name="Source_20_Text"><text:span text:style-name="T1">45 r <text:s/>V0 <text:s/>--</text:span></text:span></text:p>
        <text:p text:style-name="P1"><text:span text:style-name="Source_20_Text"><text:span text:style-name="T1">46 r <text:s/>V0 <text:s/>--</text:span></text:span></text:p>
        <text:p text:style-name="P1"><text:span text:style-name="Source_20_Text"><text:span text:style-name="T1">47 r <text:s/>V0 <text:s/>--</text:span></text:span></text:p>
        <text:p text:style-name="P1"><text:span text:style-name="Source_20_Text"><text:span text:style-name="T1">48 r <text:s/>V0 <text:s/>--</text:span></text:span></text:p>
        <text:p text:style-name="P1"><text:span text:style-name="Source_20_Text"><text:span text:style-name="T1">49 r <text:s/>V0 <text:s/>--</text:span></text:span></text:p>
        <text:p text:style-name="P1"><text:span text:style-name="Source_20_Text"><text:span text:style-name="T1">50 r <text:s/>V67 <text:s/>-f</text:span></text:span></text:p>
        <text:p text:style-name="P1"><text:span text:style-name="Source_20_Text"><text:span text:style-name="T1">51 s <text:s/>V0 <text:s/>--</text:span></text:span></text:p>
        <text:p text:style-name="P1"><text:span text:style-name="Source_20_Text"><text:span text:style-name="T1">52 r <text:s/>V0 <text:s/>--</text:span></text:span></text:p>
        <text:p text:style-name="P1"><text:span text:style-name="Source_20_Text"><text:span text:style-name="T1">53 r <text:s/>V0 <text:s/>--</text:span></text:span></text:p>
        <text:p text:style-name="P1"><text:span text:style-name="Source_20_Text"><text:span text:style-name="T1">54 r <text:s/>V0 <text:s/>--</text:span></text:span></text:p>
        <text:p text:style-name="P1"><text:span text:style-name="Source_20_Text"><text:span text:style-name="T1">55 r <text:s/>V0 <text:s/>s-</text:span></text:span></text:p>
        <text:p text:style-name="P1"><text:span text:style-name="Source_20_Text"><text:span text:style-name="T1">56 e <text:s/>V0 <text:s/>--</text:span></text:span></text:p>
        <text:p text:style-name="P1"><text:span text:style-name="Source_20_Text"><text:span text:style-name="T1">57 r <text:s/>V0 <text:s/>--</text:span></text:span></text:p>
        <text:p text:style-name="P1"><text:span text:style-name="Source_20_Text"><text:span text:style-name="T1">58 r <text:s/>V0 <text:s/>--</text:span></text:span></text:p>
        <text:p text:style-name="P1"><text:span text:style-name="Source_20_Text"><text:span text:style-name="T1">59 r <text:s/>V0 <text:s/>--</text:span></text:span></text:p>
        <text:p text:style-name="P1"><text:span text:style-name="Source_20_Text"><text:span text:style-name="T1">60 s <text:s/>V0 <text:s/>--</text:span></text:span></text:p>
        <text:p text:style-name="P1"><text:span text:style-name="Source_20_Text"><text:span text:style-name="T1">61 r <text:s/>V0 <text:s/>--</text:span></text:span></text:p>
        <text:p text:style-name="P1"><text:span text:style-name="Source_20_Text"><text:span text:style-name="T1">62 r <text:s/>V0 <text:s/>--</text:span></text:span></text:p>
        <text:p text:style-name="P1"><text:span text:style-name="Source_20_Text"><text:span text:style-name="T1">63 r <text:s/>V0 <text:s/>--</text:span></text:span></text:p>
        <text:p text:style-name="P1"><text:span text:style-name="Source_20_Text"><text:span text:style-name="T1">64 m <text:s/>V55 <text:s/>-f</text:span></text:span></text:p>
        <text:p text:style-name="P1"><text:span text:style-name="Source_20_Text"><text:span text:style-name="T1">65 r <text:s/>V0 <text:s/>--</text:span></text:span></text:p>
        <text:p text:style-name="P1"><text:span text:style-name="Source_20_Text"><text:span text:style-name="T1">66 r <text:s/>V0 <text:s/>--</text:span></text:span></text:p>
        <text:p text:style-name="P1"><text:span text:style-name="Source_20_Text"><text:span text:style-name="T1">67 x <text:s/>V0 <text:s/>s-</text:span></text:span></text:p>
        <text:p text:style-name="P1"><text:span text:style-name="Source_20_Text"><text:span text:style-name="T1">68 r <text:s/>V0 <text:s/>--</text:span></text:span></text:p>
        <text:p text:style-name="P1"><text:span text:style-name="Source_20_Text"><text:span text:style-name="T1">69 r <text:s/>V0 <text:s/>--</text:span></text:span></text:p>
        <text:p text:style-name="P1"><text:span text:style-name="Source_20_Text"><text:span text:style-name="T1">70 r <text:s/>V0 <text:s/>--</text:span></text:span></text:p>
        <text:p text:style-name="P1"><text:span text:style-name="Source_20_Text"><text:span text:style-name="T1">71 r <text:s/>V0 <text:s/>--</text:span></text:span></text:p>
        <text:p text:style-name="P1"><text:span text:style-name="Source_20_Text"><text:span text:style-name="T1">72 r <text:s/>V0 <text:s/>--</text:span></text:span></text:p>
        <text:p text:style-name="P1"><text:span text:style-name="Source_20_Text"><text:span text:style-name="T1">73 m <text:s/>V43 <text:s/>-f</text:span></text:span></text:p>
        <text:p text:style-name="P1"><text:span text:style-name="Source_20_Text"><text:span text:style-name="T1">74 r <text:s/>V0 <text:s/>--</text:span></text:span></text:p>
        <text:p text:style-name="P1"><text:span text:style-name="Source_20_Text"><text:span text:style-name="T1">75 r <text:s/>V0 <text:s/>--</text:span></text:span></text:p>
        <text:p text:style-name="P1"><text:span text:style-name="Source_20_Text"><text:span text:style-name="T1">76 r <text:s/>V0 <text:s/>--</text:span></text:span></text:p>
        <text:p text:style-name="P1"><text:span text:style-name="Source_20_Text"><text:span text:style-name="T1">77 r <text:s/>V0 <text:s/>--</text:span></text:span></text:p>
        <text:p text:style-name="P1"><text:span text:style-name="Source_20_Text"><text:span text:style-name="T1">78 r <text:s/>V0 <text:s/>--</text:span></text:span></text:p>
        <text:p text:style-name="P1"><text:span text:style-name="Source_20_Text"><text:span text:style-name="T1">79 r <text:s/>V0 <text:s/>--</text:span></text:span></text:p>
        <text:p text:style-name="P1"><text:span text:style-name="Source_20_Text"><text:span text:style-name="T1">80 x <text:s/>V0 <text:s/>s-</text:span></text:span></text:p>
        <text:p text:style-name="P1"><text:span text:style-name="Source_20_Text"><text:span text:style-name="T1">81 r <text:s/>V0 <text:s/>--</text:span></text:span></text:p>
        <text:p text:style-name="P1"><text:span text:style-name="Source_20_Text"><text:span text:style-name="T1">82 r <text:s/>V0 <text:s/>--</text:span></text:span></text:p>
        <text:p text:style-name="P1"><text:span text:style-name="Source_20_Text"><text:span text:style-name="T1">83 r <text:s/>V0 <text:s/>--</text:span></text:span></text:p>
        <text:p text:style-name="P1"><text:span text:style-name="Source_20_Text"><text:span text:style-name="T1">84 r <text:s/>V0 <text:s/>--</text:span></text:span></text:p>
        <text:p text:style-name="P1"><text:span text:style-name="Source_20_Text"><text:span text:style-name="T1">85 r <text:s/>V0 <text:s/>--</text:span></text:span></text:p>
        <text:p text:style-name="P1"><text:span text:style-name="Source_20_Text"><text:span text:style-name="T1">86 r <text:s/>V0 <text:s/>--</text:span></text:span></text:p>
        <text:p text:style-name="P1"><text:span text:style-name="Source_20_Text"><text:span text:style-name="T1">87 r <text:s/>V0 <text:s/>--</text:span></text:span></text:p>
        <text:p text:style-name="P1"><text:span text:style-name="Source_20_Text"><text:span text:style-name="T1">88 m <text:s/>V28 <text:s/>-s</text:span></text:span></text:p>
        <text:p text:style-name="P1"><text:span text:style-name="Source_20_Text"><text:span text:style-name="T1">89 r <text:s/>V0 <text:s/>--</text:span></text:span></text:p>
        <text:p text:style-name="P1"><text:span text:style-name="Source_20_Text"><text:span text:style-name="T1">90 r <text:s/>V0 <text:s/>--</text:span></text:span></text:p>
        <text:p text:style-name="P1"><text:span text:style-name="Source_20_Text"><text:span text:style-name="T1">91 r <text:s/>V0 <text:s/>--</text:span></text:span></text:p>
        <text:p text:style-name="P1"><text:span text:style-name="Source_20_Text"><text:span text:style-name="T1">92 r <text:s/>V0 <text:s/>--</text:span></text:span></text:p>
        <text:p text:style-name="P1"><text:span text:style-name="Source_20_Text"><text:span text:style-name="T1">93 r <text:s/>V0 <text:s/>--</text:span></text:span></text:p>
        <text:p text:style-name="P1"><text:span text:style-name="Source_20_Text"><text:span text:style-name="T1">94 r <text:s/>V0 <text:s/>--</text:span></text:span></text:p>
        <text:p text:style-name="P1"><text:span text:style-name="Source_20_Text"><text:span text:style-name="T1">95 r <text:s/>V0 <text:s/>--</text:span></text:span></text:p>
        <text:p text:style-name="P1"><text:span text:style-name="Source_20_Text"><text:span text:style-name="T1">96 x <text:s/>V0 <text:s/>s-</text:span></text:span></text:p>
        <text:p text:style-name="P1"><text:span text:style-name="Source_20_Text"><text:span text:style-name="T1">97 r <text:s/>V0 <text:s/>--</text:span></text:span></text:p>
        <text:p text:style-name="P1"><text:span text:style-name="Source_20_Text"><text:span text:style-name="T1">98 r <text:s/>V0 <text:s/>--</text:span></text:span></text:p>
        <text:p text:style-name="P1"><text:span text:style-name="Source_20_Text"><text:span text:style-name="T1">99 r <text:s/>V0 <text:s/>--</text:span></text:span></text:p>
        <text:p text:style-name="P1"><text:span text:style-name="Source_20_Text"><text:span text:style-name="T1">100 r <text:s/>V0 <text:s/>--</text:span></text:span></text:p>
        <text:p text:style-name="P1"><text:span text:style-name="Source_20_Text"><text:span text:style-name="T1">101 r <text:s/>V0 <text:s/>--</text:span></text:span></text:p>
        <text:p text:style-name="P1"><text:span text:style-name="Source_20_Text"><text:span text:style-name="T1">102 r <text:s/>V0 <text:s/>--</text:span></text:span></text:p>
        <text:p text:style-name="P1"><text:span text:style-name="Source_20_Text"><text:span text:style-name="T1">103 r <text:s/>V0 <text:s/>--</text:span></text:span></text:p>
        <text:p text:style-name="P1"><text:span text:style-name="Source_20_Text"><text:span text:style-name="T1">104 r <text:s/>V0 <text:s/>--</text:span></text:span></text:p>
        <text:p text:style-name="P1"><text:span text:style-name="Source_20_Text"><text:span text:style-name="T1">105 r <text:s/>V0 <text:s/>--</text:span></text:span></text:p>
        <text:p text:style-name="P1"><text:span text:style-name="Source_20_Text"><text:span text:style-name="T1">106 r <text:s/>V0 <text:s/>--</text:span></text:span></text:p>
        <text:p text:style-name="P1"><text:span text:style-name="Source_20_Text"><text:span text:style-name="T1">107 m <text:s/>V7 <text:s/>-s</text:span></text:span></text:p>
        <text:p text:style-name="P1"><text:span text:style-name="Source_20_Text"><text:span text:style-name="T1">108 r <text:s/>V0 <text:s/>--</text:span></text:span></text:p>
        <text:p text:style-name="P1"><text:span text:style-name="Source_20_Text"><text:span text:style-name="T1">109 r <text:s/>V0 <text:s/>--</text:span></text:span></text:p>
        <text:p text:style-name="P1"><text:span text:style-name="Source_20_Text"><text:span text:style-name="T1">110 r <text:s/>V0 <text:s/>--</text:span></text:span></text:p>
        <text:p text:style-name="P1"><text:span text:style-name="Source_20_Text"><text:span text:style-name="T1">111 r <text:s/>V0 <text:s/>--</text:span></text:span></text:p>
        <text:p text:style-name="P1"><text:span text:style-name="Source_20_Text"><text:span text:style-name="T1">112 s <text:s/>V0 <text:s/>--</text:span></text:span></text:p>
        <text:p text:style-name="P1"><text:span text:style-name="Source_20_Text"><text:span text:style-name="T1">113 r <text:s/>V0 <text:s/>--</text:span></text:span></text:p>
        <text:p text:style-name="P1"><text:span text:style-name="Source_20_Text"><text:span text:style-name="T1">114 r <text:s/>V0 <text:s/>--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Processing monotone polygons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Processing polygon #1 with top vertex: V17</text:span></text:span></text:p>
        <text:p text:style-name="P1"><text:span text:style-name="Source_20_Text"><text:span text:style-name="T1">#1 j, jprev, jLeft, jRight: V17 <text:s/>V0 <text:s/>V18 <text:s/>V16</text:span></text:span></text:p>
        <text:p text:style-name="P1"><text:span text:style-name="Source_20_Text"><text:span text:style-name="T1">#2 j, jprev, jLeft, jRight: V18 <text:s/>V0 <text:s/>V19 <text:s/>V1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6 <text:s/>V18 <text:s/>V19 <text:s/>V96</text:span></text:span></text:p>
        <text:p text:style-name="P1"><text:span text:style-name="Source_20_Text"><text:span text:style-name="T1">V(j) and V(S(nS)) V16 <text:s/>V18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7 <text:s/>18 <text:s/></text:span></text:span></text:p>
        <text:p text:style-name="P1"><text:span text:style-name="Source_20_Text"><text:span text:style-name="T1">Add V(k): V16 to V18 to V17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96 <text:s/>V16 <text:s/>V19 <text:s/>V95</text:span></text:span></text:p>
        <text:p text:style-name="P1"><text:span text:style-name="Source_20_Text"><text:span text:style-name="T1">V(j) and V(S(nS)) V96 <text:s/>V16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18 <text:s/>16 <text:s/></text:span></text:span></text:p>
        <text:p text:style-name="P1"><text:span text:style-name="Source_20_Text"><text:span text:style-name="T1">Checking intervening point 16</text:span></text:span></text:p>
        <text:p text:style-name="P1"><text:span text:style-name="Source_20_Text"><text:span text:style-name="T1">Add V(k): V96 to V18 to V1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95 <text:s/>V96 <text:s/>V19 <text:s/>V94</text:span></text:span></text:p>
        <text:p text:style-name="P1"><text:span text:style-name="Source_20_Text"><text:span text:style-name="T1">V(j) and V(S(nS)) V95 <text:s/>V96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18 <text:s/>96 <text:s/></text:span></text:span></text:p>
        <text:p text:style-name="P1"><text:span text:style-name="Source_20_Text"><text:span text:style-name="T1">Checking intervening point 96</text:span></text:span></text:p>
        <text:p text:style-name="P1"><text:span text:style-name="Source_20_Text"><text:span text:style-name="T1">Add V(k): V95 to V18 to V9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9 <text:s/>V95 <text:s/>V20 <text:s/>V94</text:span></text:span></text:p>
        <text:p text:style-name="P1"><text:span text:style-name="Source_20_Text"><text:span text:style-name="T1">V(j) and V(S(nS)) V19 <text:s/>V95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8 <text:s/>95 <text:s/></text:span></text:span></text:p>
        <text:p text:style-name="P1"><text:span text:style-name="Source_20_Text"><text:span text:style-name="T1">Add V(k): V19 to V95 to V18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94 <text:s/>V19 <text:s/>V20 <text:s/>V93</text:span></text:span></text:p>
        <text:p text:style-name="P1"><text:span text:style-name="Source_20_Text"><text:span text:style-name="T1">V(j) and V(S(nS)) V94 <text:s/>V19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95 <text:s/>19 <text:s/></text:span></text:span></text:p>
        <text:p text:style-name="P1"><text:span text:style-name="Source_20_Text"><text:span text:style-name="T1">Add V(k): V94 to V19 to V9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20 <text:s/>V94 <text:s/>V21 <text:s/>V93</text:span></text:span></text:p>
        <text:p text:style-name="P1"><text:span text:style-name="Source_20_Text"><text:span text:style-name="T1">V(j) and V(S(nS)) V20 <text:s/>V94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9 <text:s/>94 <text:s/></text:span></text:span></text:p>
        <text:p text:style-name="P1"><text:span text:style-name="Source_20_Text"><text:span text:style-name="T1">Add V(k): V20 to V94 to V1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93 <text:s/>V20 <text:s/>V21 <text:s/>V92</text:span></text:span></text:p>
        <text:p text:style-name="P1"><text:span text:style-name="Source_20_Text"><text:span text:style-name="T1">V(j) and V(S(nS)) V93 <text:s/>V20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94 <text:s/>20 <text:s/></text:span></text:span></text:p>
        <text:p text:style-name="P1"><text:span text:style-name="Source_20_Text"><text:span text:style-name="T1">Add V(k): V93 to V20 to V9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21 <text:s/>V93 <text:s/>V22 <text:s/>V92</text:span></text:span></text:p>
        <text:p text:style-name="P1"><text:span text:style-name="Source_20_Text"><text:span text:style-name="T1">V(j) and V(S(nS)) V21 <text:s/>V93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20 <text:s/>93 <text:s/></text:span></text:span></text:p>
        <text:p text:style-name="P1"><text:span text:style-name="Source_20_Text"><text:span text:style-name="T1">Add V(k): V21 to V93 to V2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92 <text:s/>V21 <text:s/>V22 <text:s/>V91</text:span></text:span></text:p>
        <text:p text:style-name="P1"><text:span text:style-name="Source_20_Text"><text:span text:style-name="T1">V(j) and V(S(nS)) V92 <text:s/>V21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93 <text:s/>21 <text:s/></text:span></text:span></text:p>
        <text:p text:style-name="P1"><text:span text:style-name="Source_20_Text"><text:span text:style-name="T1">Add V(k): V92 to V21 to V9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22 <text:s/>V92 <text:s/>V23 <text:s/>V91</text:span></text:span></text:p>
        <text:p text:style-name="P1"><text:span text:style-name="Source_20_Text"><text:span text:style-name="T1">V(j) and V(S(nS)) V22 <text:s/>V92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21 <text:s/>92 <text:s/></text:span></text:span></text:p>
        <text:p text:style-name="P1"><text:span text:style-name="Source_20_Text"><text:span text:style-name="T1">Add V(k): V22 to V92 to V2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91 <text:s/>V22 <text:s/>V23 <text:s/>V90</text:span></text:span></text:p>
        <text:p text:style-name="P1"><text:span text:style-name="Source_20_Text"><text:span text:style-name="T1">V(j) and V(S(nS)) V91 <text:s/>V22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92 <text:s/>22 <text:s/></text:span></text:span></text:p>
        <text:p text:style-name="P1"><text:span text:style-name="Source_20_Text"><text:span text:style-name="T1">Add V(k): V91 to V22 to V9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23 <text:s/>V91 <text:s/>V24 <text:s/>V90</text:span></text:span></text:p>
        <text:p text:style-name="P1"><text:span text:style-name="Source_20_Text"><text:span text:style-name="T1">V(j) and V(S(nS)) V23 <text:s/>V91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22 <text:s/>91 <text:s/></text:span></text:span></text:p>
        <text:p text:style-name="P1"><text:span text:style-name="Source_20_Text"><text:span text:style-name="T1">Add V(k): V23 to V91 to V2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90 <text:s/>V23 <text:s/>V24 <text:s/>V89</text:span></text:span></text:p>
        <text:p text:style-name="P1"><text:span text:style-name="Source_20_Text"><text:span text:style-name="T1">V(j) and V(S(nS)) V90 <text:s/>V23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91 <text:s/>23 <text:s/></text:span></text:span></text:p>
        <text:p text:style-name="P1"><text:span text:style-name="Source_20_Text"><text:span text:style-name="T1">Add V(k): V90 to V23 to V9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24 <text:s/>V90 <text:s/>V25 <text:s/>V89</text:span></text:span></text:p>
        <text:p text:style-name="P1"><text:span text:style-name="Source_20_Text"><text:span text:style-name="T1">V(j) and V(S(nS)) V24 <text:s/>V90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23 <text:s/>90 <text:s/></text:span></text:span></text:p>
        <text:p text:style-name="P1"><text:span text:style-name="Source_20_Text"><text:span text:style-name="T1">Add V(k): V24 to V90 to V2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89 <text:s/>V24 <text:s/>V25 <text:s/>V88</text:span></text:span></text:p>
        <text:p text:style-name="P1"><text:span text:style-name="Source_20_Text"><text:span text:style-name="T1">V(j) and V(S(nS)) V89 <text:s/>V24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90 <text:s/>24 <text:s/></text:span></text:span></text:p>
        <text:p text:style-name="P1"><text:span text:style-name="Source_20_Text"><text:span text:style-name="T1">Add V(k): V89 to V24 to V9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25 <text:s/>V89 <text:s/>V26 <text:s/>V88</text:span></text:span></text:p>
        <text:p text:style-name="P1"><text:span text:style-name="Source_20_Text"><text:span text:style-name="T1">V(j) and V(S(nS)) V25 <text:s/>V89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24 <text:s/>89 <text:s/></text:span></text:span></text:p>
        <text:p text:style-name="P1"><text:span text:style-name="Source_20_Text"><text:span text:style-name="T1">Add V(k): V25 to V89 to V2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88 <text:s/>V25 <text:s/>V26 <text:s/>V28</text:span></text:span></text:p>
        <text:p text:style-name="P1"><text:span text:style-name="Source_20_Text"><text:span text:style-name="T1">V(j) and V(S(nS)) V88 <text:s/>V25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89 <text:s/>25 <text:s/></text:span></text:span></text:p>
        <text:p text:style-name="P1"><text:span text:style-name="Source_20_Text"><text:span text:style-name="T1">Add V(k): V88 to V25 to V89</text:span></text:span></text:p>
        <text:p text:style-name="P1"><text:soft-page-break/><text:span text:style-name="Source_20_Text"><text:span text:style-name="T1"/></text:span></text:p>
        <text:p text:style-name="P1"><text:span text:style-name="Source_20_Text"><text:span text:style-name="T1">#3 j, jprev, jLeft, jRight: V28 <text:s/>V88 <text:s/>V26 <text:s/>V27</text:span></text:span></text:p>
        <text:p text:style-name="P1"><text:span text:style-name="Source_20_Text"><text:span text:style-name="T1">V(j) and V(S(nS)) V28 <text:s/>V88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25 <text:s/>88 <text:s/></text:span></text:span></text:p>
        <text:p text:style-name="P1"><text:span text:style-name="Source_20_Text"><text:span text:style-name="T1">Checking intervening point 88</text:span></text:span></text:p>
        <text:p text:style-name="P1"><text:span text:style-name="Source_20_Text"><text:span text:style-name="T1">V(k) invalid: V28 to V2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26 <text:s/>V28 <text:s/>V27 <text:s/>V27</text:span></text:span></text:p>
        <text:p text:style-name="P1"><text:span text:style-name="Source_20_Text"><text:span text:style-name="T1">V(j) and V(S(nS)) V26 <text:s/>V28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25 <text:s/>88 <text:s/>28 <text:s/></text:span></text:span></text:p>
        <text:p text:style-name="P1"><text:span text:style-name="Source_20_Text"><text:span text:style-name="T1">Add V(k): V26 to V28 to V88</text:span></text:span></text:p>
        <text:p text:style-name="P1"><text:span text:style-name="Source_20_Text"><text:span text:style-name="T1">Add V(k): V26 to V88 to V2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Post processing</text:span></text:span></text:p>
        <text:p text:style-name="P1"><text:span text:style-name="Source_20_Text"><text:span text:style-name="T1">Add V(k): V26 to V28 to V27</text:span></text:span></text:p>
        <text:p text:style-name="P1"><text:span text:style-name="Source_20_Text"><text:span text:style-name="T1">======================================</text:span></text:span></text:p>
        <text:p text:style-name="P1"><text:span text:style-name="Source_20_Text"><text:span text:style-name="T1">Processing polygon #2 with top vertex: V35</text:span></text:span></text:p>
        <text:p text:style-name="P1"><text:span text:style-name="Source_20_Text"><text:span text:style-name="T1">#1 j, jprev, jLeft, jRight: V35 <text:s/>V0 <text:s/>V36 <text:s/>V34</text:span></text:span></text:p>
        <text:p text:style-name="P1"><text:span text:style-name="Source_20_Text"><text:span text:style-name="T1">#2 j, jprev, jLeft, jRight: V36 <text:s/>V0 <text:s/>V37 <text:s/>V3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34 <text:s/>V36 <text:s/>V37 <text:s/>V80</text:span></text:span></text:p>
        <text:p text:style-name="P1"><text:span text:style-name="Source_20_Text"><text:span text:style-name="T1">V(j) and V(S(nS)) V34 <text:s/>V36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35 <text:s/>36 <text:s/></text:span></text:span></text:p>
        <text:p text:style-name="P1"><text:span text:style-name="Source_20_Text"><text:span text:style-name="T1">Add V(k): V34 to V36 to V3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80 <text:s/>V34 <text:s/>V37 <text:s/>V79</text:span></text:span></text:p>
        <text:p text:style-name="P1"><text:span text:style-name="Source_20_Text"><text:span text:style-name="T1">V(j) and V(S(nS)) V80 <text:s/>V34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36 <text:s/>34 <text:s/></text:span></text:span></text:p>
        <text:p text:style-name="P1"><text:span text:style-name="Source_20_Text"><text:span text:style-name="T1">Checking intervening point 34</text:span></text:span></text:p>
        <text:p text:style-name="P1"><text:span text:style-name="Source_20_Text"><text:span text:style-name="T1">Add V(k): V80 to V36 to V3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79 <text:s/>V80 <text:s/>V37 <text:s/>V78</text:span></text:span></text:p>
        <text:p text:style-name="P1"><text:span text:style-name="Source_20_Text"><text:span text:style-name="T1">V(j) and V(S(nS)) V79 <text:s/>V80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36 <text:s/>80 <text:s/></text:span></text:span></text:p>
        <text:p text:style-name="P1"><text:span text:style-name="Source_20_Text"><text:span text:style-name="T1">Checking intervening point 80</text:span></text:span></text:p>
        <text:p text:style-name="P1"><text:span text:style-name="Source_20_Text"><text:span text:style-name="T1">Add V(k): V79 to V36 to V8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37 <text:s/>V79 <text:s/>V38 <text:s/>V78</text:span></text:span></text:p>
        <text:p text:style-name="P1"><text:span text:style-name="Source_20_Text"><text:span text:style-name="T1">V(j) and V(S(nS)) V37 <text:s/>V79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36 <text:s/>79 <text:s/></text:span></text:span></text:p>
        <text:p text:style-name="P1"><text:span text:style-name="Source_20_Text"><text:span text:style-name="T1">Add V(k): V37 to V79 to V3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78 <text:s/>V37 <text:s/>V38 <text:s/>V77</text:span></text:span></text:p>
        <text:p text:style-name="P1"><text:span text:style-name="Source_20_Text"><text:span text:style-name="T1">V(j) and V(S(nS)) V78 <text:s/>V37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79 <text:s/>37 <text:s/></text:span></text:span></text:p>
        <text:p text:style-name="P1"><text:span text:style-name="Source_20_Text"><text:span text:style-name="T1">Add V(k): V78 to V37 to V7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38 <text:s/>V78 <text:s/>V39 <text:s/>V77</text:span></text:span></text:p>
        <text:p text:style-name="P1"><text:span text:style-name="Source_20_Text"><text:span text:style-name="T1">V(j) and V(S(nS)) V38 <text:s/>V78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37 <text:s/>78 <text:s/></text:span></text:span></text:p>
        <text:p text:style-name="P1"><text:span text:style-name="Source_20_Text"><text:span text:style-name="T1">Add V(k): V38 to V78 to V37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77 <text:s/>V38 <text:s/>V39 <text:s/>V76</text:span></text:span></text:p>
        <text:p text:style-name="P1"><text:span text:style-name="Source_20_Text"><text:span text:style-name="T1">V(j) and V(S(nS)) V77 <text:s/>V38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78 <text:s/>38 <text:s/></text:span></text:span></text:p>
        <text:p text:style-name="P1"><text:span text:style-name="Source_20_Text"><text:span text:style-name="T1">Add V(k): V77 to V38 to V78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39 <text:s/>V77 <text:s/>V40 <text:s/>V76</text:span></text:span></text:p>
        <text:p text:style-name="P1"><text:span text:style-name="Source_20_Text"><text:span text:style-name="T1">V(j) and V(S(nS)) V39 <text:s/>V77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38 <text:s/>77 <text:s/></text:span></text:span></text:p>
        <text:p text:style-name="P1"><text:span text:style-name="Source_20_Text"><text:span text:style-name="T1">Add V(k): V39 to V77 to V38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76 <text:s/>V39 <text:s/>V40 <text:s/>V75</text:span></text:span></text:p>
        <text:p text:style-name="P1"><text:span text:style-name="Source_20_Text"><text:span text:style-name="T1">V(j) and V(S(nS)) V76 <text:s/>V39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77 <text:s/>39 <text:s/></text:span></text:span></text:p>
        <text:p text:style-name="P1"><text:span text:style-name="Source_20_Text"><text:span text:style-name="T1">Add V(k): V76 to V39 to V77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40 <text:s/>V76 <text:s/>V41 <text:s/>V75</text:span></text:span></text:p>
        <text:p text:style-name="P1"><text:span text:style-name="Source_20_Text"><text:span text:style-name="T1">V(j) and V(S(nS)) V40 <text:s/>V76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39 <text:s/>76 <text:s/></text:span></text:span></text:p>
        <text:p text:style-name="P1"><text:span text:style-name="Source_20_Text"><text:span text:style-name="T1">Add V(k): V40 to V76 to V3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75 <text:s/>V40 <text:s/>V41 <text:s/>V74</text:span></text:span></text:p>
        <text:p text:style-name="P1"><text:span text:style-name="Source_20_Text"><text:span text:style-name="T1">V(j) and V(S(nS)) V75 <text:s/>V40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76 <text:s/>40 <text:s/></text:span></text:span></text:p>
        <text:p text:style-name="P1"><text:span text:style-name="Source_20_Text"><text:span text:style-name="T1">Add V(k): V75 to V40 to V7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41 <text:s/>V75 <text:s/>V42 <text:s/>V74</text:span></text:span></text:p>
        <text:p text:style-name="P1"><text:span text:style-name="Source_20_Text"><text:span text:style-name="T1">V(j) and V(S(nS)) V41 <text:s/>V75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40 <text:s/>75 <text:s/></text:span></text:span></text:p>
        <text:p text:style-name="P1"><text:span text:style-name="Source_20_Text"><text:span text:style-name="T1">Add V(k): V41 to V75 to V4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74 <text:s/>V41 <text:s/>V42 <text:s/>V73</text:span></text:span></text:p>
        <text:p text:style-name="P1"><text:span text:style-name="Source_20_Text"><text:span text:style-name="T1">V(j) and V(S(nS)) V74 <text:s/>V41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75 <text:s/>41 <text:s/></text:span></text:span></text:p>
        <text:p text:style-name="P1"><text:span text:style-name="Source_20_Text"><text:span text:style-name="T1">Add V(k): V74 to V41 to V7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42 <text:s/>V74 <text:s/>V43 <text:s/>V73</text:span></text:span></text:p>
        <text:p text:style-name="P1"><text:span text:style-name="Source_20_Text"><text:span text:style-name="T1">V(j) and V(S(nS)) V42 <text:s/>V74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41 <text:s/>74 <text:s/></text:span></text:span></text:p>
        <text:p text:style-name="P1"><text:span text:style-name="Source_20_Text"><text:span text:style-name="T1">Add V(k): V42 to V74 to V4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73 <text:s/>V42 <text:s/>V43 <text:s/>V43</text:span></text:span></text:p>
        <text:p text:style-name="P1"><text:span text:style-name="Source_20_Text"><text:span text:style-name="T1">V(j) and V(S(nS)) V73 <text:s/>V42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74 <text:s/>42 <text:s/></text:span></text:span></text:p>
        <text:p text:style-name="P1"><text:span text:style-name="Source_20_Text"><text:span text:style-name="T1">Add V(k): V73 to V42 to V7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Post processing</text:span></text:span></text:p>
        <text:p text:style-name="P1"><text:span text:style-name="Source_20_Text"><text:span text:style-name="T1">Add V(k): V73 to V42 to V43</text:span></text:span></text:p>
        <text:p text:style-name="P1"><text:span text:style-name="Source_20_Text"><text:span text:style-name="T1">======================================</text:span></text:span></text:p>
        <text:p text:style-name="P1"><text:span text:style-name="Source_20_Text"><text:span text:style-name="T1">Processing polygon #3 with top vertex: V51</text:span></text:span></text:p>
        <text:p text:style-name="P1"><text:span text:style-name="Source_20_Text"><text:span text:style-name="T1">#1 j, jprev, jLeft, jRight: V51 <text:s/>V0 <text:s/>V52 <text:s/>V50</text:span></text:span></text:p>
        <text:p text:style-name="P1"><text:span text:style-name="Source_20_Text"><text:span text:style-name="T1">#2 j, jprev, jLeft, jRight: V50 <text:s/>V0 <text:s/>V52 <text:s/>V67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67 <text:s/>V50 <text:s/>V52 <text:s/>V66</text:span></text:span></text:p>
        <text:p text:style-name="P1"><text:span text:style-name="Source_20_Text"><text:span text:style-name="T1">V(j) and V(S(nS)) V67 <text:s/>V50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51 <text:s/>50 <text:s/></text:span></text:span></text:p>
        <text:p text:style-name="P1"><text:span text:style-name="Source_20_Text"><text:span text:style-name="T1">Checking intervening point 50</text:span></text:span></text:p>
        <text:p text:style-name="P1"><text:span text:style-name="Source_20_Text"><text:span text:style-name="T1">Add V(k): V67 to V51 to V5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52 <text:s/>V67 <text:s/>V53 <text:s/>V66</text:span></text:span></text:p>
        <text:p text:style-name="P1"><text:span text:style-name="Source_20_Text"><text:span text:style-name="T1">V(j) and V(S(nS)) V52 <text:s/>V67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51 <text:s/>67 <text:s/></text:span></text:span></text:p>
        <text:p text:style-name="P1"><text:span text:style-name="Source_20_Text"><text:span text:style-name="T1">Add V(k): V52 to V67 to V5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66 <text:s/>V52 <text:s/>V53 <text:s/>V65</text:span></text:span></text:p>
        <text:p text:style-name="P1"><text:span text:style-name="Source_20_Text"><text:span text:style-name="T1">V(j) and V(S(nS)) V66 <text:s/>V52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67 <text:s/>52 <text:s/></text:span></text:span></text:p>
        <text:p text:style-name="P1"><text:span text:style-name="Source_20_Text"><text:span text:style-name="T1">Add V(k): V66 to V52 to V67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53 <text:s/>V66 <text:s/>V54 <text:s/>V65</text:span></text:span></text:p>
        <text:p text:style-name="P1"><text:span text:style-name="Source_20_Text"><text:span text:style-name="T1">V(j) and V(S(nS)) V53 <text:s/>V66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52 <text:s/>66 <text:s/></text:span></text:span></text:p>
        <text:p text:style-name="P1"><text:span text:style-name="Source_20_Text"><text:span text:style-name="T1">Add V(k): V53 to V66 to V5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65 <text:s/>V53 <text:s/>V54 <text:s/>V64</text:span></text:span></text:p>
        <text:p text:style-name="P1"><text:span text:style-name="Source_20_Text"><text:span text:style-name="T1">V(j) and V(S(nS)) V65 <text:s/>V53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66 <text:s/>53 <text:s/></text:span></text:span></text:p>
        <text:p text:style-name="P1"><text:span text:style-name="Source_20_Text"><text:span text:style-name="T1">Add V(k): V65 to V53 to V6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54 <text:s/>V65 <text:s/>V55 <text:s/>V64</text:span></text:span></text:p>
        <text:p text:style-name="P1"><text:span text:style-name="Source_20_Text"><text:span text:style-name="T1">V(j) and V(S(nS)) V54 <text:s/>V65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53 <text:s/>65 <text:s/></text:span></text:span></text:p>
        <text:p text:style-name="P1"><text:span text:style-name="Source_20_Text"><text:span text:style-name="T1">Add V(k): V54 to V65 to V5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64 <text:s/>V54 <text:s/>V55 <text:s/>V55</text:span></text:span></text:p>
        <text:p text:style-name="P1"><text:span text:style-name="Source_20_Text"><text:span text:style-name="T1">V(j) and V(S(nS)) V64 <text:s/>V54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65 <text:s/>54 <text:s/></text:span></text:span></text:p>
        <text:p text:style-name="P1"><text:span text:style-name="Source_20_Text"><text:span text:style-name="T1">Add V(k): V64 to V54 to V6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Post processing</text:span></text:span></text:p>
        <text:p text:style-name="P1"><text:span text:style-name="Source_20_Text"><text:span text:style-name="T1">Add V(k): V64 to V54 to V55</text:span></text:span></text:p>
        <text:p text:style-name="P1"><text:span text:style-name="Source_20_Text"><text:span text:style-name="T1">======================================</text:span></text:span></text:p>
        <text:p text:style-name="P1"><text:span text:style-name="Source_20_Text"><text:span text:style-name="T1">Processing polygon #4 with top vertex: V60</text:span></text:span></text:p>
        <text:p text:style-name="P1"><text:span text:style-name="Source_20_Text"><text:span text:style-name="T1">#1 j, jprev, jLeft, jRight: V60 <text:s/>V0 <text:s/>V61 <text:s/>V59</text:span></text:span></text:p>
        <text:p text:style-name="P1"><text:span text:style-name="Source_20_Text"><text:span text:style-name="T1">#2 j, jprev, jLeft, jRight: V61 <text:s/>V0 <text:s/>V62 <text:s/>V5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59 <text:s/>V61 <text:s/>V62 <text:s/>V58</text:span></text:span></text:p>
        <text:p text:style-name="P1"><text:span text:style-name="Source_20_Text"><text:span text:style-name="T1">V(j) and V(S(nS)) V59 <text:s/>V61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60 <text:s/>61 <text:s/></text:span></text:span></text:p>
        <text:p text:style-name="P1"><text:span text:style-name="Source_20_Text"><text:span text:style-name="T1">Add V(k): V59 to V61 to V6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62 <text:s/>V59 <text:s/>V63 <text:s/>V58</text:span></text:span></text:p>
        <text:p text:style-name="P1"><text:span text:style-name="Source_20_Text"><text:span text:style-name="T1">V(j) and V(S(nS)) V62 <text:s/>V59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61 <text:s/>59 <text:s/></text:span></text:span></text:p>
        <text:p text:style-name="P1"><text:span text:style-name="Source_20_Text"><text:span text:style-name="T1">Add V(k): V62 to V59 to V61</text:span></text:span></text:p>
        <text:p text:style-name="P1"><text:soft-page-break/><text:span text:style-name="Source_20_Text"><text:span text:style-name="T1"/></text:span></text:p>
        <text:p text:style-name="P1"><text:span text:style-name="Source_20_Text"><text:span text:style-name="T1">#3 j, jprev, jLeft, jRight: V58 <text:s/>V62 <text:s/>V63 <text:s/>V57</text:span></text:span></text:p>
        <text:p text:style-name="P1"><text:span text:style-name="Source_20_Text"><text:span text:style-name="T1">V(j) and V(S(nS)) V58 <text:s/>V62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59 <text:s/>62 <text:s/></text:span></text:span></text:p>
        <text:p text:style-name="P1"><text:span text:style-name="Source_20_Text"><text:span text:style-name="T1">Add V(k): V58 to V62 to V5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63 <text:s/>V58 <text:s/>V64 <text:s/>V57</text:span></text:span></text:p>
        <text:p text:style-name="P1"><text:span text:style-name="Source_20_Text"><text:span text:style-name="T1">V(j) and V(S(nS)) V63 <text:s/>V58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62 <text:s/>58 <text:s/></text:span></text:span></text:p>
        <text:p text:style-name="P1"><text:span text:style-name="Source_20_Text"><text:span text:style-name="T1">Add V(k): V63 to V58 to V6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64 <text:s/>V63 <text:s/>V55 <text:s/>V57</text:span></text:span></text:p>
        <text:p text:style-name="P1"><text:span text:style-name="Source_20_Text"><text:span text:style-name="T1">V(j) and V(S(nS)) V64 <text:s/>V63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58 <text:s/>63 <text:s/></text:span></text:span></text:p>
        <text:p text:style-name="P1"><text:span text:style-name="Source_20_Text"><text:span text:style-name="T1">Checking intervening point 63</text:span></text:span></text:p>
        <text:p text:style-name="P1"><text:span text:style-name="Source_20_Text"><text:span text:style-name="T1">Add V(k): V64 to V58 to V6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55 <text:s/>V64 <text:s/>V56 <text:s/>V57</text:span></text:span></text:p>
        <text:p text:style-name="P1"><text:span text:style-name="Source_20_Text"><text:span text:style-name="T1">V(j) and V(S(nS)) V55 <text:s/>V64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58 <text:s/>64 <text:s/></text:span></text:span></text:p>
        <text:p text:style-name="P1"><text:span text:style-name="Source_20_Text"><text:span text:style-name="T1">Checking intervening point 64</text:span></text:span></text:p>
        <text:p text:style-name="P1"><text:span text:style-name="Source_20_Text"><text:span text:style-name="T1">Add V(k): V55 to V58 to V6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57 <text:s/>V55 <text:s/>V56 <text:s/>V56</text:span></text:span></text:p>
        <text:p text:style-name="P1"><text:span text:style-name="Source_20_Text"><text:span text:style-name="T1">V(j) and V(S(nS)) V57 <text:s/>V55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58 <text:s/>55 <text:s/></text:span></text:span></text:p>
        <text:p text:style-name="P1"><text:span text:style-name="Source_20_Text"><text:span text:style-name="T1">Add V(k): V57 to V55 to V58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Post processing</text:span></text:span></text:p>
        <text:p text:style-name="P1"><text:span text:style-name="Source_20_Text"><text:span text:style-name="T1">Add V(k): V57 to V55 to V56</text:span></text:span></text:p>
        <text:p text:style-name="P1"><text:span text:style-name="Source_20_Text"><text:span text:style-name="T1">======================================</text:span></text:span></text:p>
        <text:p text:style-name="P1"><text:span text:style-name="Source_20_Text"><text:span text:style-name="T1">Processing polygon #5 with top vertex: V112</text:span></text:span></text:p>
        <text:p text:style-name="P1"><text:span text:style-name="Source_20_Text"><text:span text:style-name="T1">#1 j, jprev, jLeft, jRight: V112 <text:s/>V0 <text:s/>V113 <text:s/>V111</text:span></text:span></text:p>
        <text:p text:style-name="P1"><text:span text:style-name="Source_20_Text"><text:span text:style-name="T1">#2 j, jprev, jLeft, jRight: V113 <text:s/>V0 <text:s/>V114 <text:s/>V11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11 <text:s/>V113 <text:s/>V114 <text:s/>V110</text:span></text:span></text:p>
        <text:p text:style-name="P1"><text:span text:style-name="Source_20_Text"><text:span text:style-name="T1">V(j) and V(S(nS)) V111 <text:s/>V113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12 <text:s/>113 <text:s/></text:span></text:span></text:p>
        <text:p text:style-name="P1"><text:span text:style-name="Source_20_Text"><text:span text:style-name="T1">Add V(k): V111 to V113 to V11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14 <text:s/>V111 <text:s/>V1 <text:s/>V110</text:span></text:span></text:p>
        <text:p text:style-name="P1"><text:span text:style-name="Source_20_Text"><text:span text:style-name="T1">V(j) and V(S(nS)) V114 <text:s/>V111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13 <text:s/>111 <text:s/></text:span></text:span></text:p>
        <text:p text:style-name="P1"><text:span text:style-name="Source_20_Text"><text:span text:style-name="T1">Add V(k): V114 to V111 to V11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 <text:s/>V114 <text:s/>V2 <text:s/>V110</text:span></text:span></text:p>
        <text:p text:style-name="P1"><text:span text:style-name="Source_20_Text"><text:span text:style-name="T1">V(j) and V(S(nS)) V1 <text:s/>V114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111 <text:s/>114 <text:s/></text:span></text:span></text:p>
        <text:p text:style-name="P1"><text:span text:style-name="Source_20_Text"><text:span text:style-name="T1">Checking intervening point 114</text:span></text:span></text:p>
        <text:p text:style-name="P1"><text:span text:style-name="Source_20_Text"><text:span text:style-name="T1">Add V(k): V1 to V111 to V11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10 <text:s/>V1 <text:s/>V2 <text:s/>V109</text:span></text:span></text:p>
        <text:p text:style-name="P1"><text:span text:style-name="Source_20_Text"><text:span text:style-name="T1">V(j) and V(S(nS)) V110 <text:s/>V1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11 <text:s/>1 <text:s/></text:span></text:span></text:p>
        <text:p text:style-name="P1"><text:span text:style-name="Source_20_Text"><text:span text:style-name="T1">Add V(k): V110 to V1 to V11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2 <text:s/>V110 <text:s/>V3 <text:s/>V109</text:span></text:span></text:p>
        <text:p text:style-name="P1"><text:span text:style-name="Source_20_Text"><text:span text:style-name="T1">V(j) and V(S(nS)) V2 <text:s/>V110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 <text:s/>110 <text:s/></text:span></text:span></text:p>
        <text:p text:style-name="P1"><text:span text:style-name="Source_20_Text"><text:span text:style-name="T1">Add V(k): V2 to V110 to V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09 <text:s/>V2 <text:s/>V3 <text:s/>V108</text:span></text:span></text:p>
        <text:p text:style-name="P1"><text:span text:style-name="Source_20_Text"><text:span text:style-name="T1">V(j) and V(S(nS)) V109 <text:s/>V2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10 <text:s/>2 <text:s/></text:span></text:span></text:p>
        <text:p text:style-name="P1"><text:span text:style-name="Source_20_Text"><text:span text:style-name="T1">Add V(k): V109 to V2 to V11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3 <text:s/>V109 <text:s/>V4 <text:s/>V108</text:span></text:span></text:p>
        <text:p text:style-name="P1"><text:span text:style-name="Source_20_Text"><text:span text:style-name="T1">V(j) and V(S(nS)) V3 <text:s/>V109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2 <text:s/>109 <text:s/></text:span></text:span></text:p>
        <text:p text:style-name="P1"><text:span text:style-name="Source_20_Text"><text:span text:style-name="T1">Add V(k): V3 to V109 to V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08 <text:s/>V3 <text:s/>V4 <text:s/>V107</text:span></text:span></text:p>
        <text:p text:style-name="P1"><text:span text:style-name="Source_20_Text"><text:span text:style-name="T1">V(j) and V(S(nS)) V108 <text:s/>V3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09 <text:s/>3 <text:s/></text:span></text:span></text:p>
        <text:p text:style-name="P1"><text:span text:style-name="Source_20_Text"><text:span text:style-name="T1">Add V(k): V108 to V3 to V10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07 <text:s/>V108 <text:s/>V4 <text:s/>V7</text:span></text:span></text:p>
        <text:p text:style-name="P1"><text:span text:style-name="Source_20_Text"><text:span text:style-name="T1">V(j) and V(S(nS)) V107 <text:s/>V108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3 <text:s/>108 <text:s/></text:span></text:span></text:p>
        <text:p text:style-name="P1"><text:span text:style-name="Source_20_Text"><text:span text:style-name="T1">Checking intervening point 108</text:span></text:span></text:p>
        <text:p text:style-name="P1"><text:span text:style-name="Source_20_Text"><text:span text:style-name="T1">Add V(k): V107 to V3 to V108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7 <text:s/>V107 <text:s/>V4 <text:s/>V6</text:span></text:span></text:p>
        <text:p text:style-name="P1"><text:span text:style-name="Source_20_Text"><text:span text:style-name="T1">V(j) and V(S(nS)) V7 <text:s/>V107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3 <text:s/>107 <text:s/></text:span></text:span></text:p>
        <text:p text:style-name="P1"><text:span text:style-name="Source_20_Text"><text:span text:style-name="T1">Checking intervening point 107</text:span></text:span></text:p>
        <text:p text:style-name="P1"><text:span text:style-name="Source_20_Text"><text:span text:style-name="T1">V(k) invalid: V7 to V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4 <text:s/>V7 <text:s/>V5 <text:s/>V6</text:span></text:span></text:p>
        <text:p text:style-name="P1"><text:span text:style-name="Source_20_Text"><text:span text:style-name="T1">V(j) and V(S(nS)) V4 <text:s/>V7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3 <text:s/>107 <text:s/>7 <text:s/></text:span></text:span></text:p>
        <text:p text:style-name="P1"><text:span text:style-name="Source_20_Text"><text:span text:style-name="T1">Add V(k): V4 to V7 to V107</text:span></text:span></text:p>
        <text:p text:style-name="P1"><text:span text:style-name="Source_20_Text"><text:span text:style-name="T1">Add V(k): V4 to V107 to V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5 <text:s/>V4 <text:s/>V6 <text:s/>V6</text:span></text:span></text:p>
        <text:p text:style-name="P1"><text:span text:style-name="Source_20_Text"><text:span text:style-name="T1">V(j) and V(S(nS)) V5 <text:s/>V4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7 <text:s/>4 <text:s/></text:span></text:span></text:p>
        <text:p text:style-name="P1"><text:span text:style-name="Source_20_Text"><text:span text:style-name="T1">Checking intervening point 4</text:span></text:span></text:p>
        <text:p text:style-name="P1"><text:span text:style-name="Source_20_Text"><text:span text:style-name="T1">Add V(k): V5 to V7 to V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Post processing</text:span></text:span></text:p>
        <text:p text:style-name="P1"><text:span text:style-name="Source_20_Text"><text:span text:style-name="T1">Add V(k): V5 to V7 to V6</text:span></text:span></text:p>
        <text:p text:style-name="P1"><text:span text:style-name="Source_20_Text"><text:span text:style-name="T1">======================================</text:span></text:span></text:p>
        <text:p text:style-name="P1"><text:span text:style-name="Source_20_Text"><text:span text:style-name="T1">Processing polygon #6 with top vertex: V16</text:span></text:span></text:p>
        <text:p text:style-name="P1"><text:span text:style-name="Source_20_Text"><text:span text:style-name="T1">#1 j, jprev, jLeft, jRight: V16 <text:s/>V0 <text:s/>V96 <text:s/>V15</text:span></text:span></text:p>
        <text:p text:style-name="P1"><text:span text:style-name="Source_20_Text"><text:span text:style-name="T1">#2 j, jprev, jLeft, jRight: V96 <text:s/>V0 <text:s/>V97 <text:s/>V1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5 <text:s/>V96 <text:s/>V97 <text:s/>V14</text:span></text:span></text:p>
        <text:p text:style-name="P1"><text:span text:style-name="Source_20_Text"><text:span text:style-name="T1">V(j) and V(S(nS)) V15 <text:s/>V96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6 <text:s/>96 <text:s/></text:span></text:span></text:p>
        <text:p text:style-name="P1"><text:span text:style-name="Source_20_Text"><text:span text:style-name="T1">Add V(k): V15 to V96 to V1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97 <text:s/>V15 <text:s/>V98 <text:s/>V14</text:span></text:span></text:p>
        <text:p text:style-name="P1"><text:span text:style-name="Source_20_Text"><text:span text:style-name="T1">V(j) and V(S(nS)) V97 <text:s/>V15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96 <text:s/>15 <text:s/></text:span></text:span></text:p>
        <text:p text:style-name="P1"><text:span text:style-name="Source_20_Text"><text:span text:style-name="T1">Add V(k): V97 to V15 to V9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98 <text:s/>V97 <text:s/>V99 <text:s/>V14</text:span></text:span></text:p>
        <text:p text:style-name="P1"><text:span text:style-name="Source_20_Text"><text:span text:style-name="T1">V(j) and V(S(nS)) V98 <text:s/>V97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15 <text:s/>97 <text:s/></text:span></text:span></text:p>
        <text:p text:style-name="P1"><text:span text:style-name="Source_20_Text"><text:span text:style-name="T1">Checking intervening point 97</text:span></text:span></text:p>
        <text:p text:style-name="P1"><text:span text:style-name="Source_20_Text"><text:span text:style-name="T1">Add V(k): V98 to V15 to V97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4 <text:s/>V98 <text:s/>V99 <text:s/>V13</text:span></text:span></text:p>
        <text:p text:style-name="P1"><text:span text:style-name="Source_20_Text"><text:span text:style-name="T1">V(j) and V(S(nS)) V14 <text:s/>V98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5 <text:s/>98 <text:s/></text:span></text:span></text:p>
        <text:p text:style-name="P1"><text:span text:style-name="Source_20_Text"><text:span text:style-name="T1">Add V(k): V14 to V98 to V1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99 <text:s/>V14 <text:s/>V100 <text:s/>V13</text:span></text:span></text:p>
        <text:p text:style-name="P1"><text:span text:style-name="Source_20_Text"><text:span text:style-name="T1">V(j) and V(S(nS)) V99 <text:s/>V14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98 <text:s/>14 <text:s/></text:span></text:span></text:p>
        <text:p text:style-name="P1"><text:span text:style-name="Source_20_Text"><text:span text:style-name="T1">Add V(k): V99 to V14 to V98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3 <text:s/>V99 <text:s/>V100 <text:s/>V12</text:span></text:span></text:p>
        <text:p text:style-name="P1"><text:span text:style-name="Source_20_Text"><text:span text:style-name="T1">V(j) and V(S(nS)) V13 <text:s/>V99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4 <text:s/>99 <text:s/></text:span></text:span></text:p>
        <text:p text:style-name="P1"><text:span text:style-name="Source_20_Text"><text:span text:style-name="T1">Add V(k): V13 to V99 to V1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00 <text:s/>V13 <text:s/>V101 <text:s/>V12</text:span></text:span></text:p>
        <text:p text:style-name="P1"><text:span text:style-name="Source_20_Text"><text:span text:style-name="T1">V(j) and V(S(nS)) V100 <text:s/>V13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99 <text:s/>13 <text:s/></text:span></text:span></text:p>
        <text:p text:style-name="P1"><text:span text:style-name="Source_20_Text"><text:span text:style-name="T1">Add V(k): V100 to V13 to V9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2 <text:s/>V100 <text:s/>V101 <text:s/>V11</text:span></text:span></text:p>
        <text:p text:style-name="P1"><text:span text:style-name="Source_20_Text"><text:span text:style-name="T1">V(j) and V(S(nS)) V12 <text:s/>V100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3 <text:s/>100 <text:s/></text:span></text:span></text:p>
        <text:p text:style-name="P1"><text:span text:style-name="Source_20_Text"><text:span text:style-name="T1">Add V(k): V12 to V100 to V1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01 <text:s/>V12 <text:s/>V102 <text:s/>V11</text:span></text:span></text:p>
        <text:p text:style-name="P1"><text:span text:style-name="Source_20_Text"><text:span text:style-name="T1">V(j) and V(S(nS)) V101 <text:s/>V12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00 <text:s/>12 <text:s/></text:span></text:span></text:p>
        <text:p text:style-name="P1"><text:span text:style-name="Source_20_Text"><text:span text:style-name="T1">Add V(k): V101 to V12 to V10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02 <text:s/>V101 <text:s/>V103 <text:s/>V11</text:span></text:span></text:p>
        <text:p text:style-name="P1"><text:span text:style-name="Source_20_Text"><text:span text:style-name="T1">V(j) and V(S(nS)) V102 <text:s/>V101</text:span></text:span></text:p>
        <text:p text:style-name="P1"><text:span text:style-name="Source_20_Text"><text:span text:style-name="T1">V(j) and V(S(nS)) on same chain</text:span></text:span></text:p>
        <text:p text:style-name="P1"><text:soft-page-break/><text:span text:style-name="Source_20_Text"><text:span text:style-name="T1">S: 12 <text:s/>101 <text:s/></text:span></text:span></text:p>
        <text:p text:style-name="P1"><text:span text:style-name="Source_20_Text"><text:span text:style-name="T1">Checking intervening point 101</text:span></text:span></text:p>
        <text:p text:style-name="P1"><text:span text:style-name="Source_20_Text"><text:span text:style-name="T1">Add V(k): V102 to V12 to V10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1 <text:s/>V102 <text:s/>V103 <text:s/>V10</text:span></text:span></text:p>
        <text:p text:style-name="P1"><text:span text:style-name="Source_20_Text"><text:span text:style-name="T1">V(j) and V(S(nS)) V11 <text:s/>V102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2 <text:s/>102 <text:s/></text:span></text:span></text:p>
        <text:p text:style-name="P1"><text:span text:style-name="Source_20_Text"><text:span text:style-name="T1">Add V(k): V11 to V102 to V1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03 <text:s/>V11 <text:s/>V104 <text:s/>V10</text:span></text:span></text:p>
        <text:p text:style-name="P1"><text:span text:style-name="Source_20_Text"><text:span text:style-name="T1">V(j) and V(S(nS)) V103 <text:s/>V11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02 <text:s/>11 <text:s/></text:span></text:span></text:p>
        <text:p text:style-name="P1"><text:span text:style-name="Source_20_Text"><text:span text:style-name="T1">Add V(k): V103 to V11 to V10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0 <text:s/>V103 <text:s/>V104 <text:s/>V9</text:span></text:span></text:p>
        <text:p text:style-name="P1"><text:span text:style-name="Source_20_Text"><text:span text:style-name="T1">V(j) and V(S(nS)) V10 <text:s/>V103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1 <text:s/>103 <text:s/></text:span></text:span></text:p>
        <text:p text:style-name="P1"><text:span text:style-name="Source_20_Text"><text:span text:style-name="T1">Add V(k): V10 to V103 to V1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04 <text:s/>V10 <text:s/>V105 <text:s/>V9</text:span></text:span></text:p>
        <text:p text:style-name="P1"><text:span text:style-name="Source_20_Text"><text:span text:style-name="T1">V(j) and V(S(nS)) V104 <text:s/>V10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03 <text:s/>10 <text:s/></text:span></text:span></text:p>
        <text:p text:style-name="P1"><text:span text:style-name="Source_20_Text"><text:span text:style-name="T1">Add V(k): V104 to V10 to V10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9 <text:s/>V104 <text:s/>V105 <text:s/>V8</text:span></text:span></text:p>
        <text:p text:style-name="P1"><text:span text:style-name="Source_20_Text"><text:span text:style-name="T1">V(j) and V(S(nS)) V9 <text:s/>V104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0 <text:s/>104 <text:s/></text:span></text:span></text:p>
        <text:p text:style-name="P1"><text:span text:style-name="Source_20_Text"><text:span text:style-name="T1">Add V(k): V9 to V104 to V1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05 <text:s/>V9 <text:s/>V106 <text:s/>V8</text:span></text:span></text:p>
        <text:p text:style-name="P1"><text:span text:style-name="Source_20_Text"><text:span text:style-name="T1">V(j) and V(S(nS)) V105 <text:s/>V9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04 <text:s/>9 <text:s/></text:span></text:span></text:p>
        <text:p text:style-name="P1"><text:span text:style-name="Source_20_Text"><text:span text:style-name="T1">Add V(k): V105 to V9 to V10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8 <text:s/>V105 <text:s/>V106 <text:s/>V7</text:span></text:span></text:p>
        <text:p text:style-name="P1"><text:span text:style-name="Source_20_Text"><text:span text:style-name="T1">V(j) and V(S(nS)) V8 <text:s/>V105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9 <text:s/>105 <text:s/></text:span></text:span></text:p>
        <text:p text:style-name="P1"><text:span text:style-name="Source_20_Text"><text:span text:style-name="T1">Add V(k): V8 to V105 to V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06 <text:s/>V8 <text:s/>V107 <text:s/>V7</text:span></text:span></text:p>
        <text:p text:style-name="P1"><text:span text:style-name="Source_20_Text"><text:span text:style-name="T1">V(j) and V(S(nS)) V106 <text:s/>V8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105 <text:s/>8 <text:s/></text:span></text:span></text:p>
        <text:p text:style-name="P1"><text:span text:style-name="Source_20_Text"><text:span text:style-name="T1">Add V(k): V106 to V8 to V10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107 <text:s/>V106 <text:s/>V7 <text:s/>V7</text:span></text:span></text:p>
        <text:p text:style-name="P1"><text:span text:style-name="Source_20_Text"><text:span text:style-name="T1">V(j) and V(S(nS)) V107 <text:s/>V106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8 <text:s/>106 <text:s/></text:span></text:span></text:p>
        <text:p text:style-name="P1"><text:span text:style-name="Source_20_Text"><text:span text:style-name="T1">Checking intervening point 106</text:span></text:span></text:p>
        <text:p text:style-name="P1"><text:span text:style-name="Source_20_Text"><text:span text:style-name="T1">Add V(k): V107 to V8 to V10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Post processing</text:span></text:span></text:p>
        <text:p text:style-name="P1"><text:span text:style-name="Source_20_Text"><text:span text:style-name="T1">Add V(k): V107 to V8 to V7</text:span></text:span></text:p>
        <text:p text:style-name="P1"><text:span text:style-name="Source_20_Text"><text:span text:style-name="T1">======================================</text:span></text:span></text:p>
        <text:p text:style-name="P1"><text:span text:style-name="Source_20_Text"><text:span text:style-name="T1">Processing polygon #7 with top vertex: V34</text:span></text:span></text:p>
        <text:p text:style-name="P1"><text:span text:style-name="Source_20_Text"><text:span text:style-name="T1">#1 j, jprev, jLeft, jRight: V34 <text:s/>V0 <text:s/>V80 <text:s/>V33</text:span></text:span></text:p>
        <text:p text:style-name="P1"><text:span text:style-name="Source_20_Text"><text:span text:style-name="T1">#2 j, jprev, jLeft, jRight: V80 <text:s/>V0 <text:s/>V81 <text:s/>V3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33 <text:s/>V80 <text:s/>V81 <text:s/>V32</text:span></text:span></text:p>
        <text:p text:style-name="P1"><text:span text:style-name="Source_20_Text"><text:span text:style-name="T1">V(j) and V(S(nS)) V33 <text:s/>V80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34 <text:s/>80 <text:s/></text:span></text:span></text:p>
        <text:p text:style-name="P1"><text:span text:style-name="Source_20_Text"><text:span text:style-name="T1">Add V(k): V33 to V80 to V3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81 <text:s/>V33 <text:s/>V82 <text:s/>V32</text:span></text:span></text:p>
        <text:p text:style-name="P1"><text:span text:style-name="Source_20_Text"><text:span text:style-name="T1">V(j) and V(S(nS)) V81 <text:s/>V33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80 <text:s/>33 <text:s/></text:span></text:span></text:p>
        <text:p text:style-name="P1"><text:span text:style-name="Source_20_Text"><text:span text:style-name="T1">Add V(k): V81 to V33 to V8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82 <text:s/>V81 <text:s/>V83 <text:s/>V32</text:span></text:span></text:p>
        <text:p text:style-name="P1"><text:span text:style-name="Source_20_Text"><text:span text:style-name="T1">V(j) and V(S(nS)) V82 <text:s/>V81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33 <text:s/>81 <text:s/></text:span></text:span></text:p>
        <text:p text:style-name="P1"><text:span text:style-name="Source_20_Text"><text:span text:style-name="T1">Checking intervening point 81</text:span></text:span></text:p>
        <text:p text:style-name="P1"><text:span text:style-name="Source_20_Text"><text:span text:style-name="T1">Add V(k): V82 to V33 to V8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32 <text:s/>V82 <text:s/>V83 <text:s/>V31</text:span></text:span></text:p>
        <text:p text:style-name="P1"><text:span text:style-name="Source_20_Text"><text:span text:style-name="T1">V(j) and V(S(nS)) V32 <text:s/>V82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33 <text:s/>82 <text:s/></text:span></text:span></text:p>
        <text:p text:style-name="P1"><text:span text:style-name="Source_20_Text"><text:span text:style-name="T1">Add V(k): V32 to V82 to V3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31 <text:s/>V32 <text:s/>V83 <text:s/>V30</text:span></text:span></text:p>
        <text:p text:style-name="P1"><text:span text:style-name="Source_20_Text"><text:span text:style-name="T1">V(j) and V(S(nS)) V31 <text:s/>V32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82 <text:s/>32 <text:s/></text:span></text:span></text:p>
        <text:p text:style-name="P1"><text:span text:style-name="Source_20_Text"><text:span text:style-name="T1">Checking intervening point 32</text:span></text:span></text:p>
        <text:p text:style-name="P1"><text:span text:style-name="Source_20_Text"><text:span text:style-name="T1">Add V(k): V31 to V82 to V3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83 <text:s/>V31 <text:s/>V84 <text:s/>V30</text:span></text:span></text:p>
        <text:p text:style-name="P1"><text:span text:style-name="Source_20_Text"><text:span text:style-name="T1">V(j) and V(S(nS)) V83 <text:s/>V31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82 <text:s/>31 <text:s/></text:span></text:span></text:p>
        <text:p text:style-name="P1"><text:span text:style-name="Source_20_Text"><text:span text:style-name="T1">Add V(k): V83 to V31 to V8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84 <text:s/>V83 <text:s/>V85 <text:s/>V30</text:span></text:span></text:p>
        <text:p text:style-name="P1"><text:span text:style-name="Source_20_Text"><text:span text:style-name="T1">V(j) and V(S(nS)) V84 <text:s/>V83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31 <text:s/>83 <text:s/></text:span></text:span></text:p>
        <text:p text:style-name="P1"><text:span text:style-name="Source_20_Text"><text:span text:style-name="T1">Checking intervening point 83</text:span></text:span></text:p>
        <text:p text:style-name="P1"><text:span text:style-name="Source_20_Text"><text:span text:style-name="T1">Add V(k): V84 to V31 to V83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30 <text:s/>V84 <text:s/>V85 <text:s/>V29</text:span></text:span></text:p>
        <text:p text:style-name="P1"><text:span text:style-name="Source_20_Text"><text:span text:style-name="T1">V(j) and V(S(nS)) V30 <text:s/>V84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31 <text:s/>84 <text:s/></text:span></text:span></text:p>
        <text:p text:style-name="P1"><text:span text:style-name="Source_20_Text"><text:span text:style-name="T1">Add V(k): V30 to V84 to V3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85 <text:s/>V30 <text:s/>V86 <text:s/>V29</text:span></text:span></text:p>
        <text:p text:style-name="P1"><text:span text:style-name="Source_20_Text"><text:span text:style-name="T1">V(j) and V(S(nS)) V85 <text:s/>V30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84 <text:s/>30 <text:s/></text:span></text:span></text:p>
        <text:p text:style-name="P1"><text:span text:style-name="Source_20_Text"><text:span text:style-name="T1">Add V(k): V85 to V30 to V84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29 <text:s/>V85 <text:s/>V86 <text:s/>V28</text:span></text:span></text:p>
        <text:p text:style-name="P1"><text:span text:style-name="Source_20_Text"><text:span text:style-name="T1">V(j) and V(S(nS)) V29 <text:s/>V85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30 <text:s/>85 <text:s/></text:span></text:span></text:p>
        <text:p text:style-name="P1"><text:span text:style-name="Source_20_Text"><text:span text:style-name="T1">Add V(k): V29 to V85 to V3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86 <text:s/>V29 <text:s/>V87 <text:s/>V28</text:span></text:span></text:p>
        <text:p text:style-name="P1"><text:span text:style-name="Source_20_Text"><text:span text:style-name="T1">V(j) and V(S(nS)) V86 <text:s/>V29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85 <text:s/>29 <text:s/></text:span></text:span></text:p>
        <text:p text:style-name="P1"><text:span text:style-name="Source_20_Text"><text:span text:style-name="T1">Add V(k): V86 to V29 to V85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87 <text:s/>V86 <text:s/>V88 <text:s/>V28</text:span></text:span></text:p>
        <text:p text:style-name="P1"><text:span text:style-name="Source_20_Text"><text:span text:style-name="T1">V(j) and V(S(nS)) V87 <text:s/>V86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29 <text:s/>86 <text:s/></text:span></text:span></text:p>
        <text:p text:style-name="P1"><text:span text:style-name="Source_20_Text"><text:span text:style-name="T1">Checking intervening point 86</text:span></text:span></text:p>
        <text:p text:style-name="P1"><text:span text:style-name="Source_20_Text"><text:span text:style-name="T1">Add V(k): V87 to V29 to V8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88 <text:s/>V87 <text:s/>V28 <text:s/>V28</text:span></text:span></text:p>
        <text:p text:style-name="P1"><text:span text:style-name="Source_20_Text"><text:span text:style-name="T1">V(j) and V(S(nS)) V88 <text:s/>V87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29 <text:s/>87 <text:s/></text:span></text:span></text:p>
        <text:p text:style-name="P1"><text:span text:style-name="Source_20_Text"><text:span text:style-name="T1">Checking intervening point 87</text:span></text:span></text:p>
        <text:p text:style-name="P1"><text:span text:style-name="Source_20_Text"><text:span text:style-name="T1">V(k) invalid: V88 to V2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Post processing</text:span></text:span></text:p>
        <text:p text:style-name="P1"><text:span text:style-name="Source_20_Text"><text:span text:style-name="T1">Add V(k): V88 to V87 to V28</text:span></text:span></text:p>
        <text:p text:style-name="P1"><text:span text:style-name="Source_20_Text"><text:span text:style-name="T1">Add V(k): V87 to V29 to V28</text:span></text:span></text:p>
        <text:p text:style-name="P1"><text:span text:style-name="Source_20_Text"><text:span text:style-name="T1">======================================</text:span></text:span></text:p>
        <text:p text:style-name="P1"><text:span text:style-name="Source_20_Text"><text:span text:style-name="T1">Processing polygon #8 with top vertex: V50</text:span></text:span></text:p>
        <text:p text:style-name="P1"><text:span text:style-name="Source_20_Text"><text:span text:style-name="T1">#1 j, jprev, jLeft, jRight: V50 <text:s/>V0 <text:s/>V67 <text:s/>V49</text:span></text:span></text:p>
        <text:p text:style-name="P1"><text:span text:style-name="Source_20_Text"><text:span text:style-name="T1">#2 j, jprev, jLeft, jRight: V67 <text:s/>V0 <text:s/>V68 <text:s/>V4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68 <text:s/>V67 <text:s/>V69 <text:s/>V49</text:span></text:span></text:p>
        <text:p text:style-name="P1"><text:span text:style-name="Source_20_Text"><text:span text:style-name="T1">V(j) and V(S(nS)) V68 <text:s/>V67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50 <text:s/>67 <text:s/></text:span></text:span></text:p>
        <text:p text:style-name="P1"><text:span text:style-name="Source_20_Text"><text:span text:style-name="T1">Checking intervening point 67</text:span></text:span></text:p>
        <text:p text:style-name="P1"><text:span text:style-name="Source_20_Text"><text:span text:style-name="T1">Add V(k): V68 to V50 to V67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49 <text:s/>V68 <text:s/>V69 <text:s/>V48</text:span></text:span></text:p>
        <text:p text:style-name="P1"><text:span text:style-name="Source_20_Text"><text:span text:style-name="T1">V(j) and V(S(nS)) V49 <text:s/>V68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50 <text:s/>68 <text:s/></text:span></text:span></text:p>
        <text:p text:style-name="P1"><text:span text:style-name="Source_20_Text"><text:span text:style-name="T1">Add V(k): V49 to V68 to V5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69 <text:s/>V49 <text:s/>V70 <text:s/>V48</text:span></text:span></text:p>
        <text:p text:style-name="P1"><text:span text:style-name="Source_20_Text"><text:span text:style-name="T1">V(j) and V(S(nS)) V69 <text:s/>V49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68 <text:s/>49 <text:s/></text:span></text:span></text:p>
        <text:p text:style-name="P1"><text:span text:style-name="Source_20_Text"><text:span text:style-name="T1">Add V(k): V69 to V49 to V68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48 <text:s/>V69 <text:s/>V70 <text:s/>V47</text:span></text:span></text:p>
        <text:p text:style-name="P1"><text:span text:style-name="Source_20_Text"><text:span text:style-name="T1">V(j) and V(S(nS)) V48 <text:s/>V69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49 <text:s/>69 <text:s/></text:span></text:span></text:p>
        <text:p text:style-name="P1"><text:span text:style-name="Source_20_Text"><text:span text:style-name="T1">Add V(k): V48 to V69 to V49</text:span></text:span></text:p>
        <text:p text:style-name="P1"><text:span text:style-name="Source_20_Text"><text:span text:style-name="T1"/></text:span></text:p>
        <text:p text:style-name="P1"><text:soft-page-break/><text:span text:style-name="Source_20_Text"><text:span text:style-name="T1">#3 j, jprev, jLeft, jRight: V70 <text:s/>V48 <text:s/>V71 <text:s/>V47</text:span></text:span></text:p>
        <text:p text:style-name="P1"><text:span text:style-name="Source_20_Text"><text:span text:style-name="T1">V(j) and V(S(nS)) V70 <text:s/>V48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69 <text:s/>48 <text:s/></text:span></text:span></text:p>
        <text:p text:style-name="P1"><text:span text:style-name="Source_20_Text"><text:span text:style-name="T1">Add V(k): V70 to V48 to V69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47 <text:s/>V70 <text:s/>V71 <text:s/>V46</text:span></text:span></text:p>
        <text:p text:style-name="P1"><text:span text:style-name="Source_20_Text"><text:span text:style-name="T1">V(j) and V(S(nS)) V47 <text:s/>V70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48 <text:s/>70 <text:s/></text:span></text:span></text:p>
        <text:p text:style-name="P1"><text:span text:style-name="Source_20_Text"><text:span text:style-name="T1">Add V(k): V47 to V70 to V48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71 <text:s/>V47 <text:s/>V72 <text:s/>V46</text:span></text:span></text:p>
        <text:p text:style-name="P1"><text:span text:style-name="Source_20_Text"><text:span text:style-name="T1">V(j) and V(S(nS)) V71 <text:s/>V47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70 <text:s/>47 <text:s/></text:span></text:span></text:p>
        <text:p text:style-name="P1"><text:span text:style-name="Source_20_Text"><text:span text:style-name="T1">Add V(k): V71 to V47 to V70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46 <text:s/>V71 <text:s/>V72 <text:s/>V45</text:span></text:span></text:p>
        <text:p text:style-name="P1"><text:span text:style-name="Source_20_Text"><text:span text:style-name="T1">V(j) and V(S(nS)) V46 <text:s/>V71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47 <text:s/>71 <text:s/></text:span></text:span></text:p>
        <text:p text:style-name="P1"><text:span text:style-name="Source_20_Text"><text:span text:style-name="T1">Add V(k): V46 to V71 to V47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72 <text:s/>V46 <text:s/>V73 <text:s/>V45</text:span></text:span></text:p>
        <text:p text:style-name="P1"><text:span text:style-name="Source_20_Text"><text:span text:style-name="T1">V(j) and V(S(nS)) V72 <text:s/>V46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71 <text:s/>46 <text:s/></text:span></text:span></text:p>
        <text:p text:style-name="P1"><text:span text:style-name="Source_20_Text"><text:span text:style-name="T1">Add V(k): V72 to V46 to V71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73 <text:s/>V72 <text:s/>V43 <text:s/>V45</text:span></text:span></text:p>
        <text:p text:style-name="P1"><text:span text:style-name="Source_20_Text"><text:span text:style-name="T1">V(j) and V(S(nS)) V73 <text:s/>V72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46 <text:s/>72 <text:s/></text:span></text:span></text:p>
        <text:p text:style-name="P1"><text:span text:style-name="Source_20_Text"><text:span text:style-name="T1">Checking intervening point 72</text:span></text:span></text:p>
        <text:p text:style-name="P1"><text:span text:style-name="Source_20_Text"><text:span text:style-name="T1">Add V(k): V73 to V46 to V72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43 <text:s/>V73 <text:s/>V44 <text:s/>V45</text:span></text:span></text:p>
        <text:p text:style-name="P1"><text:span text:style-name="Source_20_Text"><text:span text:style-name="T1">V(j) and V(S(nS)) V43 <text:s/>V73</text:span></text:span></text:p>
        <text:p text:style-name="P1"><text:span text:style-name="Source_20_Text"><text:span text:style-name="T1">V(j) and V(S(nS)) on same chain</text:span></text:span></text:p>
        <text:p text:style-name="P1"><text:span text:style-name="Source_20_Text"><text:span text:style-name="T1">S: 46 <text:s/>73 <text:s/></text:span></text:span></text:p>
        <text:p text:style-name="P1"><text:span text:style-name="Source_20_Text"><text:span text:style-name="T1">Checking intervening point 73</text:span></text:span></text:p>
        <text:p text:style-name="P1"><text:span text:style-name="Source_20_Text"><text:span text:style-name="T1">V(k) invalid: V43 to V4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#3 j, jprev, jLeft, jRight: V45 <text:s/>V43 <text:s/>V44 <text:s/>V44</text:span></text:span></text:p>
        <text:p text:style-name="P1"><text:span text:style-name="Source_20_Text"><text:span text:style-name="T1">V(j) and V(S(nS)) V45 <text:s/>V43</text:span></text:span></text:p>
        <text:p text:style-name="P1"><text:span text:style-name="Source_20_Text"><text:span text:style-name="T1">V(j) and V(S(nS)) on different chains</text:span></text:span></text:p>
        <text:p text:style-name="P1"><text:span text:style-name="Source_20_Text"><text:span text:style-name="T1">S: 46 <text:s/>73 <text:s/>43 <text:s/></text:span></text:span></text:p>
        <text:p text:style-name="P1"><text:span text:style-name="Source_20_Text"><text:span text:style-name="T1">Add V(k): V45 to V43 to V73</text:span></text:span></text:p>
        <text:p text:style-name="P1"><text:span text:style-name="Source_20_Text"><text:span text:style-name="T1">Add V(k): V45 to V73 to V46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Post processing</text:span></text:span></text:p>
        <text:p text:style-name="P1"><text:span text:style-name="Source_20_Text"><text:span text:style-name="T1">Add V(k): V45 to V43 to V44</text:span></text:span></text:p>
        <text:p text:style-name="P1"><text:span text:style-name="Source_20_Text"><text:span text:style-name="T1">End of monotone processing </text:span></text:span></text:p>
        <text:p text:style-name="P1"><text:span text:style-name="Source_20_Text"><text:span text:style-name="T1">112 triangles.</text:span></text:span></text:p>
        <text:p text:style-name="P1"><text:span text:style-name="Source_20_Text"><text:span text:style-name="T1"/></text:span></text:p>
        <text:p text:style-name="P1"><text:span text:style-name="Source_20_Text"><text:span text:style-name="T1">Triangle indices and areas</text:span></text:span></text:p>
        <text:p text:style-name="P1"><text:span text:style-name="Source_20_Text"><text:span text:style-name="T1">1: <text:s text:c="2"/>16 18 17 <text:s text:c="3"/>3627 <text:s/>1% <text:s/>0.1</text:span></text:span></text:p>
        <text:p text:style-name="P1"><text:span text:style-name="Source_20_Text"><text:span text:style-name="T1">2: <text:s text:c="2"/>96 18 16 <text:s text:c="3"/>5202 <text:s/>1% <text:s/>0.14</text:span></text:span></text:p>
        <text:p text:style-name="P1"><text:span text:style-name="Source_20_Text"><text:span text:style-name="T1">3: <text:s text:c="2"/>95 18 96 <text:s text:c="3"/>5738 <text:s/>1% <text:s/>0.72</text:span></text:span></text:p>
        <text:p text:style-name="P1"><text:span text:style-name="Source_20_Text"><text:span text:style-name="T1">4: <text:s text:c="2"/>19 95 18 <text:s text:c="3"/>4784 <text:s/>1% <text:s/>0.44</text:span></text:span></text:p>
        <text:p text:style-name="P1"><text:span text:style-name="Source_20_Text"><text:span text:style-name="T1">5: <text:s text:c="2"/>94 19 95 <text:s text:c="3"/>4992 <text:s/>1% <text:s/>0.43</text:span></text:span></text:p>
        <text:p text:style-name="P1"><text:span text:style-name="Source_20_Text"><text:span text:style-name="T1">6: <text:s text:c="2"/>20 94 19 <text:s text:c="3"/>6174 <text:s/>1% <text:s/>0.29</text:span></text:span></text:p>
        <text:p text:style-name="P1"><text:span text:style-name="Source_20_Text"><text:span text:style-name="T1">7: <text:s text:c="2"/>93 20 94 <text:s text:c="3"/>5671 <text:s/>1% <text:s/>0.42</text:span></text:span></text:p>
        <text:p text:style-name="P1"><text:span text:style-name="Source_20_Text"><text:span text:style-name="T1">8: <text:s text:c="2"/>21 93 20 <text:s text:c="3"/>8342 <text:s/>1% <text:s/>0.31</text:span></text:span></text:p>
        <text:p text:style-name="P1"><text:span text:style-name="Source_20_Text"><text:span text:style-name="T1">9: <text:s text:c="2"/>92 21 93 <text:s text:c="3"/>5336 <text:s/>1% <text:s/>0.26</text:span></text:span></text:p>
        <text:p text:style-name="P1"><text:span text:style-name="Source_20_Text"><text:span text:style-name="T1">10: <text:s text:c="2"/>22 92 21 <text:s text:c="3"/>4557 <text:s/>1% <text:s/>0.36</text:span></text:span></text:p>
        <text:p text:style-name="P1"><text:span text:style-name="Source_20_Text"><text:span text:style-name="T1">11: <text:s text:c="2"/>91 22 92 <text:s text:c="3"/>7437 <text:s/>1% <text:s/>0.59</text:span></text:span></text:p>
        <text:p text:style-name="P1"><text:span text:style-name="Source_20_Text"><text:span text:style-name="T1">12: <text:s text:c="2"/>23 91 22 <text:s text:c="3"/>4934 <text:s/>1% <text:s/>0.73</text:span></text:span></text:p>
        <text:p text:style-name="P1"><text:span text:style-name="Source_20_Text"><text:span text:style-name="T1">13: <text:s text:c="2"/>90 23 91 <text:s text:c="3"/>8681 <text:s/>1% <text:s/>0.42</text:span></text:span></text:p>
        <text:p text:style-name="P1"><text:span text:style-name="Source_20_Text"><text:span text:style-name="T1">14: <text:s text:c="2"/>24 90 23 <text:s text:c="3"/>5658 <text:s/>1% <text:s/>0.28</text:span></text:span></text:p>
        <text:p text:style-name="P1"><text:span text:style-name="Source_20_Text"><text:span text:style-name="T1">15: <text:s text:c="2"/>89 24 90 <text:s text:c="3"/>7312 <text:s/>1% <text:s/>0.25</text:span></text:span></text:p>
        <text:p text:style-name="P1"><text:span text:style-name="Source_20_Text"><text:span text:style-name="T1">16: <text:s text:c="2"/>25 89 24 <text:s text:c="3"/>5923 <text:s/>1% <text:s/>0.2</text:span></text:span></text:p>
        <text:p text:style-name="P1"><text:span text:style-name="Source_20_Text"><text:span text:style-name="T1">17: <text:s text:c="2"/>88 25 89 <text:s text:c="3"/>5012 <text:s/>1% <text:s/>0.15</text:span></text:span></text:p>
        <text:p text:style-name="P1"><text:span text:style-name="Source_20_Text"><text:span text:style-name="T1">18: <text:s text:c="2"/>26 28 88 <text:s text:c="3"/>4835 <text:s/>1% <text:s/>0.16</text:span></text:span></text:p>
        <text:p text:style-name="P1"><text:span text:style-name="Source_20_Text"><text:span text:style-name="T1">19: <text:s text:c="2"/>26 88 25 <text:s text:c="3"/>8987 <text:s/>2% <text:s/>0.27</text:span></text:span></text:p>
        <text:p text:style-name="P1"><text:span text:style-name="Source_20_Text"><text:span text:style-name="T1">20: <text:s text:c="2"/>26 28 27 <text:s text:c="3"/>7627 <text:s/>1% <text:s/>0.26</text:span></text:span></text:p>
        <text:p text:style-name="P1"><text:span text:style-name="Source_20_Text"><text:span text:style-name="T1">21: <text:s text:c="2"/>34 36 35 <text:s text:c="3"/>2051 <text:s/>0% <text:s/>0.07</text:span></text:span></text:p>
        <text:p text:style-name="P1"><text:span text:style-name="Source_20_Text"><text:span text:style-name="T1">22: <text:s text:c="2"/>80 36 34 <text:s text:c="3"/>3361 <text:s/>1% <text:s/>0.12</text:span></text:span></text:p>
        <text:p text:style-name="P1"><text:span text:style-name="Source_20_Text"><text:span text:style-name="T1">23: <text:s text:c="2"/>79 36 80 <text:s text:c="3"/>3865 <text:s/>1% <text:s/>0.26</text:span></text:span></text:p>
        <text:p text:style-name="P1"><text:span text:style-name="Source_20_Text"><text:span text:style-name="T1">24: <text:s text:c="2"/>37 79 36 <text:s text:c="3"/>4594 <text:s/>1% <text:s/>0.47</text:span></text:span></text:p>
        <text:p text:style-name="P1"><text:span text:style-name="Source_20_Text"><text:span text:style-name="T1">25: <text:s text:c="2"/>78 37 79 <text:s text:c="3"/>3642 <text:s/>1% <text:s/>0.37</text:span></text:span></text:p>
        <text:p text:style-name="P1"><text:span text:style-name="Source_20_Text"><text:span text:style-name="T1">26: <text:s text:c="2"/>38 78 37 <text:s text:c="3"/>4616 <text:s/>1% <text:s/>0.48</text:span></text:span></text:p>
        <text:p text:style-name="P1"><text:span text:style-name="Source_20_Text"><text:span text:style-name="T1">27: <text:s text:c="2"/>77 38 78 <text:s text:c="3"/>3578 <text:s/>1% <text:s/>0.37</text:span></text:span></text:p>
        <text:p text:style-name="P1"><text:span text:style-name="Source_20_Text"><text:span text:style-name="T1">28: <text:s text:c="2"/>39 77 38 <text:s text:c="3"/>3610 <text:s/>1% <text:s/>0.41</text:span></text:span></text:p>
        <text:p text:style-name="P1"><text:span text:style-name="Source_20_Text"><text:span text:style-name="T1">29: <text:s text:c="2"/>76 39 77 <text:s text:c="3"/>2754 <text:s/>0% <text:s/>0.31</text:span></text:span></text:p>
        <text:p text:style-name="P1"><text:span text:style-name="Source_20_Text"><text:span text:style-name="T1">30: <text:s text:c="2"/>40 76 39 <text:s text:c="3"/>2090 <text:s/>0% <text:s/>0.34</text:span></text:span></text:p>
        <text:p text:style-name="P1"><text:span text:style-name="Source_20_Text"><text:span text:style-name="T1">31: <text:s text:c="2"/>75 40 76 <text:s text:c="3"/>5738 <text:s/>1% <text:s/>0.59</text:span></text:span></text:p>
        <text:p text:style-name="P1"><text:span text:style-name="Source_20_Text"><text:span text:style-name="T1">32: <text:s text:c="2"/>41 75 40 <text:s text:c="3"/>3998 <text:s/>1% <text:s/>0.72</text:span></text:span></text:p>
        <text:p text:style-name="P1"><text:span text:style-name="Source_20_Text"><text:span text:style-name="T1">33: <text:s text:c="2"/>74 41 75 <text:s text:c="3"/>5398 <text:s/>1% <text:s/>0.24</text:span></text:span></text:p>
        <text:p text:style-name="P1"><text:span text:style-name="Source_20_Text"><text:span text:style-name="T1">34: <text:s text:c="2"/>42 74 41 <text:s text:c="3"/>5010 <text:s/>1% <text:s/>0.23</text:span></text:span></text:p>
        <text:p text:style-name="P1"><text:span text:style-name="Source_20_Text"><text:span text:style-name="T1">35: <text:s text:c="2"/>73 42 74 <text:s text:c="3"/>2471 <text:s/>0% <text:s/>0.08</text:span></text:span></text:p>
        <text:p text:style-name="P1"><text:span text:style-name="Source_20_Text"><text:span text:style-name="T1">36: <text:s text:c="2"/>73 42 43 <text:s text:c="3"/>4424 <text:s/>1% <text:s/>0.14</text:span></text:span></text:p>
        <text:p text:style-name="P1"><text:span text:style-name="Source_20_Text"><text:span text:style-name="T1">37: <text:s text:c="2"/>67 51 50 <text:s text:c="3"/>2957 <text:s/>1% <text:s/>0.35</text:span></text:span></text:p>
        <text:p text:style-name="P1"><text:span text:style-name="Source_20_Text"><text:span text:style-name="T1">38: <text:s text:c="2"/>52 67 51 <text:s text:c="3"/>3986 <text:s/>1% <text:s/>0.45</text:span></text:span></text:p>
        <text:p text:style-name="P1"><text:span text:style-name="Source_20_Text"><text:span text:style-name="T1">39: <text:s text:c="2"/>66 52 67 <text:s text:c="3"/>2877 <text:s/>0% <text:s/>0.32</text:span></text:span></text:p>
        <text:p text:style-name="P1"><text:span text:style-name="Source_20_Text"><text:span text:style-name="T1">40: <text:s text:c="2"/>53 66 52 <text:s text:c="3"/>3972 <text:s/>1% <text:s/>0.34</text:span></text:span></text:p>
        <text:p text:style-name="P1"><text:span text:style-name="Source_20_Text"><text:span text:style-name="T1">41: <text:s text:c="2"/>65 53 66 <text:s text:c="3"/>3357 <text:s/>1% <text:s/>0.28</text:span></text:span></text:p>
        <text:p text:style-name="P1"><text:span text:style-name="Source_20_Text"><text:span text:style-name="T1">42: <text:s text:c="2"/>54 65 53 <text:s text:c="3"/>2785 <text:s/>0% <text:s/>0.34</text:span></text:span></text:p>
        <text:p text:style-name="P1"><text:span text:style-name="Source_20_Text"><text:span text:style-name="T1">43: <text:s text:c="2"/>64 54 65 <text:s text:c="3"/>4850 <text:s/>1% <text:s/>0.59</text:span></text:span></text:p>
        <text:p text:style-name="P1"><text:span text:style-name="Source_20_Text"><text:span text:style-name="T1">44: <text:s text:c="2"/>64 54 55 <text:s text:c="3"/>2724 <text:s/>0% <text:s/>0.7</text:span></text:span></text:p>
        <text:p text:style-name="P1"><text:span text:style-name="Source_20_Text"><text:span text:style-name="T1">45: <text:s text:c="2"/>59 61 60 <text:s text:c="3"/>3699 <text:s/>1% <text:s/>0.41</text:span></text:span></text:p>
        <text:p text:style-name="P1"><text:span text:style-name="Source_20_Text"><text:span text:style-name="T1">46: <text:s text:c="2"/>62 59 61 <text:s text:c="3"/>5817 <text:s/>1% <text:s/>0.33</text:span></text:span></text:p>
        <text:p text:style-name="P1"><text:span text:style-name="Source_20_Text"><text:span text:style-name="T1">47: <text:s text:c="2"/>58 62 59 <text:s text:c="3"/>8675 <text:s/>1% <text:s/>0.49</text:span></text:span></text:p>
        <text:p text:style-name="P1"><text:span text:style-name="Source_20_Text"><text:span text:style-name="T1">48: <text:s text:c="2"/>63 58 62 <text:s text:c="3"/>6869 <text:s/>1% <text:s/>0.41</text:span></text:span></text:p>
        <text:p text:style-name="P1"><text:span text:style-name="Source_20_Text"><text:span text:style-name="T1">49: <text:s text:c="2"/>64 58 63 <text:s text:c="3"/>1427 <text:s/>0% <text:s/>0.05</text:span></text:span></text:p>
        <text:p text:style-name="P1"><text:span text:style-name="Source_20_Text"><text:span text:style-name="T1">50: <text:s text:c="2"/>55 58 64 <text:s text:c="3"/>4246 <text:s/>1% <text:s/>0.09</text:span></text:span></text:p>
        <text:p text:style-name="P1"><text:span text:style-name="Source_20_Text"><text:span text:style-name="T1"><text:s text:c="3"/>***Eliminating sliver***</text:span></text:span></text:p>
        <text:p text:style-name="P1"><text:span text:style-name="Source_20_Text"><text:span text:style-name="T1">51: <text:s text:c="2"/>57 55 58 <text:s text:c="3"/>13609 <text:s/>2% <text:s/>0.28</text:span></text:span></text:p>
        <text:p text:style-name="P1"><text:span text:style-name="Source_20_Text"><text:span text:style-name="T1">50: <text:s text:c="2"/>64 57 55 <text:s text:c="3"/>5508 <text:s/>1% <text:s/>0.11 <text:s/>revised</text:span></text:span></text:p>
        <text:p text:style-name="P1"><text:span text:style-name="Source_20_Text"><text:span text:style-name="T1">51: <text:s text:c="2"/>64 57 58 <text:s text:c="3"/>12347 <text:s/>2% <text:s/>0.25 <text:s/>revised</text:span></text:span></text:p>
        <text:p text:style-name="P1"><text:span text:style-name="Source_20_Text"><text:span text:style-name="T1">52: <text:s text:c="2"/>57 55 56 <text:s text:c="3"/>5186 <text:s/>1% <text:s/>0.21</text:span></text:span></text:p>
        <text:p text:style-name="P1"><text:span text:style-name="Source_20_Text"><text:span text:style-name="T1">53: <text:s text:c="2"/>111 113 112 <text:s text:c="3"/>1272 <text:s/>0% <text:s/>0.17</text:span></text:span></text:p>
        <text:p text:style-name="P1"><text:span text:style-name="Source_20_Text"><text:span text:style-name="T1">54: <text:s text:c="2"/>114 111 113 <text:s text:c="3"/>2750 <text:s/>0% <text:s/>0.33</text:span></text:span></text:p>
        <text:p text:style-name="P1"><text:span text:style-name="Source_20_Text"><text:span text:style-name="T1">55: <text:s text:c="2"/>1 111 114 <text:s text:c="3"/>3377 <text:s/>1% <text:s/>0.41</text:span></text:span></text:p>
        <text:p text:style-name="P1"><text:span text:style-name="Source_20_Text"><text:span text:style-name="T1">56: <text:s text:c="2"/>110 1 111 <text:s text:c="3"/>7028 <text:s/>1% <text:s/>0.33</text:span></text:span></text:p>
        <text:p text:style-name="P1"><text:span text:style-name="Source_20_Text"><text:span text:style-name="T1">57: <text:s text:c="2"/>2 110 1 <text:s text:c="3"/>8655 <text:s/>1% <text:s/>0.41</text:span></text:span></text:p>
        <text:p text:style-name="P1"><text:span text:style-name="Source_20_Text"><text:span text:style-name="T1">58: <text:s text:c="2"/>109 2 110 <text:s text:c="3"/>8439 <text:s/>1% <text:s/>0.41</text:span></text:span></text:p>
        <text:p text:style-name="P1"><text:span text:style-name="Source_20_Text"><text:span text:style-name="T1">59: <text:s text:c="2"/>3 109 2 <text:s text:c="3"/>7597 <text:s/>1% <text:s/>0.37</text:span></text:span></text:p>
        <text:p text:style-name="P1"><text:span text:style-name="Source_20_Text"><text:span text:style-name="T1">60: <text:s text:c="2"/>108 3 109 <text:s text:c="3"/>8723 <text:s/>2% <text:s/>0.33</text:span></text:span></text:p>
        <text:p text:style-name="P1"><text:span text:style-name="Source_20_Text"><text:span text:style-name="T1">61: <text:s text:c="2"/>107 3 108 <text:s text:c="3"/>5404 <text:s/>1% <text:s/>0.07</text:span></text:span></text:p>
        <text:p text:style-name="P1"><text:span text:style-name="Source_20_Text"><text:span text:style-name="T1">62: <text:s text:c="2"/>4 7 107 <text:s text:c="3"/>1652 <text:s/>0% <text:s/>0.02</text:span></text:span></text:p>
        <text:p text:style-name="P1"><text:span text:style-name="Source_20_Text"><text:span text:style-name="T1">63: <text:s text:c="2"/>4 107 3 <text:s text:c="3"/>12040 <text:s/>2% <text:s/>0.15</text:span></text:span></text:p>
        <text:p text:style-name="P1"><text:span text:style-name="Source_20_Text"><text:span text:style-name="T1">64: <text:s text:c="2"/>5 7 4 <text:s text:c="3"/>13311 <text:s/>2% <text:s/>0.17</text:span></text:span></text:p>
        <text:p text:style-name="P1"><text:span text:style-name="Source_20_Text"><text:span text:style-name="T1">65: <text:s text:c="2"/>5 7 6 <text:s text:c="3"/>7456 <text:s/>1% <text:s/>0.21</text:span></text:span></text:p>
        <text:p text:style-name="P1"><text:span text:style-name="Source_20_Text"><text:span text:style-name="T1">66: <text:s text:c="2"/>15 96 16 <text:s text:c="3"/>5561 <text:s/>1% <text:s/>0.15</text:span></text:span></text:p>
        <text:p text:style-name="P1"><text:span text:style-name="Source_20_Text"><text:span text:style-name="T1">67: <text:s text:c="2"/>97 15 96 <text:s text:c="3"/>1748 <text:s/>0% <text:s/>0.05</text:span></text:span></text:p>
        <text:p text:style-name="P1"><text:span text:style-name="Source_20_Text"><text:span text:style-name="T1">68: <text:s text:c="2"/>98 15 97 <text:s text:c="3"/>5073 <text:s/>1% <text:s/>0.41</text:span></text:span></text:p>
        <text:p text:style-name="P1"><text:span text:style-name="Source_20_Text"><text:span text:style-name="T1">69: <text:s text:c="2"/>14 98 15 <text:s text:c="3"/>7253 <text:s/>1% <text:s/>0.29</text:span></text:span></text:p>
        <text:p text:style-name="P1"><text:span text:style-name="Source_20_Text"><text:span text:style-name="T1">70: <text:s text:c="2"/>99 14 98 <text:s text:c="3"/>5418 <text:s/>1% <text:s/>0.23</text:span></text:span></text:p>
        <text:p text:style-name="P1"><text:span text:style-name="Source_20_Text"><text:span text:style-name="T1">71: <text:s text:c="2"/>13 99 14 <text:s text:c="3"/>6474 <text:s/>1% <text:s/>0.25</text:span></text:span></text:p>
        <text:p text:style-name="P1"><text:span text:style-name="Source_20_Text"><text:span text:style-name="T1">72: <text:s text:c="2"/>100 13 99 <text:s text:c="3"/>5381 <text:s/>1% <text:s/>0.21</text:span></text:span></text:p>
        <text:p text:style-name="P1"><text:span text:style-name="Source_20_Text"><text:span text:style-name="T1">73: <text:s text:c="2"/>12 100 13 <text:s text:c="3"/>5427 <text:s/>1% <text:s/>0.35</text:span></text:span></text:p>
        <text:p text:style-name="P1"><text:span text:style-name="Source_20_Text"><text:span text:style-name="T1">74: <text:s text:c="2"/>101 12 100 <text:s text:c="3"/>6988 <text:s/>1% <text:s/>0.45</text:span></text:span></text:p>
        <text:p text:style-name="P1"><text:span text:style-name="Source_20_Text"><text:span text:style-name="T1">75: <text:s text:c="2"/>102 12 101 <text:s text:c="3"/>3492 <text:s/>1% <text:s/>0.17</text:span></text:span></text:p>
        <text:p text:style-name="P1"><text:span text:style-name="Source_20_Text"><text:span text:style-name="T1">76: <text:s text:c="2"/>11 102 12 <text:s text:c="3"/>6346 <text:s/>1% <text:s/>0.32</text:span></text:span></text:p>
        <text:p text:style-name="P1"><text:span text:style-name="Source_20_Text"><text:span text:style-name="T1">77: <text:s text:c="2"/>103 11 102 <text:s text:c="3"/>5334 <text:s/>1% <text:s/>0.33</text:span></text:span></text:p>
        <text:p text:style-name="P1"><text:span text:style-name="Source_20_Text"><text:span text:style-name="T1">78: <text:s text:c="2"/>10 103 11 <text:s text:c="3"/>6444 <text:s/>1% <text:s/>0.4</text:span></text:span></text:p>
        <text:p text:style-name="P1"><text:span text:style-name="Source_20_Text"><text:span text:style-name="T1">79: <text:s text:c="2"/>104 10 103 <text:s text:c="3"/>7615 <text:s/>1% <text:s/>0.33</text:span></text:span></text:p>
        <text:p text:style-name="P1"><text:span text:style-name="Source_20_Text"><text:span text:style-name="T1">80: <text:s text:c="2"/>9 104 10 <text:s text:c="3"/>4775 <text:s/>1% <text:s/>0.21</text:span></text:span></text:p>
        <text:p text:style-name="P1"><text:span text:style-name="Source_20_Text"><text:span text:style-name="T1">81: <text:s text:c="2"/>105 9 104 <text:s text:c="3"/>3979 <text:s/>1% <text:s/>0.27</text:span></text:span></text:p>
        <text:p text:style-name="P1"><text:span text:style-name="Source_20_Text"><text:span text:style-name="T1">82: <text:s text:c="2"/>8 105 9 <text:s text:c="3"/>7018 <text:s/>1% <text:s/>0.37</text:span></text:span></text:p>
        <text:p text:style-name="P1"><text:span text:style-name="Source_20_Text"><text:span text:style-name="T1">83: <text:s text:c="2"/>106 8 105 <text:s text:c="3"/>5863 <text:s/>1% <text:s/>0.51</text:span></text:span></text:p>
        <text:p text:style-name="P1"><text:span text:style-name="Source_20_Text"><text:span text:style-name="T1">84: <text:s text:c="2"/>107 8 106 <text:s text:c="3"/>2805 <text:s/>0% <text:s/>0.09</text:span></text:span></text:p>
        <text:p text:style-name="P1"><text:span text:style-name="Source_20_Text"><text:span text:style-name="T1"><text:s text:c="3"/>***Eliminating sliver***</text:span></text:span></text:p>
        <text:p text:style-name="P1"><text:span text:style-name="Source_20_Text"><text:span text:style-name="T1">85: <text:s text:c="2"/>107 8 7 <text:s text:c="3"/>9418 <text:s/>2% <text:s/>0.3</text:span></text:span></text:p>
        <text:p text:style-name="P1"><text:span text:style-name="Source_20_Text"><text:span text:style-name="T1">84: <text:s text:c="2"/>106 7 107 <text:s text:c="3"/>5130 <text:s/>1% <text:s/>0.17 <text:s/>revised</text:span></text:span></text:p>
        <text:p text:style-name="P1"><text:span text:style-name="Source_20_Text"><text:span text:style-name="T1">85: <text:s text:c="2"/>106 7 8 <text:s text:c="3"/>7094 <text:s/>1% <text:s/>0.23 <text:s/>revised</text:span></text:span></text:p>
        <text:p text:style-name="P1"><text:span text:style-name="Source_20_Text"><text:span text:style-name="T1">86: <text:s text:c="2"/>33 80 34 <text:s text:c="3"/>3967 <text:s/>1% <text:s/>0.18</text:span></text:span></text:p>
        <text:p text:style-name="P1"><text:span text:style-name="Source_20_Text"><text:span text:style-name="T1">87: <text:s text:c="2"/>81 33 80 <text:s text:c="3"/>4399 <text:s/>1% <text:s/>0.19</text:span></text:span></text:p>
        <text:p text:style-name="P1"><text:span text:style-name="Source_20_Text"><text:span text:style-name="T1">88: <text:s text:c="2"/>82 33 81 <text:s text:c="3"/>4275 <text:s/>1% <text:s/>0.43</text:span></text:span></text:p>
        <text:p text:style-name="P1"><text:span text:style-name="Source_20_Text"><text:span text:style-name="T1">89: <text:s text:c="2"/>32 82 33 <text:s text:c="3"/>4304 <text:s/>1% <text:s/>0.3</text:span></text:span></text:p>
        <text:p text:style-name="P1"><text:span text:style-name="Source_20_Text"><text:span text:style-name="T1">90: <text:s text:c="2"/>31 82 32 <text:s text:c="3"/>4408 <text:s/>1% <text:s/>0.49</text:span></text:span></text:p>
        <text:p text:style-name="P1"><text:span text:style-name="Source_20_Text"><text:span text:style-name="T1">91: <text:s text:c="2"/>83 31 82 <text:s text:c="3"/>5331 <text:s/>1% <text:s/>0.59</text:span></text:span></text:p>
        <text:p text:style-name="P1"><text:span text:style-name="Source_20_Text"><text:span text:style-name="T1">92: <text:s text:c="2"/>84 31 83 <text:s text:c="3"/>3353 <text:s/>1% <text:s/>0.21</text:span></text:span></text:p>
        <text:p text:style-name="P1"><text:span text:style-name="Source_20_Text"><text:span text:style-name="T1">93: <text:s text:c="2"/>30 84 31 <text:s text:c="3"/>6587 <text:s/>1% <text:s/>0.37</text:span></text:span></text:p>
        <text:p text:style-name="P1"><text:span text:style-name="Source_20_Text"><text:span text:style-name="T1">94: <text:s text:c="2"/>85 30 84 <text:s text:c="3"/>4272 <text:s/>1% <text:s/>0.57</text:span></text:span></text:p>
        <text:p text:style-name="P1"><text:span text:style-name="Source_20_Text"><text:span text:style-name="T1">95: <text:s text:c="2"/>29 85 30 <text:s text:c="3"/>5136 <text:s/>1% <text:s/>0.4</text:span></text:span></text:p>
        <text:p text:style-name="P1"><text:span text:style-name="Source_20_Text"><text:span text:style-name="T1">96: <text:s text:c="2"/>86 29 85 <text:s text:c="3"/>4136 <text:s/>1% <text:s/>0.47</text:span></text:span></text:p>
        <text:p text:style-name="P1"><text:span text:style-name="Source_20_Text"><text:span text:style-name="T1">97: <text:s text:c="2"/>87 29 86 <text:s text:c="3"/>3123 <text:s/>1% <text:s/>0.16</text:span></text:span></text:p>
        <text:p text:style-name="P1"><text:span text:style-name="Source_20_Text"><text:span text:style-name="T1">98: <text:s text:c="2"/>88 87 28 <text:s text:c="3"/>3555 <text:s/>1% <text:s/>0.3</text:span></text:span></text:p>
        <text:p text:style-name="P1"><text:span text:style-name="Source_20_Text"><text:span text:style-name="T1">99: <text:s text:c="2"/>87 29 28 <text:s text:c="3"/>7038 <text:s/>1% <text:s/>0.35</text:span></text:span></text:p>
        <text:p text:style-name="P1"><text:span text:style-name="Source_20_Text"><text:span text:style-name="T1">100: <text:s text:c="2"/>68 50 67 <text:s text:c="3"/>2953 <text:s/>1% <text:s/>0.46</text:span></text:span></text:p>
        <text:p text:style-name="P1"><text:span text:style-name="Source_20_Text"><text:span text:style-name="T1">101: <text:s text:c="2"/>49 68 50 <text:s text:c="3"/>3264 <text:s/>1% <text:s/>0.29</text:span></text:span></text:p>
        <text:p text:style-name="P1"><text:span text:style-name="Source_20_Text"><text:span text:style-name="T1">102: <text:s text:c="2"/>69 49 68 <text:s text:c="3"/>4633 <text:s/>1% <text:s/>0.69</text:span></text:span></text:p>
        <text:p text:style-name="P1"><text:span text:style-name="Source_20_Text"><text:span text:style-name="T1">103: <text:s text:c="2"/>48 69 49 <text:s text:c="3"/>3721 <text:s/>1% <text:s/>0.69</text:span></text:span></text:p>
        <text:p text:style-name="P1"><text:span text:style-name="Source_20_Text"><text:span text:style-name="T1">104: <text:s text:c="2"/>70 48 69 <text:s text:c="3"/>5829 <text:s/>1% <text:s/>0.42</text:span></text:span></text:p>
        <text:p text:style-name="P1"><text:span text:style-name="Source_20_Text"><text:span text:style-name="T1">105: <text:s text:c="2"/>47 70 48 <text:s text:c="3"/>4244 <text:s/>1% <text:s/>0.31</text:span></text:span></text:p>
        <text:p text:style-name="P1"><text:span text:style-name="Source_20_Text"><text:span text:style-name="T1">106: <text:s text:c="2"/>71 47 70 <text:s text:c="3"/>3484 <text:s/>1% <text:s/>0.31</text:span></text:span></text:p>
        <text:p text:style-name="P1"><text:span text:style-name="Source_20_Text"><text:span text:style-name="T1">107: <text:s text:c="2"/>46 71 47 <text:s text:c="3"/>5661 <text:s/>1% <text:s/>0.39</text:span></text:span></text:p>
        <text:p text:style-name="P1"><text:span text:style-name="Source_20_Text"><text:span text:style-name="T1">108: <text:s text:c="2"/>72 46 71 <text:s text:c="3"/>3602 <text:s/>1% <text:s/>0.64</text:span></text:span></text:p>
        <text:p text:style-name="P1"><text:span text:style-name="Source_20_Text"><text:span text:style-name="T1">109: <text:s text:c="2"/>73 46 72 <text:s text:c="3"/>144 <text:s/>0% <text:s/>0.01</text:span></text:span></text:p>
        <text:p text:style-name="P1"><text:span text:style-name="Source_20_Text"><text:span text:style-name="T1">110: <text:s text:c="2"/>45 43 73 <text:s text:c="3"/>5409 <text:s/>1% <text:s/>0.2</text:span></text:span></text:p>
        <text:p text:style-name="P1"><text:span text:style-name="Source_20_Text"><text:span text:style-name="T1">111: <text:s text:c="2"/>45 73 46 <text:s text:c="3"/>9589 <text:s/>2% <text:s/>0.53</text:span></text:span></text:p>
        <text:p text:style-name="P1"><text:span text:style-name="Source_20_Text"><text:span text:style-name="T1">112: <text:s text:c="2"/>45 43 44 <text:s text:c="3"/>4543 <text:s/>1% <text:s/>0.17</text:span></text:span></text:p>
        <text:p text:style-name="P1"><text:span text:style-name="Source_20_Text"><text:span text:style-name="T1">Polygon area: 580185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aramond" svg:font-family="Garamond" style:font-family-generic="roman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aramond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Garamond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Garamond" fo:font-family="Garamond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Garamond" fo:font-family="Garamond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Garamond" fo:font-family="Garamond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fo:font-family="Garamond" style:font-family-generic="roman"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62in" fo:margin-bottom="0.4638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5T10:07:34.288000000</meta:creation-date>
    <dc:date>2023-11-15T13:46:40.647000000</dc:date>
    <meta:editing-duration>PT21H59M19S</meta:editing-duration>
    <meta:editing-cycles>53</meta:editing-cycles>
    <meta:generator>LibreOffice/7.5.3.2$Windows_X86_64 LibreOffice_project/9f56dff12ba03b9acd7730a5a481eea045e468f3</meta:generator>
    <meta:print-date>2023-11-06T13:04:07.236000000</meta:print-date>
    <meta:document-statistic meta:table-count="0" meta:image-count="0" meta:object-count="0" meta:page-count="14" meta:paragraph-count="2309" meta:word-count="13922" meta:character-count="74511" meta:non-whitespace-character-count="54996"/>
  </office:meta>
</office:document-meta>
</file>